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1" svg:font-family="Arial"/>
    <style:font-face style:name="Helvetica Neue" svg:font-family="'Helvetica Neue'"/>
    <style:font-face style:name="Futura Lt BT" svg:font-family="'Futura Lt B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52cm"/>
    </style:style>
    <style:style style:name="co2" style:family="table-column">
      <style:table-column-properties fo:break-before="auto" style:column-width="3.094cm"/>
    </style:style>
    <style:style style:name="co3" style:family="table-column">
      <style:table-column-properties fo:break-before="auto" style:column-width="4.3cm"/>
    </style:style>
    <style:style style:name="co4" style:family="table-column">
      <style:table-column-properties fo:break-before="auto" style:column-width="4.318cm"/>
    </style:style>
    <style:style style:name="co5" style:family="table-column">
      <style:table-column-properties fo:break-before="auto" style:column-width="1.822cm"/>
    </style:style>
    <style:style style:name="co6" style:family="table-column">
      <style:table-column-properties fo:break-before="auto" style:column-width="1.813cm"/>
    </style:style>
    <style:style style:name="co7" style:family="table-column">
      <style:table-column-properties fo:break-before="auto" style:column-width="3.798cm"/>
    </style:style>
    <style:style style:name="co8" style:family="table-column">
      <style:table-column-properties fo:break-before="auto" style:column-width="1.715cm"/>
    </style:style>
    <style:style style:name="co9" style:family="table-column">
      <style:table-column-properties fo:break-before="auto" style:column-width="2.18cm"/>
    </style:style>
    <style:style style:name="co10" style:family="table-column">
      <style:table-column-properties fo:break-before="auto" style:column-width="2.081cm"/>
    </style:style>
    <style:style style:name="co11" style:family="table-column">
      <style:table-column-properties fo:break-before="auto" style:column-width="2.353cm"/>
    </style:style>
    <style:style style:name="co12" style:family="table-column">
      <style:table-column-properties fo:break-before="auto" style:column-width="5.424cm"/>
    </style:style>
    <style:style style:name="co13" style:family="table-column">
      <style:table-column-properties fo:break-before="auto" style:column-width="1.935cm"/>
    </style:style>
    <style:style style:name="co14" style:family="table-column">
      <style:table-column-properties fo:break-before="page" style:column-width="4.413cm"/>
    </style:style>
    <style:style style:name="co15" style:family="table-column">
      <style:table-column-properties fo:break-before="auto" style:column-width="3.295cm"/>
    </style:style>
    <style:style style:name="co16" style:family="table-column">
      <style:table-column-properties fo:break-before="auto" style:column-width="4.66cm"/>
    </style:style>
    <style:style style:name="co17" style:family="table-column">
      <style:table-column-properties fo:break-before="auto" style:column-width="2.205cm"/>
    </style:style>
    <style:style style:name="co18" style:family="table-column">
      <style:table-column-properties fo:break-before="auto" style:column-width="4.997cm"/>
    </style:style>
    <style:style style:name="co19" style:family="table-column">
      <style:table-column-properties fo:break-before="auto" style:column-width="2.117cm"/>
    </style:style>
    <style:style style:name="co20" style:family="table-column">
      <style:table-column-properties fo:break-before="auto" style:column-width="3.884cm"/>
    </style:style>
    <style:style style:name="co21" style:family="table-column">
      <style:table-column-properties fo:break-before="auto" style:column-width="2.23cm"/>
    </style:style>
    <style:style style:name="co22" style:family="table-column">
      <style:table-column-properties fo:break-before="auto" style:column-width="3.163cm"/>
    </style:style>
    <style:style style:name="co23" style:family="table-column">
      <style:table-column-properties fo:break-before="auto" style:column-width="1.917cm"/>
    </style:style>
    <style:style style:name="co24" style:family="table-column">
      <style:table-column-properties fo:break-before="page" style:column-width="4.022cm"/>
    </style:style>
    <style:style style:name="co25" style:family="table-column">
      <style:table-column-properties fo:break-before="auto" style:column-width="2.131cm"/>
    </style:style>
    <style:style style:name="co26" style:family="table-column">
      <style:table-column-properties fo:break-before="auto" style:column-width="5.117cm"/>
    </style:style>
    <style:style style:name="co27" style:family="table-column">
      <style:table-column-properties fo:break-before="auto" style:column-width="2.545cm"/>
    </style:style>
    <style:style style:name="co28" style:family="table-column">
      <style:table-column-properties fo:break-before="auto" style:column-width="1.709cm"/>
    </style:style>
    <style:style style:name="co29" style:family="table-column">
      <style:table-column-properties fo:break-before="auto" style:column-width="1.854cm"/>
    </style:style>
    <style:style style:name="co30" style:family="table-column">
      <style:table-column-properties fo:break-before="auto" style:column-width="1.799cm"/>
    </style:style>
    <style:style style:name="co31" style:family="table-column">
      <style:table-column-properties fo:break-before="auto" style:column-width="1.688cm"/>
    </style:style>
    <style:style style:name="co32" style:family="table-column">
      <style:table-column-properties fo:break-before="auto" style:column-width="1.716cm"/>
    </style:style>
    <style:style style:name="co33" style:family="table-column">
      <style:table-column-properties fo:break-before="auto" style:column-width="1.771cm"/>
    </style:style>
    <style:style style:name="co34" style:family="table-column">
      <style:table-column-properties fo:break-before="auto" style:column-width="1.743cm"/>
    </style:style>
    <style:style style:name="co35" style:family="table-column">
      <style:table-column-properties fo:break-before="auto" style:column-width="1.863cm"/>
    </style:style>
    <style:style style:name="co36" style:family="table-column">
      <style:table-column-properties fo:break-before="auto" style:column-width="2.099cm"/>
    </style:style>
    <style:style style:name="co37" style:family="table-column">
      <style:table-column-properties fo:break-before="page" style:column-width="1.577cm"/>
    </style:style>
    <style:style style:name="co38" style:family="table-column">
      <style:table-column-properties fo:break-before="auto" style:column-width="1.766cm"/>
    </style:style>
    <style:style style:name="co39" style:family="table-column">
      <style:table-column-properties fo:break-before="auto" style:column-width="7.971cm"/>
    </style:style>
    <style:style style:name="co40" style:family="table-column">
      <style:table-column-properties fo:break-before="auto" style:column-width="1.826cm"/>
    </style:style>
    <style:style style:name="co41" style:family="table-column">
      <style:table-column-properties fo:break-before="auto" style:column-width="6.02cm"/>
    </style:style>
    <style:style style:name="co42" style:family="table-column">
      <style:table-column-properties fo:break-before="auto" style:column-width="1.815cm"/>
    </style:style>
    <style:style style:name="co43" style:family="table-column">
      <style:table-column-properties fo:break-before="auto" style:column-width="5.454cm"/>
    </style:style>
    <style:style style:name="co44" style:family="table-column">
      <style:table-column-properties fo:break-before="auto" style:column-width="2.309cm"/>
    </style:style>
    <style:style style:name="co45" style:family="table-column">
      <style:table-column-properties fo:break-before="auto" style:column-width="6.399cm"/>
    </style:style>
    <style:style style:name="co46" style:family="table-column">
      <style:table-column-properties fo:break-before="auto" style:column-width="2.286cm"/>
    </style:style>
    <style:style style:name="co47" style:family="table-column">
      <style:table-column-properties fo:break-before="auto" style:column-width="5.948cm"/>
    </style:style>
    <style:style style:name="co48" style:family="table-column">
      <style:table-column-properties fo:break-before="auto" style:column-width="1.778cm"/>
    </style:style>
    <style:style style:name="co49" style:family="table-column">
      <style:table-column-properties fo:break-before="auto" style:column-width="3.593cm"/>
    </style:style>
    <style:style style:name="co50" style:family="table-column">
      <style:table-column-properties fo:break-before="auto" style:column-width="1.836cm"/>
    </style:style>
    <style:style style:name="co51" style:family="table-column">
      <style:table-column-properties fo:break-before="auto" style:column-width="1.977cm"/>
    </style:style>
    <style:style style:name="co52" style:family="table-column">
      <style:table-column-properties fo:break-before="auto" style:column-width="2.268cm"/>
    </style:style>
    <style:style style:name="co53" style:family="table-column">
      <style:table-column-properties fo:break-before="auto" style:column-width="6.98cm"/>
    </style:style>
    <style:style style:name="co54" style:family="table-column">
      <style:table-column-properties fo:break-before="auto" style:column-width="1.905cm"/>
    </style:style>
    <style:style style:name="co55" style:family="table-column">
      <style:table-column-properties fo:break-before="auto" style:column-width="2.267cm"/>
    </style:style>
    <style:style style:name="ro1" style:family="table-row">
      <style:table-row-properties style:row-height="2.628cm" fo:break-before="auto" style:use-optimal-row-height="fals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515cm" fo:break-before="auto" style:use-optimal-row-height="true"/>
    </style:style>
    <style:style style:name="ro4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 tableooo:tab-color="#ffff00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39" number:automatic-order="true">
      <number:day/>
      <number:text> </number:text>
      <number:month number:textual="true"/>
      <number:text> </number:text>
      <number:year/>
    </number:date-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39"/>
    <style:style style:name="ce3" style:family="table-cell" style:parent-style-name="Default" style:data-style-name="N100"/>
    <style:style style:name="ce4" style:family="table-cell" style:parent-style-name="Default" style:data-style-name="N114"/>
    <style:style style:name="ce5" style:family="table-cell" style:parent-style-name="Default">
      <style:table-cell-properties fo:background-color="#ffff99" style:text-align-source="fix" style:repeat-content="false" fo:wrap-option="wrap"/>
      <style:paragraph-properties fo:text-align="start" fo:margin-left="0cm"/>
      <style:text-properties style:font-name="Futura Lt BT"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utura Lt BT" fo:font-size="11pt" style:font-size-asian="11pt" style:font-size-complex="11pt"/>
    </style:style>
    <style:style style:name="ce7" style:family="table-cell" style:parent-style-name="Default">
      <style:table-cell-properties fo:background-color="#00dcff" style:text-align-source="fix" style:repeat-content="false" fo:wrap-option="wrap"/>
      <style:paragraph-properties fo:text-align="start" fo:margin-left="0cm"/>
      <style:text-properties style:font-name="Futura Lt BT" fo:font-size="11pt" fo:font-weight="normal" style:font-size-asian="11pt" style:font-weight-asian="normal" style:font-size-complex="11pt" style:font-weight-complex="normal" fo:hyphenate="false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Futura Lt BT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Futura Lt BT" fo:font-size="11pt" fo:font-weight="normal" style:font-size-asian="11pt" style:font-weight-asian="normal" style:font-size-complex="11pt" style:font-weight-complex="normal"/>
    </style:style>
    <style:style style:name="ce10" style:family="table-cell" style:parent-style-name="Default">
      <style:table-cell-properties style:glyph-orientation-vertical="0" fo:background-color="#00dc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e11" style:family="table-cell" style:parent-style-name="Default">
      <style:text-properties style:font-name="Futura Lt BT" fo:font-size="11pt" fo:font-weight="normal" style:font-size-asian="11pt" style:font-weight-asian="normal" style:font-size-complex="11pt" style:font-weight-complex="normal"/>
    </style:style>
    <style:style style:name="ce12" style:family="table-cell" style:parent-style-name="Default" style:data-style-name="N104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e13" style:family="table-cell" style:parent-style-name="Default" style:data-style-name="N104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e14" style:family="table-cell" style:parent-style-name="Default" style:data-style-name="N104">
      <style:table-cell-properties fo:background-color="#00ff00"/>
      <style:text-properties style:font-name="Futura Lt BT" fo:font-size="11pt" fo:font-weight="normal" style:font-size-asian="11pt" style:font-weight-asian="normal" style:font-size-complex="11pt" style:font-weight-complex="normal"/>
    </style:style>
    <style:style style:name="ce15" style:family="table-cell" style:parent-style-name="Default" style:data-style-name="N104">
      <style:text-properties style:font-name="Futura Lt BT" fo:font-size="11pt" fo:font-weight="normal" style:font-size-asian="11pt" style:font-weight-asian="normal" style:font-size-complex="11pt" style:font-weight-complex="normal"/>
    </style:style>
    <style:style style:name="ce16" style:family="table-cell" style:parent-style-name="Default" style:data-style-name="N0">
      <style:table-cell-properties fo:background-color="#00ff00" style:text-align-source="fix" style:repeat-content="false"/>
      <style:paragraph-properties fo:text-align="center" fo:margin-left="0cm"/>
      <style:text-properties style:font-name="Futura Lt BT" fo:font-size="11pt" fo:font-weight="normal" style:font-size-asian="11pt" style:font-weight-asian="normal" style:font-size-complex="11pt" style:font-weight-complex="normal"/>
    </style:style>
    <style:style style:name="ce17" style:family="table-cell" style:parent-style-name="Default" style:data-style-name="N37">
      <style:table-cell-properties fo:background-color="#00ff00" style:text-align-source="fix" style:repeat-content="false"/>
      <style:paragraph-properties fo:text-align="center" fo:margin-left="0cm"/>
      <style:text-properties style:font-name="Futura Lt BT" fo:font-size="11pt" fo:font-weight="normal" style:font-size-asian="11pt" style:font-weight-asian="normal" style:font-size-complex="11pt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Futura Lt BT" fo:font-size="11pt" fo:font-weight="normal" style:font-size-asian="11pt" style:font-weight-asian="normal" style:font-size-complex="11pt" style:font-weight-complex="normal"/>
    </style:style>
    <style:style style:name="ce19" style:family="table-cell" style:parent-style-name="Default" style:data-style-name="N39">
      <style:table-cell-properties style:glyph-orientation-vertical="0" fo:background-color="#ff00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e20" style:family="table-cell" style:parent-style-name="Default" style:data-style-name="N39">
      <style:table-cell-properties fo:background-color="#00ff00" style:text-align-source="fix" style:repeat-content="false"/>
      <style:paragraph-properties fo:text-align="center" fo:margin-left="0cm"/>
      <style:text-properties style:font-name="Futura Lt BT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 style:data-style-name="N39">
      <style:table-cell-properties style:text-align-source="fix" style:repeat-content="false"/>
      <style:paragraph-properties fo:text-align="center" fo:margin-left="0cm"/>
      <style:text-properties style:font-name="Futura Lt BT" fo:font-size="11pt" fo:font-weight="normal" style:font-size-asian="11pt" style:font-weight-asian="normal" style:font-size-complex="11pt" style:font-weight-complex="normal"/>
    </style:style>
    <style:style style:name="ce22" style:family="table-cell" style:parent-style-name="Default" style:data-style-name="N100">
      <style:table-cell-properties style:glyph-orientation-vertical="0" fo:background-color="#ff950e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e23" style:family="table-cell" style:parent-style-name="Default" style:data-style-name="N100">
      <style:table-cell-properties fo:background-color="#00ff00"/>
      <style:text-properties style:font-name="Futura Lt BT"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04">
      <style:table-cell-properties style:glyph-orientation-vertical="0" fo:background-color="#00ffff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e25" style:family="table-cell" style:parent-style-name="Default" style:data-style-name="N104">
      <style:table-cell-properties style:glyph-orientation-vertical="0" fo:background-color="#ffff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e26" style:family="table-cell" style:parent-style-name="Default" style:data-style-name="N184">
      <style:table-cell-properties style:glyph-orientation-vertical="0" fo:background-color="#ffff0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e27" style:family="table-cell" style:parent-style-name="Default" style:data-style-name="N184">
      <style:table-cell-properties fo:background-color="#00ff00" style:text-align-source="fix" style:repeat-content="false"/>
      <style:paragraph-properties fo:text-align="end" fo:margin-left="0cm"/>
      <style:text-properties style:font-name="Futura Lt BT" fo:font-size="11pt" fo:font-weight="normal" style:font-size-asian="11pt" style:font-weight-asian="normal" style:font-size-complex="11pt" style:font-weight-complex="normal"/>
    </style:style>
    <style:style style:name="ce28" style:family="table-cell" style:parent-style-name="Default" style:data-style-name="N104">
      <style:table-cell-properties fo:background-color="#00ff00" style:text-align-source="fix" style:repeat-content="false"/>
      <style:paragraph-properties fo:text-align="end" fo:margin-left="0cm"/>
      <style:text-properties style:font-name="Futura Lt BT" fo:font-size="11pt" fo:font-weight="normal" style:font-size-asian="11pt" style:font-weight-asian="normal" style:font-size-complex="11pt" style:font-weight-complex="normal"/>
    </style:style>
    <style:style style:name="ce29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style:font-name="Futura Lt BT" fo:font-size="11pt" fo:font-weight="normal" style:font-size-asian="11pt" style:font-weight-asian="normal" style:font-size-complex="11pt" style:font-weight-complex="normal"/>
    </style:style>
    <style:style style:name="ce30" style:family="table-cell" style:parent-style-name="Default" style:data-style-name="N104">
      <style:table-cell-properties style:glyph-orientation-vertical="0" fo:background-color="#0084d1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Futura Lt BT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ce31" style:family="table-cell" style:parent-style-name="Default" style:data-style-name="N104">
      <style:table-cell-properties style:text-align-source="fix" style:repeat-content="false"/>
      <style:paragraph-properties fo:text-align="start" fo:margin-left="0cm"/>
      <style:text-properties style:font-name="Futura Lt BT" fo:font-size="11pt" fo:font-weight="normal" style:font-size-asian="11pt" style:font-weight-asian="normal" style:font-size-complex="11pt" style:font-weight-complex="normal"/>
    </style:style>
    <style:style style:name="ce32" style:family="table-cell" style:parent-style-name="Default" style:data-style-name="N104">
      <style:table-cell-properties fo:background-color="#00ff00" style:text-align-source="fix" style:repeat-content="false"/>
      <style:paragraph-properties fo:text-align="end" fo:margin-left="0cm"/>
      <style:text-properties fo:color="#000000" style:font-name="Futura Lt BT" fo:font-size="11pt" fo:language="en" fo:country="US" fo:font-weight="normal" style:font-name-asian="Arial1" style:font-size-asian="11pt" style:language-asian="en" style:country-asian="US" style:font-weight-asian="normal" style:font-name-complex="Arial1" style:font-size-complex="11pt" style:language-complex="en" style:country-complex="US" style:font-weight-complex="normal"/>
    </style:style>
    <style:style style:name="ce33" style:family="table-cell" style:parent-style-name="Default">
      <style:table-cell-properties fo:background-color="#00ff00" style:text-align-source="fix" style:repeat-content="false"/>
      <style:paragraph-properties fo:text-align="end" fo:margin-left="0cm"/>
      <style:text-properties style:font-name="Futura Lt BT" fo:font-size="11pt" fo:font-weight="normal" style:font-size-asian="11pt" style:font-weight-asian="normal" style:font-size-complex="11pt" style:font-weight-complex="normal"/>
    </style:style>
    <style:style style:name="ce34" style:family="table-cell" style:parent-style-name="Default">
      <style:table-cell-properties fo:background-color="#00ff00" style:text-align-source="fix" style:repeat-content="false"/>
      <style:paragraph-properties fo:text-align="start" fo:margin-left="0cm"/>
      <style:text-properties style:font-name="Futura Lt BT" fo:font-size="11pt" fo:font-weight="normal" style:font-size-asian="11pt" style:font-weight-asian="normal" style:font-size-complex="11pt" style:font-weight-complex="normal"/>
    </style:style>
    <style:style style:name="ce35" style:family="table-cell" style:parent-style-name="Default">
      <style:table-cell-properties fo:background-color="#00ff00"/>
      <style:text-properties style:font-name="Futura Lt BT" fo:font-size="11pt" fo:font-weight="normal" style:font-size-asian="11pt" style:font-weight-asian="normal" style:font-size-complex="11pt" style:font-weight-complex="normal"/>
    </style:style>
    <style:style style:name="ce36" style:family="table-cell" style:parent-style-name="Default" style:data-style-name="N104">
      <style:table-cell-properties fo:background-color="#00ff00" style:text-align-source="fix" style:repeat-content="false"/>
      <style:paragraph-properties fo:text-align="center" fo:margin-left="0cm"/>
      <style:text-properties style:font-name="Futura Lt BT" fo:font-size="11pt" fo:font-weight="normal" style:font-size-asian="11pt" style:font-weight-asian="normal" style:font-size-complex="11pt" style:font-weight-complex="normal"/>
    </style:style>
    <style:style style:name="ce37" style:family="table-cell" style:parent-style-name="Default">
      <style:table-cell-properties fo:background-color="#ff00ff" style:text-align-source="fix" style:repeat-content="false" fo:wrap-option="wrap"/>
      <style:paragraph-properties fo:text-align="start" fo:margin-left="0cm"/>
      <style:text-properties style:font-name="Futura Lt BT" fo:font-size="11pt" fo:font-weight="normal" style:font-size-asian="11pt" style:font-weight-asian="normal" style:font-size-complex="11pt" style:font-weight-complex="normal"/>
    </style:style>
    <style:style style:name="ce38" style:family="table-cell" style:parent-style-name="Default" style:data-style-name="N104">
      <style:table-cell-properties fo:background-color="#ff00ff" style:text-align-source="fix" style:repeat-content="false" fo:wrap-option="wrap"/>
      <style:paragraph-properties fo:text-align="start" fo:margin-left="0cm"/>
      <style:text-properties style:font-name="Futura Lt BT" fo:font-size="11pt" fo:font-weight="normal" style:font-size-asian="11pt" style:font-weight-asian="normal" style:font-size-complex="11pt" style:font-weight-complex="normal"/>
      <style:map style:condition="cell-content()&gt;0" style:apply-style-name="dovuto_20_2" style:base-cell-address="accessori.BH1"/>
    </style:style>
    <style:style style:name="ce39" style:family="table-cell" style:parent-style-name="Default" style:data-style-name="N104">
      <style:text-properties style:font-name="Futura Lt BT" fo:font-size="11pt" fo:font-weight="normal" style:font-size-asian="11pt" style:font-weight-asian="normal" style:font-size-complex="11pt" style:font-weight-complex="normal"/>
      <style:map style:condition="cell-content()&gt;0" style:apply-style-name="dovuto_20_2" style:base-cell-address="accessori.BH1"/>
    </style:style>
    <style:style style:name="ce40" style:family="table-cell" style:parent-style-name="Default" style:data-style-name="N104">
      <style:table-cell-properties fo:background-color="#ff00ff" style:text-align-source="fix" style:repeat-content="false" fo:wrap-option="wrap"/>
      <style:paragraph-properties fo:text-align="start" fo:margin-left="0cm"/>
      <style:text-properties style:font-name="Futura Lt BT" fo:font-size="11pt" fo:font-weight="normal" style:font-size-asian="11pt" style:font-weight-asian="normal" style:font-size-complex="11pt" style:font-weight-complex="normal"/>
      <style:map style:condition="cell-content()&gt;0" style:apply-style-name="Senza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nome1" style:base-cell-address="accessori.BI1"/>
    </style:style>
    <style:style style:name="ce41" style:family="table-cell" style:parent-style-name="Default" style:data-style-name="N0">
      <style:table-cell-properties fo:background-color="#579d1c" style:text-align-source="fix" style:repeat-content="false" fo:wrap-option="wrap"/>
      <style:paragraph-properties fo:text-align="start" fo:margin-left="0cm"/>
      <style:text-properties style:font-name="Futura Lt BT" fo:font-size="11pt" style:font-size-asian="11pt" style:font-size-complex="11pt"/>
    </style:style>
    <style:style style:name="ce42" style:family="table-cell" style:parent-style-name="Default" style:data-style-name="N104">
      <style:table-cell-properties fo:wrap-option="wrap"/>
      <style:text-properties style:font-name="Futura Lt BT" fo:font-size="11pt" style:font-size-asian="11pt" style:font-size-complex="11pt"/>
    </style:style>
    <style:style style:name="ce43" style:family="table-cell" style:parent-style-name="Default" style:data-style-name="N0">
      <style:text-properties style:font-name="Futura Lt BT" fo:font-size="11pt" style:font-size-asian="11pt" style:font-size-complex="11pt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font-name="Futura Lt BT" fo:font-size="11pt" fo:font-weight="normal" style:font-size-asian="11pt" style:font-weight-asian="normal" style:font-size-complex="11pt" style:font-weight-complex="normal"/>
    </style:style>
    <style:style style:name="ce45" style:family="table-cell" style:parent-style-name="Default">
      <style:table-cell-properties style:text-align-source="fix" style:repeat-content="false" fo:wrap-option="wrap"/>
      <style:paragraph-properties fo:text-align="start" fo:margin-left="0cm"/>
    </style:style>
    <style:style style:name="gr1" style:family="graphic">
      <style:graphic-properties loext:decorative="false" draw:marker-start="Estremità_20_linea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ccessori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9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-group table:display="false">
          <table:table-column table:style-name="co6" table:visibility="collapse" table:default-cell-style-name="ce15"/>
          <table:table-column-group table:display="false">
            <table:table-column table:style-name="co7" table:visibility="collapse" table:default-cell-style-name="ce11"/>
            <table:table-column table:style-name="co8" table:visibility="collapse" table:default-cell-style-name="ce18"/>
            <table:table-column table:style-name="co9" table:visibility="collapse" table:default-cell-style-name="ce15"/>
            <table:table-column table:style-name="co10" table:visibility="collapse" table:default-cell-style-name="ce21"/>
          </table:table-column-group>
          <table:table-column table:style-name="co11" table:visibility="collapse" table:default-cell-style-name="ce14"/>
          <table:table-column table:style-name="co12" table:visibility="collapse" table:default-cell-style-name="ce23"/>
          <table:table-column table:style-name="co13" table:visibility="collapse" table:default-cell-style-name="ce14"/>
          <table:table-column table:style-name="co14" table:visibility="collapse" table:default-cell-style-name="ce14"/>
          <table:table-column table:style-name="co15" table:visibility="collapse" table:default-cell-style-name="ce14"/>
          <table:table-column table:style-name="co16" table:visibility="collapse" table:default-cell-style-name="ce14"/>
          <table:table-column table:style-name="co17" table:visibility="collapse" table:default-cell-style-name="ce14"/>
          <table:table-column table:style-name="co18" table:visibility="collapse" table:default-cell-style-name="ce14"/>
          <table:table-column table:style-name="co19" table:visibility="collapse" table:default-cell-style-name="ce14"/>
          <table:table-column table:style-name="co20" table:visibility="collapse" table:default-cell-style-name="ce14"/>
          <table:table-column table:style-name="co21" table:visibility="collapse" table:default-cell-style-name="ce14"/>
          <table:table-column table:style-name="co22" table:visibility="collapse" table:default-cell-style-name="ce14"/>
          <table:table-column table:style-name="co23" table:visibility="collapse" table:default-cell-style-name="ce14"/>
          <table:table-column table:style-name="co24" table:visibility="collapse" table:default-cell-style-name="ce14"/>
          <table:table-column table:style-name="co25" table:visibility="collapse" table:default-cell-style-name="ce14"/>
          <table:table-column table:style-name="co26" table:visibility="collapse" table:default-cell-style-name="ce14"/>
        </table:table-column-group>
        <table:table-column table:style-name="co27" table:default-cell-style-name="ce15"/>
        <table:table-column table:style-name="co28" table:default-cell-style-name="ce15"/>
        <table:table-column-group>
          <table:table-column table:style-name="co29" table:default-cell-style-name="ce27"/>
          <table:table-column table:style-name="co30" table:default-cell-style-name="ce28"/>
          <table:table-column table:style-name="co31" table:default-cell-style-name="ce28"/>
          <table:table-column table:style-name="co32" table:default-cell-style-name="ce28"/>
          <table:table-column table:style-name="co33" table:default-cell-style-name="ce28"/>
          <table:table-column table:style-name="co34" table:default-cell-style-name="ce28"/>
          <table:table-column table:style-name="co30" table:default-cell-style-name="ce28"/>
          <table:table-column table:style-name="co35" table:number-columns-repeated="4" table:default-cell-style-name="ce28"/>
          <table:table-column table:style-name="co36" table:number-columns-repeated="4" table:default-cell-style-name="ce28"/>
        </table:table-column-group>
        <table:table-column table:style-name="co36" table:default-cell-style-name="ce29"/>
        <table:table-column table:style-name="co37" table:default-cell-style-name="ce31"/>
        <table:table-column-group>
          <table:table-column table:style-name="co38" table:default-cell-style-name="ce33"/>
          <table:table-column table:style-name="co39" table:default-cell-style-name="ce34"/>
          <table:table-column table:style-name="co40" table:default-cell-style-name="ce33"/>
          <table:table-column table:style-name="co41" table:default-cell-style-name="ce35"/>
          <table:table-column table:style-name="co42" table:default-cell-style-name="ce14"/>
          <table:table-column table:style-name="co43" table:default-cell-style-name="ce35"/>
          <table:table-column table:style-name="co44" table:default-cell-style-name="ce35"/>
          <table:table-column table:style-name="co45" table:default-cell-style-name="ce35"/>
          <table:table-column table:style-name="co46" table:default-cell-style-name="ce14"/>
          <table:table-column table:style-name="co47" table:default-cell-style-name="ce35"/>
          <table:table-column table:style-name="co48" table:default-cell-style-name="ce35"/>
          <table:table-column table:style-name="co49" table:default-cell-style-name="ce35"/>
        </table:table-column-group>
        <table:table-column table:style-name="co50" table:default-cell-style-name="ce15"/>
        <table:table-column table:style-name="co51" table:default-cell-style-name="ce11"/>
        <table:table-column table:style-name="co52" table:default-cell-style-name="ce39"/>
        <table:table-column table:style-name="co53" table:default-cell-style-name="ce35"/>
        <table:table-column table:style-name="co54" table:default-cell-style-name="ce43"/>
        <table:table-column table:style-name="co55" table:number-columns-repeated="931" table:default-cell-style-name="ce11"/>
        <table:table-column table:style-name="co55" table:number-columns-repeated="17" table:default-cell-style-name="Default"/>
        <table:table-row table:style-name="ro1">
          <table:table-cell table:style-name="ce5" office:value-type="string">
            <text:p>codice</text:p>
          </table:table-cell>
          <table:table-cell table:style-name="ce7" office:value-type="string">
            <text:p>stato</text:p>
          </table:table-cell>
          <table:table-cell table:style-name="ce10" office:value-type="string">
            <text:p>Cognome allievo</text:p>
          </table:table-cell>
          <table:table-cell table:style-name="ce10" office:value-type="string">
            <text:p>Nome allievo</text:p>
          </table:table-cell>
          <table:table-cell table:style-name="ce12" office:value-type="string">
            <text:p>accessori</text:p>
          </table:table-cell>
          <table:table-cell table:style-name="ce13" office:value-type="string">
            <text:p>cauzione noleggio</text:p>
          </table:table-cell>
          <table:table-cell table:style-name="ce13" office:value-type="string">
            <text:p>dettagli noleggio </text:p>
          </table:table-cell>
          <table:table-cell table:style-name="ce13" office:value-type="string">
            <text:p>Mesi noleggio</text:p>
          </table:table-cell>
          <table:table-cell table:style-name="ce13" office:value-type="string">
            <text:p>valore noleggio mensile</text:p>
          </table:table-cell>
          <table:table-cell table:style-name="ce19" office:value-type="string">
            <text:p>Data scadenza noleggio</text:p>
          </table:table-cell>
          <table:table-cell table:style-name="ce12" office:value-type="string">
            <text:p>Accessori 1</text:p>
          </table:table-cell>
          <table:table-cell table:style-name="ce22" office:value-type="string">
            <text:p>dettagli</text:p>
          </table:table-cell>
          <table:table-cell table:style-name="ce12" office:value-type="string">
            <text:p>Accessori 2</text:p>
          </table:table-cell>
          <table:table-cell table:style-name="ce12" office:value-type="string">
            <text:p>dettagli</text:p>
          </table:table-cell>
          <table:table-cell table:style-name="ce12" office:value-type="string">
            <text:p>Accessori 3</text:p>
          </table:table-cell>
          <table:table-cell table:style-name="ce12" office:value-type="string">
            <text:p>dettagli</text:p>
          </table:table-cell>
          <table:table-cell table:style-name="ce12" office:value-type="string">
            <text:p>Accessori 4</text:p>
          </table:table-cell>
          <table:table-cell table:style-name="ce12" office:value-type="string">
            <text:p>dettagli</text:p>
          </table:table-cell>
          <table:table-cell table:style-name="ce12" office:value-type="string">
            <text:p>Accessori 5</text:p>
          </table:table-cell>
          <table:table-cell table:style-name="ce12" office:value-type="string">
            <text:p>dettagli</text:p>
          </table:table-cell>
          <table:table-cell table:style-name="ce12" office:value-type="string">
            <text:p>Accessori 6</text:p>
          </table:table-cell>
          <table:table-cell table:style-name="ce12" office:value-type="string">
            <text:p>dettagli</text:p>
          </table:table-cell>
          <table:table-cell table:style-name="ce12" office:value-type="string">
            <text:p>Accessori 7</text:p>
          </table:table-cell>
          <table:table-cell table:style-name="ce12" office:value-type="string">
            <text:p>dettagli</text:p>
          </table:table-cell>
          <table:table-cell table:style-name="ce24" office:value-type="string">
            <text:p>acquisto strumento</text:p>
          </table:table-cell>
          <table:table-cell table:style-name="ce24" office:value-type="string">
            <text:p>dettagli</text:p>
          </table:table-cell>
          <table:table-cell table:style-name="ce12" office:value-type="string">
            <text:p>tot accessori</text:p>
          </table:table-cell>
          <table:table-cell table:style-name="ce25" office:value-type="string">
            <text:p>libri</text:p>
          </table:table-cell>
          <table:table-cell table:style-name="ce26" office:value-type="string">
            <text:p>Libri 1</text:p>
          </table:table-cell>
          <table:table-cell table:style-name="ce25" office:value-type="string">
            <text:p>Libri 2</text:p>
          </table:table-cell>
          <table:table-cell table:style-name="ce25" office:value-type="string">
            <text:p>Libri 3</text:p>
          </table:table-cell>
          <table:table-cell table:style-name="ce25" office:value-type="string">
            <text:p>Libri 4</text:p>
          </table:table-cell>
          <table:table-cell table:style-name="ce25" office:value-type="string">
            <text:p>Libri 5</text:p>
          </table:table-cell>
          <table:table-cell table:style-name="ce25" office:value-type="string">
            <text:p>Libri 6</text:p>
          </table:table-cell>
          <table:table-cell table:style-name="ce25" office:value-type="string">
            <text:p>Libri 7</text:p>
          </table:table-cell>
          <table:table-cell table:style-name="ce25" office:value-type="string">
            <text:p>Libri 8</text:p>
          </table:table-cell>
          <table:table-cell table:style-name="ce25" office:value-type="string">
            <text:p>Libri 9</text:p>
          </table:table-cell>
          <table:table-cell table:style-name="ce25" office:value-type="string">
            <text:p>Libri 10</text:p>
          </table:table-cell>
          <table:table-cell table:style-name="ce25" office:value-type="string">
            <text:p>Libri 11</text:p>
          </table:table-cell>
          <table:table-cell table:style-name="ce25" office:value-type="string">
            <text:p>Libri 12</text:p>
          </table:table-cell>
          <table:table-cell table:style-name="ce25" office:value-type="string">
            <text:p>Libri 13</text:p>
          </table:table-cell>
          <table:table-cell table:style-name="ce25" office:value-type="string">
            <text:p>Libri 14</text:p>
          </table:table-cell>
          <table:table-cell table:style-name="ce25" office:value-type="string">
            <text:p>Libri 15</text:p>
          </table:table-cell>
          <table:table-cell table:style-name="ce25" office:value-type="string">
            <text:p>tot libri</text:p>
          </table:table-cell>
          <table:table-cell table:style-name="ce30" office:value-type="string">
            <text:p>esami</text:p>
          </table:table-cell>
          <table:table-cell table:style-name="ce30" office:value-type="string">
            <text:p>esame 1</text:p>
          </table:table-cell>
          <table:table-cell table:style-name="ce30" office:value-type="string">
            <text:p>Dettaglio</text:p>
          </table:table-cell>
          <table:table-cell table:style-name="ce30" office:value-type="string">
            <text:p>esame 2</text:p>
          </table:table-cell>
          <table:table-cell table:style-name="ce30" office:value-type="string">
            <text:p>Dettaglio</text:p>
          </table:table-cell>
          <table:table-cell table:style-name="ce30" office:value-type="string">
            <text:p>esame 3</text:p>
          </table:table-cell>
          <table:table-cell table:style-name="ce30" office:value-type="string">
            <text:p>dettaglio</text:p>
          </table:table-cell>
          <table:table-cell table:style-name="ce30" office:value-type="string">
            <text:p>Esame 4</text:p>
          </table:table-cell>
          <table:table-cell table:style-name="ce30" office:value-type="string">
            <text:p>dettaglio</text:p>
          </table:table-cell>
          <table:table-cell table:style-name="ce30" office:value-type="string">
            <text:p>Esame 5</text:p>
          </table:table-cell>
          <table:table-cell table:style-name="ce30" office:value-type="string">
            <text:p>dettaglio</text:p>
          </table:table-cell>
          <table:table-cell table:style-name="ce13" office:value-type="string">
            <text:p>Bollo 2€</text:p>
          </table:table-cell>
          <table:table-cell table:style-name="ce13" office:value-type="string">
            <text:p>dettaglio</text:p>
          </table:table-cell>
          <table:table-cell table:style-name="ce30" office:value-type="string">
            <text:p>tot esami</text:p>
          </table:table-cell>
          <table:table-cell table:style-name="ce37" office:value-type="string">
            <text:p>tot accessori</text:p>
          </table:table-cell>
          <table:table-cell table:style-name="ce38" office:value-type="string">
            <text:p>dovuto accessori</text:p>
          </table:table-cell>
          <table:table-cell table:style-name="ce40" office:value-type="string">
            <text:p>note</text:p>
          </table:table-cell>
          <table:table-cell table:style-name="ce41" office:value-type="string">
            <text:p>tot compl accessori</text:p>
          </table:table-cell>
          <table:table-cell table:style-name="ce44" table:number-columns-repeated="931"/>
          <table:table-cell table:style-name="ce45" table:number-columns-repeated="17"/>
        </table:table-row>
        <table:table-row table:style-name="ro2">
          <table:table-cell table:formula="of:=['file:///Users/Amministrazione/Dropbox/segreteria/2025-26/elenchi/db%202025-26%20gestionale.ods'#$dati.A2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]" office:value-type="string" office:string-value="Agostini">
            <text:p>Agostini</text:p>
          </table:table-cell>
          <table:table-cell table:style-name="Default" table:formula="of:=['file:///Users/Amministrazione/Dropbox/segreteria/2025-26/elenchi/db%202025-26%20gestionale.ods'#$dati.H2]" office:value-type="string" office:string-value="Juliette">
            <text:p>Juliett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]+[.$M2]+[.$O2]+[.$Q2]+[.$S2]+[.$U2]+[.$W2]+[.$Y2]+[.$F2]" office:value-type="currency" office:currency="EUR" office:value="0">
            <text:p>€ 0,00</text:p>
          </table:table-cell>
          <table:table-cell/>
          <table:table-cell office:value-type="currency" office:currency="EUR" office:value="14">
            <text:p>€ 14,00</text:p>
          </table:table-cell>
          <table:table-cell table:number-columns-repeated="14"/>
          <table:table-cell table:formula="of:=SUM([.$AC2:.$AQ2])" office:value-type="currency" office:currency="EUR" office:value="14">
            <text:p>€ 14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]+[.$AV2]+[.$AX2]+[.$AZ2]+[.$BB2]+[.$BD2]" office:value-type="currency" office:currency="EUR" office:value="0">
            <text:p>€ 0,00</text:p>
          </table:table-cell>
          <table:table-cell/>
          <table:table-cell table:style-name="ce15" table:formula="of:=[.$AA2]+[.$AR2]+[.$BF2]" office:value-type="currency" office:currency="EUR" office:value="14">
            <text:p>€ 14,00</text:p>
          </table:table-cell>
          <table:table-cell/>
          <table:table-cell table:style-name="ce42" table:formula="of:=[accessori.$BH2]" office:value-type="currency" office:currency="EUR" office:value="14">
            <text:p>€ 14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3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3]" office:value-type="string" office:string-value="Alagna">
            <text:p>Alagna</text:p>
          </table:table-cell>
          <table:table-cell table:style-name="Default" table:formula="of:=['file:///Users/Amministrazione/Dropbox/segreteria/2025-26/elenchi/db%202025-26%20gestionale.ods'#$dati.H3]" office:value-type="string" office:string-value="Beatrice">
            <text:p>Beatric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]+[.$M3]+[.$O3]+[.$Q3]+[.$S3]+[.$U3]+[.$W3]+[.$Y3]+[.$F3]" office:value-type="currency" office:currency="EUR" office:value="0">
            <text:p>€ 0,00</text:p>
          </table:table-cell>
          <table:table-cell table:number-columns-repeated="16"/>
          <table:table-cell table:formula="of:=SUM([.$AC3:.$AQ3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]+[.$AV3]+[.$AX3]+[.$AZ3]+[.$BB3]+[.$BD3]" office:value-type="currency" office:currency="EUR" office:value="0">
            <text:p>€ 0,00</text:p>
          </table:table-cell>
          <table:table-cell/>
          <table:table-cell table:style-name="ce15" table:formula="of:=[.$AA3]+[.$AR3]+[.$BF3]" office:value-type="currency" office:currency="EUR" office:value="0">
            <text:p>€ 0,00</text:p>
          </table:table-cell>
          <table:table-cell/>
          <table:table-cell table:style-name="ce42" table:formula="of:=[accessori.$BH3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4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4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4]" office:value-type="string" office:string-value="Albricci">
            <text:p>Albricci</text:p>
          </table:table-cell>
          <table:table-cell table:style-name="Default" table:formula="of:=['file:///Users/Amministrazione/Dropbox/segreteria/2025-26/elenchi/db%202025-26%20gestionale.ods'#$dati.H4]" office:value-type="string" office:string-value="Leonardo">
            <text:p>Leonard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4]+[.$M4]+[.$O4]+[.$Q4]+[.$S4]+[.$U4]+[.$W4]+[.$Y4]+[.$F4]" office:value-type="currency" office:currency="EUR" office:value="0">
            <text:p>€ 0,00</text:p>
          </table:table-cell>
          <table:table-cell table:number-columns-repeated="16"/>
          <table:table-cell table:formula="of:=SUM([.$AC4:.$AQ4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4]+[.$AV4]+[.$AX4]+[.$AZ4]+[.$BB4]+[.$BD4]" office:value-type="currency" office:currency="EUR" office:value="0">
            <text:p>€ 0,00</text:p>
          </table:table-cell>
          <table:table-cell/>
          <table:table-cell table:style-name="ce15" table:formula="of:=[.$AA4]+[.$AR4]+[.$BF4]" office:value-type="currency" office:currency="EUR" office:value="0">
            <text:p>€ 0,00</text:p>
          </table:table-cell>
          <table:table-cell/>
          <table:table-cell table:style-name="ce42" table:formula="of:=[accessori.$BH4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5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5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5]" office:value-type="string" office:string-value="Ambrosi Mariano">
            <text:p>Ambrosi Mariano</text:p>
          </table:table-cell>
          <table:table-cell table:style-name="Default" table:formula="of:=['file:///Users/Amministrazione/Dropbox/segreteria/2025-26/elenchi/db%202025-26%20gestionale.ods'#$dati.H5]" office:value-type="string" office:string-value="Filippo">
            <text:p>Filipp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 office:value-type="currency" office:currency="EUR" office:value="20">
            <text:p>€ 20,00</text:p>
          </table:table-cell>
          <table:table-cell office:value-type="string">
            <text:p>legg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5]+[.$M5]+[.$O5]+[.$Q5]+[.$S5]+[.$U5]+[.$W5]+[.$Y5]+[.$F5]" office:value-type="currency" office:currency="EUR" office:value="20">
            <text:p>€ 20,00</text:p>
          </table:table-cell>
          <table:table-cell table:number-columns-repeated="16"/>
          <table:table-cell table:formula="of:=SUM([.$AC5:.$AQ5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5]+[.$AV5]+[.$AX5]+[.$AZ5]+[.$BB5]+[.$BD5]" office:value-type="currency" office:currency="EUR" office:value="0">
            <text:p>€ 0,00</text:p>
          </table:table-cell>
          <table:table-cell/>
          <table:table-cell table:style-name="ce15" table:formula="of:=[.$AA5]+[.$AR5]+[.$BF5]" office:value-type="currency" office:currency="EUR" office:value="20">
            <text:p>€ 20,00</text:p>
          </table:table-cell>
          <table:table-cell/>
          <table:table-cell table:style-name="ce42" table:formula="of:=[accessori.$BH5]" office:value-type="currency" office:currency="EUR" office:value="20">
            <text:p>€ 2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6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6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6]" office:value-type="string" office:string-value="Ambrosoli">
            <text:p>Ambrosoli</text:p>
          </table:table-cell>
          <table:table-cell table:style-name="Default" table:formula="of:=['file:///Users/Amministrazione/Dropbox/segreteria/2025-26/elenchi/db%202025-26%20gestionale.ods'#$dati.H6]" office:value-type="string" office:string-value="Mario">
            <text:p>Mari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6]+[.$M6]+[.$O6]+[.$Q6]+[.$S6]+[.$U6]+[.$W6]+[.$Y6]+[.$F6]" office:value-type="currency" office:currency="EUR" office:value="0">
            <text:p>€ 0,00</text:p>
          </table:table-cell>
          <table:table-cell table:number-columns-repeated="16"/>
          <table:table-cell table:formula="of:=SUM([.$AC6:.$AQ6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6]+[.$AV6]+[.$AX6]+[.$AZ6]+[.$BB6]+[.$BD6]" office:value-type="currency" office:currency="EUR" office:value="0">
            <text:p>€ 0,00</text:p>
          </table:table-cell>
          <table:table-cell/>
          <table:table-cell table:style-name="ce15" table:formula="of:=[.$AA6]+[.$AR6]+[.$BF6]" office:value-type="currency" office:currency="EUR" office:value="0">
            <text:p>€ 0,00</text:p>
          </table:table-cell>
          <table:table-cell/>
          <table:table-cell table:style-name="ce42" table:formula="of:=[accessori.$BH6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7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7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7]" office:value-type="string" office:string-value="Andolina">
            <text:p>Andolina</text:p>
          </table:table-cell>
          <table:table-cell table:style-name="Default" table:formula="of:=['file:///Users/Amministrazione/Dropbox/segreteria/2025-26/elenchi/db%202025-26%20gestionale.ods'#$dati.H7]" office:value-type="string" office:string-value="Lara">
            <text:p>Lar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7]+[.$M7]+[.$O7]+[.$Q7]+[.$S7]+[.$U7]+[.$W7]+[.$Y7]+[.$F7]" office:value-type="currency" office:currency="EUR" office:value="0">
            <text:p>€ 0,00</text:p>
          </table:table-cell>
          <table:table-cell table:number-columns-repeated="16"/>
          <table:table-cell table:formula="of:=SUM([.$AC7:.$AQ7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7]+[.$AV7]+[.$AX7]+[.$AZ7]+[.$BB7]+[.$BD7]" office:value-type="currency" office:currency="EUR" office:value="0">
            <text:p>€ 0,00</text:p>
          </table:table-cell>
          <table:table-cell/>
          <table:table-cell table:style-name="ce15" table:formula="of:=[.$AA7]+[.$AR7]+[.$BF7]" office:value-type="currency" office:currency="EUR" office:value="0">
            <text:p>€ 0,00</text:p>
          </table:table-cell>
          <table:table-cell/>
          <table:table-cell table:style-name="ce42" table:formula="of:=[accessori.$BH7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8]" office:value-type="string" office:string-value="no">
            <text:p>no</text:p>
          </table:table-cell>
          <table:table-cell table:style-name="ce8" table:formula="of:=['file:///Users/Amministrazione/Dropbox/segreteria/2025-26/elenchi/db%202025-26%20gestionale.ods'#$dati.E8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8]" office:value-type="string" office:string-value="Andreoli">
            <text:p>Andreoli</text:p>
          </table:table-cell>
          <table:table-cell table:style-name="Default" table:formula="of:=['file:///Users/Amministrazione/Dropbox/segreteria/2025-26/elenchi/db%202025-26%20gestionale.ods'#$dati.H8]" office:value-type="string" office:string-value="Jacopo">
            <text:p>Jacop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8]+[.$M8]+[.$O8]+[.$Q8]+[.$S8]+[.$U8]+[.$W8]+[.$Y8]+[.$F8]" office:value-type="currency" office:currency="EUR" office:value="0">
            <text:p>€ 0,00</text:p>
          </table:table-cell>
          <table:table-cell table:number-columns-repeated="16"/>
          <table:table-cell table:formula="of:=SUM([.$AC8:.$AQ8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8]+[.$AV8]+[.$AX8]+[.$AZ8]+[.$BB8]+[.$BD8]" office:value-type="currency" office:currency="EUR" office:value="0">
            <text:p>€ 0,00</text:p>
          </table:table-cell>
          <table:table-cell/>
          <table:table-cell table:style-name="ce15" table:formula="of:=[.$AA8]+[.$AR8]+[.$BF8]" office:value-type="currency" office:currency="EUR" office:value="0">
            <text:p>€ 0,00</text:p>
          </table:table-cell>
          <table:table-cell/>
          <table:table-cell table:style-name="ce42" table:formula="of:=[accessori.$BH8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9]" office:value-type="string" office:string-value="no">
            <text:p>no</text:p>
          </table:table-cell>
          <table:table-cell table:style-name="ce8" table:formula="of:=['file:///Users/Amministrazione/Dropbox/segreteria/2025-26/elenchi/db%202025-26%20gestionale.ods'#$dati.E9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9]" office:value-type="string" office:string-value="Andreoli">
            <text:p>Andreoli</text:p>
          </table:table-cell>
          <table:table-cell table:style-name="Default" table:formula="of:=['file:///Users/Amministrazione/Dropbox/segreteria/2025-26/elenchi/db%202025-26%20gestionale.ods'#$dati.H9]" office:value-type="string" office:string-value="Mattia">
            <text:p>Matt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9]+[.$M9]+[.$O9]+[.$Q9]+[.$S9]+[.$U9]+[.$W9]+[.$Y9]+[.$F9]" office:value-type="currency" office:currency="EUR" office:value="0">
            <text:p>€ 0,00</text:p>
          </table:table-cell>
          <table:table-cell table:number-columns-repeated="16"/>
          <table:table-cell table:formula="of:=SUM([.$AC9:.$AQ9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9]+[.$AV9]+[.$AX9]+[.$AZ9]+[.$BB9]+[.$BD9]" office:value-type="currency" office:currency="EUR" office:value="0">
            <text:p>€ 0,00</text:p>
          </table:table-cell>
          <table:table-cell/>
          <table:table-cell table:style-name="ce15" table:formula="of:=[.$AA9]+[.$AR9]+[.$BF9]" office:value-type="currency" office:currency="EUR" office:value="0">
            <text:p>€ 0,00</text:p>
          </table:table-cell>
          <table:table-cell/>
          <table:table-cell table:style-name="ce42" table:formula="of:=[accessori.$BH9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0]" office:value-type="string" office:string-value="no">
            <text:p>no</text:p>
          </table:table-cell>
          <table:table-cell table:style-name="ce8" table:formula="of:=['file:///Users/Amministrazione/Dropbox/segreteria/2025-26/elenchi/db%202025-26%20gestionale.ods'#$dati.E10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0]" office:value-type="string" office:string-value="Andreoli">
            <text:p>Andreoli</text:p>
          </table:table-cell>
          <table:table-cell table:style-name="Default" table:formula="of:=['file:///Users/Amministrazione/Dropbox/segreteria/2025-26/elenchi/db%202025-26%20gestionale.ods'#$dati.H10]" office:value-type="string" office:string-value="Tommaso">
            <text:p>Tommas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0]+[.$M10]+[.$O10]+[.$Q10]+[.$S10]+[.$U10]+[.$W10]+[.$Y10]+[.$F10]" office:value-type="currency" office:currency="EUR" office:value="0">
            <text:p>€ 0,00</text:p>
          </table:table-cell>
          <table:table-cell table:number-columns-repeated="16"/>
          <table:table-cell table:formula="of:=SUM([.$AC10:.$AQ10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0]+[.$AV10]+[.$AX10]+[.$AZ10]+[.$BB10]+[.$BD10]" office:value-type="currency" office:currency="EUR" office:value="0">
            <text:p>€ 0,00</text:p>
          </table:table-cell>
          <table:table-cell/>
          <table:table-cell table:style-name="ce15" table:formula="of:=[.$AA10]+[.$AR10]+[.$BF10]" office:value-type="currency" office:currency="EUR" office:value="0">
            <text:p>€ 0,00</text:p>
          </table:table-cell>
          <table:table-cell/>
          <table:table-cell table:style-name="ce42" table:formula="of:=[accessori.$BH10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1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1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1]" office:value-type="string" office:string-value="Anselmi">
            <text:p>Anselmi</text:p>
          </table:table-cell>
          <table:table-cell table:style-name="Default" table:formula="of:=['file:///Users/Amministrazione/Dropbox/segreteria/2025-26/elenchi/db%202025-26%20gestionale.ods'#$dati.H11]" office:value-type="string" office:string-value="Gianluca">
            <text:p>Gianluc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1]+[.$M11]+[.$O11]+[.$Q11]+[.$S11]+[.$U11]+[.$W11]+[.$Y11]+[.$F11]" office:value-type="currency" office:currency="EUR" office:value="0">
            <text:p>€ 0,00</text:p>
          </table:table-cell>
          <table:table-cell table:number-columns-repeated="16"/>
          <table:table-cell table:formula="of:=SUM([.$AC11:.$AQ11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1]+[.$AV11]+[.$AX11]+[.$AZ11]+[.$BB11]+[.$BD11]" office:value-type="currency" office:currency="EUR" office:value="0">
            <text:p>€ 0,00</text:p>
          </table:table-cell>
          <table:table-cell/>
          <table:table-cell table:style-name="ce15" table:formula="of:=[.$AA11]+[.$AR11]+[.$BF11]" office:value-type="currency" office:currency="EUR" office:value="0">
            <text:p>€ 0,00</text:p>
          </table:table-cell>
          <table:table-cell/>
          <table:table-cell table:style-name="ce42" table:formula="of:=[accessori.$BH11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2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1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1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12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2]+[.$M12]+[.$O12]+[.$Q12]+[.$S12]+[.$U12]+[.$W12]+[.$Y12]+[.$F12]" office:value-type="currency" office:currency="EUR" office:value="0">
            <text:p>€ 0,00</text:p>
          </table:table-cell>
          <table:table-cell table:number-columns-repeated="16"/>
          <table:table-cell table:formula="of:=SUM([.$AC12:.$AQ12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2]+[.$AV12]+[.$AX12]+[.$AZ12]+[.$BB12]+[.$BD12]" office:value-type="currency" office:currency="EUR" office:value="0">
            <text:p>€ 0,00</text:p>
          </table:table-cell>
          <table:table-cell/>
          <table:table-cell table:style-name="ce15" table:formula="of:=[.$AA12]+[.$AR12]+[.$BF12]" office:value-type="currency" office:currency="EUR" office:value="0">
            <text:p>€ 0,00</text:p>
          </table:table-cell>
          <table:table-cell/>
          <table:table-cell table:style-name="ce42" table:formula="of:=[accessori.$BH12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3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3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3]" office:value-type="string" office:string-value="Augugliaro">
            <text:p>Augugliaro</text:p>
          </table:table-cell>
          <table:table-cell table:style-name="Default" table:formula="of:=['file:///Users/Amministrazione/Dropbox/segreteria/2025-26/elenchi/db%202025-26%20gestionale.ods'#$dati.H13]" office:value-type="string" office:string-value="Simone">
            <text:p>Simon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 office:value-type="currency" office:currency="EUR" office:value="170">
            <text:p>€ 170,00</text:p>
          </table:table-cell>
          <table:table-cell office:value-type="string">
            <text:p>kit basso nuov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3]+[.$M13]+[.$O13]+[.$Q13]+[.$S13]+[.$U13]+[.$W13]+[.$Y13]+[.$F13]" office:value-type="currency" office:currency="EUR" office:value="170">
            <text:p>€ 170,00</text:p>
          </table:table-cell>
          <table:table-cell/>
          <table:table-cell office:value-type="currency" office:currency="EUR" office:value="17">
            <text:p>€ 17,00</text:p>
          </table:table-cell>
          <table:table-cell table:number-columns-repeated="14"/>
          <table:table-cell table:formula="of:=SUM([.$AC13:.$AQ13])" office:value-type="currency" office:currency="EUR" office:value="17">
            <text:p>€ 17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3]+[.$AV13]+[.$AX13]+[.$AZ13]+[.$BB13]+[.$BD13]" office:value-type="currency" office:currency="EUR" office:value="0">
            <text:p>€ 0,00</text:p>
          </table:table-cell>
          <table:table-cell/>
          <table:table-cell table:style-name="ce15" table:formula="of:=[.$AA13]+[.$AR13]+[.$BF13]" office:value-type="currency" office:currency="EUR" office:value="187">
            <text:p>€ 187,00</text:p>
          </table:table-cell>
          <table:table-cell/>
          <table:table-cell table:style-name="ce42" table:formula="of:=[accessori.$BH13]" office:value-type="currency" office:currency="EUR" office:value="187">
            <text:p>€ 187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4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1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1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14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4]+[.$M14]+[.$O14]+[.$Q14]+[.$S14]+[.$U14]+[.$W14]+[.$Y14]+[.$F14]" office:value-type="currency" office:currency="EUR" office:value="0">
            <text:p>€ 0,00</text:p>
          </table:table-cell>
          <table:table-cell table:number-columns-repeated="16"/>
          <table:table-cell table:formula="of:=SUM([.$AC14:.$AQ14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4]+[.$AV14]+[.$AX14]+[.$AZ14]+[.$BB14]+[.$BD14]" office:value-type="currency" office:currency="EUR" office:value="0">
            <text:p>€ 0,00</text:p>
          </table:table-cell>
          <table:table-cell/>
          <table:table-cell table:style-name="ce15" table:formula="of:=[.$AA14]+[.$AR14]+[.$BF14]" office:value-type="currency" office:currency="EUR" office:value="0">
            <text:p>€ 0,00</text:p>
          </table:table-cell>
          <table:table-cell/>
          <table:table-cell table:style-name="ce42" table:formula="of:=[accessori.$BH14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5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1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1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15]" office:value-type="float" office:value="0">
            <text:p>0</text:p>
          </table:table-cell>
          <table:table-cell/>
          <table:table-cell table:style-name="ce14" office:value-type="string">
            <text:p>proroga</text:p>
          </table:table-cell>
          <table:table-cell table:style-name="ce14"/>
          <table:table-cell table:style-name="ce16" office:value-type="float" office:value="3">
            <text:p>3</text:p>
          </table:table-cell>
          <table:table-cell table:style-name="ce14" office:value-type="currency" office:currency="EUR" office:value="30">
            <text:p>€ 30,00</text:p>
          </table:table-cell>
          <table:table-cell table:style-name="ce20" office:value-type="date" office:date-value="2025-12-15">
            <text:p>15 dic 25</text:p>
          </table:table-cell>
          <table:table-cell/>
          <table:table-cell/>
          <table:table-cell office:value-type="currency" office:currency="EUR" office:value="90">
            <text:p>€ 90,00</text:p>
          </table:table-cell>
          <table:table-cell office:value-type="string">
            <text:p>nolegg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5]+[.$M15]+[.$O15]+[.$Q15]+[.$S15]+[.$U15]+[.$W15]+[.$Y15]+[.$F15]" office:value-type="currency" office:currency="EUR" office:value="0">
            <text:p>#VALORE!</text:p>
          </table:table-cell>
          <table:table-cell table:number-columns-repeated="16"/>
          <table:table-cell table:formula="of:=SUM([.$AC15:.$AQ15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5]+[.$AV15]+[.$AX15]+[.$AZ15]+[.$BB15]+[.$BD15]" office:value-type="currency" office:currency="EUR" office:value="0">
            <text:p>€ 0,00</text:p>
          </table:table-cell>
          <table:table-cell/>
          <table:table-cell table:style-name="ce15" table:formula="of:=[.$AA15]+[.$AR15]+[.$BF15]" office:value-type="currency" office:currency="EUR" office:value="0">
            <text:p>#VALORE!</text:p>
          </table:table-cell>
          <table:table-cell/>
          <table:table-cell table:style-name="ce42" table:formula="of:=[accessori.$BH15]" office:value-type="currency" office:currency="EUR" office:value="0">
            <text:p>#VALORE!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6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16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6]" office:value-type="string" office:string-value="Bambino">
            <text:p>Bambino</text:p>
          </table:table-cell>
          <table:table-cell table:style-name="Default" table:formula="of:=['file:///Users/Amministrazione/Dropbox/segreteria/2025-26/elenchi/db%202025-26%20gestionale.ods'#$dati.H16]" office:value-type="string" office:string-value="Anna">
            <text:p>Ann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 office:value-type="currency" office:currency="EUR" office:value="16">
            <text:p>€ 16,00</text:p>
          </table:table-cell>
          <table:table-cell office:value-type="string">
            <text:p>fermapuntal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6]+[.$M16]+[.$O16]+[.$Q16]+[.$S16]+[.$U16]+[.$W16]+[.$Y16]+[.$F16]" office:value-type="currency" office:currency="EUR" office:value="16">
            <text:p>€ 16,00</text:p>
          </table:table-cell>
          <table:table-cell/>
          <table:table-cell office:value-type="currency" office:currency="EUR" office:value="11">
            <text:p>€ 11,00</text:p>
          </table:table-cell>
          <table:table-cell office:value-type="currency" office:currency="EUR" office:value="12">
            <text:p>€ 12,00</text:p>
          </table:table-cell>
          <table:table-cell table:number-columns-repeated="13"/>
          <table:table-cell table:formula="of:=SUM([.$AC16:.$AQ16])" office:value-type="currency" office:currency="EUR" office:value="23">
            <text:p>€ 23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6]+[.$AV16]+[.$AX16]+[.$AZ16]+[.$BB16]+[.$BD16]" office:value-type="currency" office:currency="EUR" office:value="0">
            <text:p>€ 0,00</text:p>
          </table:table-cell>
          <table:table-cell/>
          <table:table-cell table:style-name="ce15" table:formula="of:=[.$AA16]+[.$AR16]+[.$BF16]" office:value-type="currency" office:currency="EUR" office:value="39">
            <text:p>€ 39,00</text:p>
          </table:table-cell>
          <table:table-cell/>
          <table:table-cell table:style-name="ce42" table:formula="of:=[accessori.$BH16]" office:value-type="currency" office:currency="EUR" office:value="39">
            <text:p>€ 39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7]" office:value-type="string" office:string-value="concordare rate">
            <text:p>concordare rate</text:p>
          </table:table-cell>
          <table:table-cell table:style-name="ce8" table:formula="of:=['file:///Users/Amministrazione/Dropbox/segreteria/2025-26/elenchi/db%202025-26%20gestionale.ods'#$dati.E17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7]" office:value-type="string" office:string-value="Baraldo">
            <text:p>Baraldo</text:p>
          </table:table-cell>
          <table:table-cell table:style-name="Default" table:formula="of:=['file:///Users/Amministrazione/Dropbox/segreteria/2025-26/elenchi/db%202025-26%20gestionale.ods'#$dati.H17]" office:value-type="string" office:string-value="Gabriele Giovanni">
            <text:p>Gabriele Giovanni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7]+[.$M17]+[.$O17]+[.$Q17]+[.$S17]+[.$U17]+[.$W17]+[.$Y17]+[.$F17]" office:value-type="currency" office:currency="EUR" office:value="0">
            <text:p>€ 0,00</text:p>
          </table:table-cell>
          <table:table-cell table:number-columns-repeated="16"/>
          <table:table-cell table:formula="of:=SUM([.$AC17:.$AQ17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7]+[.$AV17]+[.$AX17]+[.$AZ17]+[.$BB17]+[.$BD17]" office:value-type="currency" office:currency="EUR" office:value="0">
            <text:p>€ 0,00</text:p>
          </table:table-cell>
          <table:table-cell/>
          <table:table-cell table:style-name="ce15" table:formula="of:=[.$AA17]+[.$AR17]+[.$BF17]" office:value-type="currency" office:currency="EUR" office:value="0">
            <text:p>€ 0,00</text:p>
          </table:table-cell>
          <table:table-cell/>
          <table:table-cell table:style-name="ce42" table:formula="of:=[accessori.$BH17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8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8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8]" office:value-type="string" office:string-value="Barbaresi">
            <text:p>Barbaresi</text:p>
          </table:table-cell>
          <table:table-cell table:style-name="Default" table:formula="of:=['file:///Users/Amministrazione/Dropbox/segreteria/2025-26/elenchi/db%202025-26%20gestionale.ods'#$dati.H18]" office:value-type="string" office:string-value="Elisa">
            <text:p>Elis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8]+[.$M18]+[.$O18]+[.$Q18]+[.$S18]+[.$U18]+[.$W18]+[.$Y18]+[.$F18]" office:value-type="currency" office:currency="EUR" office:value="0">
            <text:p>€ 0,00</text:p>
          </table:table-cell>
          <table:table-cell table:number-columns-repeated="16"/>
          <table:table-cell table:formula="of:=SUM([.$AC18:.$AQ18])" office:value-type="currency" office:currency="EUR" office:value="0">
            <text:p>€ 0,00</text:p>
          </table:table-cell>
          <table:table-cell/>
          <table:table-cell table:style-name="ce28" office:value-type="currency" office:currency="EUR" office:value="152">
            <text:p>€ 152,00</text:p>
          </table:table-cell>
          <table:table-cell office:value-type="string">
            <text:p>ABRSM vl sessione autunnale gr 3</text:p>
          </table:table-cell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 office:value-type="float" office:value="2">
            <text:p>2</text:p>
          </table:table-cell>
          <table:table-cell/>
          <table:table-cell table:formula="of:=[.$AT18]+[.$AV18]+[.$AX18]+[.$AZ18]+[.$BB18]+[.$BD18]" office:value-type="currency" office:currency="EUR" office:value="154">
            <text:p>€ 154,00</text:p>
          </table:table-cell>
          <table:table-cell/>
          <table:table-cell table:style-name="ce15" table:formula="of:=[.$AA18]+[.$AR18]+[.$BF18]" office:value-type="currency" office:currency="EUR" office:value="154">
            <text:p>€ 154,00</text:p>
          </table:table-cell>
          <table:table-cell/>
          <table:table-cell table:style-name="ce42" table:formula="of:=[accessori.$BH18]" office:value-type="currency" office:currency="EUR" office:value="154">
            <text:p>€ 154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9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9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9]" office:value-type="string" office:string-value="Barile">
            <text:p>Barile</text:p>
          </table:table-cell>
          <table:table-cell table:style-name="Default" table:formula="of:=['file:///Users/Amministrazione/Dropbox/segreteria/2025-26/elenchi/db%202025-26%20gestionale.ods'#$dati.H19]" office:value-type="string" office:string-value="Francesco">
            <text:p>Francesc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9]+[.$M19]+[.$O19]+[.$Q19]+[.$S19]+[.$U19]+[.$W19]+[.$Y19]+[.$F19]" office:value-type="currency" office:currency="EUR" office:value="0">
            <text:p>€ 0,00</text:p>
          </table:table-cell>
          <table:table-cell/>
          <table:table-cell office:value-type="currency" office:currency="EUR" office:value="15">
            <text:p>€ 15,00</text:p>
          </table:table-cell>
          <table:table-cell office:value-type="currency" office:currency="EUR" office:value="14">
            <text:p>€ 14,00</text:p>
          </table:table-cell>
          <table:table-cell table:number-columns-repeated="13"/>
          <table:table-cell table:formula="of:=SUM([.$AC19:.$AQ19])" office:value-type="currency" office:currency="EUR" office:value="29">
            <text:p>€ 29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9]+[.$AV19]+[.$AX19]+[.$AZ19]+[.$BB19]+[.$BD19]" office:value-type="currency" office:currency="EUR" office:value="0">
            <text:p>€ 0,00</text:p>
          </table:table-cell>
          <table:table-cell/>
          <table:table-cell table:style-name="ce15" table:formula="of:=[.$AA19]+[.$AR19]+[.$BF19]" office:value-type="currency" office:currency="EUR" office:value="29">
            <text:p>€ 29,00</text:p>
          </table:table-cell>
          <table:table-cell/>
          <table:table-cell table:style-name="ce42" table:formula="of:=[accessori.$BH19]" office:value-type="currency" office:currency="EUR" office:value="29">
            <text:p>€ 29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0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0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0]" office:value-type="string" office:string-value="Basso">
            <text:p>Basso</text:p>
          </table:table-cell>
          <table:table-cell table:style-name="Default" table:formula="of:=['file:///Users/Amministrazione/Dropbox/segreteria/2025-26/elenchi/db%202025-26%20gestionale.ods'#$dati.H20]" office:value-type="string" office:string-value="Simonetta">
            <text:p>Simonett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0]+[.$M20]+[.$O20]+[.$Q20]+[.$S20]+[.$U20]+[.$W20]+[.$Y20]+[.$F20]" office:value-type="currency" office:currency="EUR" office:value="0">
            <text:p>€ 0,00</text:p>
          </table:table-cell>
          <table:table-cell table:number-columns-repeated="16"/>
          <table:table-cell table:formula="of:=SUM([.$AC20:.$AQ20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0]+[.$AV20]+[.$AX20]+[.$AZ20]+[.$BB20]+[.$BD20]" office:value-type="currency" office:currency="EUR" office:value="0">
            <text:p>€ 0,00</text:p>
          </table:table-cell>
          <table:table-cell/>
          <table:table-cell table:style-name="ce15" table:formula="of:=[.$AA20]+[.$AR20]+[.$BF20]" office:value-type="currency" office:currency="EUR" office:value="0">
            <text:p>€ 0,00</text:p>
          </table:table-cell>
          <table:table-cell/>
          <table:table-cell table:style-name="ce42" table:formula="of:=[accessori.$BH20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1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1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1]" office:value-type="string" office:string-value="Baù">
            <text:p>Baù</text:p>
          </table:table-cell>
          <table:table-cell table:style-name="Default" table:formula="of:=['file:///Users/Amministrazione/Dropbox/segreteria/2025-26/elenchi/db%202025-26%20gestionale.ods'#$dati.H21]" office:value-type="string" office:string-value="Contardo">
            <text:p>Contard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1]+[.$M21]+[.$O21]+[.$Q21]+[.$S21]+[.$U21]+[.$W21]+[.$Y21]+[.$F21]" office:value-type="currency" office:currency="EUR" office:value="0">
            <text:p>€ 0,00</text:p>
          </table:table-cell>
          <table:table-cell table:number-columns-repeated="16"/>
          <table:table-cell table:formula="of:=SUM([.$AC21:.$AQ21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1]+[.$AV21]+[.$AX21]+[.$AZ21]+[.$BB21]+[.$BD21]" office:value-type="currency" office:currency="EUR" office:value="0">
            <text:p>€ 0,00</text:p>
          </table:table-cell>
          <table:table-cell/>
          <table:table-cell table:style-name="ce15" table:formula="of:=[.$AA21]+[.$AR21]+[.$BF21]" office:value-type="currency" office:currency="EUR" office:value="0">
            <text:p>€ 0,00</text:p>
          </table:table-cell>
          <table:table-cell/>
          <table:table-cell table:style-name="ce42" table:formula="of:=[accessori.$BH21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2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2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2]" office:value-type="string" office:string-value="Bedosti">
            <text:p>Bedosti</text:p>
          </table:table-cell>
          <table:table-cell table:style-name="Default" table:formula="of:=['file:///Users/Amministrazione/Dropbox/segreteria/2025-26/elenchi/db%202025-26%20gestionale.ods'#$dati.H22]" office:value-type="string" office:string-value="Galileo">
            <text:p>Galile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2]+[.$M22]+[.$O22]+[.$Q22]+[.$S22]+[.$U22]+[.$W22]+[.$Y22]+[.$F22]" office:value-type="currency" office:currency="EUR" office:value="0">
            <text:p>€ 0,00</text:p>
          </table:table-cell>
          <table:table-cell/>
          <table:table-cell office:value-type="currency" office:currency="EUR" office:value="15">
            <text:p>€ 15,00</text:p>
          </table:table-cell>
          <table:table-cell table:number-columns-repeated="14"/>
          <table:table-cell table:formula="of:=SUM([.$AC22:.$AQ22])" office:value-type="currency" office:currency="EUR" office:value="15">
            <text:p>€ 15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2]+[.$AV22]+[.$AX22]+[.$AZ22]+[.$BB22]+[.$BD22]" office:value-type="currency" office:currency="EUR" office:value="0">
            <text:p>€ 0,00</text:p>
          </table:table-cell>
          <table:table-cell/>
          <table:table-cell table:style-name="ce15" table:formula="of:=[.$AA22]+[.$AR22]+[.$BF22]" office:value-type="currency" office:currency="EUR" office:value="15">
            <text:p>€ 15,00</text:p>
          </table:table-cell>
          <table:table-cell/>
          <table:table-cell table:style-name="ce42" table:formula="of:=[accessori.$BH22]" office:value-type="currency" office:currency="EUR" office:value="15">
            <text:p>€ 15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3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3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3]" office:value-type="string" office:string-value="Benvenuti">
            <text:p>Benvenuti</text:p>
          </table:table-cell>
          <table:table-cell table:style-name="Default" table:formula="of:=['file:///Users/Amministrazione/Dropbox/segreteria/2025-26/elenchi/db%202025-26%20gestionale.ods'#$dati.H23]" office:value-type="string" office:string-value="Giulio">
            <text:p>Giuli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3]+[.$M23]+[.$O23]+[.$Q23]+[.$S23]+[.$U23]+[.$W23]+[.$Y23]+[.$F23]" office:value-type="currency" office:currency="EUR" office:value="0">
            <text:p>€ 0,00</text:p>
          </table:table-cell>
          <table:table-cell/>
          <table:table-cell office:value-type="currency" office:currency="EUR" office:value="11">
            <text:p>€ 11,00</text:p>
          </table:table-cell>
          <table:table-cell office:value-type="currency" office:currency="EUR" office:value="16">
            <text:p>€ 16,00</text:p>
          </table:table-cell>
          <table:table-cell table:number-columns-repeated="13"/>
          <table:table-cell table:formula="of:=SUM([.$AC23:.$AQ23])" office:value-type="currency" office:currency="EUR" office:value="27">
            <text:p>€ 27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3]+[.$AV23]+[.$AX23]+[.$AZ23]+[.$BB23]+[.$BD23]" office:value-type="currency" office:currency="EUR" office:value="0">
            <text:p>€ 0,00</text:p>
          </table:table-cell>
          <table:table-cell/>
          <table:table-cell table:style-name="ce15" table:formula="of:=[.$AA23]+[.$AR23]+[.$BF23]" office:value-type="currency" office:currency="EUR" office:value="27">
            <text:p>€ 27,00</text:p>
          </table:table-cell>
          <table:table-cell/>
          <table:table-cell table:style-name="ce42" table:formula="of:=[accessori.$BH23]" office:value-type="currency" office:currency="EUR" office:value="27">
            <text:p>€ 27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4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24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4]" office:value-type="string" office:string-value="Benvenuti">
            <text:p>Benvenuti</text:p>
          </table:table-cell>
          <table:table-cell table:style-name="Default" table:formula="of:=['file:///Users/Amministrazione/Dropbox/segreteria/2025-26/elenchi/db%202025-26%20gestionale.ods'#$dati.H24]" office:value-type="string" office:string-value="Marcello">
            <text:p>Marcell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4]+[.$M24]+[.$O24]+[.$Q24]+[.$S24]+[.$U24]+[.$W24]+[.$Y24]+[.$F24]" office:value-type="currency" office:currency="EUR" office:value="0">
            <text:p>€ 0,00</text:p>
          </table:table-cell>
          <table:table-cell table:number-columns-repeated="16"/>
          <table:table-cell table:formula="of:=SUM([.$AC24:.$AQ24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4]+[.$AV24]+[.$AX24]+[.$AZ24]+[.$BB24]+[.$BD24]" office:value-type="currency" office:currency="EUR" office:value="0">
            <text:p>€ 0,00</text:p>
          </table:table-cell>
          <table:table-cell/>
          <table:table-cell table:style-name="ce15" table:formula="of:=[.$AA24]+[.$AR24]+[.$BF24]" office:value-type="currency" office:currency="EUR" office:value="0">
            <text:p>€ 0,00</text:p>
          </table:table-cell>
          <table:table-cell/>
          <table:table-cell table:style-name="ce42" table:formula="of:=[accessori.$BH24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5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25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5]" office:value-type="string" office:string-value="Benvenuti">
            <text:p>Benvenuti</text:p>
          </table:table-cell>
          <table:table-cell table:style-name="Default" table:formula="of:=['file:///Users/Amministrazione/Dropbox/segreteria/2025-26/elenchi/db%202025-26%20gestionale.ods'#$dati.H25]" office:value-type="string" office:string-value="Morgana">
            <text:p>Morgan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5]+[.$M25]+[.$O25]+[.$Q25]+[.$S25]+[.$U25]+[.$W25]+[.$Y25]+[.$F25]" office:value-type="currency" office:currency="EUR" office:value="0">
            <text:p>€ 0,00</text:p>
          </table:table-cell>
          <table:table-cell table:number-columns-repeated="16"/>
          <table:table-cell table:formula="of:=SUM([.$AC25:.$AQ25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5]+[.$AV25]+[.$AX25]+[.$AZ25]+[.$BB25]+[.$BD25]" office:value-type="currency" office:currency="EUR" office:value="0">
            <text:p>€ 0,00</text:p>
          </table:table-cell>
          <table:table-cell/>
          <table:table-cell table:style-name="ce15" table:formula="of:=[.$AA25]+[.$AR25]+[.$BF25]" office:value-type="currency" office:currency="EUR" office:value="0">
            <text:p>€ 0,00</text:p>
          </table:table-cell>
          <table:table-cell/>
          <table:table-cell table:style-name="ce42" table:formula="of:=[accessori.$BH25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6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2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2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26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6]+[.$M26]+[.$O26]+[.$Q26]+[.$S26]+[.$U26]+[.$W26]+[.$Y26]+[.$F26]" office:value-type="currency" office:currency="EUR" office:value="0">
            <text:p>€ 0,00</text:p>
          </table:table-cell>
          <table:table-cell table:number-columns-repeated="16"/>
          <table:table-cell table:formula="of:=SUM([.$AC26:.$AQ26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6]+[.$AV26]+[.$AX26]+[.$AZ26]+[.$BB26]+[.$BD26]" office:value-type="currency" office:currency="EUR" office:value="0">
            <text:p>€ 0,00</text:p>
          </table:table-cell>
          <table:table-cell/>
          <table:table-cell table:style-name="ce15" table:formula="of:=[.$AA26]+[.$AR26]+[.$BF26]" office:value-type="currency" office:currency="EUR" office:value="0">
            <text:p>€ 0,00</text:p>
          </table:table-cell>
          <table:table-cell/>
          <table:table-cell table:style-name="ce42" table:formula="of:=[accessori.$BH26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7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7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7]" office:value-type="string" office:string-value="Bertella">
            <text:p>Bertella</text:p>
          </table:table-cell>
          <table:table-cell table:style-name="Default" table:formula="of:=['file:///Users/Amministrazione/Dropbox/segreteria/2025-26/elenchi/db%202025-26%20gestionale.ods'#$dati.H27]" office:value-type="string" office:string-value="Elsa">
            <text:p>Els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7]+[.$M27]+[.$O27]+[.$Q27]+[.$S27]+[.$U27]+[.$W27]+[.$Y27]+[.$F27]" office:value-type="currency" office:currency="EUR" office:value="0">
            <text:p>€ 0,00</text:p>
          </table:table-cell>
          <table:table-cell/>
          <table:table-cell office:value-type="currency" office:currency="EUR" office:value="21">
            <text:p>€ 21,00</text:p>
          </table:table-cell>
          <table:table-cell office:value-type="currency" office:currency="EUR" office:value="11">
            <text:p>€ 11,00</text:p>
          </table:table-cell>
          <table:table-cell table:number-columns-repeated="13"/>
          <table:table-cell table:formula="of:=SUM([.$AC27:.$AQ27])" office:value-type="currency" office:currency="EUR" office:value="32">
            <text:p>€ 32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7]+[.$AV27]+[.$AX27]+[.$AZ27]+[.$BB27]+[.$BD27]" office:value-type="currency" office:currency="EUR" office:value="0">
            <text:p>€ 0,00</text:p>
          </table:table-cell>
          <table:table-cell/>
          <table:table-cell table:style-name="ce15" table:formula="of:=[.$AA27]+[.$AR27]+[.$BF27]" office:value-type="currency" office:currency="EUR" office:value="32">
            <text:p>€ 32,00</text:p>
          </table:table-cell>
          <table:table-cell/>
          <table:table-cell table:style-name="ce42" table:formula="of:=[accessori.$BH27]" office:value-type="currency" office:currency="EUR" office:value="32">
            <text:p>€ 32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8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28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8]" office:value-type="string" office:string-value="Bianchi">
            <text:p>Bianchi</text:p>
          </table:table-cell>
          <table:table-cell table:style-name="Default" table:formula="of:=['file:///Users/Amministrazione/Dropbox/segreteria/2025-26/elenchi/db%202025-26%20gestionale.ods'#$dati.H28]" office:value-type="string" office:string-value="Giacomo Arturo">
            <text:p>Giacomo Artur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8]+[.$M28]+[.$O28]+[.$Q28]+[.$S28]+[.$U28]+[.$W28]+[.$Y28]+[.$F28]" office:value-type="currency" office:currency="EUR" office:value="0">
            <text:p>€ 0,00</text:p>
          </table:table-cell>
          <table:table-cell/>
          <table:table-cell office:value-type="currency" office:currency="EUR" office:value="11">
            <text:p>€ 11,00</text:p>
          </table:table-cell>
          <table:table-cell table:number-columns-repeated="14"/>
          <table:table-cell table:formula="of:=SUM([.$AC28:.$AQ28])" office:value-type="currency" office:currency="EUR" office:value="11">
            <text:p>€ 11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8]+[.$AV28]+[.$AX28]+[.$AZ28]+[.$BB28]+[.$BD28]" office:value-type="currency" office:currency="EUR" office:value="0">
            <text:p>€ 0,00</text:p>
          </table:table-cell>
          <table:table-cell/>
          <table:table-cell table:style-name="ce15" table:formula="of:=[.$AA28]+[.$AR28]+[.$BF28]" office:value-type="currency" office:currency="EUR" office:value="11">
            <text:p>€ 11,00</text:p>
          </table:table-cell>
          <table:table-cell/>
          <table:table-cell table:style-name="ce42" table:formula="of:=[accessori.$BH28]" office:value-type="currency" office:currency="EUR" office:value="11">
            <text:p>€ 11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9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29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9]" office:value-type="string" office:string-value="Bianchi">
            <text:p>Bianchi</text:p>
          </table:table-cell>
          <table:table-cell table:style-name="Default" table:formula="of:=['file:///Users/Amministrazione/Dropbox/segreteria/2025-26/elenchi/db%202025-26%20gestionale.ods'#$dati.H29]" office:value-type="string" office:string-value="Marco Alberto">
            <text:p>Marco Albert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9]+[.$M29]+[.$O29]+[.$Q29]+[.$S29]+[.$U29]+[.$W29]+[.$Y29]+[.$F29]" office:value-type="currency" office:currency="EUR" office:value="0">
            <text:p>€ 0,00</text:p>
          </table:table-cell>
          <table:table-cell/>
          <table:table-cell office:value-type="currency" office:currency="EUR" office:value="14">
            <text:p>€ 14,00</text:p>
          </table:table-cell>
          <table:table-cell office:value-type="currency" office:currency="EUR" office:value="12">
            <text:p>€ 12,00</text:p>
          </table:table-cell>
          <table:table-cell table:number-columns-repeated="13"/>
          <table:table-cell table:formula="of:=SUM([.$AC29:.$AQ29])" office:value-type="currency" office:currency="EUR" office:value="26">
            <text:p>€ 26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9]+[.$AV29]+[.$AX29]+[.$AZ29]+[.$BB29]+[.$BD29]" office:value-type="currency" office:currency="EUR" office:value="0">
            <text:p>€ 0,00</text:p>
          </table:table-cell>
          <table:table-cell/>
          <table:table-cell table:style-name="ce15" table:formula="of:=[.$AA29]+[.$AR29]+[.$BF29]" office:value-type="currency" office:currency="EUR" office:value="26">
            <text:p>€ 26,00</text:p>
          </table:table-cell>
          <table:table-cell/>
          <table:table-cell table:style-name="ce42" table:formula="of:=[accessori.$BH29]" office:value-type="currency" office:currency="EUR" office:value="26">
            <text:p>€ 26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30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0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0]" office:value-type="string" office:string-value="Bisceglie">
            <text:p>Bisceglie</text:p>
          </table:table-cell>
          <table:table-cell table:style-name="Default" table:formula="of:=['file:///Users/Amministrazione/Dropbox/segreteria/2025-26/elenchi/db%202025-26%20gestionale.ods'#$dati.H30]" office:value-type="string" office:string-value="Alisa">
            <text:p>Alis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0]+[.$M30]+[.$O30]+[.$Q30]+[.$S30]+[.$U30]+[.$W30]+[.$Y30]+[.$F30]" office:value-type="currency" office:currency="EUR" office:value="0">
            <text:p>€ 0,00</text:p>
          </table:table-cell>
          <table:table-cell table:number-columns-repeated="16"/>
          <table:table-cell table:formula="of:=SUM([.$AC30:.$AQ30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0]+[.$AV30]+[.$AX30]+[.$AZ30]+[.$BB30]+[.$BD30]" office:value-type="currency" office:currency="EUR" office:value="0">
            <text:p>€ 0,00</text:p>
          </table:table-cell>
          <table:table-cell/>
          <table:table-cell table:style-name="ce15" table:formula="of:=[.$AA30]+[.$AR30]+[.$BF30]" office:value-type="currency" office:currency="EUR" office:value="0">
            <text:p>€ 0,00</text:p>
          </table:table-cell>
          <table:table-cell/>
          <table:table-cell table:style-name="ce42" table:formula="of:=[accessori.$BH30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31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1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31]" office:value-type="string" office:string-value="Boccioli">
            <text:p>Boccioli</text:p>
          </table:table-cell>
          <table:table-cell table:style-name="Default" table:formula="of:=['file:///Users/Amministrazione/Dropbox/segreteria/2025-26/elenchi/db%202025-26%20gestionale.ods'#$dati.H31]" office:value-type="string" office:string-value="Adele Ines">
            <text:p>Adele Ines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1]+[.$M31]+[.$O31]+[.$Q31]+[.$S31]+[.$U31]+[.$W31]+[.$Y31]+[.$F31]" office:value-type="currency" office:currency="EUR" office:value="0">
            <text:p>€ 0,00</text:p>
          </table:table-cell>
          <table:table-cell/>
          <table:table-cell office:value-type="currency" office:currency="EUR" office:value="11">
            <text:p>€ 11,00</text:p>
          </table:table-cell>
          <table:table-cell table:number-columns-repeated="14"/>
          <table:table-cell table:formula="of:=SUM([.$AC31:.$AQ31])" office:value-type="currency" office:currency="EUR" office:value="11">
            <text:p>€ 11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1]+[.$AV31]+[.$AX31]+[.$AZ31]+[.$BB31]+[.$BD31]" office:value-type="currency" office:currency="EUR" office:value="0">
            <text:p>€ 0,00</text:p>
          </table:table-cell>
          <table:table-cell/>
          <table:table-cell table:style-name="ce15" table:formula="of:=[.$AA31]+[.$AR31]+[.$BF31]" office:value-type="currency" office:currency="EUR" office:value="11">
            <text:p>€ 11,00</text:p>
          </table:table-cell>
          <table:table-cell/>
          <table:table-cell table:style-name="ce42" table:formula="of:=[accessori.$BH31]" office:value-type="currency" office:currency="EUR" office:value="11">
            <text:p>€ 11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32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2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2]" office:value-type="string" office:string-value="Boldorini">
            <text:p>Boldorini</text:p>
          </table:table-cell>
          <table:table-cell table:style-name="Default" table:formula="of:=['file:///Users/Amministrazione/Dropbox/segreteria/2025-26/elenchi/db%202025-26%20gestionale.ods'#$dati.H32]" office:value-type="string" office:string-value="Elia">
            <text:p>El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2]+[.$M32]+[.$O32]+[.$Q32]+[.$S32]+[.$U32]+[.$W32]+[.$Y32]+[.$F32]" office:value-type="currency" office:currency="EUR" office:value="0">
            <text:p>€ 0,00</text:p>
          </table:table-cell>
          <table:table-cell table:number-columns-repeated="16"/>
          <table:table-cell table:formula="of:=SUM([.$AC32:.$AQ32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2]+[.$AV32]+[.$AX32]+[.$AZ32]+[.$BB32]+[.$BD32]" office:value-type="currency" office:currency="EUR" office:value="0">
            <text:p>€ 0,00</text:p>
          </table:table-cell>
          <table:table-cell/>
          <table:table-cell table:style-name="ce15" table:formula="of:=[.$AA32]+[.$AR32]+[.$BF32]" office:value-type="currency" office:currency="EUR" office:value="0">
            <text:p>€ 0,00</text:p>
          </table:table-cell>
          <table:table-cell/>
          <table:table-cell table:style-name="ce42" table:formula="of:=[accessori.$BH32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33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33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33]" office:value-type="string" office:string-value="Bonini">
            <text:p>Bonini</text:p>
          </table:table-cell>
          <table:table-cell table:style-name="Default" table:formula="of:=['file:///Users/Amministrazione/Dropbox/segreteria/2025-26/elenchi/db%202025-26%20gestionale.ods'#$dati.H33]" office:value-type="string" office:string-value="Antonella">
            <text:p>Antonell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3]+[.$M33]+[.$O33]+[.$Q33]+[.$S33]+[.$U33]+[.$W33]+[.$Y33]+[.$F33]" office:value-type="currency" office:currency="EUR" office:value="0">
            <text:p>€ 0,00</text:p>
          </table:table-cell>
          <table:table-cell table:number-columns-repeated="16"/>
          <table:table-cell table:formula="of:=SUM([.$AC33:.$AQ33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3]+[.$AV33]+[.$AX33]+[.$AZ33]+[.$BB33]+[.$BD33]" office:value-type="currency" office:currency="EUR" office:value="0">
            <text:p>€ 0,00</text:p>
          </table:table-cell>
          <table:table-cell/>
          <table:table-cell table:style-name="ce15" table:formula="of:=[.$AA33]+[.$AR33]+[.$BF33]" office:value-type="currency" office:currency="EUR" office:value="0">
            <text:p>€ 0,00</text:p>
          </table:table-cell>
          <table:table-cell/>
          <table:table-cell table:style-name="ce42" table:formula="of:=[accessori.$BH33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34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4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34]" office:value-type="string" office:string-value="Bottino">
            <text:p>Bottino</text:p>
          </table:table-cell>
          <table:table-cell table:style-name="Default" table:formula="of:=['file:///Users/Amministrazione/Dropbox/segreteria/2025-26/elenchi/db%202025-26%20gestionale.ods'#$dati.H34]" office:value-type="string" office:string-value="Ivan">
            <text:p>Ivan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4]+[.$M34]+[.$O34]+[.$Q34]+[.$S34]+[.$U34]+[.$W34]+[.$Y34]+[.$F34]" office:value-type="currency" office:currency="EUR" office:value="0">
            <text:p>€ 0,00</text:p>
          </table:table-cell>
          <table:table-cell table:number-columns-repeated="16"/>
          <table:table-cell table:formula="of:=SUM([.$AC34:.$AQ34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4]+[.$AV34]+[.$AX34]+[.$AZ34]+[.$BB34]+[.$BD34]" office:value-type="currency" office:currency="EUR" office:value="0">
            <text:p>€ 0,00</text:p>
          </table:table-cell>
          <table:table-cell/>
          <table:table-cell table:style-name="ce15" table:formula="of:=[.$AA34]+[.$AR34]+[.$BF34]" office:value-type="currency" office:currency="EUR" office:value="0">
            <text:p>€ 0,00</text:p>
          </table:table-cell>
          <table:table-cell/>
          <table:table-cell table:style-name="ce42" table:formula="of:=[accessori.$BH34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35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5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35]" office:value-type="string" office:string-value="Brambilla">
            <text:p>Brambilla</text:p>
          </table:table-cell>
          <table:table-cell table:style-name="Default" table:formula="of:=['file:///Users/Amministrazione/Dropbox/segreteria/2025-26/elenchi/db%202025-26%20gestionale.ods'#$dati.H35]" office:value-type="string" office:string-value="Armanda">
            <text:p>Armand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5]+[.$M35]+[.$O35]+[.$Q35]+[.$S35]+[.$U35]+[.$W35]+[.$Y35]+[.$F35]" office:value-type="currency" office:currency="EUR" office:value="0">
            <text:p>€ 0,00</text:p>
          </table:table-cell>
          <table:table-cell table:number-columns-repeated="16"/>
          <table:table-cell table:formula="of:=SUM([.$AC35:.$AQ35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5]+[.$AV35]+[.$AX35]+[.$AZ35]+[.$BB35]+[.$BD35]" office:value-type="currency" office:currency="EUR" office:value="0">
            <text:p>€ 0,00</text:p>
          </table:table-cell>
          <table:table-cell/>
          <table:table-cell table:style-name="ce15" table:formula="of:=[.$AA35]+[.$AR35]+[.$BF35]" office:value-type="currency" office:currency="EUR" office:value="0">
            <text:p>€ 0,00</text:p>
          </table:table-cell>
          <table:table-cell/>
          <table:table-cell table:style-name="ce42" table:formula="of:=[accessori.$BH35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36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6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6]+[.$M36]+[.$O36]+[.$Q36]+[.$S36]+[.$U36]+[.$W36]+[.$Y36]+[.$F36]" office:value-type="currency" office:currency="EUR" office:value="0">
            <text:p>€ 0,00</text:p>
          </table:table-cell>
          <table:table-cell table:number-columns-repeated="16"/>
          <table:table-cell table:formula="of:=SUM([.$AC36:.$AQ36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6]+[.$AV36]+[.$AX36]+[.$AZ36]+[.$BB36]+[.$BD36]" office:value-type="currency" office:currency="EUR" office:value="0">
            <text:p>€ 0,00</text:p>
          </table:table-cell>
          <table:table-cell/>
          <table:table-cell table:style-name="ce15" table:formula="of:=[.$AA36]+[.$AR36]+[.$BF36]" office:value-type="currency" office:currency="EUR" office:value="0">
            <text:p>€ 0,00</text:p>
          </table:table-cell>
          <table:table-cell/>
          <table:table-cell table:style-name="ce42" table:formula="of:=[accessori.$BH36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37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37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37]" office:value-type="string" office:string-value="Briatico Vangosa">
            <text:p>Briatico Vangosa</text:p>
          </table:table-cell>
          <table:table-cell table:style-name="Default" table:formula="of:=['file:///Users/Amministrazione/Dropbox/segreteria/2025-26/elenchi/db%202025-26%20gestionale.ods'#$dati.H37]" office:value-type="string" office:string-value="Francesco">
            <text:p>Francesc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7]+[.$M37]+[.$O37]+[.$Q37]+[.$S37]+[.$U37]+[.$W37]+[.$Y37]+[.$F37]" office:value-type="currency" office:currency="EUR" office:value="0">
            <text:p>€ 0,00</text:p>
          </table:table-cell>
          <table:table-cell table:number-columns-repeated="16"/>
          <table:table-cell table:formula="of:=SUM([.$AC37:.$AQ37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7]+[.$AV37]+[.$AX37]+[.$AZ37]+[.$BB37]+[.$BD37]" office:value-type="currency" office:currency="EUR" office:value="0">
            <text:p>€ 0,00</text:p>
          </table:table-cell>
          <table:table-cell/>
          <table:table-cell table:style-name="ce15" table:formula="of:=[.$AA37]+[.$AR37]+[.$BF37]" office:value-type="currency" office:currency="EUR" office:value="0">
            <text:p>€ 0,00</text:p>
          </table:table-cell>
          <table:table-cell/>
          <table:table-cell table:style-name="ce42" table:formula="of:=[accessori.$BH37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38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38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8]" office:value-type="string" office:string-value="Briatico Vangosa">
            <text:p>Briatico Vangosa</text:p>
          </table:table-cell>
          <table:table-cell table:style-name="Default" table:formula="of:=['file:///Users/Amministrazione/Dropbox/segreteria/2025-26/elenchi/db%202025-26%20gestionale.ods'#$dati.H38]" office:value-type="string" office:string-value="Daniele">
            <text:p>Daniel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 office:value-type="currency" office:currency="EUR" office:value="380">
            <text:p>€ 380,00</text:p>
          </table:table-cell>
          <table:table-cell table:style-name="ce14" office:value-type="string">
            <text:p>kit sa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8]+[.$M38]+[.$O38]+[.$Q38]+[.$S38]+[.$U38]+[.$W38]+[.$Y38]+[.$F38]" office:value-type="currency" office:currency="EUR" office:value="380">
            <text:p>€ 380,00</text:p>
          </table:table-cell>
          <table:table-cell/>
          <table:table-cell office:value-type="currency" office:currency="EUR" office:value="23">
            <text:p>€ 23,00</text:p>
          </table:table-cell>
          <table:table-cell table:number-columns-repeated="14"/>
          <table:table-cell table:formula="of:=SUM([.$AC38:.$AQ38])" office:value-type="currency" office:currency="EUR" office:value="23">
            <text:p>€ 23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8]+[.$AV38]+[.$AX38]+[.$AZ38]+[.$BB38]+[.$BD38]" office:value-type="currency" office:currency="EUR" office:value="0">
            <text:p>€ 0,00</text:p>
          </table:table-cell>
          <table:table-cell/>
          <table:table-cell table:style-name="ce15" table:formula="of:=[.$AA38]+[.$AR38]+[.$BF38]" office:value-type="currency" office:currency="EUR" office:value="403">
            <text:p>€ 403,00</text:p>
          </table:table-cell>
          <table:table-cell/>
          <table:table-cell table:style-name="ce42" table:formula="of:=[accessori.$BH38]" office:value-type="currency" office:currency="EUR" office:value="403">
            <text:p>€ 403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39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39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39]" office:value-type="string" office:string-value="Briatico Vangosa">
            <text:p>Briatico Vangosa</text:p>
          </table:table-cell>
          <table:table-cell table:style-name="Default" table:formula="of:=['file:///Users/Amministrazione/Dropbox/segreteria/2025-26/elenchi/db%202025-26%20gestionale.ods'#$dati.H39]" office:value-type="string" office:string-value="Giacomo">
            <text:p>Giacom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9]+[.$M39]+[.$O39]+[.$Q39]+[.$S39]+[.$U39]+[.$W39]+[.$Y39]+[.$F39]" office:value-type="currency" office:currency="EUR" office:value="0">
            <text:p>€ 0,00</text:p>
          </table:table-cell>
          <table:table-cell/>
          <table:table-cell office:value-type="currency" office:currency="EUR" office:value="17">
            <text:p>€ 17,00</text:p>
          </table:table-cell>
          <table:table-cell table:number-columns-repeated="14"/>
          <table:table-cell table:formula="of:=SUM([.$AC39:.$AQ39])" office:value-type="currency" office:currency="EUR" office:value="17">
            <text:p>€ 17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9]+[.$AV39]+[.$AX39]+[.$AZ39]+[.$BB39]+[.$BD39]" office:value-type="currency" office:currency="EUR" office:value="0">
            <text:p>€ 0,00</text:p>
          </table:table-cell>
          <table:table-cell/>
          <table:table-cell table:style-name="ce15" table:formula="of:=[.$AA39]+[.$AR39]+[.$BF39]" office:value-type="currency" office:currency="EUR" office:value="17">
            <text:p>€ 17,00</text:p>
          </table:table-cell>
          <table:table-cell/>
          <table:table-cell table:style-name="ce42" table:formula="of:=[accessori.$BH39]" office:value-type="currency" office:currency="EUR" office:value="17">
            <text:p>€ 17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40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40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40]" office:value-type="string" office:string-value="Briguglia">
            <text:p>Briguglia</text:p>
          </table:table-cell>
          <table:table-cell table:style-name="Default" table:formula="of:=['file:///Users/Amministrazione/Dropbox/segreteria/2025-26/elenchi/db%202025-26%20gestionale.ods'#$dati.H40]" office:value-type="string" office:string-value="Sara">
            <text:p>Sar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40]+[.$M40]+[.$O40]+[.$Q40]+[.$S40]+[.$U40]+[.$W40]+[.$Y40]+[.$F40]" office:value-type="currency" office:currency="EUR" office:value="0">
            <text:p>€ 0,00</text:p>
          </table:table-cell>
          <table:table-cell/>
          <table:table-cell office:value-type="currency" office:currency="EUR" office:value="11">
            <text:p>€ 11,00</text:p>
          </table:table-cell>
          <table:table-cell office:value-type="currency" office:currency="EUR" office:value="28">
            <text:p>€ 28,00</text:p>
          </table:table-cell>
          <table:table-cell table:number-columns-repeated="13"/>
          <table:table-cell table:formula="of:=SUM([.$AC40:.$AQ40])" office:value-type="currency" office:currency="EUR" office:value="39">
            <text:p>€ 39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40]+[.$AV40]+[.$AX40]+[.$AZ40]+[.$BB40]+[.$BD40]" office:value-type="currency" office:currency="EUR" office:value="0">
            <text:p>€ 0,00</text:p>
          </table:table-cell>
          <table:table-cell/>
          <table:table-cell table:style-name="ce15" table:formula="of:=[.$AA40]+[.$AR40]+[.$BF40]" office:value-type="currency" office:currency="EUR" office:value="39">
            <text:p>€ 39,00</text:p>
          </table:table-cell>
          <table:table-cell/>
          <table:table-cell table:style-name="ce42" table:formula="of:=[accessori.$BH40]" office:value-type="currency" office:currency="EUR" office:value="39">
            <text:p>€ 39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41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41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41]" office:value-type="string" office:string-value="Bu">
            <text:p>Bu</text:p>
          </table:table-cell>
          <table:table-cell table:style-name="Default" table:formula="of:=['file:///Users/Amministrazione/Dropbox/segreteria/2025-26/elenchi/db%202025-26%20gestionale.ods'#$dati.H41]" office:value-type="string" office:string-value="Flora">
            <text:p>Flor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 office:value-type="currency" office:currency="EUR" office:value="5">
            <text:p>€ 5,00</text:p>
          </table:table-cell>
          <table:table-cell office:value-type="string">
            <text:p>corde violin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41]+[.$M41]+[.$O41]+[.$Q41]+[.$S41]+[.$U41]+[.$W41]+[.$Y41]+[.$F41]" office:value-type="currency" office:currency="EUR" office:value="5">
            <text:p>€ 5,00</text:p>
          </table:table-cell>
          <table:table-cell table:number-columns-repeated="16"/>
          <table:table-cell table:formula="of:=SUM([.$AC41:.$AQ41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41]+[.$AV41]+[.$AX41]+[.$AZ41]+[.$BB41]+[.$BD41]" office:value-type="currency" office:currency="EUR" office:value="0">
            <text:p>€ 0,00</text:p>
          </table:table-cell>
          <table:table-cell/>
          <table:table-cell table:style-name="ce15" table:formula="of:=[.$AA41]+[.$AR41]+[.$BF41]" office:value-type="currency" office:currency="EUR" office:value="5">
            <text:p>€ 5,00</text:p>
          </table:table-cell>
          <table:table-cell/>
          <table:table-cell table:style-name="ce42" table:formula="of:=[accessori.$BH41]" office:value-type="currency" office:currency="EUR" office:value="5">
            <text:p>€ 5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42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42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42]" office:value-type="string" office:string-value="Bu">
            <text:p>Bu</text:p>
          </table:table-cell>
          <table:table-cell table:style-name="Default" table:formula="of:=['file:///Users/Amministrazione/Dropbox/segreteria/2025-26/elenchi/db%202025-26%20gestionale.ods'#$dati.H42]" office:value-type="string" office:string-value="Steven">
            <text:p>Steven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42]+[.$M42]+[.$O42]+[.$Q42]+[.$S42]+[.$U42]+[.$W42]+[.$Y42]+[.$F42]" office:value-type="currency" office:currency="EUR" office:value="0">
            <text:p>€ 0,00</text:p>
          </table:table-cell>
          <table:table-cell/>
          <table:table-cell office:value-type="currency" office:currency="EUR" office:value="14">
            <text:p>€ 14,00</text:p>
          </table:table-cell>
          <table:table-cell table:number-columns-repeated="14"/>
          <table:table-cell table:formula="of:=SUM([.$AC42:.$AQ42])" office:value-type="currency" office:currency="EUR" office:value="14">
            <text:p>€ 14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42]+[.$AV42]+[.$AX42]+[.$AZ42]+[.$BB42]+[.$BD42]" office:value-type="currency" office:currency="EUR" office:value="0">
            <text:p>€ 0,00</text:p>
          </table:table-cell>
          <table:table-cell/>
          <table:table-cell table:style-name="ce15" table:formula="of:=[.$AA42]+[.$AR42]+[.$BF42]" office:value-type="currency" office:currency="EUR" office:value="14">
            <text:p>€ 14,00</text:p>
          </table:table-cell>
          <table:table-cell/>
          <table:table-cell table:style-name="ce42" table:formula="of:=[accessori.$BH42]" office:value-type="currency" office:currency="EUR" office:value="14">
            <text:p>€ 14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43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3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43]+[.$M43]+[.$O43]+[.$Q43]+[.$S43]+[.$U43]+[.$W43]+[.$Y43]+[.$F43]" office:value-type="currency" office:currency="EUR" office:value="0">
            <text:p>€ 0,00</text:p>
          </table:table-cell>
          <table:table-cell table:number-columns-repeated="16"/>
          <table:table-cell table:formula="of:=SUM([.$AC43:.$AQ43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43]+[.$AV43]+[.$AX43]+[.$AZ43]+[.$BB43]+[.$BD43]" office:value-type="currency" office:currency="EUR" office:value="0">
            <text:p>€ 0,00</text:p>
          </table:table-cell>
          <table:table-cell/>
          <table:table-cell table:style-name="ce15" table:formula="of:=[.$AA43]+[.$AR43]+[.$BF43]" office:value-type="currency" office:currency="EUR" office:value="0">
            <text:p>€ 0,00</text:p>
          </table:table-cell>
          <table:table-cell/>
          <table:table-cell table:style-name="ce42" table:formula="of:=[accessori.$BH43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44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44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44]" office:value-type="string" office:string-value="Caccialanza">
            <text:p>Caccialanza</text:p>
          </table:table-cell>
          <table:table-cell table:style-name="Default" table:formula="of:=['file:///Users/Amministrazione/Dropbox/segreteria/2025-26/elenchi/db%202025-26%20gestionale.ods'#$dati.H44]" office:value-type="string" office:string-value="Beatrice">
            <text:p>Beatric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44]+[.$M44]+[.$O44]+[.$Q44]+[.$S44]+[.$U44]+[.$W44]+[.$Y44]+[.$F44]" office:value-type="currency" office:currency="EUR" office:value="0">
            <text:p>€ 0,00</text:p>
          </table:table-cell>
          <table:table-cell table:number-columns-repeated="16"/>
          <table:table-cell table:formula="of:=SUM([.$AC44:.$AQ44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44]+[.$AV44]+[.$AX44]+[.$AZ44]+[.$BB44]+[.$BD44]" office:value-type="currency" office:currency="EUR" office:value="0">
            <text:p>€ 0,00</text:p>
          </table:table-cell>
          <table:table-cell/>
          <table:table-cell table:style-name="ce15" table:formula="of:=[.$AA44]+[.$AR44]+[.$BF44]" office:value-type="currency" office:currency="EUR" office:value="0">
            <text:p>€ 0,00</text:p>
          </table:table-cell>
          <table:table-cell/>
          <table:table-cell table:style-name="ce42" table:formula="of:=[accessori.$BH44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45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45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45]" office:value-type="string" office:string-value="Caceres">
            <text:p>Caceres</text:p>
          </table:table-cell>
          <table:table-cell table:style-name="Default" table:formula="of:=['file:///Users/Amministrazione/Dropbox/segreteria/2025-26/elenchi/db%202025-26%20gestionale.ods'#$dati.H45]" office:value-type="string" office:string-value="Rosa Maria">
            <text:p>Rosa Mar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45]+[.$M45]+[.$O45]+[.$Q45]+[.$S45]+[.$U45]+[.$W45]+[.$Y45]+[.$F45]" office:value-type="currency" office:currency="EUR" office:value="0">
            <text:p>€ 0,00</text:p>
          </table:table-cell>
          <table:table-cell table:number-columns-repeated="16"/>
          <table:table-cell table:formula="of:=SUM([.$AC45:.$AQ45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45]+[.$AV45]+[.$AX45]+[.$AZ45]+[.$BB45]+[.$BD45]" office:value-type="currency" office:currency="EUR" office:value="0">
            <text:p>€ 0,00</text:p>
          </table:table-cell>
          <table:table-cell/>
          <table:table-cell table:style-name="ce15" table:formula="of:=[.$AA45]+[.$AR45]+[.$BF45]" office:value-type="currency" office:currency="EUR" office:value="0">
            <text:p>€ 0,00</text:p>
          </table:table-cell>
          <table:table-cell/>
          <table:table-cell table:style-name="ce42" table:formula="of:=[accessori.$BH45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46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46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46]" office:value-type="string" office:string-value="Calabrò">
            <text:p>Calabrò</text:p>
          </table:table-cell>
          <table:table-cell table:style-name="Default" table:formula="of:=['file:///Users/Amministrazione/Dropbox/segreteria/2025-26/elenchi/db%202025-26%20gestionale.ods'#$dati.H46]" office:value-type="string" office:string-value="Carmen">
            <text:p>Carmen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46]+[.$M46]+[.$O46]+[.$Q46]+[.$S46]+[.$U46]+[.$W46]+[.$Y46]+[.$F46]" office:value-type="currency" office:currency="EUR" office:value="0">
            <text:p>€ 0,00</text:p>
          </table:table-cell>
          <table:table-cell table:number-columns-repeated="16"/>
          <table:table-cell table:formula="of:=SUM([.$AC46:.$AQ46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46]+[.$AV46]+[.$AX46]+[.$AZ46]+[.$BB46]+[.$BD46]" office:value-type="currency" office:currency="EUR" office:value="0">
            <text:p>€ 0,00</text:p>
          </table:table-cell>
          <table:table-cell/>
          <table:table-cell table:style-name="ce15" table:formula="of:=[.$AA46]+[.$AR46]+[.$BF46]" office:value-type="currency" office:currency="EUR" office:value="0">
            <text:p>€ 0,00</text:p>
          </table:table-cell>
          <table:table-cell/>
          <table:table-cell table:style-name="ce42" table:formula="of:=[accessori.$BH46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47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47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47]" office:value-type="string" office:string-value="Caligari">
            <text:p>Caligari</text:p>
          </table:table-cell>
          <table:table-cell table:style-name="Default" table:formula="of:=['file:///Users/Amministrazione/Dropbox/segreteria/2025-26/elenchi/db%202025-26%20gestionale.ods'#$dati.H47]" office:value-type="string" office:string-value="Anna Chiara">
            <text:p>Anna Chiar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47]+[.$M47]+[.$O47]+[.$Q47]+[.$S47]+[.$U47]+[.$W47]+[.$Y47]+[.$F47]" office:value-type="currency" office:currency="EUR" office:value="0">
            <text:p>€ 0,00</text:p>
          </table:table-cell>
          <table:table-cell table:number-columns-repeated="16"/>
          <table:table-cell table:formula="of:=SUM([.$AC47:.$AQ47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47]+[.$AV47]+[.$AX47]+[.$AZ47]+[.$BB47]+[.$BD47]" office:value-type="currency" office:currency="EUR" office:value="0">
            <text:p>€ 0,00</text:p>
          </table:table-cell>
          <table:table-cell/>
          <table:table-cell table:style-name="ce15" table:formula="of:=[.$AA47]+[.$AR47]+[.$BF47]" office:value-type="currency" office:currency="EUR" office:value="0">
            <text:p>€ 0,00</text:p>
          </table:table-cell>
          <table:table-cell/>
          <table:table-cell table:style-name="ce42" table:formula="of:=[accessori.$BH47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48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48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48]" office:value-type="string" office:string-value="Caligari">
            <text:p>Caligari</text:p>
          </table:table-cell>
          <table:table-cell table:style-name="Default" table:formula="of:=['file:///Users/Amministrazione/Dropbox/segreteria/2025-26/elenchi/db%202025-26%20gestionale.ods'#$dati.H48]" office:value-type="string" office:string-value="Federico">
            <text:p>Federic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48]+[.$M48]+[.$O48]+[.$Q48]+[.$S48]+[.$U48]+[.$W48]+[.$Y48]+[.$F48]" office:value-type="currency" office:currency="EUR" office:value="0">
            <text:p>€ 0,00</text:p>
          </table:table-cell>
          <table:table-cell/>
          <table:table-cell office:value-type="currency" office:currency="EUR" office:value="15">
            <text:p>€ 15,00</text:p>
          </table:table-cell>
          <table:table-cell office:value-type="currency" office:currency="EUR" office:value="34">
            <text:p>€ 34,00</text:p>
          </table:table-cell>
          <table:table-cell table:number-columns-repeated="13"/>
          <table:table-cell table:formula="of:=SUM([.$AC48:.$AQ48])" office:value-type="currency" office:currency="EUR" office:value="49">
            <text:p>€ 49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48]+[.$AV48]+[.$AX48]+[.$AZ48]+[.$BB48]+[.$BD48]" office:value-type="currency" office:currency="EUR" office:value="0">
            <text:p>€ 0,00</text:p>
          </table:table-cell>
          <table:table-cell/>
          <table:table-cell table:style-name="ce15" table:formula="of:=[.$AA48]+[.$AR48]+[.$BF48]" office:value-type="currency" office:currency="EUR" office:value="49">
            <text:p>€ 49,00</text:p>
          </table:table-cell>
          <table:table-cell/>
          <table:table-cell table:style-name="ce42" table:formula="of:=[accessori.$BH48]" office:value-type="currency" office:currency="EUR" office:value="49">
            <text:p>€ 49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49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49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49]" office:value-type="string" office:string-value="Calmi">
            <text:p>Calmi</text:p>
          </table:table-cell>
          <table:table-cell table:style-name="Default" table:formula="of:=['file:///Users/Amministrazione/Dropbox/segreteria/2025-26/elenchi/db%202025-26%20gestionale.ods'#$dati.H49]" office:value-type="string" office:string-value="Filippo">
            <text:p>Filipp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49]+[.$M49]+[.$O49]+[.$Q49]+[.$S49]+[.$U49]+[.$W49]+[.$Y49]+[.$F49]" office:value-type="currency" office:currency="EUR" office:value="0">
            <text:p>€ 0,00</text:p>
          </table:table-cell>
          <table:table-cell/>
          <table:table-cell office:value-type="currency" office:currency="EUR" office:value="14">
            <text:p>€ 14,00</text:p>
          </table:table-cell>
          <table:table-cell office:value-type="currency" office:currency="EUR" office:value="17">
            <text:p>€ 17,00</text:p>
          </table:table-cell>
          <table:table-cell table:number-columns-repeated="13"/>
          <table:table-cell table:formula="of:=SUM([.$AC49:.$AQ49])" office:value-type="currency" office:currency="EUR" office:value="31">
            <text:p>€ 31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49]+[.$AV49]+[.$AX49]+[.$AZ49]+[.$BB49]+[.$BD49]" office:value-type="currency" office:currency="EUR" office:value="0">
            <text:p>€ 0,00</text:p>
          </table:table-cell>
          <table:table-cell/>
          <table:table-cell table:style-name="ce15" table:formula="of:=[.$AA49]+[.$AR49]+[.$BF49]" office:value-type="currency" office:currency="EUR" office:value="31">
            <text:p>€ 31,00</text:p>
          </table:table-cell>
          <table:table-cell/>
          <table:table-cell table:style-name="ce42" table:formula="of:=[accessori.$BH49]" office:value-type="currency" office:currency="EUR" office:value="31">
            <text:p>€ 31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50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50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50]" office:value-type="string" office:string-value="Campioni">
            <text:p>Campioni</text:p>
          </table:table-cell>
          <table:table-cell table:style-name="Default" table:formula="of:=['file:///Users/Amministrazione/Dropbox/segreteria/2025-26/elenchi/db%202025-26%20gestionale.ods'#$dati.H50]" office:value-type="string" office:string-value="Andrea">
            <text:p>Andre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 office:value-type="currency" office:currency="EUR" office:value="360">
            <text:p>€ 360,00</text:p>
          </table:table-cell>
          <table:table-cell table:style-name="ce14" office:value-type="string">
            <text:p>kit sassofono nuovo </text:p>
          </table:table-cell>
          <table:table-cell office:value-type="currency" office:currency="EUR" office:value="36">
            <text:p>€ 36,00</text:p>
          </table:table-cell>
          <table:table-cell office:value-type="string">
            <text:p>2 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50]+[.$M50]+[.$O50]+[.$Q50]+[.$S50]+[.$U50]+[.$W50]+[.$Y50]+[.$F50]" office:value-type="currency" office:currency="EUR" office:value="396">
            <text:p>€ 396,00</text:p>
          </table:table-cell>
          <table:table-cell/>
          <table:table-cell office:value-type="currency" office:currency="EUR" office:value="14">
            <text:p>€ 14,00</text:p>
          </table:table-cell>
          <table:table-cell office:value-type="currency" office:currency="EUR" office:value="27">
            <text:p>€ 27,00</text:p>
          </table:table-cell>
          <table:table-cell office:value-type="currency" office:currency="EUR" office:value="12">
            <text:p>€ 12,00</text:p>
          </table:table-cell>
          <table:table-cell table:number-columns-repeated="12"/>
          <table:table-cell table:formula="of:=SUM([.$AC50:.$AQ50])" office:value-type="currency" office:currency="EUR" office:value="53">
            <text:p>€ 53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50]+[.$AV50]+[.$AX50]+[.$AZ50]+[.$BB50]+[.$BD50]" office:value-type="currency" office:currency="EUR" office:value="0">
            <text:p>€ 0,00</text:p>
          </table:table-cell>
          <table:table-cell/>
          <table:table-cell table:style-name="ce15" table:formula="of:=[.$AA50]+[.$AR50]+[.$BF50]" office:value-type="currency" office:currency="EUR" office:value="449">
            <text:p>€ 449,00</text:p>
          </table:table-cell>
          <table:table-cell/>
          <table:table-cell table:style-name="ce42" table:formula="of:=[accessori.$BH50]" office:value-type="currency" office:currency="EUR" office:value="449">
            <text:p>€ 449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51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51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51]" office:value-type="string" office:string-value="Campironi">
            <text:p>Campironi</text:p>
          </table:table-cell>
          <table:table-cell table:style-name="Default" table:formula="of:=['file:///Users/Amministrazione/Dropbox/segreteria/2025-26/elenchi/db%202025-26%20gestionale.ods'#$dati.H51]" office:value-type="string" office:string-value="Laura">
            <text:p>Laur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51]+[.$M51]+[.$O51]+[.$Q51]+[.$S51]+[.$U51]+[.$W51]+[.$Y51]+[.$F51]" office:value-type="currency" office:currency="EUR" office:value="0">
            <text:p>€ 0,00</text:p>
          </table:table-cell>
          <table:table-cell/>
          <table:table-cell office:value-type="currency" office:currency="EUR" office:value="17.5">
            <text:p>€ 17,50</text:p>
          </table:table-cell>
          <table:table-cell office:value-type="currency" office:currency="EUR" office:value="12">
            <text:p>€ 12,00</text:p>
          </table:table-cell>
          <table:table-cell table:number-columns-repeated="13"/>
          <table:table-cell table:formula="of:=SUM([.$AC51:.$AQ51])" office:value-type="currency" office:currency="EUR" office:value="29.5">
            <text:p>€ 29,5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51]+[.$AV51]+[.$AX51]+[.$AZ51]+[.$BB51]+[.$BD51]" office:value-type="currency" office:currency="EUR" office:value="0">
            <text:p>€ 0,00</text:p>
          </table:table-cell>
          <table:table-cell/>
          <table:table-cell table:style-name="ce15" table:formula="of:=[.$AA51]+[.$AR51]+[.$BF51]" office:value-type="currency" office:currency="EUR" office:value="29.5">
            <text:p>€ 29,50</text:p>
          </table:table-cell>
          <table:table-cell/>
          <table:table-cell table:style-name="ce42" table:formula="of:=[accessori.$BH51]" office:value-type="currency" office:currency="EUR" office:value="29.5">
            <text:p>€ 29,5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52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52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52]" office:value-type="string" office:string-value="Canepa">
            <text:p>Canepa</text:p>
          </table:table-cell>
          <table:table-cell table:style-name="Default" table:formula="of:=['file:///Users/Amministrazione/Dropbox/segreteria/2025-26/elenchi/db%202025-26%20gestionale.ods'#$dati.H52]" office:value-type="string" office:string-value="Sebastiano">
            <text:p>Sebastian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52]+[.$M52]+[.$O52]+[.$Q52]+[.$S52]+[.$U52]+[.$W52]+[.$Y52]+[.$F52]" office:value-type="currency" office:currency="EUR" office:value="0">
            <text:p>€ 0,00</text:p>
          </table:table-cell>
          <table:table-cell table:number-columns-repeated="16"/>
          <table:table-cell table:formula="of:=SUM([.$AC52:.$AQ52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52]+[.$AV52]+[.$AX52]+[.$AZ52]+[.$BB52]+[.$BD52]" office:value-type="currency" office:currency="EUR" office:value="0">
            <text:p>€ 0,00</text:p>
          </table:table-cell>
          <table:table-cell/>
          <table:table-cell table:style-name="ce15" table:formula="of:=[.$AA52]+[.$AR52]+[.$BF52]" office:value-type="currency" office:currency="EUR" office:value="0">
            <text:p>€ 0,00</text:p>
          </table:table-cell>
          <table:table-cell/>
          <table:table-cell table:style-name="ce42" table:formula="of:=[accessori.$BH52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53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53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53]" office:value-type="string" office:string-value="Cannarsi">
            <text:p>Cannarsi</text:p>
          </table:table-cell>
          <table:table-cell table:style-name="Default" table:formula="of:=['file:///Users/Amministrazione/Dropbox/segreteria/2025-26/elenchi/db%202025-26%20gestionale.ods'#$dati.H53]" office:value-type="string" office:string-value="Antonio Kawin">
            <text:p>Antonio Kawin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53]+[.$M53]+[.$O53]+[.$Q53]+[.$S53]+[.$U53]+[.$W53]+[.$Y53]+[.$F53]" office:value-type="currency" office:currency="EUR" office:value="0">
            <text:p>€ 0,00</text:p>
          </table:table-cell>
          <table:table-cell/>
          <table:table-cell office:value-type="currency" office:currency="EUR" office:value="11">
            <text:p>€ 11,00</text:p>
          </table:table-cell>
          <table:table-cell office:value-type="currency" office:currency="EUR" office:value="22">
            <text:p>€ 22,00</text:p>
          </table:table-cell>
          <table:table-cell table:number-columns-repeated="2" office:value-type="currency" office:currency="EUR" office:value="13">
            <text:p>€ 13,00</text:p>
          </table:table-cell>
          <table:table-cell table:number-columns-repeated="11"/>
          <table:table-cell table:formula="of:=SUM([.$AC53:.$AQ53])" office:value-type="currency" office:currency="EUR" office:value="59">
            <text:p>€ 59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53]+[.$AV53]+[.$AX53]+[.$AZ53]+[.$BB53]+[.$BD53]" office:value-type="currency" office:currency="EUR" office:value="0">
            <text:p>€ 0,00</text:p>
          </table:table-cell>
          <table:table-cell/>
          <table:table-cell table:style-name="ce15" table:formula="of:=[.$AA53]+[.$AR53]+[.$BF53]" office:value-type="currency" office:currency="EUR" office:value="59">
            <text:p>€ 59,00</text:p>
          </table:table-cell>
          <table:table-cell/>
          <table:table-cell table:style-name="ce42" table:formula="of:=[accessori.$BH53]" office:value-type="currency" office:currency="EUR" office:value="59">
            <text:p>€ 59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54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54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54]" office:value-type="string" office:string-value="Cannarsi">
            <text:p>Cannarsi</text:p>
          </table:table-cell>
          <table:table-cell table:style-name="Default" table:formula="of:=['file:///Users/Amministrazione/Dropbox/segreteria/2025-26/elenchi/db%202025-26%20gestionale.ods'#$dati.H54]" office:value-type="string" office:string-value="Emilio Napat">
            <text:p>Emilio Napat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54]+[.$M54]+[.$O54]+[.$Q54]+[.$S54]+[.$U54]+[.$W54]+[.$Y54]+[.$F54]" office:value-type="currency" office:currency="EUR" office:value="0">
            <text:p>€ 0,00</text:p>
          </table:table-cell>
          <table:table-cell/>
          <table:table-cell office:value-type="currency" office:currency="EUR" office:value="11">
            <text:p>€ 11,00</text:p>
          </table:table-cell>
          <table:table-cell table:number-columns-repeated="14"/>
          <table:table-cell table:formula="of:=SUM([.$AC54:.$AQ54])" office:value-type="currency" office:currency="EUR" office:value="11">
            <text:p>€ 11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54]+[.$AV54]+[.$AX54]+[.$AZ54]+[.$BB54]+[.$BD54]" office:value-type="currency" office:currency="EUR" office:value="0">
            <text:p>€ 0,00</text:p>
          </table:table-cell>
          <table:table-cell/>
          <table:table-cell table:style-name="ce15" table:formula="of:=[.$AA54]+[.$AR54]+[.$BF54]" office:value-type="currency" office:currency="EUR" office:value="11">
            <text:p>€ 11,00</text:p>
          </table:table-cell>
          <table:table-cell/>
          <table:table-cell table:style-name="ce42" table:formula="of:=[accessori.$BH54]" office:value-type="currency" office:currency="EUR" office:value="11">
            <text:p>€ 11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55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55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55]" office:value-type="string" office:string-value="Capozzi">
            <text:p>Capozzi</text:p>
          </table:table-cell>
          <table:table-cell table:style-name="Default" table:formula="of:=['file:///Users/Amministrazione/Dropbox/segreteria/2025-26/elenchi/db%202025-26%20gestionale.ods'#$dati.H55]" office:value-type="string" office:string-value="Marica">
            <text:p>Maric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55]+[.$M55]+[.$O55]+[.$Q55]+[.$S55]+[.$U55]+[.$W55]+[.$Y55]+[.$F55]" office:value-type="currency" office:currency="EUR" office:value="0">
            <text:p>€ 0,00</text:p>
          </table:table-cell>
          <table:table-cell/>
          <table:table-cell office:value-type="currency" office:currency="EUR" office:value="13">
            <text:p>€ 13,00</text:p>
          </table:table-cell>
          <table:table-cell office:value-type="currency" office:currency="EUR" office:value="11">
            <text:p>€ 11,00</text:p>
          </table:table-cell>
          <table:table-cell office:value-type="currency" office:currency="EUR" office:value="15">
            <text:p>€ 15,00</text:p>
          </table:table-cell>
          <table:table-cell table:number-columns-repeated="12"/>
          <table:table-cell table:formula="of:=SUM([.$AC55:.$AQ55])" office:value-type="currency" office:currency="EUR" office:value="39">
            <text:p>€ 39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55]+[.$AV55]+[.$AX55]+[.$AZ55]+[.$BB55]+[.$BD55]" office:value-type="currency" office:currency="EUR" office:value="0">
            <text:p>€ 0,00</text:p>
          </table:table-cell>
          <table:table-cell/>
          <table:table-cell table:style-name="ce15" table:formula="of:=[.$AA55]+[.$AR55]+[.$BF55]" office:value-type="currency" office:currency="EUR" office:value="39">
            <text:p>€ 39,00</text:p>
          </table:table-cell>
          <table:table-cell/>
          <table:table-cell table:style-name="ce42" table:formula="of:=[accessori.$BH55]" office:value-type="currency" office:currency="EUR" office:value="39">
            <text:p>€ 39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56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56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56]" office:value-type="string" office:string-value="Cara">
            <text:p>Cara</text:p>
          </table:table-cell>
          <table:table-cell table:style-name="Default" table:formula="of:=['file:///Users/Amministrazione/Dropbox/segreteria/2025-26/elenchi/db%202025-26%20gestionale.ods'#$dati.H56]" office:value-type="string" office:string-value="Teresa">
            <text:p>Teres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56]+[.$M56]+[.$O56]+[.$Q56]+[.$S56]+[.$U56]+[.$W56]+[.$Y56]+[.$F56]" office:value-type="currency" office:currency="EUR" office:value="0">
            <text:p>€ 0,00</text:p>
          </table:table-cell>
          <table:table-cell/>
          <table:table-cell office:value-type="currency" office:currency="EUR" office:value="23">
            <text:p>€ 23,00</text:p>
          </table:table-cell>
          <table:table-cell table:number-columns-repeated="14"/>
          <table:table-cell table:formula="of:=SUM([.$AC56:.$AQ56])" office:value-type="currency" office:currency="EUR" office:value="23">
            <text:p>€ 23,00</text:p>
          </table:table-cell>
          <table:table-cell/>
          <table:table-cell table:style-name="ce28" office:value-type="currency" office:currency="EUR" office:value="175">
            <text:p>€ 175,00</text:p>
          </table:table-cell>
          <table:table-cell office:value-type="string">
            <text:p>ABRSM cl sessione autunnale gr 4</text:p>
          </table:table-cell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 office:value-type="float" office:value="2">
            <text:p>2</text:p>
          </table:table-cell>
          <table:table-cell/>
          <table:table-cell table:formula="of:=[.$AT56]+[.$AV56]+[.$AX56]+[.$AZ56]+[.$BB56]+[.$BD56]" office:value-type="currency" office:currency="EUR" office:value="177">
            <text:p>€ 177,00</text:p>
          </table:table-cell>
          <table:table-cell/>
          <table:table-cell table:style-name="ce15" table:formula="of:=[.$AA56]+[.$AR56]+[.$BF56]" office:value-type="currency" office:currency="EUR" office:value="200">
            <text:p>€ 200,00</text:p>
          </table:table-cell>
          <table:table-cell/>
          <table:table-cell table:style-name="ce42" table:formula="of:=[accessori.$BH56]" office:value-type="currency" office:currency="EUR" office:value="200">
            <text:p>€ 20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57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57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57]" office:value-type="string" office:string-value="Carli">
            <text:p>Carli</text:p>
          </table:table-cell>
          <table:table-cell table:style-name="Default" table:formula="of:=['file:///Users/Amministrazione/Dropbox/segreteria/2025-26/elenchi/db%202025-26%20gestionale.ods'#$dati.H57]" office:value-type="string" office:string-value="Elisa">
            <text:p>Elis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57]+[.$M57]+[.$O57]+[.$Q57]+[.$S57]+[.$U57]+[.$W57]+[.$Y57]+[.$F57]" office:value-type="currency" office:currency="EUR" office:value="0">
            <text:p>€ 0,00</text:p>
          </table:table-cell>
          <table:table-cell/>
          <table:table-cell office:value-type="currency" office:currency="EUR" office:value="22">
            <text:p>€ 22,00</text:p>
          </table:table-cell>
          <table:table-cell table:number-columns-repeated="14"/>
          <table:table-cell table:formula="of:=SUM([.$AC57:.$AQ57])" office:value-type="currency" office:currency="EUR" office:value="22">
            <text:p>€ 22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57]+[.$AV57]+[.$AX57]+[.$AZ57]+[.$BB57]+[.$BD57]" office:value-type="currency" office:currency="EUR" office:value="0">
            <text:p>€ 0,00</text:p>
          </table:table-cell>
          <table:table-cell/>
          <table:table-cell table:style-name="ce15" table:formula="of:=[.$AA57]+[.$AR57]+[.$BF57]" office:value-type="currency" office:currency="EUR" office:value="22">
            <text:p>€ 22,00</text:p>
          </table:table-cell>
          <table:table-cell/>
          <table:table-cell table:style-name="ce42" table:formula="of:=[accessori.$BH57]" office:value-type="currency" office:currency="EUR" office:value="22">
            <text:p>€ 22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58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58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58]" office:value-type="string" office:string-value="Carli">
            <text:p>Carli</text:p>
          </table:table-cell>
          <table:table-cell table:style-name="Default" table:formula="of:=['file:///Users/Amministrazione/Dropbox/segreteria/2025-26/elenchi/db%202025-26%20gestionale.ods'#$dati.H58]" office:value-type="string" office:string-value="Miro">
            <text:p>Mir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58]+[.$M58]+[.$O58]+[.$Q58]+[.$S58]+[.$U58]+[.$W58]+[.$Y58]+[.$F58]" office:value-type="currency" office:currency="EUR" office:value="0">
            <text:p>€ 0,00</text:p>
          </table:table-cell>
          <table:table-cell table:number-columns-repeated="16"/>
          <table:table-cell table:formula="of:=SUM([.$AC58:.$AQ58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58]+[.$AV58]+[.$AX58]+[.$AZ58]+[.$BB58]+[.$BD58]" office:value-type="currency" office:currency="EUR" office:value="0">
            <text:p>€ 0,00</text:p>
          </table:table-cell>
          <table:table-cell/>
          <table:table-cell table:style-name="ce15" table:formula="of:=[.$AA58]+[.$AR58]+[.$BF58]" office:value-type="currency" office:currency="EUR" office:value="0">
            <text:p>€ 0,00</text:p>
          </table:table-cell>
          <table:table-cell/>
          <table:table-cell table:style-name="ce42" table:formula="of:=[accessori.$BH58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59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5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5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59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59]+[.$M59]+[.$O59]+[.$Q59]+[.$S59]+[.$U59]+[.$W59]+[.$Y59]+[.$F59]" office:value-type="currency" office:currency="EUR" office:value="0">
            <text:p>€ 0,00</text:p>
          </table:table-cell>
          <table:table-cell table:number-columns-repeated="16"/>
          <table:table-cell table:formula="of:=SUM([.$AC59:.$AQ59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59]+[.$AV59]+[.$AX59]+[.$AZ59]+[.$BB59]+[.$BD59]" office:value-type="currency" office:currency="EUR" office:value="0">
            <text:p>€ 0,00</text:p>
          </table:table-cell>
          <table:table-cell/>
          <table:table-cell table:style-name="ce15" table:formula="of:=[.$AA59]+[.$AR59]+[.$BF59]" office:value-type="currency" office:currency="EUR" office:value="0">
            <text:p>€ 0,00</text:p>
          </table:table-cell>
          <table:table-cell/>
          <table:table-cell table:style-name="ce42" table:formula="of:=[accessori.$BH59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60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60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60]" office:value-type="string" office:string-value="Carruba">
            <text:p>Carruba</text:p>
          </table:table-cell>
          <table:table-cell table:style-name="Default" table:formula="of:=['file:///Users/Amministrazione/Dropbox/segreteria/2025-26/elenchi/db%202025-26%20gestionale.ods'#$dati.H60]" office:value-type="string" office:string-value="Maia">
            <text:p>Ma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60]+[.$M60]+[.$O60]+[.$Q60]+[.$S60]+[.$U60]+[.$W60]+[.$Y60]+[.$F60]" office:value-type="currency" office:currency="EUR" office:value="0">
            <text:p>€ 0,00</text:p>
          </table:table-cell>
          <table:table-cell/>
          <table:table-cell office:value-type="currency" office:currency="EUR" office:value="14">
            <text:p>€ 14,00</text:p>
          </table:table-cell>
          <table:table-cell office:value-type="currency" office:currency="EUR" office:value="18">
            <text:p>€ 18,00</text:p>
          </table:table-cell>
          <table:table-cell office:value-type="currency" office:currency="EUR" office:value="9">
            <text:p>€ 9,00</text:p>
          </table:table-cell>
          <table:table-cell table:number-columns-repeated="12"/>
          <table:table-cell table:formula="of:=SUM([.$AC60:.$AQ60])" office:value-type="currency" office:currency="EUR" office:value="41">
            <text:p>€ 41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60]+[.$AV60]+[.$AX60]+[.$AZ60]+[.$BB60]+[.$BD60]" office:value-type="currency" office:currency="EUR" office:value="0">
            <text:p>€ 0,00</text:p>
          </table:table-cell>
          <table:table-cell/>
          <table:table-cell table:style-name="ce15" table:formula="of:=[.$AA60]+[.$AR60]+[.$BF60]" office:value-type="currency" office:currency="EUR" office:value="41">
            <text:p>€ 41,00</text:p>
          </table:table-cell>
          <table:table-cell/>
          <table:table-cell table:style-name="ce42" table:formula="of:=[accessori.$BH60]" office:value-type="currency" office:currency="EUR" office:value="41">
            <text:p>€ 41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61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61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61]" office:value-type="string" office:string-value="Casella">
            <text:p>Casella</text:p>
          </table:table-cell>
          <table:table-cell table:style-name="Default" table:formula="of:=['file:///Users/Amministrazione/Dropbox/segreteria/2025-26/elenchi/db%202025-26%20gestionale.ods'#$dati.H61]" office:value-type="string" office:string-value="Diego">
            <text:p>Dieg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61]+[.$M61]+[.$O61]+[.$Q61]+[.$S61]+[.$U61]+[.$W61]+[.$Y61]+[.$F61]" office:value-type="currency" office:currency="EUR" office:value="0">
            <text:p>€ 0,00</text:p>
          </table:table-cell>
          <table:table-cell/>
          <table:table-cell office:value-type="currency" office:currency="EUR" office:value="27">
            <text:p>€ 27,00</text:p>
          </table:table-cell>
          <table:table-cell table:number-columns-repeated="14"/>
          <table:table-cell table:formula="of:=SUM([.$AC61:.$AQ61])" office:value-type="currency" office:currency="EUR" office:value="27">
            <text:p>€ 27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61]+[.$AV61]+[.$AX61]+[.$AZ61]+[.$BB61]+[.$BD61]" office:value-type="currency" office:currency="EUR" office:value="0">
            <text:p>€ 0,00</text:p>
          </table:table-cell>
          <table:table-cell/>
          <table:table-cell table:style-name="ce15" table:formula="of:=[.$AA61]+[.$AR61]+[.$BF61]" office:value-type="currency" office:currency="EUR" office:value="27">
            <text:p>€ 27,00</text:p>
          </table:table-cell>
          <table:table-cell/>
          <table:table-cell table:style-name="ce42" table:formula="of:=[accessori.$BH61]" office:value-type="currency" office:currency="EUR" office:value="27">
            <text:p>€ 27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62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6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6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62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62]+[.$M62]+[.$O62]+[.$Q62]+[.$S62]+[.$U62]+[.$W62]+[.$Y62]+[.$F62]" office:value-type="currency" office:currency="EUR" office:value="0">
            <text:p>€ 0,00</text:p>
          </table:table-cell>
          <table:table-cell table:number-columns-repeated="16"/>
          <table:table-cell table:formula="of:=SUM([.$AC62:.$AQ62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62]+[.$AV62]+[.$AX62]+[.$AZ62]+[.$BB62]+[.$BD62]" office:value-type="currency" office:currency="EUR" office:value="0">
            <text:p>€ 0,00</text:p>
          </table:table-cell>
          <table:table-cell/>
          <table:table-cell table:style-name="ce15" table:formula="of:=[.$AA62]+[.$AR62]+[.$BF62]" office:value-type="currency" office:currency="EUR" office:value="0">
            <text:p>€ 0,00</text:p>
          </table:table-cell>
          <table:table-cell/>
          <table:table-cell table:style-name="ce42" table:formula="of:=[accessori.$BH62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63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63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63]" office:value-type="string" office:string-value="Castellaneta">
            <text:p>Castellaneta</text:p>
          </table:table-cell>
          <table:table-cell table:style-name="Default" table:formula="of:=['file:///Users/Amministrazione/Dropbox/segreteria/2025-26/elenchi/db%202025-26%20gestionale.ods'#$dati.H63]" office:value-type="string" office:string-value="Mia">
            <text:p>M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 office:value-type="currency" office:currency="EUR" office:value="4">
            <text:p>€ 4,00</text:p>
          </table:table-cell>
          <table:table-cell office:value-type="string">
            <text:p>pe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63]+[.$M63]+[.$O63]+[.$Q63]+[.$S63]+[.$U63]+[.$W63]+[.$Y63]+[.$F63]" office:value-type="currency" office:currency="EUR" office:value="4">
            <text:p>€ 4,00</text:p>
          </table:table-cell>
          <table:table-cell/>
          <table:table-cell office:value-type="currency" office:currency="EUR" office:value="15">
            <text:p>€ 15,00</text:p>
          </table:table-cell>
          <table:table-cell office:value-type="currency" office:currency="EUR" office:value="18">
            <text:p>€ 18,00</text:p>
          </table:table-cell>
          <table:table-cell table:number-columns-repeated="13"/>
          <table:table-cell table:formula="of:=SUM([.$AC63:.$AQ63])" office:value-type="currency" office:currency="EUR" office:value="33">
            <text:p>€ 33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63]+[.$AV63]+[.$AX63]+[.$AZ63]+[.$BB63]+[.$BD63]" office:value-type="currency" office:currency="EUR" office:value="0">
            <text:p>€ 0,00</text:p>
          </table:table-cell>
          <table:table-cell/>
          <table:table-cell table:style-name="ce15" table:formula="of:=[.$AA63]+[.$AR63]+[.$BF63]" office:value-type="currency" office:currency="EUR" office:value="37">
            <text:p>€ 37,00</text:p>
          </table:table-cell>
          <table:table-cell/>
          <table:table-cell table:style-name="ce42" table:formula="of:=[accessori.$BH63]" office:value-type="currency" office:currency="EUR" office:value="37">
            <text:p>€ 37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64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64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64]" office:value-type="string" office:string-value="Catino">
            <text:p>Catino</text:p>
          </table:table-cell>
          <table:table-cell table:style-name="Default" table:formula="of:=['file:///Users/Amministrazione/Dropbox/segreteria/2025-26/elenchi/db%202025-26%20gestionale.ods'#$dati.H64]" office:value-type="string" office:string-value="Margherita">
            <text:p>Margherit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64]+[.$M64]+[.$O64]+[.$Q64]+[.$S64]+[.$U64]+[.$W64]+[.$Y64]+[.$F64]" office:value-type="currency" office:currency="EUR" office:value="0">
            <text:p>€ 0,00</text:p>
          </table:table-cell>
          <table:table-cell/>
          <table:table-cell office:value-type="currency" office:currency="EUR" office:value="14">
            <text:p>€ 14,00</text:p>
          </table:table-cell>
          <table:table-cell table:number-columns-repeated="14"/>
          <table:table-cell table:formula="of:=SUM([.$AC64:.$AQ64])" office:value-type="currency" office:currency="EUR" office:value="14">
            <text:p>€ 14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64]+[.$AV64]+[.$AX64]+[.$AZ64]+[.$BB64]+[.$BD64]" office:value-type="currency" office:currency="EUR" office:value="0">
            <text:p>€ 0,00</text:p>
          </table:table-cell>
          <table:table-cell/>
          <table:table-cell table:style-name="ce15" table:formula="of:=[.$AA64]+[.$AR64]+[.$BF64]" office:value-type="currency" office:currency="EUR" office:value="14">
            <text:p>€ 14,00</text:p>
          </table:table-cell>
          <table:table-cell/>
          <table:table-cell table:style-name="ce42" table:formula="of:=[accessori.$BH64]" office:value-type="currency" office:currency="EUR" office:value="14">
            <text:p>€ 14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65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65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65]" office:value-type="string" office:string-value="Ceccarelli">
            <text:p>Ceccarelli</text:p>
          </table:table-cell>
          <table:table-cell table:style-name="Default" table:formula="of:=['file:///Users/Amministrazione/Dropbox/segreteria/2025-26/elenchi/db%202025-26%20gestionale.ods'#$dati.H65]" office:value-type="string" office:string-value="Emma">
            <text:p>Emm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65]+[.$M65]+[.$O65]+[.$Q65]+[.$S65]+[.$U65]+[.$W65]+[.$Y65]+[.$F65]" office:value-type="currency" office:currency="EUR" office:value="0">
            <text:p>€ 0,00</text:p>
          </table:table-cell>
          <table:table-cell/>
          <table:table-cell office:value-type="currency" office:currency="EUR" office:value="19">
            <text:p>€ 19,00</text:p>
          </table:table-cell>
          <table:table-cell office:value-type="currency" office:currency="EUR" office:value="10">
            <text:p>€ 10,00</text:p>
          </table:table-cell>
          <table:table-cell table:number-columns-repeated="13"/>
          <table:table-cell table:formula="of:=SUM([.$AC65:.$AQ65])" office:value-type="currency" office:currency="EUR" office:value="29">
            <text:p>€ 29,00</text:p>
          </table:table-cell>
          <table:table-cell/>
          <table:table-cell table:style-name="ce28" office:value-type="currency" office:currency="EUR" office:value="175">
            <text:p>€ 175,00</text:p>
          </table:table-cell>
          <table:table-cell office:value-type="string">
            <text:p>ABRSM pf sessione autunnale gr 4</text:p>
          </table:table-cell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 office:value-type="float" office:value="2">
            <text:p>2</text:p>
          </table:table-cell>
          <table:table-cell/>
          <table:table-cell table:formula="of:=[.$AT65]+[.$AV65]+[.$AX65]+[.$AZ65]+[.$BB65]+[.$BD65]" office:value-type="currency" office:currency="EUR" office:value="177">
            <text:p>€ 177,00</text:p>
          </table:table-cell>
          <table:table-cell/>
          <table:table-cell table:style-name="ce15" table:formula="of:=[.$AA65]+[.$AR65]+[.$BF65]" office:value-type="currency" office:currency="EUR" office:value="206">
            <text:p>€ 206,00</text:p>
          </table:table-cell>
          <table:table-cell/>
          <table:table-cell table:style-name="ce42" table:formula="of:=[accessori.$BH65]" office:value-type="currency" office:currency="EUR" office:value="206">
            <text:p>€ 206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66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66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66]" office:value-type="string" office:string-value="Ceccarelli">
            <text:p>Ceccarelli</text:p>
          </table:table-cell>
          <table:table-cell table:style-name="Default" table:formula="of:=['file:///Users/Amministrazione/Dropbox/segreteria/2025-26/elenchi/db%202025-26%20gestionale.ods'#$dati.H66]" office:value-type="string" office:string-value="Laura">
            <text:p>Laur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 office:value-type="currency" office:currency="EUR" office:value="1050">
            <text:p>€ 1.050,00</text:p>
          </table:table-cell>
          <table:table-cell office:value-type="string">
            <text:p>Sax Yamaha nuov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66]+[.$M66]+[.$O66]+[.$Q66]+[.$S66]+[.$U66]+[.$W66]+[.$Y66]+[.$F66]" office:value-type="currency" office:currency="EUR" office:value="1050">
            <text:p>€ 1.050,00</text:p>
          </table:table-cell>
          <table:table-cell/>
          <table:table-cell office:value-type="currency" office:currency="EUR" office:value="14">
            <text:p>€ 14,00</text:p>
          </table:table-cell>
          <table:table-cell office:value-type="currency" office:currency="EUR" office:value="11">
            <text:p>€ 11,00</text:p>
          </table:table-cell>
          <table:table-cell table:number-columns-repeated="13"/>
          <table:table-cell table:formula="of:=SUM([.$AC66:.$AQ66])" office:value-type="currency" office:currency="EUR" office:value="25">
            <text:p>€ 25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66]+[.$AV66]+[.$AX66]+[.$AZ66]+[.$BB66]+[.$BD66]" office:value-type="currency" office:currency="EUR" office:value="0">
            <text:p>€ 0,00</text:p>
          </table:table-cell>
          <table:table-cell/>
          <table:table-cell table:style-name="ce15" table:formula="of:=[.$AA66]+[.$AR66]+[.$BF66]" office:value-type="currency" office:currency="EUR" office:value="1075">
            <text:p>€ 1.075,00</text:p>
          </table:table-cell>
          <table:table-cell/>
          <table:table-cell table:style-name="ce42" table:formula="of:=[accessori.$BH66]" office:value-type="currency" office:currency="EUR" office:value="1075">
            <text:p>€ 1.075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67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67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67]" office:value-type="string" office:string-value="Cesareo">
            <text:p>Cesareo</text:p>
          </table:table-cell>
          <table:table-cell table:style-name="Default" table:formula="of:=['file:///Users/Amministrazione/Dropbox/segreteria/2025-26/elenchi/db%202025-26%20gestionale.ods'#$dati.H67]" office:value-type="string" office:string-value="Valentina">
            <text:p>Valentin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67]+[.$M67]+[.$O67]+[.$Q67]+[.$S67]+[.$U67]+[.$W67]+[.$Y67]+[.$F67]" office:value-type="currency" office:currency="EUR" office:value="0">
            <text:p>€ 0,00</text:p>
          </table:table-cell>
          <table:table-cell table:number-columns-repeated="16"/>
          <table:table-cell table:formula="of:=SUM([.$AC67:.$AQ67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67]+[.$AV67]+[.$AX67]+[.$AZ67]+[.$BB67]+[.$BD67]" office:value-type="currency" office:currency="EUR" office:value="0">
            <text:p>€ 0,00</text:p>
          </table:table-cell>
          <table:table-cell/>
          <table:table-cell table:style-name="ce15" table:formula="of:=[.$AA67]+[.$AR67]+[.$BF67]" office:value-type="currency" office:currency="EUR" office:value="0">
            <text:p>€ 0,00</text:p>
          </table:table-cell>
          <table:table-cell/>
          <table:table-cell table:style-name="ce42" table:formula="of:=[accessori.$BH67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68]" office:value-type="string" office:string-value="no">
            <text:p>no</text:p>
          </table:table-cell>
          <table:table-cell table:style-name="ce8" table:formula="of:=['file:///Users/Amministrazione/Dropbox/segreteria/2025-26/elenchi/db%202025-26%20gestionale.ods'#$dati.E68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68]" office:value-type="string" office:string-value="Cianniello">
            <text:p>Cianniello</text:p>
          </table:table-cell>
          <table:table-cell table:style-name="Default" table:formula="of:=['file:///Users/Amministrazione/Dropbox/segreteria/2025-26/elenchi/db%202025-26%20gestionale.ods'#$dati.H68]" office:value-type="string" office:string-value="Rachele">
            <text:p>Rachel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68]+[.$M68]+[.$O68]+[.$Q68]+[.$S68]+[.$U68]+[.$W68]+[.$Y68]+[.$F68]" office:value-type="currency" office:currency="EUR" office:value="0">
            <text:p>€ 0,00</text:p>
          </table:table-cell>
          <table:table-cell table:number-columns-repeated="16"/>
          <table:table-cell table:formula="of:=SUM([.$AC68:.$AQ68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68]+[.$AV68]+[.$AX68]+[.$AZ68]+[.$BB68]+[.$BD68]" office:value-type="currency" office:currency="EUR" office:value="0">
            <text:p>€ 0,00</text:p>
          </table:table-cell>
          <table:table-cell/>
          <table:table-cell table:style-name="ce15" table:formula="of:=[.$AA68]+[.$AR68]+[.$BF68]" office:value-type="currency" office:currency="EUR" office:value="0">
            <text:p>€ 0,00</text:p>
          </table:table-cell>
          <table:table-cell/>
          <table:table-cell table:style-name="ce42" table:formula="of:=[accessori.$BH68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69]" office:value-type="string" office:string-value="no">
            <text:p>no</text:p>
          </table:table-cell>
          <table:table-cell table:style-name="ce8" table:formula="of:=['file:///Users/Amministrazione/Dropbox/segreteria/2025-26/elenchi/db%202025-26%20gestionale.ods'#$dati.E69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69]" office:value-type="string" office:string-value="Cianniello">
            <text:p>Cianniello</text:p>
          </table:table-cell>
          <table:table-cell table:style-name="Default" table:formula="of:=['file:///Users/Amministrazione/Dropbox/segreteria/2025-26/elenchi/db%202025-26%20gestionale.ods'#$dati.H69]" office:value-type="string" office:string-value="Tommaso">
            <text:p>Tommas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69]+[.$M69]+[.$O69]+[.$Q69]+[.$S69]+[.$U69]+[.$W69]+[.$Y69]+[.$F69]" office:value-type="currency" office:currency="EUR" office:value="0">
            <text:p>€ 0,00</text:p>
          </table:table-cell>
          <table:table-cell table:number-columns-repeated="16"/>
          <table:table-cell table:formula="of:=SUM([.$AC69:.$AQ69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69]+[.$AV69]+[.$AX69]+[.$AZ69]+[.$BB69]+[.$BD69]" office:value-type="currency" office:currency="EUR" office:value="0">
            <text:p>€ 0,00</text:p>
          </table:table-cell>
          <table:table-cell/>
          <table:table-cell table:style-name="ce15" table:formula="of:=[.$AA69]+[.$AR69]+[.$BF69]" office:value-type="currency" office:currency="EUR" office:value="0">
            <text:p>€ 0,00</text:p>
          </table:table-cell>
          <table:table-cell/>
          <table:table-cell table:style-name="ce42" table:formula="of:=[accessori.$BH69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70]" office:value-type="string" office:string-value="no">
            <text:p>no</text:p>
          </table:table-cell>
          <table:table-cell table:style-name="ce8" table:formula="of:=['file:///Users/Amministrazione/Dropbox/segreteria/2025-26/elenchi/db%202025-26%20gestionale.ods'#$dati.E70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70]" office:value-type="string" office:string-value="Cicchiello">
            <text:p>Cicchiello</text:p>
          </table:table-cell>
          <table:table-cell table:style-name="Default" table:formula="of:=['file:///Users/Amministrazione/Dropbox/segreteria/2025-26/elenchi/db%202025-26%20gestionale.ods'#$dati.H70]" office:value-type="string" office:string-value="Ruben">
            <text:p>Ruben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70]+[.$M70]+[.$O70]+[.$Q70]+[.$S70]+[.$U70]+[.$W70]+[.$Y70]+[.$F70]" office:value-type="currency" office:currency="EUR" office:value="0">
            <text:p>€ 0,00</text:p>
          </table:table-cell>
          <table:table-cell table:number-columns-repeated="16"/>
          <table:table-cell table:formula="of:=SUM([.$AC70:.$AQ70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70]+[.$AV70]+[.$AX70]+[.$AZ70]+[.$BB70]+[.$BD70]" office:value-type="currency" office:currency="EUR" office:value="0">
            <text:p>€ 0,00</text:p>
          </table:table-cell>
          <table:table-cell/>
          <table:table-cell table:style-name="ce15" table:formula="of:=[.$AA70]+[.$AR70]+[.$BF70]" office:value-type="currency" office:currency="EUR" office:value="0">
            <text:p>€ 0,00</text:p>
          </table:table-cell>
          <table:table-cell/>
          <table:table-cell table:style-name="ce42" table:formula="of:=[accessori.$BH70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71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71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71]" office:value-type="string" office:string-value="Ciotola">
            <text:p>Ciotola</text:p>
          </table:table-cell>
          <table:table-cell table:style-name="Default" table:formula="of:=['file:///Users/Amministrazione/Dropbox/segreteria/2025-26/elenchi/db%202025-26%20gestionale.ods'#$dati.H71]" office:value-type="string" office:string-value="Beatrice">
            <text:p>Beatric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71]+[.$M71]+[.$O71]+[.$Q71]+[.$S71]+[.$U71]+[.$W71]+[.$Y71]+[.$F71]" office:value-type="currency" office:currency="EUR" office:value="0">
            <text:p>€ 0,00</text:p>
          </table:table-cell>
          <table:table-cell table:number-columns-repeated="16"/>
          <table:table-cell table:formula="of:=SUM([.$AC71:.$AQ71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71]+[.$AV71]+[.$AX71]+[.$AZ71]+[.$BB71]+[.$BD71]" office:value-type="currency" office:currency="EUR" office:value="0">
            <text:p>€ 0,00</text:p>
          </table:table-cell>
          <table:table-cell/>
          <table:table-cell table:style-name="ce15" table:formula="of:=[.$AA71]+[.$AR71]+[.$BF71]" office:value-type="currency" office:currency="EUR" office:value="0">
            <text:p>€ 0,00</text:p>
          </table:table-cell>
          <table:table-cell/>
          <table:table-cell table:style-name="ce42" table:formula="of:=[accessori.$BH71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72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72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72]" office:value-type="string" office:string-value="Cognolato">
            <text:p>Cognolato</text:p>
          </table:table-cell>
          <table:table-cell table:style-name="Default" table:formula="of:=['file:///Users/Amministrazione/Dropbox/segreteria/2025-26/elenchi/db%202025-26%20gestionale.ods'#$dati.H72]" office:value-type="string" office:string-value="Elena">
            <text:p>Elen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72]+[.$M72]+[.$O72]+[.$Q72]+[.$S72]+[.$U72]+[.$W72]+[.$Y72]+[.$F72]" office:value-type="currency" office:currency="EUR" office:value="0">
            <text:p>€ 0,00</text:p>
          </table:table-cell>
          <table:table-cell table:number-columns-repeated="16"/>
          <table:table-cell table:formula="of:=SUM([.$AC72:.$AQ72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72]+[.$AV72]+[.$AX72]+[.$AZ72]+[.$BB72]+[.$BD72]" office:value-type="currency" office:currency="EUR" office:value="0">
            <text:p>€ 0,00</text:p>
          </table:table-cell>
          <table:table-cell/>
          <table:table-cell table:style-name="ce15" table:formula="of:=[.$AA72]+[.$AR72]+[.$BF72]" office:value-type="currency" office:currency="EUR" office:value="0">
            <text:p>€ 0,00</text:p>
          </table:table-cell>
          <table:table-cell/>
          <table:table-cell table:style-name="ce42" table:formula="of:=[accessori.$BH72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73]" office:value-type="string" office:string-value="sosp">
            <text:p>sosp</text:p>
          </table:table-cell>
          <table:table-cell table:style-name="ce8" table:formula="of:=['file:///Users/Amministrazione/Dropbox/segreteria/2025-26/elenchi/db%202025-26%20gestionale.ods'#$dati.E73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73]" office:value-type="string" office:string-value="Colombo">
            <text:p>Colombo</text:p>
          </table:table-cell>
          <table:table-cell table:style-name="Default" table:formula="of:=['file:///Users/Amministrazione/Dropbox/segreteria/2025-26/elenchi/db%202025-26%20gestionale.ods'#$dati.H73]" office:value-type="string" office:string-value="Giovanni">
            <text:p>Giovanni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73]+[.$M73]+[.$O73]+[.$Q73]+[.$S73]+[.$U73]+[.$W73]+[.$Y73]+[.$F73]" office:value-type="currency" office:currency="EUR" office:value="0">
            <text:p>€ 0,00</text:p>
          </table:table-cell>
          <table:table-cell table:number-columns-repeated="16"/>
          <table:table-cell table:formula="of:=SUM([.$AC73:.$AQ73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73]+[.$AV73]+[.$AX73]+[.$AZ73]+[.$BB73]+[.$BD73]" office:value-type="currency" office:currency="EUR" office:value="0">
            <text:p>€ 0,00</text:p>
          </table:table-cell>
          <table:table-cell/>
          <table:table-cell table:style-name="ce15" table:formula="of:=[.$AA73]+[.$AR73]+[.$BF73]" office:value-type="currency" office:currency="EUR" office:value="0">
            <text:p>€ 0,00</text:p>
          </table:table-cell>
          <table:table-cell/>
          <table:table-cell table:style-name="ce42" table:formula="of:=[accessori.$BH73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74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74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74]" office:value-type="string" office:string-value="Coluccino">
            <text:p>Coluccino</text:p>
          </table:table-cell>
          <table:table-cell table:style-name="Default" table:formula="of:=['file:///Users/Amministrazione/Dropbox/segreteria/2025-26/elenchi/db%202025-26%20gestionale.ods'#$dati.H74]" office:value-type="string" office:string-value="Alessandra">
            <text:p>Alessandr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74]+[.$M74]+[.$O74]+[.$Q74]+[.$S74]+[.$U74]+[.$W74]+[.$Y74]+[.$F74]" office:value-type="currency" office:currency="EUR" office:value="0">
            <text:p>€ 0,00</text:p>
          </table:table-cell>
          <table:table-cell table:number-columns-repeated="16"/>
          <table:table-cell table:formula="of:=SUM([.$AC74:.$AQ74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74]+[.$AV74]+[.$AX74]+[.$AZ74]+[.$BB74]+[.$BD74]" office:value-type="currency" office:currency="EUR" office:value="0">
            <text:p>€ 0,00</text:p>
          </table:table-cell>
          <table:table-cell/>
          <table:table-cell table:style-name="ce15" table:formula="of:=[.$AA74]+[.$AR74]+[.$BF74]" office:value-type="currency" office:currency="EUR" office:value="0">
            <text:p>€ 0,00</text:p>
          </table:table-cell>
          <table:table-cell/>
          <table:table-cell table:style-name="ce42" table:formula="of:=[accessori.$BH74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75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75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75]" office:value-type="string" office:string-value="Commodari">
            <text:p>Commodari</text:p>
          </table:table-cell>
          <table:table-cell table:style-name="Default" table:formula="of:=['file:///Users/Amministrazione/Dropbox/segreteria/2025-26/elenchi/db%202025-26%20gestionale.ods'#$dati.H75]" office:value-type="string" office:string-value="Clelia">
            <text:p>Clel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75]+[.$M75]+[.$O75]+[.$Q75]+[.$S75]+[.$U75]+[.$W75]+[.$Y75]+[.$F75]" office:value-type="currency" office:currency="EUR" office:value="0">
            <text:p>€ 0,00</text:p>
          </table:table-cell>
          <table:table-cell/>
          <table:table-cell office:value-type="currency" office:currency="EUR" office:value="14">
            <text:p>€ 14,00</text:p>
          </table:table-cell>
          <table:table-cell table:number-columns-repeated="14"/>
          <table:table-cell table:formula="of:=SUM([.$AC75:.$AQ75])" office:value-type="currency" office:currency="EUR" office:value="14">
            <text:p>€ 14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75]+[.$AV75]+[.$AX75]+[.$AZ75]+[.$BB75]+[.$BD75]" office:value-type="currency" office:currency="EUR" office:value="0">
            <text:p>€ 0,00</text:p>
          </table:table-cell>
          <table:table-cell/>
          <table:table-cell table:style-name="ce15" table:formula="of:=[.$AA75]+[.$AR75]+[.$BF75]" office:value-type="currency" office:currency="EUR" office:value="14">
            <text:p>€ 14,00</text:p>
          </table:table-cell>
          <table:table-cell/>
          <table:table-cell table:style-name="ce42" table:formula="of:=[accessori.$BH75]" office:value-type="currency" office:currency="EUR" office:value="14">
            <text:p>€ 14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76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7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7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76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76]+[.$M76]+[.$O76]+[.$Q76]+[.$S76]+[.$U76]+[.$W76]+[.$Y76]+[.$F76]" office:value-type="currency" office:currency="EUR" office:value="0">
            <text:p>€ 0,00</text:p>
          </table:table-cell>
          <table:table-cell table:number-columns-repeated="16"/>
          <table:table-cell table:formula="of:=SUM([.$AC76:.$AQ76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76]+[.$AV76]+[.$AX76]+[.$AZ76]+[.$BB76]+[.$BD76]" office:value-type="currency" office:currency="EUR" office:value="0">
            <text:p>€ 0,00</text:p>
          </table:table-cell>
          <table:table-cell/>
          <table:table-cell table:style-name="ce15" table:formula="of:=[.$AA76]+[.$AR76]+[.$BF76]" office:value-type="currency" office:currency="EUR" office:value="0">
            <text:p>€ 0,00</text:p>
          </table:table-cell>
          <table:table-cell/>
          <table:table-cell table:style-name="ce42" table:formula="of:=[accessori.$BH76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77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7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7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77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77]+[.$M77]+[.$O77]+[.$Q77]+[.$S77]+[.$U77]+[.$W77]+[.$Y77]+[.$F77]" office:value-type="currency" office:currency="EUR" office:value="0">
            <text:p>€ 0,00</text:p>
          </table:table-cell>
          <table:table-cell table:number-columns-repeated="16"/>
          <table:table-cell table:formula="of:=SUM([.$AC77:.$AQ77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77]+[.$AV77]+[.$AX77]+[.$AZ77]+[.$BB77]+[.$BD77]" office:value-type="currency" office:currency="EUR" office:value="0">
            <text:p>€ 0,00</text:p>
          </table:table-cell>
          <table:table-cell/>
          <table:table-cell table:style-name="ce15" table:formula="of:=[.$AA77]+[.$AR77]+[.$BF77]" office:value-type="currency" office:currency="EUR" office:value="0">
            <text:p>€ 0,00</text:p>
          </table:table-cell>
          <table:table-cell/>
          <table:table-cell table:style-name="ce42" table:formula="of:=[accessori.$BH77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78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78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78]" office:value-type="string" office:string-value="Conte">
            <text:p>Conte</text:p>
          </table:table-cell>
          <table:table-cell table:style-name="Default" table:formula="of:=['file:///Users/Amministrazione/Dropbox/segreteria/2025-26/elenchi/db%202025-26%20gestionale.ods'#$dati.H78]" office:value-type="string" office:string-value="Marcello">
            <text:p>Marcell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78]+[.$M78]+[.$O78]+[.$Q78]+[.$S78]+[.$U78]+[.$W78]+[.$Y78]+[.$F78]" office:value-type="currency" office:currency="EUR" office:value="0">
            <text:p>€ 0,00</text:p>
          </table:table-cell>
          <table:table-cell/>
          <table:table-cell office:value-type="currency" office:currency="EUR" office:value="13">
            <text:p>€ 13,00</text:p>
          </table:table-cell>
          <table:table-cell office:value-type="currency" office:currency="EUR" office:value="15">
            <text:p>€ 15,00</text:p>
          </table:table-cell>
          <table:table-cell table:number-columns-repeated="13"/>
          <table:table-cell table:formula="of:=SUM([.$AC78:.$AQ78])" office:value-type="currency" office:currency="EUR" office:value="28">
            <text:p>€ 28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78]+[.$AV78]+[.$AX78]+[.$AZ78]+[.$BB78]+[.$BD78]" office:value-type="currency" office:currency="EUR" office:value="0">
            <text:p>€ 0,00</text:p>
          </table:table-cell>
          <table:table-cell/>
          <table:table-cell table:style-name="ce15" table:formula="of:=[.$AA78]+[.$AR78]+[.$BF78]" office:value-type="currency" office:currency="EUR" office:value="28">
            <text:p>€ 28,00</text:p>
          </table:table-cell>
          <table:table-cell/>
          <table:table-cell table:style-name="ce42" table:formula="of:=[accessori.$BH78]" office:value-type="currency" office:currency="EUR" office:value="28">
            <text:p>€ 28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79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79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79]" office:value-type="string" office:string-value="Costa">
            <text:p>Costa</text:p>
          </table:table-cell>
          <table:table-cell table:style-name="Default" table:formula="of:=['file:///Users/Amministrazione/Dropbox/segreteria/2025-26/elenchi/db%202025-26%20gestionale.ods'#$dati.H79]" office:value-type="string" office:string-value="Riccardo">
            <text:p>Riccard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79]+[.$M79]+[.$O79]+[.$Q79]+[.$S79]+[.$U79]+[.$W79]+[.$Y79]+[.$F79]" office:value-type="currency" office:currency="EUR" office:value="0">
            <text:p>€ 0,00</text:p>
          </table:table-cell>
          <table:table-cell table:number-columns-repeated="16"/>
          <table:table-cell table:formula="of:=SUM([.$AC79:.$AQ79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79]+[.$AV79]+[.$AX79]+[.$AZ79]+[.$BB79]+[.$BD79]" office:value-type="currency" office:currency="EUR" office:value="0">
            <text:p>€ 0,00</text:p>
          </table:table-cell>
          <table:table-cell/>
          <table:table-cell table:style-name="ce15" table:formula="of:=[.$AA79]+[.$AR79]+[.$BF79]" office:value-type="currency" office:currency="EUR" office:value="0">
            <text:p>€ 0,00</text:p>
          </table:table-cell>
          <table:table-cell/>
          <table:table-cell table:style-name="ce42" table:formula="of:=[accessori.$BH79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80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80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80]" office:value-type="string" office:string-value="Costarelli">
            <text:p>Costarelli</text:p>
          </table:table-cell>
          <table:table-cell table:style-name="Default" table:formula="of:=['file:///Users/Amministrazione/Dropbox/segreteria/2025-26/elenchi/db%202025-26%20gestionale.ods'#$dati.H80]" office:value-type="string" office:string-value="Giorgio">
            <text:p>Giorgio</text:p>
          </table:table-cell>
          <table:table-cell/>
          <table:table-cell table:style-name="ce14"/>
          <table:table-cell table:style-name="ce14" office:value-type="string">
            <text:p>Violoncello</text:p>
          </table:table-cell>
          <table:table-cell table:style-name="ce16" office:value-type="float" office:value="3">
            <text:p>3</text:p>
          </table:table-cell>
          <table:table-cell table:style-name="ce14" office:value-type="currency" office:currency="EUR" office:value="40">
            <text:p>€ 40,00</text:p>
          </table:table-cell>
          <table:table-cell table:style-name="ce20" office:value-type="string">
            <text:p>22 dec 25</text:p>
          </table:table-cell>
          <table:table-cell office:value-type="currency" office:currency="EUR" office:value="120">
            <text:p>€ 120,00</text:p>
          </table:table-cell>
          <table:table-cell table:style-name="ce14" office:value-type="string">
            <text:p>nolegg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80]+[.$M80]+[.$O80]+[.$Q80]+[.$S80]+[.$U80]+[.$W80]+[.$Y80]+[.$F80]" office:value-type="currency" office:currency="EUR" office:value="120">
            <text:p>€ 120,00</text:p>
          </table:table-cell>
          <table:table-cell/>
          <table:table-cell office:value-type="currency" office:currency="EUR" office:value="11">
            <text:p>€ 11,00</text:p>
          </table:table-cell>
          <table:table-cell table:number-columns-repeated="14"/>
          <table:table-cell table:formula="of:=SUM([.$AC80:.$AQ80])" office:value-type="currency" office:currency="EUR" office:value="11">
            <text:p>€ 11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80]+[.$AV80]+[.$AX80]+[.$AZ80]+[.$BB80]+[.$BD80]" office:value-type="currency" office:currency="EUR" office:value="0">
            <text:p>€ 0,00</text:p>
          </table:table-cell>
          <table:table-cell/>
          <table:table-cell table:style-name="ce15" table:formula="of:=[.$AA80]+[.$AR80]+[.$BF80]" office:value-type="currency" office:currency="EUR" office:value="131">
            <text:p>€ 131,00</text:p>
          </table:table-cell>
          <table:table-cell/>
          <table:table-cell table:style-name="ce42" table:formula="of:=[accessori.$BH80]" office:value-type="currency" office:currency="EUR" office:value="131">
            <text:p>€ 131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81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81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81]" office:value-type="string" office:string-value="Crespi Reghizzi">
            <text:p>Crespi Reghizzi</text:p>
          </table:table-cell>
          <table:table-cell table:style-name="Default" table:formula="of:=['file:///Users/Amministrazione/Dropbox/segreteria/2025-26/elenchi/db%202025-26%20gestionale.ods'#$dati.H81]" office:value-type="string" office:string-value="Federico">
            <text:p>Federic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81]+[.$M81]+[.$O81]+[.$Q81]+[.$S81]+[.$U81]+[.$W81]+[.$Y81]+[.$F81]" office:value-type="currency" office:currency="EUR" office:value="0">
            <text:p>€ 0,00</text:p>
          </table:table-cell>
          <table:table-cell/>
          <table:table-cell office:value-type="currency" office:currency="EUR" office:value="15">
            <text:p>€ 15,00</text:p>
          </table:table-cell>
          <table:table-cell office:value-type="currency" office:currency="EUR" office:value="27">
            <text:p>€ 27,00</text:p>
          </table:table-cell>
          <table:table-cell table:number-columns-repeated="13"/>
          <table:table-cell table:formula="of:=SUM([.$AC81:.$AQ81])" office:value-type="currency" office:currency="EUR" office:value="42">
            <text:p>€ 42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81]+[.$AV81]+[.$AX81]+[.$AZ81]+[.$BB81]+[.$BD81]" office:value-type="currency" office:currency="EUR" office:value="0">
            <text:p>€ 0,00</text:p>
          </table:table-cell>
          <table:table-cell/>
          <table:table-cell table:style-name="ce15" table:formula="of:=[.$AA81]+[.$AR81]+[.$BF81]" office:value-type="currency" office:currency="EUR" office:value="42">
            <text:p>€ 42,00</text:p>
          </table:table-cell>
          <table:table-cell/>
          <table:table-cell table:style-name="ce42" table:formula="of:=[accessori.$BH81]" office:value-type="currency" office:currency="EUR" office:value="42">
            <text:p>€ 42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82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82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82]" office:value-type="string" office:string-value="Crespi Reghizzi">
            <text:p>Crespi Reghizzi</text:p>
          </table:table-cell>
          <table:table-cell table:style-name="Default" table:formula="of:=['file:///Users/Amministrazione/Dropbox/segreteria/2025-26/elenchi/db%202025-26%20gestionale.ods'#$dati.H82]" office:value-type="string" office:string-value="Giovanni">
            <text:p>Giovanni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 office:value-type="currency" office:currency="EUR" office:value="28">
            <text:p>€ 28,00</text:p>
          </table:table-cell>
          <table:table-cell office:value-type="string">
            <text:p>corde violoncell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82]+[.$M82]+[.$O82]+[.$Q82]+[.$S82]+[.$U82]+[.$W82]+[.$Y82]+[.$F82]" office:value-type="currency" office:currency="EUR" office:value="28">
            <text:p>€ 28,00</text:p>
          </table:table-cell>
          <table:table-cell/>
          <table:table-cell office:value-type="currency" office:currency="EUR" office:value="24">
            <text:p>€ 24,00</text:p>
          </table:table-cell>
          <table:table-cell table:number-columns-repeated="14"/>
          <table:table-cell table:formula="of:=SUM([.$AC82:.$AQ82])" office:value-type="currency" office:currency="EUR" office:value="24">
            <text:p>€ 24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82]+[.$AV82]+[.$AX82]+[.$AZ82]+[.$BB82]+[.$BD82]" office:value-type="currency" office:currency="EUR" office:value="0">
            <text:p>€ 0,00</text:p>
          </table:table-cell>
          <table:table-cell/>
          <table:table-cell table:style-name="ce15" table:formula="of:=[.$AA82]+[.$AR82]+[.$BF82]" office:value-type="currency" office:currency="EUR" office:value="52">
            <text:p>€ 52,00</text:p>
          </table:table-cell>
          <table:table-cell/>
          <table:table-cell table:style-name="ce42" table:formula="of:=[accessori.$BH82]" office:value-type="currency" office:currency="EUR" office:value="52">
            <text:p>€ 52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83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83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83]" office:value-type="string" office:string-value="D’Alfonso">
            <text:p>D’Alfonso</text:p>
          </table:table-cell>
          <table:table-cell table:style-name="Default" table:formula="of:=['file:///Users/Amministrazione/Dropbox/segreteria/2025-26/elenchi/db%202025-26%20gestionale.ods'#$dati.H83]" office:value-type="string" office:string-value="Lorenzo">
            <text:p>Lorenz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83]+[.$M83]+[.$O83]+[.$Q83]+[.$S83]+[.$U83]+[.$W83]+[.$Y83]+[.$F83]" office:value-type="currency" office:currency="EUR" office:value="0">
            <text:p>€ 0,00</text:p>
          </table:table-cell>
          <table:table-cell table:number-columns-repeated="16"/>
          <table:table-cell table:formula="of:=SUM([.$AC83:.$AQ83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83]+[.$AV83]+[.$AX83]+[.$AZ83]+[.$BB83]+[.$BD83]" office:value-type="currency" office:currency="EUR" office:value="0">
            <text:p>€ 0,00</text:p>
          </table:table-cell>
          <table:table-cell/>
          <table:table-cell table:style-name="ce15" table:formula="of:=[.$AA83]+[.$AR83]+[.$BF83]" office:value-type="currency" office:currency="EUR" office:value="0">
            <text:p>€ 0,00</text:p>
          </table:table-cell>
          <table:table-cell/>
          <table:table-cell table:style-name="ce42" table:formula="of:=[accessori.$BH83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84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84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84]" office:value-type="string" office:string-value="Danesi">
            <text:p>Danesi</text:p>
          </table:table-cell>
          <table:table-cell table:style-name="Default" table:formula="of:=['file:///Users/Amministrazione/Dropbox/segreteria/2025-26/elenchi/db%202025-26%20gestionale.ods'#$dati.H84]" office:value-type="string" office:string-value="Maddalena">
            <text:p>Maddalen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84]+[.$M84]+[.$O84]+[.$Q84]+[.$S84]+[.$U84]+[.$W84]+[.$Y84]+[.$F84]" office:value-type="currency" office:currency="EUR" office:value="0">
            <text:p>€ 0,00</text:p>
          </table:table-cell>
          <table:table-cell table:number-columns-repeated="16"/>
          <table:table-cell table:formula="of:=SUM([.$AC84:.$AQ84])" office:value-type="currency" office:currency="EUR" office:value="0">
            <text:p>€ 0,00</text:p>
          </table:table-cell>
          <table:table-cell/>
          <table:table-cell table:style-name="ce28" office:value-type="currency" office:currency="EUR" office:value="250">
            <text:p>€ 250,00</text:p>
          </table:table-cell>
          <table:table-cell office:value-type="string">
            <text:p>ABRSM fl sessione autunnale gr 8</text:p>
          </table:table-cell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 office:value-type="float" office:value="2">
            <text:p>2</text:p>
          </table:table-cell>
          <table:table-cell/>
          <table:table-cell table:formula="of:=[.$AT84]+[.$AV84]+[.$AX84]+[.$AZ84]+[.$BB84]+[.$BD84]" office:value-type="currency" office:currency="EUR" office:value="252">
            <text:p>€ 252,00</text:p>
          </table:table-cell>
          <table:table-cell/>
          <table:table-cell table:style-name="ce15" table:formula="of:=[.$AA84]+[.$AR84]+[.$BF84]" office:value-type="currency" office:currency="EUR" office:value="252">
            <text:p>€ 252,00</text:p>
          </table:table-cell>
          <table:table-cell/>
          <table:table-cell table:style-name="ce42" table:formula="of:=[accessori.$BH84]" office:value-type="currency" office:currency="EUR" office:value="252">
            <text:p>€ 252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85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85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85]" office:value-type="string" office:string-value="De Biase">
            <text:p>De Biase</text:p>
          </table:table-cell>
          <table:table-cell table:style-name="Default" table:formula="of:=['file:///Users/Amministrazione/Dropbox/segreteria/2025-26/elenchi/db%202025-26%20gestionale.ods'#$dati.H85]" office:value-type="string" office:string-value="Marta">
            <text:p>Mart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85]+[.$M85]+[.$O85]+[.$Q85]+[.$S85]+[.$U85]+[.$W85]+[.$Y85]+[.$F85]" office:value-type="currency" office:currency="EUR" office:value="0">
            <text:p>€ 0,00</text:p>
          </table:table-cell>
          <table:table-cell/>
          <table:table-cell office:value-type="currency" office:currency="EUR" office:value="30">
            <text:p>€ 30,00</text:p>
          </table:table-cell>
          <table:table-cell table:number-columns-repeated="14"/>
          <table:table-cell table:formula="of:=SUM([.$AC85:.$AQ85])" office:value-type="currency" office:currency="EUR" office:value="30">
            <text:p>€ 3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85]+[.$AV85]+[.$AX85]+[.$AZ85]+[.$BB85]+[.$BD85]" office:value-type="currency" office:currency="EUR" office:value="0">
            <text:p>€ 0,00</text:p>
          </table:table-cell>
          <table:table-cell/>
          <table:table-cell table:style-name="ce15" table:formula="of:=[.$AA85]+[.$AR85]+[.$BF85]" office:value-type="currency" office:currency="EUR" office:value="30">
            <text:p>€ 30,00</text:p>
          </table:table-cell>
          <table:table-cell/>
          <table:table-cell table:style-name="ce42" table:formula="of:=[accessori.$BH85]" office:value-type="currency" office:currency="EUR" office:value="30">
            <text:p>€ 3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86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86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86]" office:value-type="string" office:string-value="De Martino">
            <text:p>De Martino</text:p>
          </table:table-cell>
          <table:table-cell table:style-name="Default" table:formula="of:=['file:///Users/Amministrazione/Dropbox/segreteria/2025-26/elenchi/db%202025-26%20gestionale.ods'#$dati.H86]" office:value-type="string" office:string-value="Adriano">
            <text:p>Adrian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86]+[.$M86]+[.$O86]+[.$Q86]+[.$S86]+[.$U86]+[.$W86]+[.$Y86]+[.$F86]" office:value-type="currency" office:currency="EUR" office:value="0">
            <text:p>€ 0,00</text:p>
          </table:table-cell>
          <table:table-cell/>
          <table:table-cell office:value-type="currency" office:currency="EUR" office:value="20">
            <text:p>€ 20,00</text:p>
          </table:table-cell>
          <table:table-cell table:number-columns-repeated="14"/>
          <table:table-cell table:formula="of:=SUM([.$AC86:.$AQ86])" office:value-type="currency" office:currency="EUR" office:value="20">
            <text:p>€ 2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86]+[.$AV86]+[.$AX86]+[.$AZ86]+[.$BB86]+[.$BD86]" office:value-type="currency" office:currency="EUR" office:value="0">
            <text:p>€ 0,00</text:p>
          </table:table-cell>
          <table:table-cell/>
          <table:table-cell table:style-name="ce15" table:formula="of:=[.$AA86]+[.$AR86]+[.$BF86]" office:value-type="currency" office:currency="EUR" office:value="20">
            <text:p>€ 20,00</text:p>
          </table:table-cell>
          <table:table-cell/>
          <table:table-cell table:style-name="ce42" table:formula="of:=[accessori.$BH86]" office:value-type="currency" office:currency="EUR" office:value="20">
            <text:p>€ 2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87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87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87]" office:value-type="string" office:string-value="De Martino">
            <text:p>De Martino</text:p>
          </table:table-cell>
          <table:table-cell table:style-name="Default" table:formula="of:=['file:///Users/Amministrazione/Dropbox/segreteria/2025-26/elenchi/db%202025-26%20gestionale.ods'#$dati.H87]" office:value-type="string" office:string-value="Sebastiano">
            <text:p>Sebastian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87]+[.$M87]+[.$O87]+[.$Q87]+[.$S87]+[.$U87]+[.$W87]+[.$Y87]+[.$F87]" office:value-type="currency" office:currency="EUR" office:value="0">
            <text:p>€ 0,00</text:p>
          </table:table-cell>
          <table:table-cell table:number-columns-repeated="16"/>
          <table:table-cell table:formula="of:=SUM([.$AC87:.$AQ87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87]+[.$AV87]+[.$AX87]+[.$AZ87]+[.$BB87]+[.$BD87]" office:value-type="currency" office:currency="EUR" office:value="0">
            <text:p>€ 0,00</text:p>
          </table:table-cell>
          <table:table-cell/>
          <table:table-cell table:style-name="ce15" table:formula="of:=[.$AA87]+[.$AR87]+[.$BF87]" office:value-type="currency" office:currency="EUR" office:value="0">
            <text:p>€ 0,00</text:p>
          </table:table-cell>
          <table:table-cell/>
          <table:table-cell table:style-name="ce42" table:formula="of:=[accessori.$BH87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88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88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88]" office:value-type="string" office:string-value="Deriu">
            <text:p>Deriu</text:p>
          </table:table-cell>
          <table:table-cell table:style-name="Default" table:formula="of:=['file:///Users/Amministrazione/Dropbox/segreteria/2025-26/elenchi/db%202025-26%20gestionale.ods'#$dati.H88]" office:value-type="string" office:string-value="Francesca">
            <text:p>Francesc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88]+[.$M88]+[.$O88]+[.$Q88]+[.$S88]+[.$U88]+[.$W88]+[.$Y88]+[.$F88]" office:value-type="currency" office:currency="EUR" office:value="0">
            <text:p>€ 0,00</text:p>
          </table:table-cell>
          <table:table-cell table:number-columns-repeated="16"/>
          <table:table-cell table:formula="of:=SUM([.$AC88:.$AQ88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88]+[.$AV88]+[.$AX88]+[.$AZ88]+[.$BB88]+[.$BD88]" office:value-type="currency" office:currency="EUR" office:value="0">
            <text:p>€ 0,00</text:p>
          </table:table-cell>
          <table:table-cell/>
          <table:table-cell table:style-name="ce15" table:formula="of:=[.$AA88]+[.$AR88]+[.$BF88]" office:value-type="currency" office:currency="EUR" office:value="0">
            <text:p>€ 0,00</text:p>
          </table:table-cell>
          <table:table-cell/>
          <table:table-cell table:style-name="ce42" table:formula="of:=[accessori.$BH88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89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89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89]" office:value-type="string" office:string-value="Di Grado">
            <text:p>Di Grado</text:p>
          </table:table-cell>
          <table:table-cell table:style-name="Default" table:formula="of:=['file:///Users/Amministrazione/Dropbox/segreteria/2025-26/elenchi/db%202025-26%20gestionale.ods'#$dati.H89]" office:value-type="string" office:string-value="Mattia">
            <text:p>Matt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89]+[.$M89]+[.$O89]+[.$Q89]+[.$S89]+[.$U89]+[.$W89]+[.$Y89]+[.$F89]" office:value-type="currency" office:currency="EUR" office:value="0">
            <text:p>€ 0,00</text:p>
          </table:table-cell>
          <table:table-cell/>
          <table:table-cell office:value-type="currency" office:currency="EUR" office:value="15">
            <text:p>€ 15,00</text:p>
          </table:table-cell>
          <table:table-cell office:value-type="currency" office:currency="EUR" office:value="12">
            <text:p>€ 12,00</text:p>
          </table:table-cell>
          <table:table-cell table:number-columns-repeated="13"/>
          <table:table-cell table:formula="of:=SUM([.$AC89:.$AQ89])" office:value-type="currency" office:currency="EUR" office:value="27">
            <text:p>€ 27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89]+[.$AV89]+[.$AX89]+[.$AZ89]+[.$BB89]+[.$BD89]" office:value-type="currency" office:currency="EUR" office:value="0">
            <text:p>€ 0,00</text:p>
          </table:table-cell>
          <table:table-cell/>
          <table:table-cell table:style-name="ce15" table:formula="of:=[.$AA89]+[.$AR89]+[.$BF89]" office:value-type="currency" office:currency="EUR" office:value="27">
            <text:p>€ 27,00</text:p>
          </table:table-cell>
          <table:table-cell/>
          <table:table-cell table:style-name="ce42" table:formula="of:=[accessori.$BH89]" office:value-type="currency" office:currency="EUR" office:value="27">
            <text:p>€ 27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90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90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90]" office:value-type="string" office:string-value="Di Grado">
            <text:p>Di Grado</text:p>
          </table:table-cell>
          <table:table-cell table:style-name="Default" table:formula="of:=['file:///Users/Amministrazione/Dropbox/segreteria/2025-26/elenchi/db%202025-26%20gestionale.ods'#$dati.H90]" office:value-type="string" office:string-value="Tania">
            <text:p>Tan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90]+[.$M90]+[.$O90]+[.$Q90]+[.$S90]+[.$U90]+[.$W90]+[.$Y90]+[.$F90]" office:value-type="currency" office:currency="EUR" office:value="0">
            <text:p>€ 0,00</text:p>
          </table:table-cell>
          <table:table-cell/>
          <table:table-cell office:value-type="currency" office:currency="EUR" office:value="22">
            <text:p>€ 22,00</text:p>
          </table:table-cell>
          <table:table-cell office:value-type="currency" office:currency="EUR" office:value="10">
            <text:p>€ 10,00</text:p>
          </table:table-cell>
          <table:table-cell office:value-type="currency" office:currency="EUR" office:value="16">
            <text:p>€ 16,00</text:p>
          </table:table-cell>
          <table:table-cell office:value-type="currency" office:currency="EUR" office:value="12">
            <text:p>€ 12,00</text:p>
          </table:table-cell>
          <table:table-cell office:value-type="currency" office:currency="EUR" office:value="9">
            <text:p>€ 9,00</text:p>
          </table:table-cell>
          <table:table-cell office:value-type="currency" office:currency="EUR" office:value="13">
            <text:p>€ 13,00</text:p>
          </table:table-cell>
          <table:table-cell table:number-columns-repeated="9"/>
          <table:table-cell table:formula="of:=SUM([.$AC90:.$AQ90])" office:value-type="currency" office:currency="EUR" office:value="82">
            <text:p>€ 82,00</text:p>
          </table:table-cell>
          <table:table-cell/>
          <table:table-cell table:style-name="ce28" office:value-type="currency" office:currency="EUR" office:value="207">
            <text:p>€ 207,00</text:p>
          </table:table-cell>
          <table:table-cell office:value-type="string">
            <text:p>ABRSM pf sessione autunnale gr 6</text:p>
          </table:table-cell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 office:value-type="float" office:value="2">
            <text:p>2</text:p>
          </table:table-cell>
          <table:table-cell/>
          <table:table-cell table:formula="of:=[.$AT90]+[.$AV90]+[.$AX90]+[.$AZ90]+[.$BB90]+[.$BD90]" office:value-type="currency" office:currency="EUR" office:value="209">
            <text:p>€ 209,00</text:p>
          </table:table-cell>
          <table:table-cell/>
          <table:table-cell table:style-name="ce15" table:formula="of:=[.$AA90]+[.$AR90]+[.$BF90]" office:value-type="currency" office:currency="EUR" office:value="291">
            <text:p>€ 291,00</text:p>
          </table:table-cell>
          <table:table-cell/>
          <table:table-cell table:style-name="ce42" table:formula="of:=[accessori.$BH90]" office:value-type="currency" office:currency="EUR" office:value="291">
            <text:p>€ 291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91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91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91]" office:value-type="string" office:string-value="Di Paolo">
            <text:p>Di Paolo</text:p>
          </table:table-cell>
          <table:table-cell table:style-name="Default" table:formula="of:=['file:///Users/Amministrazione/Dropbox/segreteria/2025-26/elenchi/db%202025-26%20gestionale.ods'#$dati.H91]" office:value-type="string" office:string-value="Anna">
            <text:p>Ann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91]+[.$M91]+[.$O91]+[.$Q91]+[.$S91]+[.$U91]+[.$W91]+[.$Y91]+[.$F91]" office:value-type="currency" office:currency="EUR" office:value="0">
            <text:p>€ 0,00</text:p>
          </table:table-cell>
          <table:table-cell/>
          <table:table-cell office:value-type="currency" office:currency="EUR" office:value="45">
            <text:p>€ 45,00</text:p>
          </table:table-cell>
          <table:table-cell office:value-type="currency" office:currency="EUR" office:value="10">
            <text:p>€ 10,00</text:p>
          </table:table-cell>
          <table:table-cell office:value-type="currency" office:currency="EUR" office:value="22">
            <text:p>€ 22,00</text:p>
          </table:table-cell>
          <table:table-cell office:value-type="currency" office:currency="EUR" office:value="16">
            <text:p>€ 16,00</text:p>
          </table:table-cell>
          <table:table-cell office:value-type="currency" office:currency="EUR" office:value="29">
            <text:p>€ 29,00</text:p>
          </table:table-cell>
          <table:table-cell table:number-columns-repeated="10"/>
          <table:table-cell table:formula="of:=SUM([.$AC91:.$AQ91])" office:value-type="currency" office:currency="EUR" office:value="122">
            <text:p>€ 122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91]+[.$AV91]+[.$AX91]+[.$AZ91]+[.$BB91]+[.$BD91]" office:value-type="currency" office:currency="EUR" office:value="0">
            <text:p>€ 0,00</text:p>
          </table:table-cell>
          <table:table-cell/>
          <table:table-cell table:style-name="ce15" table:formula="of:=[.$AA91]+[.$AR91]+[.$BF91]" office:value-type="currency" office:currency="EUR" office:value="122">
            <text:p>€ 122,00</text:p>
          </table:table-cell>
          <table:table-cell/>
          <table:table-cell table:style-name="ce42" table:formula="of:=[accessori.$BH91]" office:value-type="currency" office:currency="EUR" office:value="122">
            <text:p>€ 122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92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9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9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92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92]+[.$M92]+[.$O92]+[.$Q92]+[.$S92]+[.$U92]+[.$W92]+[.$Y92]+[.$F92]" office:value-type="currency" office:currency="EUR" office:value="0">
            <text:p>€ 0,00</text:p>
          </table:table-cell>
          <table:table-cell table:number-columns-repeated="16"/>
          <table:table-cell table:formula="of:=SUM([.$AC92:.$AQ92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92]+[.$AV92]+[.$AX92]+[.$AZ92]+[.$BB92]+[.$BD92]" office:value-type="currency" office:currency="EUR" office:value="0">
            <text:p>€ 0,00</text:p>
          </table:table-cell>
          <table:table-cell/>
          <table:table-cell table:style-name="ce15" table:formula="of:=[.$AA92]+[.$AR92]+[.$BF92]" office:value-type="currency" office:currency="EUR" office:value="0">
            <text:p>€ 0,00</text:p>
          </table:table-cell>
          <table:table-cell/>
          <table:table-cell table:style-name="ce42" table:formula="of:=[accessori.$BH92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93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93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93]" office:value-type="string" office:string-value="Diaconale">
            <text:p>Diaconale</text:p>
          </table:table-cell>
          <table:table-cell table:style-name="Default" table:formula="of:=['file:///Users/Amministrazione/Dropbox/segreteria/2025-26/elenchi/db%202025-26%20gestionale.ods'#$dati.H93]" office:value-type="string" office:string-value="Lara">
            <text:p>Lar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93]+[.$M93]+[.$O93]+[.$Q93]+[.$S93]+[.$U93]+[.$W93]+[.$Y93]+[.$F93]" office:value-type="currency" office:currency="EUR" office:value="0">
            <text:p>€ 0,00</text:p>
          </table:table-cell>
          <table:table-cell/>
          <table:table-cell office:value-type="currency" office:currency="EUR" office:value="11">
            <text:p>€ 11,00</text:p>
          </table:table-cell>
          <table:table-cell table:number-columns-repeated="14"/>
          <table:table-cell table:formula="of:=SUM([.$AC93:.$AQ93])" office:value-type="currency" office:currency="EUR" office:value="11">
            <text:p>€ 11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93]+[.$AV93]+[.$AX93]+[.$AZ93]+[.$BB93]+[.$BD93]" office:value-type="currency" office:currency="EUR" office:value="0">
            <text:p>€ 0,00</text:p>
          </table:table-cell>
          <table:table-cell/>
          <table:table-cell table:style-name="ce15" table:formula="of:=[.$AA93]+[.$AR93]+[.$BF93]" office:value-type="currency" office:currency="EUR" office:value="11">
            <text:p>€ 11,00</text:p>
          </table:table-cell>
          <table:table-cell/>
          <table:table-cell table:style-name="ce42" table:formula="of:=[accessori.$BH93]" office:value-type="currency" office:currency="EUR" office:value="11">
            <text:p>€ 11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94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94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94]" office:value-type="string" office:string-value="Dindo">
            <text:p>Dindo</text:p>
          </table:table-cell>
          <table:table-cell table:style-name="Default" table:formula="of:=['file:///Users/Amministrazione/Dropbox/segreteria/2025-26/elenchi/db%202025-26%20gestionale.ods'#$dati.H94]" office:value-type="string" office:string-value="Federico">
            <text:p>Federic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94]+[.$M94]+[.$O94]+[.$Q94]+[.$S94]+[.$U94]+[.$W94]+[.$Y94]+[.$F94]" office:value-type="currency" office:currency="EUR" office:value="0">
            <text:p>€ 0,00</text:p>
          </table:table-cell>
          <table:table-cell table:number-columns-repeated="16"/>
          <table:table-cell table:formula="of:=SUM([.$AC94:.$AQ94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94]+[.$AV94]+[.$AX94]+[.$AZ94]+[.$BB94]+[.$BD94]" office:value-type="currency" office:currency="EUR" office:value="0">
            <text:p>€ 0,00</text:p>
          </table:table-cell>
          <table:table-cell/>
          <table:table-cell table:style-name="ce15" table:formula="of:=[.$AA94]+[.$AR94]+[.$BF94]" office:value-type="currency" office:currency="EUR" office:value="0">
            <text:p>€ 0,00</text:p>
          </table:table-cell>
          <table:table-cell/>
          <table:table-cell table:style-name="ce42" table:formula="of:=[accessori.$BH94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95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95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95]" office:value-type="string" office:string-value="Dindo">
            <text:p>Dindo</text:p>
          </table:table-cell>
          <table:table-cell table:style-name="Default" table:formula="of:=['file:///Users/Amministrazione/Dropbox/segreteria/2025-26/elenchi/db%202025-26%20gestionale.ods'#$dati.H95]" office:value-type="string" office:string-value="Tommaso">
            <text:p>Tommas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95]+[.$M95]+[.$O95]+[.$Q95]+[.$S95]+[.$U95]+[.$W95]+[.$Y95]+[.$F95]" office:value-type="currency" office:currency="EUR" office:value="0">
            <text:p>€ 0,00</text:p>
          </table:table-cell>
          <table:table-cell table:number-columns-repeated="16"/>
          <table:table-cell table:formula="of:=SUM([.$AC95:.$AQ95])" office:value-type="currency" office:currency="EUR" office:value="0">
            <text:p>€ 0,00</text:p>
          </table:table-cell>
          <table:table-cell/>
          <table:table-cell table:style-name="ce28" office:value-type="currency" office:currency="EUR" office:value="0">
            <text:p>€ 0,00</text:p>
          </table:table-cell>
          <table:table-cell office:value-type="string">
            <text:p>ABRSM cl sessione autunnale gr 8(già pagato)</text:p>
          </table:table-cell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95]+[.$AV95]+[.$AX95]+[.$AZ95]+[.$BB95]+[.$BD95]" office:value-type="currency" office:currency="EUR" office:value="0">
            <text:p>€ 0,00</text:p>
          </table:table-cell>
          <table:table-cell/>
          <table:table-cell table:style-name="ce15" table:formula="of:=[.$AA95]+[.$AR95]+[.$BF95]" office:value-type="currency" office:currency="EUR" office:value="0">
            <text:p>€ 0,00</text:p>
          </table:table-cell>
          <table:table-cell/>
          <table:table-cell table:style-name="ce42" table:formula="of:=[accessori.$BH95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96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96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96]" office:value-type="string" office:string-value="Dogati">
            <text:p>Dogati</text:p>
          </table:table-cell>
          <table:table-cell table:style-name="Default" table:formula="of:=['file:///Users/Amministrazione/Dropbox/segreteria/2025-26/elenchi/db%202025-26%20gestionale.ods'#$dati.H96]" office:value-type="string" office:string-value="Lauri Martino">
            <text:p>Lauri Martin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96]+[.$M96]+[.$O96]+[.$Q96]+[.$S96]+[.$U96]+[.$W96]+[.$Y96]+[.$F96]" office:value-type="currency" office:currency="EUR" office:value="0">
            <text:p>€ 0,00</text:p>
          </table:table-cell>
          <table:table-cell table:number-columns-repeated="16"/>
          <table:table-cell table:formula="of:=SUM([.$AC96:.$AQ96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96]+[.$AV96]+[.$AX96]+[.$AZ96]+[.$BB96]+[.$BD96]" office:value-type="currency" office:currency="EUR" office:value="0">
            <text:p>€ 0,00</text:p>
          </table:table-cell>
          <table:table-cell/>
          <table:table-cell table:style-name="ce15" table:formula="of:=[.$AA96]+[.$AR96]+[.$BF96]" office:value-type="currency" office:currency="EUR" office:value="0">
            <text:p>€ 0,00</text:p>
          </table:table-cell>
          <table:table-cell/>
          <table:table-cell table:style-name="ce42" table:formula="of:=[accessori.$BH96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97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97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97]" office:value-type="string" office:string-value="Dogati">
            <text:p>Dogati</text:p>
          </table:table-cell>
          <table:table-cell table:style-name="Default" table:formula="of:=['file:///Users/Amministrazione/Dropbox/segreteria/2025-26/elenchi/db%202025-26%20gestionale.ods'#$dati.H97]" office:value-type="string" office:string-value="Zak Alvar">
            <text:p>Zak Alvar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97]+[.$M97]+[.$O97]+[.$Q97]+[.$S97]+[.$U97]+[.$W97]+[.$Y97]+[.$F97]" office:value-type="currency" office:currency="EUR" office:value="0">
            <text:p>€ 0,00</text:p>
          </table:table-cell>
          <table:table-cell/>
          <table:table-cell office:value-type="currency" office:currency="EUR" office:value="8">
            <text:p>€ 8,00</text:p>
          </table:table-cell>
          <table:table-cell office:value-type="currency" office:currency="EUR" office:value="22">
            <text:p>€ 22,00</text:p>
          </table:table-cell>
          <table:table-cell table:number-columns-repeated="13"/>
          <table:table-cell table:formula="of:=SUM([.$AC97:.$AQ97])" office:value-type="currency" office:currency="EUR" office:value="30">
            <text:p>€ 3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97]+[.$AV97]+[.$AX97]+[.$AZ97]+[.$BB97]+[.$BD97]" office:value-type="currency" office:currency="EUR" office:value="0">
            <text:p>€ 0,00</text:p>
          </table:table-cell>
          <table:table-cell/>
          <table:table-cell table:style-name="ce15" table:formula="of:=[.$AA97]+[.$AR97]+[.$BF97]" office:value-type="currency" office:currency="EUR" office:value="30">
            <text:p>€ 30,00</text:p>
          </table:table-cell>
          <table:table-cell/>
          <table:table-cell table:style-name="ce42" table:formula="of:=[accessori.$BH97]" office:value-type="currency" office:currency="EUR" office:value="30">
            <text:p>€ 3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98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9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9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98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98]+[.$M98]+[.$O98]+[.$Q98]+[.$S98]+[.$U98]+[.$W98]+[.$Y98]+[.$F98]" office:value-type="currency" office:currency="EUR" office:value="0">
            <text:p>€ 0,00</text:p>
          </table:table-cell>
          <table:table-cell table:number-columns-repeated="16"/>
          <table:table-cell table:formula="of:=SUM([.$AC98:.$AQ98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98]+[.$AV98]+[.$AX98]+[.$AZ98]+[.$BB98]+[.$BD98]" office:value-type="currency" office:currency="EUR" office:value="0">
            <text:p>€ 0,00</text:p>
          </table:table-cell>
          <table:table-cell/>
          <table:table-cell table:style-name="ce15" table:formula="of:=[.$AA98]+[.$AR98]+[.$BF98]" office:value-type="currency" office:currency="EUR" office:value="0">
            <text:p>€ 0,00</text:p>
          </table:table-cell>
          <table:table-cell/>
          <table:table-cell table:style-name="ce42" table:formula="of:=[accessori.$BH98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99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99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99]" office:value-type="string" office:string-value="Faralli">
            <text:p>Faralli</text:p>
          </table:table-cell>
          <table:table-cell table:style-name="Default" table:formula="of:=['file:///Users/Amministrazione/Dropbox/segreteria/2025-26/elenchi/db%202025-26%20gestionale.ods'#$dati.H99]" office:value-type="string" office:string-value="Alice">
            <text:p>Alic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99]+[.$M99]+[.$O99]+[.$Q99]+[.$S99]+[.$U99]+[.$W99]+[.$Y99]+[.$F99]" office:value-type="currency" office:currency="EUR" office:value="0">
            <text:p>€ 0,00</text:p>
          </table:table-cell>
          <table:table-cell/>
          <table:table-cell office:value-type="currency" office:currency="EUR" office:value="11">
            <text:p>€ 11,00</text:p>
          </table:table-cell>
          <table:table-cell office:value-type="currency" office:currency="EUR" office:value="13">
            <text:p>€ 13,00</text:p>
          </table:table-cell>
          <table:table-cell table:number-columns-repeated="13"/>
          <table:table-cell table:formula="of:=SUM([.$AC99:.$AQ99])" office:value-type="currency" office:currency="EUR" office:value="24">
            <text:p>€ 24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99]+[.$AV99]+[.$AX99]+[.$AZ99]+[.$BB99]+[.$BD99]" office:value-type="currency" office:currency="EUR" office:value="0">
            <text:p>€ 0,00</text:p>
          </table:table-cell>
          <table:table-cell/>
          <table:table-cell table:style-name="ce15" table:formula="of:=[.$AA99]+[.$AR99]+[.$BF99]" office:value-type="currency" office:currency="EUR" office:value="24">
            <text:p>€ 24,00</text:p>
          </table:table-cell>
          <table:table-cell/>
          <table:table-cell table:style-name="ce42" table:formula="of:=[accessori.$BH99]" office:value-type="currency" office:currency="EUR" office:value="24">
            <text:p>€ 24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00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100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00]" office:value-type="string" office:string-value="Faranda">
            <text:p>Faranda</text:p>
          </table:table-cell>
          <table:table-cell table:style-name="Default" table:formula="of:=['file:///Users/Amministrazione/Dropbox/segreteria/2025-26/elenchi/db%202025-26%20gestionale.ods'#$dati.H100]" office:value-type="string" office:string-value="Pietro">
            <text:p>Pietr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00]+[.$M100]+[.$O100]+[.$Q100]+[.$S100]+[.$U100]+[.$W100]+[.$Y100]+[.$F100]" office:value-type="currency" office:currency="EUR" office:value="0">
            <text:p>€ 0,00</text:p>
          </table:table-cell>
          <table:table-cell/>
          <table:table-cell office:value-type="currency" office:currency="EUR" office:value="16">
            <text:p>€ 16,00</text:p>
          </table:table-cell>
          <table:table-cell office:value-type="currency" office:currency="EUR" office:value="13">
            <text:p>€ 13,00</text:p>
          </table:table-cell>
          <table:table-cell table:number-columns-repeated="13"/>
          <table:table-cell table:formula="of:=SUM([.$AC100:.$AQ100])" office:value-type="currency" office:currency="EUR" office:value="29">
            <text:p>€ 29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00]+[.$AV100]+[.$AX100]+[.$AZ100]+[.$BB100]+[.$BD100]" office:value-type="currency" office:currency="EUR" office:value="0">
            <text:p>€ 0,00</text:p>
          </table:table-cell>
          <table:table-cell/>
          <table:table-cell table:style-name="ce15" table:formula="of:=[.$AA100]+[.$AR100]+[.$BF100]" office:value-type="currency" office:currency="EUR" office:value="29">
            <text:p>€ 29,00</text:p>
          </table:table-cell>
          <table:table-cell/>
          <table:table-cell table:style-name="ce42" table:formula="of:=[accessori.$BH100]" office:value-type="currency" office:currency="EUR" office:value="29">
            <text:p>€ 29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01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101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01]" office:value-type="string" office:string-value="Faranda">
            <text:p>Faranda</text:p>
          </table:table-cell>
          <table:table-cell table:style-name="Default" table:formula="of:=['file:///Users/Amministrazione/Dropbox/segreteria/2025-26/elenchi/db%202025-26%20gestionale.ods'#$dati.H101]" office:value-type="string" office:string-value="Viola Anna">
            <text:p>Viola Ann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01]+[.$M101]+[.$O101]+[.$Q101]+[.$S101]+[.$U101]+[.$W101]+[.$Y101]+[.$F101]" office:value-type="currency" office:currency="EUR" office:value="0">
            <text:p>€ 0,00</text:p>
          </table:table-cell>
          <table:table-cell table:number-columns-repeated="16"/>
          <table:table-cell table:formula="of:=SUM([.$AC101:.$AQ101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01]+[.$AV101]+[.$AX101]+[.$AZ101]+[.$BB101]+[.$BD101]" office:value-type="currency" office:currency="EUR" office:value="0">
            <text:p>€ 0,00</text:p>
          </table:table-cell>
          <table:table-cell/>
          <table:table-cell table:style-name="ce15" table:formula="of:=[.$AA101]+[.$AR101]+[.$BF101]" office:value-type="currency" office:currency="EUR" office:value="0">
            <text:p>€ 0,00</text:p>
          </table:table-cell>
          <table:table-cell/>
          <table:table-cell table:style-name="ce42" table:formula="of:=[accessori.$BH101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02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02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102]" office:value-type="string" office:string-value="Ferrari">
            <text:p>Ferrari</text:p>
          </table:table-cell>
          <table:table-cell table:style-name="Default" table:formula="of:=['file:///Users/Amministrazione/Dropbox/segreteria/2025-26/elenchi/db%202025-26%20gestionale.ods'#$dati.H102]" office:value-type="string" office:string-value="Andrea Sergio">
            <text:p>Andrea Sergi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02]+[.$M102]+[.$O102]+[.$Q102]+[.$S102]+[.$U102]+[.$W102]+[.$Y102]+[.$F102]" office:value-type="currency" office:currency="EUR" office:value="0">
            <text:p>€ 0,00</text:p>
          </table:table-cell>
          <table:table-cell table:number-columns-repeated="16"/>
          <table:table-cell table:formula="of:=SUM([.$AC102:.$AQ102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02]+[.$AV102]+[.$AX102]+[.$AZ102]+[.$BB102]+[.$BD102]" office:value-type="currency" office:currency="EUR" office:value="0">
            <text:p>€ 0,00</text:p>
          </table:table-cell>
          <table:table-cell/>
          <table:table-cell table:style-name="ce15" table:formula="of:=[.$AA102]+[.$AR102]+[.$BF102]" office:value-type="currency" office:currency="EUR" office:value="0">
            <text:p>€ 0,00</text:p>
          </table:table-cell>
          <table:table-cell/>
          <table:table-cell table:style-name="ce42" table:formula="of:=[accessori.$BH102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03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03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03]" office:value-type="string" office:string-value="Ferraz De Marco">
            <text:p>Ferraz De Marco</text:p>
          </table:table-cell>
          <table:table-cell table:style-name="Default" table:formula="of:=['file:///Users/Amministrazione/Dropbox/segreteria/2025-26/elenchi/db%202025-26%20gestionale.ods'#$dati.H103]" office:value-type="string" office:string-value="Rosa Martina">
            <text:p>Rosa Martin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03]+[.$M103]+[.$O103]+[.$Q103]+[.$S103]+[.$U103]+[.$W103]+[.$Y103]+[.$F103]" office:value-type="currency" office:currency="EUR" office:value="0">
            <text:p>€ 0,00</text:p>
          </table:table-cell>
          <table:table-cell/>
          <table:table-cell office:value-type="currency" office:currency="EUR" office:value="11">
            <text:p>€ 11,00</text:p>
          </table:table-cell>
          <table:table-cell table:number-columns-repeated="14"/>
          <table:table-cell table:formula="of:=SUM([.$AC103:.$AQ103])" office:value-type="currency" office:currency="EUR" office:value="11">
            <text:p>€ 11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03]+[.$AV103]+[.$AX103]+[.$AZ103]+[.$BB103]+[.$BD103]" office:value-type="currency" office:currency="EUR" office:value="0">
            <text:p>€ 0,00</text:p>
          </table:table-cell>
          <table:table-cell/>
          <table:table-cell table:style-name="ce15" table:formula="of:=[.$AA103]+[.$AR103]+[.$BF103]" office:value-type="currency" office:currency="EUR" office:value="11">
            <text:p>€ 11,00</text:p>
          </table:table-cell>
          <table:table-cell/>
          <table:table-cell table:style-name="ce42" table:formula="of:=[accessori.$BH103]" office:value-type="currency" office:currency="EUR" office:value="11">
            <text:p>€ 11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04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04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04]" office:value-type="string" office:string-value="Flocco">
            <text:p>Flocco</text:p>
          </table:table-cell>
          <table:table-cell table:style-name="Default" table:formula="of:=['file:///Users/Amministrazione/Dropbox/segreteria/2025-26/elenchi/db%202025-26%20gestionale.ods'#$dati.H104]" office:value-type="string" office:string-value="Elizabeth Marina">
            <text:p>Elizabeth Marin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04]+[.$M104]+[.$O104]+[.$Q104]+[.$S104]+[.$U104]+[.$W104]+[.$Y104]+[.$F104]" office:value-type="currency" office:currency="EUR" office:value="0">
            <text:p>€ 0,00</text:p>
          </table:table-cell>
          <table:table-cell table:number-columns-repeated="16"/>
          <table:table-cell table:formula="of:=SUM([.$AC104:.$AQ104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04]+[.$AV104]+[.$AX104]+[.$AZ104]+[.$BB104]+[.$BD104]" office:value-type="currency" office:currency="EUR" office:value="0">
            <text:p>€ 0,00</text:p>
          </table:table-cell>
          <table:table-cell/>
          <table:table-cell table:style-name="ce15" table:formula="of:=[.$AA104]+[.$AR104]+[.$BF104]" office:value-type="currency" office:currency="EUR" office:value="0">
            <text:p>€ 0,00</text:p>
          </table:table-cell>
          <table:table-cell/>
          <table:table-cell table:style-name="ce42" table:formula="of:=[accessori.$BH104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05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05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05]" office:value-type="string" office:string-value="Flores">
            <text:p>Flores</text:p>
          </table:table-cell>
          <table:table-cell table:style-name="Default" table:formula="of:=['file:///Users/Amministrazione/Dropbox/segreteria/2025-26/elenchi/db%202025-26%20gestionale.ods'#$dati.H105]" office:value-type="string" office:string-value="Kristel">
            <text:p>Kristel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05]+[.$M105]+[.$O105]+[.$Q105]+[.$S105]+[.$U105]+[.$W105]+[.$Y105]+[.$F105]" office:value-type="currency" office:currency="EUR" office:value="0">
            <text:p>€ 0,00</text:p>
          </table:table-cell>
          <table:table-cell table:number-columns-repeated="16"/>
          <table:table-cell table:formula="of:=SUM([.$AC105:.$AQ105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05]+[.$AV105]+[.$AX105]+[.$AZ105]+[.$BB105]+[.$BD105]" office:value-type="currency" office:currency="EUR" office:value="0">
            <text:p>€ 0,00</text:p>
          </table:table-cell>
          <table:table-cell/>
          <table:table-cell table:style-name="ce15" table:formula="of:=[.$AA105]+[.$AR105]+[.$BF105]" office:value-type="currency" office:currency="EUR" office:value="0">
            <text:p>€ 0,00</text:p>
          </table:table-cell>
          <table:table-cell/>
          <table:table-cell table:style-name="ce42" table:formula="of:=[accessori.$BH105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06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06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06]" office:value-type="string" office:string-value="Fontana">
            <text:p>Fontana</text:p>
          </table:table-cell>
          <table:table-cell table:style-name="Default" table:formula="of:=['file:///Users/Amministrazione/Dropbox/segreteria/2025-26/elenchi/db%202025-26%20gestionale.ods'#$dati.H106]" office:value-type="string" office:string-value="Marcovalerio">
            <text:p>Marcovaleri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06]+[.$M106]+[.$O106]+[.$Q106]+[.$S106]+[.$U106]+[.$W106]+[.$Y106]+[.$F106]" office:value-type="currency" office:currency="EUR" office:value="0">
            <text:p>€ 0,00</text:p>
          </table:table-cell>
          <table:table-cell table:number-columns-repeated="16"/>
          <table:table-cell table:formula="of:=SUM([.$AC106:.$AQ106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06]+[.$AV106]+[.$AX106]+[.$AZ106]+[.$BB106]+[.$BD106]" office:value-type="currency" office:currency="EUR" office:value="0">
            <text:p>€ 0,00</text:p>
          </table:table-cell>
          <table:table-cell/>
          <table:table-cell table:style-name="ce15" table:formula="of:=[.$AA106]+[.$AR106]+[.$BF106]" office:value-type="currency" office:currency="EUR" office:value="0">
            <text:p>€ 0,00</text:p>
          </table:table-cell>
          <table:table-cell/>
          <table:table-cell table:style-name="ce42" table:formula="of:=[accessori.$BH106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07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07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107]" office:value-type="string" office:string-value="Fratarcangeli">
            <text:p>Fratarcangeli</text:p>
          </table:table-cell>
          <table:table-cell table:style-name="Default" table:formula="of:=['file:///Users/Amministrazione/Dropbox/segreteria/2025-26/elenchi/db%202025-26%20gestionale.ods'#$dati.H107]" office:value-type="string" office:string-value="Laura">
            <text:p>Laur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07]+[.$M107]+[.$O107]+[.$Q107]+[.$S107]+[.$U107]+[.$W107]+[.$Y107]+[.$F107]" office:value-type="currency" office:currency="EUR" office:value="0">
            <text:p>€ 0,00</text:p>
          </table:table-cell>
          <table:table-cell table:number-columns-repeated="16"/>
          <table:table-cell table:formula="of:=SUM([.$AC107:.$AQ107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07]+[.$AV107]+[.$AX107]+[.$AZ107]+[.$BB107]+[.$BD107]" office:value-type="currency" office:currency="EUR" office:value="0">
            <text:p>€ 0,00</text:p>
          </table:table-cell>
          <table:table-cell/>
          <table:table-cell table:style-name="ce15" table:formula="of:=[.$AA107]+[.$AR107]+[.$BF107]" office:value-type="currency" office:currency="EUR" office:value="0">
            <text:p>€ 0,00</text:p>
          </table:table-cell>
          <table:table-cell/>
          <table:table-cell table:style-name="ce42" table:formula="of:=[accessori.$BH107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08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08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08]" office:value-type="string" office:string-value="Frighi">
            <text:p>Frighi</text:p>
          </table:table-cell>
          <table:table-cell table:style-name="Default" table:formula="of:=['file:///Users/Amministrazione/Dropbox/segreteria/2025-26/elenchi/db%202025-26%20gestionale.ods'#$dati.H108]" office:value-type="string" office:string-value="Daniela">
            <text:p>Daniel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08]+[.$M108]+[.$O108]+[.$Q108]+[.$S108]+[.$U108]+[.$W108]+[.$Y108]+[.$F108]" office:value-type="currency" office:currency="EUR" office:value="0">
            <text:p>€ 0,00</text:p>
          </table:table-cell>
          <table:table-cell table:number-columns-repeated="16"/>
          <table:table-cell table:formula="of:=SUM([.$AC108:.$AQ108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08]+[.$AV108]+[.$AX108]+[.$AZ108]+[.$BB108]+[.$BD108]" office:value-type="currency" office:currency="EUR" office:value="0">
            <text:p>€ 0,00</text:p>
          </table:table-cell>
          <table:table-cell/>
          <table:table-cell table:style-name="ce15" table:formula="of:=[.$AA108]+[.$AR108]+[.$BF108]" office:value-type="currency" office:currency="EUR" office:value="0">
            <text:p>€ 0,00</text:p>
          </table:table-cell>
          <table:table-cell/>
          <table:table-cell table:style-name="ce42" table:formula="of:=[accessori.$BH108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09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109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09]" office:value-type="string" office:string-value="Furcas">
            <text:p>Furcas</text:p>
          </table:table-cell>
          <table:table-cell table:style-name="Default" table:formula="of:=['file:///Users/Amministrazione/Dropbox/segreteria/2025-26/elenchi/db%202025-26%20gestionale.ods'#$dati.H109]" office:value-type="string" office:string-value="Azzurra">
            <text:p>Azzurra</text:p>
          </table:table-cell>
          <table:table-cell/>
          <table:table-cell table:style-name="ce14"/>
          <table:table-cell table:style-name="ce14" office:value-type="string">
            <text:p>Vc 7 1/8</text:p>
          </table:table-cell>
          <table:table-cell table:style-name="ce16" office:value-type="string">
            <text:p>set</text:p>
          </table:table-cell>
          <table:table-cell table:style-name="ce14" office:value-type="currency" office:currency="EUR" office:value="30">
            <text:p>€ 30,00</text:p>
          </table:table-cell>
          <table:table-cell table:style-name="ce20" office:value-type="date" office:date-value="2025-12-31">
            <text:p>31 dic 25</text:p>
          </table:table-cell>
          <table:table-cell office:value-type="currency" office:currency="EUR" office:value="120">
            <office:annotation draw:style-name="gr1" draw:text-style-name="P1" svg:width="2.899cm" svg:height="1.139cm" svg:x="15.63cm" svg:y="54.31cm" draw:caption-point-x="-0.61cm" draw:caption-point-y="1.532cm">
              <dc:creator>SL</dc:creator>
              <dc:date>2025-10-24T00:00:00</dc:date>
              <text:p text:style-name="P1"><text:span text:style-name="T1">Già dep</text:span></text:p>
              <text:p text:style-name="P1"><text:span text:style-name="T1"/></text:p>
            </office:annotation>
            <text:p>€ 120,00</text:p>
          </table:table-cell>
          <table:table-cell office:value-type="string">
            <text:p>nolegg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09]+[.$M109]+[.$O109]+[.$Q109]+[.$S109]+[.$U109]+[.$W109]+[.$Y109]+[.$F109]" office:value-type="currency" office:currency="EUR" office:value="120">
            <text:p>€ 120,00</text:p>
          </table:table-cell>
          <table:table-cell/>
          <table:table-cell office:value-type="currency" office:currency="EUR" office:value="11">
            <text:p>€ 11,00</text:p>
          </table:table-cell>
          <table:table-cell table:number-columns-repeated="14"/>
          <table:table-cell table:formula="of:=SUM([.$AC109:.$AQ109])" office:value-type="currency" office:currency="EUR" office:value="11">
            <text:p>€ 11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09]+[.$AV109]+[.$AX109]+[.$AZ109]+[.$BB109]+[.$BD109]" office:value-type="currency" office:currency="EUR" office:value="0">
            <text:p>€ 0,00</text:p>
          </table:table-cell>
          <table:table-cell/>
          <table:table-cell table:style-name="ce15" table:formula="of:=[.$AA109]+[.$AR109]+[.$BF109]" office:value-type="currency" office:currency="EUR" office:value="131">
            <text:p>€ 131,00</text:p>
          </table:table-cell>
          <table:table-cell/>
          <table:table-cell table:style-name="ce42" table:formula="of:=[accessori.$BH109]" office:value-type="currency" office:currency="EUR" office:value="131">
            <text:p>€ 131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10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110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10]" office:value-type="string" office:string-value="Furcas">
            <text:p>Furcas</text:p>
          </table:table-cell>
          <table:table-cell table:style-name="Default" table:formula="of:=['file:///Users/Amministrazione/Dropbox/segreteria/2025-26/elenchi/db%202025-26%20gestionale.ods'#$dati.H110]" office:value-type="string" office:string-value="Pierpaolo">
            <text:p>Pierpaol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10]+[.$M110]+[.$O110]+[.$Q110]+[.$S110]+[.$U110]+[.$W110]+[.$Y110]+[.$F110]" office:value-type="currency" office:currency="EUR" office:value="0">
            <text:p>€ 0,00</text:p>
          </table:table-cell>
          <table:table-cell/>
          <table:table-cell office:value-type="currency" office:currency="EUR" office:value="14">
            <text:p>€ 14,00</text:p>
          </table:table-cell>
          <table:table-cell table:number-columns-repeated="14"/>
          <table:table-cell table:formula="of:=SUM([.$AC110:.$AQ110])" office:value-type="currency" office:currency="EUR" office:value="14">
            <text:p>€ 14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10]+[.$AV110]+[.$AX110]+[.$AZ110]+[.$BB110]+[.$BD110]" office:value-type="currency" office:currency="EUR" office:value="0">
            <text:p>€ 0,00</text:p>
          </table:table-cell>
          <table:table-cell/>
          <table:table-cell table:style-name="ce15" table:formula="of:=[.$AA110]+[.$AR110]+[.$BF110]" office:value-type="currency" office:currency="EUR" office:value="14">
            <text:p>€ 14,00</text:p>
          </table:table-cell>
          <table:table-cell/>
          <table:table-cell table:style-name="ce42" table:formula="of:=[accessori.$BH110]" office:value-type="currency" office:currency="EUR" office:value="14">
            <text:p>€ 14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11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111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11]" office:value-type="string" office:string-value="Gandelli">
            <text:p>Gandelli</text:p>
          </table:table-cell>
          <table:table-cell table:style-name="Default" table:formula="of:=['file:///Users/Amministrazione/Dropbox/segreteria/2025-26/elenchi/db%202025-26%20gestionale.ods'#$dati.H111]" office:value-type="string" office:string-value="Davide">
            <text:p>David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11]+[.$M111]+[.$O111]+[.$Q111]+[.$S111]+[.$U111]+[.$W111]+[.$Y111]+[.$F111]" office:value-type="currency" office:currency="EUR" office:value="0">
            <text:p>€ 0,00</text:p>
          </table:table-cell>
          <table:table-cell table:number-columns-repeated="16"/>
          <table:table-cell table:formula="of:=SUM([.$AC111:.$AQ111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11]+[.$AV111]+[.$AX111]+[.$AZ111]+[.$BB111]+[.$BD111]" office:value-type="currency" office:currency="EUR" office:value="0">
            <text:p>€ 0,00</text:p>
          </table:table-cell>
          <table:table-cell/>
          <table:table-cell table:style-name="ce15" table:formula="of:=[.$AA111]+[.$AR111]+[.$BF111]" office:value-type="currency" office:currency="EUR" office:value="0">
            <text:p>€ 0,00</text:p>
          </table:table-cell>
          <table:table-cell/>
          <table:table-cell table:style-name="ce42" table:formula="of:=[accessori.$BH111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12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112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12]" office:value-type="string" office:string-value="Gandelli">
            <text:p>Gandelli</text:p>
          </table:table-cell>
          <table:table-cell table:style-name="Default" table:formula="of:=['file:///Users/Amministrazione/Dropbox/segreteria/2025-26/elenchi/db%202025-26%20gestionale.ods'#$dati.H112]" office:value-type="string" office:string-value="Niccolò">
            <text:p>Niccolò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12]+[.$M112]+[.$O112]+[.$Q112]+[.$S112]+[.$U112]+[.$W112]+[.$Y112]+[.$F112]" office:value-type="currency" office:currency="EUR" office:value="0">
            <text:p>€ 0,00</text:p>
          </table:table-cell>
          <table:table-cell table:number-columns-repeated="16"/>
          <table:table-cell table:formula="of:=SUM([.$AC112:.$AQ112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12]+[.$AV112]+[.$AX112]+[.$AZ112]+[.$BB112]+[.$BD112]" office:value-type="currency" office:currency="EUR" office:value="0">
            <text:p>€ 0,00</text:p>
          </table:table-cell>
          <table:table-cell/>
          <table:table-cell table:style-name="ce15" table:formula="of:=[.$AA112]+[.$AR112]+[.$BF112]" office:value-type="currency" office:currency="EUR" office:value="0">
            <text:p>€ 0,00</text:p>
          </table:table-cell>
          <table:table-cell/>
          <table:table-cell table:style-name="ce42" table:formula="of:=[accessori.$BH112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13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13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113]" office:value-type="string" office:string-value="Gandolfi">
            <text:p>Gandolfi</text:p>
          </table:table-cell>
          <table:table-cell table:style-name="Default" table:formula="of:=['file:///Users/Amministrazione/Dropbox/segreteria/2025-26/elenchi/db%202025-26%20gestionale.ods'#$dati.H113]" office:value-type="string" office:string-value="Nicole">
            <text:p>Nicol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13]+[.$M113]+[.$O113]+[.$Q113]+[.$S113]+[.$U113]+[.$W113]+[.$Y113]+[.$F113]" office:value-type="currency" office:currency="EUR" office:value="0">
            <text:p>€ 0,00</text:p>
          </table:table-cell>
          <table:table-cell table:number-columns-repeated="16"/>
          <table:table-cell table:formula="of:=SUM([.$AC113:.$AQ113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13]+[.$AV113]+[.$AX113]+[.$AZ113]+[.$BB113]+[.$BD113]" office:value-type="currency" office:currency="EUR" office:value="0">
            <text:p>€ 0,00</text:p>
          </table:table-cell>
          <table:table-cell/>
          <table:table-cell table:style-name="ce15" table:formula="of:=[.$AA113]+[.$AR113]+[.$BF113]" office:value-type="currency" office:currency="EUR" office:value="0">
            <text:p>€ 0,00</text:p>
          </table:table-cell>
          <table:table-cell/>
          <table:table-cell table:style-name="ce42" table:formula="of:=[accessori.$BH113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14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14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114]" office:value-type="string" office:string-value="Garajo">
            <text:p>Garajo</text:p>
          </table:table-cell>
          <table:table-cell table:style-name="Default" table:formula="of:=['file:///Users/Amministrazione/Dropbox/segreteria/2025-26/elenchi/db%202025-26%20gestionale.ods'#$dati.H114]" office:value-type="string" office:string-value="Giulia Rebecca">
            <text:p>Giulia Rebecc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14]+[.$M114]+[.$O114]+[.$Q114]+[.$S114]+[.$U114]+[.$W114]+[.$Y114]+[.$F114]" office:value-type="currency" office:currency="EUR" office:value="0">
            <text:p>€ 0,00</text:p>
          </table:table-cell>
          <table:table-cell table:number-columns-repeated="16"/>
          <table:table-cell table:formula="of:=SUM([.$AC114:.$AQ114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14]+[.$AV114]+[.$AX114]+[.$AZ114]+[.$BB114]+[.$BD114]" office:value-type="currency" office:currency="EUR" office:value="0">
            <text:p>€ 0,00</text:p>
          </table:table-cell>
          <table:table-cell/>
          <table:table-cell table:style-name="ce15" table:formula="of:=[.$AA114]+[.$AR114]+[.$BF114]" office:value-type="currency" office:currency="EUR" office:value="0">
            <text:p>€ 0,00</text:p>
          </table:table-cell>
          <table:table-cell/>
          <table:table-cell table:style-name="ce42" table:formula="of:=[accessori.$BH114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15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115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15]" office:value-type="string" office:string-value="Garattoni">
            <text:p>Garattoni</text:p>
          </table:table-cell>
          <table:table-cell table:style-name="Default" table:formula="of:=['file:///Users/Amministrazione/Dropbox/segreteria/2025-26/elenchi/db%202025-26%20gestionale.ods'#$dati.H115]" office:value-type="string" office:string-value="Cecilia">
            <text:p>Cecil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15]+[.$M115]+[.$O115]+[.$Q115]+[.$S115]+[.$U115]+[.$W115]+[.$Y115]+[.$F115]" office:value-type="currency" office:currency="EUR" office:value="0">
            <text:p>€ 0,00</text:p>
          </table:table-cell>
          <table:table-cell/>
          <table:table-cell office:value-type="currency" office:currency="EUR" office:value="15">
            <text:p>€ 15,00</text:p>
          </table:table-cell>
          <table:table-cell table:number-columns-repeated="14"/>
          <table:table-cell table:formula="of:=SUM([.$AC115:.$AQ115])" office:value-type="currency" office:currency="EUR" office:value="15">
            <text:p>€ 15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15]+[.$AV115]+[.$AX115]+[.$AZ115]+[.$BB115]+[.$BD115]" office:value-type="currency" office:currency="EUR" office:value="0">
            <text:p>€ 0,00</text:p>
          </table:table-cell>
          <table:table-cell/>
          <table:table-cell table:style-name="ce15" table:formula="of:=[.$AA115]+[.$AR115]+[.$BF115]" office:value-type="currency" office:currency="EUR" office:value="15">
            <text:p>€ 15,00</text:p>
          </table:table-cell>
          <table:table-cell/>
          <table:table-cell table:style-name="ce42" table:formula="of:=[accessori.$BH115]" office:value-type="currency" office:currency="EUR" office:value="15">
            <text:p>€ 15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16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11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11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116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16]+[.$M116]+[.$O116]+[.$Q116]+[.$S116]+[.$U116]+[.$W116]+[.$Y116]+[.$F116]" office:value-type="currency" office:currency="EUR" office:value="0">
            <text:p>€ 0,00</text:p>
          </table:table-cell>
          <table:table-cell table:number-columns-repeated="16"/>
          <table:table-cell table:formula="of:=SUM([.$AC116:.$AQ116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16]+[.$AV116]+[.$AX116]+[.$AZ116]+[.$BB116]+[.$BD116]" office:value-type="currency" office:currency="EUR" office:value="0">
            <text:p>€ 0,00</text:p>
          </table:table-cell>
          <table:table-cell/>
          <table:table-cell table:style-name="ce15" table:formula="of:=[.$AA116]+[.$AR116]+[.$BF116]" office:value-type="currency" office:currency="EUR" office:value="0">
            <text:p>€ 0,00</text:p>
          </table:table-cell>
          <table:table-cell/>
          <table:table-cell table:style-name="ce42" table:formula="of:=[accessori.$BH116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17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117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17]" office:value-type="string" office:string-value="Garattoni">
            <text:p>Garattoni</text:p>
          </table:table-cell>
          <table:table-cell table:style-name="Default" table:formula="of:=['file:///Users/Amministrazione/Dropbox/segreteria/2025-26/elenchi/db%202025-26%20gestionale.ods'#$dati.H117]" office:value-type="string" office:string-value="Michela">
            <text:p>Michel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 office:value-type="currency" office:currency="EUR" office:value="140">
            <text:p>€ 140,00</text:p>
          </table:table-cell>
          <table:table-cell office:value-type="string">
            <text:p>Vlc 10, ½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17]+[.$M117]+[.$O117]+[.$Q117]+[.$S117]+[.$U117]+[.$W117]+[.$Y117]+[.$F117]" office:value-type="currency" office:currency="EUR" office:value="140">
            <text:p>€ 140,00</text:p>
          </table:table-cell>
          <table:table-cell/>
          <table:table-cell office:value-type="currency" office:currency="EUR" office:value="12">
            <text:p>€ 12,00</text:p>
          </table:table-cell>
          <table:table-cell table:number-columns-repeated="14"/>
          <table:table-cell table:formula="of:=SUM([.$AC117:.$AQ117])" office:value-type="currency" office:currency="EUR" office:value="12">
            <text:p>€ 12,00</text:p>
          </table:table-cell>
          <table:table-cell/>
          <table:table-cell table:style-name="ce28" office:value-type="currency" office:currency="EUR" office:value="126">
            <text:p>€ 126,00</text:p>
          </table:table-cell>
          <table:table-cell office:value-type="string">
            <text:p>AMBSM vlc sessione autunnale gr 1</text:p>
          </table:table-cell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 office:value-type="float" office:value="2">
            <text:p>2</text:p>
          </table:table-cell>
          <table:table-cell/>
          <table:table-cell table:formula="of:=[.$AT117]+[.$AV117]+[.$AX117]+[.$AZ117]+[.$BB117]+[.$BD117]" office:value-type="currency" office:currency="EUR" office:value="128">
            <text:p>€ 128,00</text:p>
          </table:table-cell>
          <table:table-cell/>
          <table:table-cell table:style-name="ce15" table:formula="of:=[.$AA117]+[.$AR117]+[.$BF117]" office:value-type="currency" office:currency="EUR" office:value="280">
            <text:p>€ 280,00</text:p>
          </table:table-cell>
          <table:table-cell/>
          <table:table-cell table:style-name="ce42" table:formula="of:=[accessori.$BH117]" office:value-type="currency" office:currency="EUR" office:value="280">
            <text:p>€ 28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18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11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11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118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18]+[.$M118]+[.$O118]+[.$Q118]+[.$S118]+[.$U118]+[.$W118]+[.$Y118]+[.$F118]" office:value-type="currency" office:currency="EUR" office:value="0">
            <text:p>€ 0,00</text:p>
          </table:table-cell>
          <table:table-cell table:number-columns-repeated="16"/>
          <table:table-cell table:formula="of:=SUM([.$AC118:.$AQ118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18]+[.$AV118]+[.$AX118]+[.$AZ118]+[.$BB118]+[.$BD118]" office:value-type="currency" office:currency="EUR" office:value="0">
            <text:p>€ 0,00</text:p>
          </table:table-cell>
          <table:table-cell/>
          <table:table-cell table:style-name="ce15" table:formula="of:=[.$AA118]+[.$AR118]+[.$BF118]" office:value-type="currency" office:currency="EUR" office:value="0">
            <text:p>€ 0,00</text:p>
          </table:table-cell>
          <table:table-cell/>
          <table:table-cell table:style-name="ce42" table:formula="of:=[accessori.$BH118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19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11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11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119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19]+[.$M119]+[.$O119]+[.$Q119]+[.$S119]+[.$U119]+[.$W119]+[.$Y119]+[.$F119]" office:value-type="currency" office:currency="EUR" office:value="0">
            <text:p>€ 0,00</text:p>
          </table:table-cell>
          <table:table-cell table:number-columns-repeated="16"/>
          <table:table-cell table:formula="of:=SUM([.$AC119:.$AQ119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19]+[.$AV119]+[.$AX119]+[.$AZ119]+[.$BB119]+[.$BD119]" office:value-type="currency" office:currency="EUR" office:value="0">
            <text:p>€ 0,00</text:p>
          </table:table-cell>
          <table:table-cell/>
          <table:table-cell table:style-name="ce15" table:formula="of:=[.$AA119]+[.$AR119]+[.$BF119]" office:value-type="currency" office:currency="EUR" office:value="0">
            <text:p>€ 0,00</text:p>
          </table:table-cell>
          <table:table-cell/>
          <table:table-cell table:style-name="ce42" table:formula="of:=[accessori.$BH119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20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20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20]" office:value-type="string" office:string-value="Gasparini">
            <text:p>Gasparini</text:p>
          </table:table-cell>
          <table:table-cell table:style-name="Default" table:formula="of:=['file:///Users/Amministrazione/Dropbox/segreteria/2025-26/elenchi/db%202025-26%20gestionale.ods'#$dati.H120]" office:value-type="string" office:string-value="Adele">
            <text:p>Adel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20]+[.$M120]+[.$O120]+[.$Q120]+[.$S120]+[.$U120]+[.$W120]+[.$Y120]+[.$F120]" office:value-type="currency" office:currency="EUR" office:value="0">
            <text:p>€ 0,00</text:p>
          </table:table-cell>
          <table:table-cell table:number-columns-repeated="16"/>
          <table:table-cell table:formula="of:=SUM([.$AC120:.$AQ120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20]+[.$AV120]+[.$AX120]+[.$AZ120]+[.$BB120]+[.$BD120]" office:value-type="currency" office:currency="EUR" office:value="0">
            <text:p>€ 0,00</text:p>
          </table:table-cell>
          <table:table-cell/>
          <table:table-cell table:style-name="ce15" table:formula="of:=[.$AA120]+[.$AR120]+[.$BF120]" office:value-type="currency" office:currency="EUR" office:value="0">
            <text:p>€ 0,00</text:p>
          </table:table-cell>
          <table:table-cell/>
          <table:table-cell table:style-name="ce42" table:formula="of:=[accessori.$BH120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21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21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21]" office:value-type="string" office:string-value="Gavazzi">
            <text:p>Gavazzi</text:p>
          </table:table-cell>
          <table:table-cell table:style-name="Default" table:formula="of:=['file:///Users/Amministrazione/Dropbox/segreteria/2025-26/elenchi/db%202025-26%20gestionale.ods'#$dati.H121]" office:value-type="string" office:string-value="Viola Maria">
            <text:p>Viola Mar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21]+[.$M121]+[.$O121]+[.$Q121]+[.$S121]+[.$U121]+[.$W121]+[.$Y121]+[.$F121]" office:value-type="currency" office:currency="EUR" office:value="0">
            <text:p>€ 0,00</text:p>
          </table:table-cell>
          <table:table-cell table:number-columns-repeated="16"/>
          <table:table-cell table:formula="of:=SUM([.$AC121:.$AQ121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21]+[.$AV121]+[.$AX121]+[.$AZ121]+[.$BB121]+[.$BD121]" office:value-type="currency" office:currency="EUR" office:value="0">
            <text:p>€ 0,00</text:p>
          </table:table-cell>
          <table:table-cell/>
          <table:table-cell table:style-name="ce15" table:formula="of:=[.$AA121]+[.$AR121]+[.$BF121]" office:value-type="currency" office:currency="EUR" office:value="0">
            <text:p>€ 0,00</text:p>
          </table:table-cell>
          <table:table-cell/>
          <table:table-cell table:style-name="ce42" table:formula="of:=[accessori.$BH121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22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22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22]" office:value-type="string" office:string-value="Gelmini">
            <text:p>Gelmini</text:p>
          </table:table-cell>
          <table:table-cell table:style-name="Default" table:formula="of:=['file:///Users/Amministrazione/Dropbox/segreteria/2025-26/elenchi/db%202025-26%20gestionale.ods'#$dati.H122]" office:value-type="string" office:string-value="Marco">
            <text:p>Marc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22]+[.$M122]+[.$O122]+[.$Q122]+[.$S122]+[.$U122]+[.$W122]+[.$Y122]+[.$F122]" office:value-type="currency" office:currency="EUR" office:value="0">
            <text:p>€ 0,00</text:p>
          </table:table-cell>
          <table:table-cell table:number-columns-repeated="16"/>
          <table:table-cell table:formula="of:=SUM([.$AC122:.$AQ122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22]+[.$AV122]+[.$AX122]+[.$AZ122]+[.$BB122]+[.$BD122]" office:value-type="currency" office:currency="EUR" office:value="0">
            <text:p>€ 0,00</text:p>
          </table:table-cell>
          <table:table-cell/>
          <table:table-cell table:style-name="ce15" table:formula="of:=[.$AA122]+[.$AR122]+[.$BF122]" office:value-type="currency" office:currency="EUR" office:value="0">
            <text:p>€ 0,00</text:p>
          </table:table-cell>
          <table:table-cell/>
          <table:table-cell table:style-name="ce42" table:formula="of:=[accessori.$BH122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23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12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12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123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23]+[.$M123]+[.$O123]+[.$Q123]+[.$S123]+[.$U123]+[.$W123]+[.$Y123]+[.$F123]" office:value-type="currency" office:currency="EUR" office:value="0">
            <text:p>€ 0,00</text:p>
          </table:table-cell>
          <table:table-cell table:number-columns-repeated="16"/>
          <table:table-cell table:formula="of:=SUM([.$AC123:.$AQ123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23]+[.$AV123]+[.$AX123]+[.$AZ123]+[.$BB123]+[.$BD123]" office:value-type="currency" office:currency="EUR" office:value="0">
            <text:p>€ 0,00</text:p>
          </table:table-cell>
          <table:table-cell/>
          <table:table-cell table:style-name="ce15" table:formula="of:=[.$AA123]+[.$AR123]+[.$BF123]" office:value-type="currency" office:currency="EUR" office:value="0">
            <text:p>€ 0,00</text:p>
          </table:table-cell>
          <table:table-cell/>
          <table:table-cell table:style-name="ce42" table:formula="of:=[accessori.$BH123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24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12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12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124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24]+[.$M124]+[.$O124]+[.$Q124]+[.$S124]+[.$U124]+[.$W124]+[.$Y124]+[.$F124]" office:value-type="currency" office:currency="EUR" office:value="0">
            <text:p>€ 0,00</text:p>
          </table:table-cell>
          <table:table-cell table:number-columns-repeated="16"/>
          <table:table-cell table:formula="of:=SUM([.$AC124:.$AQ124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24]+[.$AV124]+[.$AX124]+[.$AZ124]+[.$BB124]+[.$BD124]" office:value-type="currency" office:currency="EUR" office:value="0">
            <text:p>€ 0,00</text:p>
          </table:table-cell>
          <table:table-cell/>
          <table:table-cell table:style-name="ce15" table:formula="of:=[.$AA124]+[.$AR124]+[.$BF124]" office:value-type="currency" office:currency="EUR" office:value="0">
            <text:p>€ 0,00</text:p>
          </table:table-cell>
          <table:table-cell/>
          <table:table-cell table:style-name="ce42" table:formula="of:=[accessori.$BH124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25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25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125]" office:value-type="string" office:string-value="Gitti">
            <text:p>Gitti</text:p>
          </table:table-cell>
          <table:table-cell table:style-name="Default" table:formula="of:=['file:///Users/Amministrazione/Dropbox/segreteria/2025-26/elenchi/db%202025-26%20gestionale.ods'#$dati.H125]" office:value-type="string" office:string-value="Francesco">
            <text:p>Francesc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 office:value-type="currency" office:currency="EUR" office:value="220">
            <text:p>€ 220,00</text:p>
          </table:table-cell>
          <table:table-cell office:value-type="string">
            <text:p>ukulele bass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25]+[.$M125]+[.$O125]+[.$Q125]+[.$S125]+[.$U125]+[.$W125]+[.$Y125]+[.$F125]" office:value-type="currency" office:currency="EUR" office:value="220">
            <text:p>€ 220,00</text:p>
          </table:table-cell>
          <table:table-cell/>
          <table:table-cell office:value-type="currency" office:currency="EUR" office:value="14">
            <text:p>€ 14,00</text:p>
          </table:table-cell>
          <table:table-cell office:value-type="currency" office:currency="EUR" office:value="18">
            <text:p>€ 18,00</text:p>
          </table:table-cell>
          <table:table-cell table:number-columns-repeated="13"/>
          <table:table-cell table:formula="of:=SUM([.$AC125:.$AQ125])" office:value-type="currency" office:currency="EUR" office:value="32">
            <text:p>€ 32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25]+[.$AV125]+[.$AX125]+[.$AZ125]+[.$BB125]+[.$BD125]" office:value-type="currency" office:currency="EUR" office:value="0">
            <text:p>€ 0,00</text:p>
          </table:table-cell>
          <table:table-cell/>
          <table:table-cell table:style-name="ce15" table:formula="of:=[.$AA125]+[.$AR125]+[.$BF125]" office:value-type="currency" office:currency="EUR" office:value="252">
            <text:p>€ 252,00</text:p>
          </table:table-cell>
          <table:table-cell/>
          <table:table-cell table:style-name="ce42" table:formula="of:=[accessori.$BH125]" office:value-type="currency" office:currency="EUR" office:value="252">
            <text:p>€ 252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26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26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126]" office:value-type="string" office:string-value="Gohara">
            <text:p>Gohara</text:p>
          </table:table-cell>
          <table:table-cell table:style-name="Default" table:formula="of:=['file:///Users/Amministrazione/Dropbox/segreteria/2025-26/elenchi/db%202025-26%20gestionale.ods'#$dati.H126]" office:value-type="string" office:string-value="Ryu Angela">
            <text:p>Ryu Angel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26]+[.$M126]+[.$O126]+[.$Q126]+[.$S126]+[.$U126]+[.$W126]+[.$Y126]+[.$F126]" office:value-type="currency" office:currency="EUR" office:value="0">
            <text:p>€ 0,00</text:p>
          </table:table-cell>
          <table:table-cell/>
          <table:table-cell office:value-type="currency" office:currency="EUR" office:value="18">
            <text:p>€ 18,00</text:p>
          </table:table-cell>
          <table:table-cell table:number-columns-repeated="14"/>
          <table:table-cell table:formula="of:=SUM([.$AC126:.$AQ126])" office:value-type="currency" office:currency="EUR" office:value="18">
            <text:p>€ 18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26]+[.$AV126]+[.$AX126]+[.$AZ126]+[.$BB126]+[.$BD126]" office:value-type="currency" office:currency="EUR" office:value="0">
            <text:p>€ 0,00</text:p>
          </table:table-cell>
          <table:table-cell/>
          <table:table-cell table:style-name="ce15" table:formula="of:=[.$AA126]+[.$AR126]+[.$BF126]" office:value-type="currency" office:currency="EUR" office:value="18">
            <text:p>€ 18,00</text:p>
          </table:table-cell>
          <table:table-cell/>
          <table:table-cell table:style-name="ce42" table:formula="of:=[accessori.$BH126]" office:value-type="currency" office:currency="EUR" office:value="18">
            <text:p>€ 18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27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127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127]" office:value-type="string" office:string-value="Gohara">
            <text:p>Gohara</text:p>
          </table:table-cell>
          <table:table-cell table:style-name="Default" table:formula="of:=['file:///Users/Amministrazione/Dropbox/segreteria/2025-26/elenchi/db%202025-26%20gestionale.ods'#$dati.H127]" office:value-type="string" office:string-value="Yae Francesca">
            <text:p>Yae Francesc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27]+[.$M127]+[.$O127]+[.$Q127]+[.$S127]+[.$U127]+[.$W127]+[.$Y127]+[.$F127]" office:value-type="currency" office:currency="EUR" office:value="0">
            <text:p>€ 0,00</text:p>
          </table:table-cell>
          <table:table-cell table:number-columns-repeated="16"/>
          <table:table-cell table:formula="of:=SUM([.$AC127:.$AQ127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27]+[.$AV127]+[.$AX127]+[.$AZ127]+[.$BB127]+[.$BD127]" office:value-type="currency" office:currency="EUR" office:value="0">
            <text:p>€ 0,00</text:p>
          </table:table-cell>
          <table:table-cell/>
          <table:table-cell table:style-name="ce15" table:formula="of:=[.$AA127]+[.$AR127]+[.$BF127]" office:value-type="currency" office:currency="EUR" office:value="0">
            <text:p>€ 0,00</text:p>
          </table:table-cell>
          <table:table-cell/>
          <table:table-cell table:style-name="ce42" table:formula="of:=[accessori.$BH127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28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28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28]" office:value-type="string" office:string-value="Gomarasca">
            <text:p>Gomarasca</text:p>
          </table:table-cell>
          <table:table-cell table:style-name="Default" table:formula="of:=['file:///Users/Amministrazione/Dropbox/segreteria/2025-26/elenchi/db%202025-26%20gestionale.ods'#$dati.H128]" office:value-type="string" office:string-value="Luca Leonardo">
            <text:p>Luca Leonard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28]+[.$M128]+[.$O128]+[.$Q128]+[.$S128]+[.$U128]+[.$W128]+[.$Y128]+[.$F128]" office:value-type="currency" office:currency="EUR" office:value="0">
            <text:p>€ 0,00</text:p>
          </table:table-cell>
          <table:table-cell/>
          <table:table-cell office:value-type="currency" office:currency="EUR" office:value="19">
            <text:p>€ 19,00</text:p>
          </table:table-cell>
          <table:table-cell table:number-columns-repeated="2" office:value-type="currency" office:currency="EUR" office:value="10">
            <text:p>€ 10,00</text:p>
          </table:table-cell>
          <table:table-cell office:value-type="currency" office:currency="EUR" office:value="13">
            <text:p>€ 13,00</text:p>
          </table:table-cell>
          <table:table-cell table:number-columns-repeated="11"/>
          <table:table-cell table:formula="of:=SUM([.$AC128:.$AQ128])" office:value-type="currency" office:currency="EUR" office:value="52">
            <text:p>€ 52,00</text:p>
          </table:table-cell>
          <table:table-cell/>
          <table:table-cell table:style-name="ce28" office:value-type="currency" office:currency="EUR" office:value="175">
            <text:p>€ 175,00</text:p>
          </table:table-cell>
          <table:table-cell office:value-type="string">
            <text:p>ABRSM pf sessione autunnale gr 4</text:p>
          </table:table-cell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 office:value-type="float" office:value="2">
            <text:p>2</text:p>
          </table:table-cell>
          <table:table-cell/>
          <table:table-cell table:formula="of:=[.$AT128]+[.$AV128]+[.$AX128]+[.$AZ128]+[.$BB128]+[.$BD128]" office:value-type="currency" office:currency="EUR" office:value="177">
            <text:p>€ 177,00</text:p>
          </table:table-cell>
          <table:table-cell/>
          <table:table-cell table:style-name="ce15" table:formula="of:=[.$AA128]+[.$AR128]+[.$BF128]" office:value-type="currency" office:currency="EUR" office:value="229">
            <text:p>€ 229,00</text:p>
          </table:table-cell>
          <table:table-cell/>
          <table:table-cell table:style-name="ce42" table:formula="of:=[accessori.$BH128]" office:value-type="currency" office:currency="EUR" office:value="229">
            <text:p>€ 229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29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29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29]" office:value-type="string" office:string-value="Guglielmini">
            <text:p>Guglielmini</text:p>
          </table:table-cell>
          <table:table-cell table:style-name="Default" table:formula="of:=['file:///Users/Amministrazione/Dropbox/segreteria/2025-26/elenchi/db%202025-26%20gestionale.ods'#$dati.H129]" office:value-type="string" office:string-value="Bianca">
            <text:p>Bianca</text:p>
          </table:table-cell>
          <table:table-cell/>
          <table:table-cell table:style-name="ce14" office:value-type="currency" office:currency="EUR" office:value="50">
            <text:p>€ 50,00</text:p>
          </table:table-cell>
          <table:table-cell table:style-name="ce14"/>
          <table:table-cell table:style-name="ce16"/>
          <table:table-cell table:style-name="ce14"/>
          <table:table-cell table:style-name="ce20"/>
          <table:table-cell office:value-type="currency" office:currency="EUR" office:value="30">
            <text:p>€ 30,00</text:p>
          </table:table-cell>
          <table:table-cell office:value-type="string">
            <text:p>noleggio cl3 2 mesi</text:p>
          </table:table-cell>
          <table:table-cell office:value-type="currency" office:currency="EUR" office:value="27">
            <text:p>€ 27,00</text:p>
          </table:table-cell>
          <table:table-cell table:style-name="ce23" office:value-type="string">
            <text:p>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29]+[.$M129]+[.$O129]+[.$Q129]+[.$S129]+[.$U129]+[.$W129]+[.$Y129]+[.$F129]" office:value-type="currency" office:currency="EUR" office:value="107">
            <text:p>€ 107,00</text:p>
          </table:table-cell>
          <table:table-cell/>
          <table:table-cell office:value-type="currency" office:currency="EUR" office:value="22">
            <text:p>€ 22,00</text:p>
          </table:table-cell>
          <table:table-cell table:number-columns-repeated="14"/>
          <table:table-cell table:formula="of:=SUM([.$AC129:.$AQ129])" office:value-type="currency" office:currency="EUR" office:value="22">
            <text:p>€ 22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29]+[.$AV129]+[.$AX129]+[.$AZ129]+[.$BB129]+[.$BD129]" office:value-type="currency" office:currency="EUR" office:value="0">
            <text:p>€ 0,00</text:p>
          </table:table-cell>
          <table:table-cell/>
          <table:table-cell table:style-name="ce15" table:formula="of:=[.$AA129]+[.$AR129]+[.$BF129]" office:value-type="currency" office:currency="EUR" office:value="129">
            <text:p>€ 129,00</text:p>
          </table:table-cell>
          <table:table-cell/>
          <table:table-cell table:style-name="ce42" table:formula="of:=[accessori.$BH129]" office:value-type="currency" office:currency="EUR" office:value="129">
            <text:p>€ 129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30]" office:value-type="string" office:string-value="no">
            <text:p>no</text:p>
          </table:table-cell>
          <table:table-cell table:style-name="ce8" table:formula="of:=['file:///Users/Amministrazione/Dropbox/segreteria/2025-26/elenchi/db%202025-26%20gestionale.ods'#$dati.E130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30]" office:value-type="string" office:string-value="Hu">
            <text:p>Hu</text:p>
          </table:table-cell>
          <table:table-cell table:style-name="Default" table:formula="of:=['file:///Users/Amministrazione/Dropbox/segreteria/2025-26/elenchi/db%202025-26%20gestionale.ods'#$dati.H130]" office:value-type="string" office:string-value="Yuehan (Giovanni)">
            <text:p>Yuehan (Giovanni)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30]+[.$M130]+[.$O130]+[.$Q130]+[.$S130]+[.$U130]+[.$W130]+[.$Y130]+[.$F130]" office:value-type="currency" office:currency="EUR" office:value="0">
            <text:p>€ 0,00</text:p>
          </table:table-cell>
          <table:table-cell table:number-columns-repeated="16"/>
          <table:table-cell table:formula="of:=SUM([.$AC130:.$AQ130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30]+[.$AV130]+[.$AX130]+[.$AZ130]+[.$BB130]+[.$BD130]" office:value-type="currency" office:currency="EUR" office:value="0">
            <text:p>€ 0,00</text:p>
          </table:table-cell>
          <table:table-cell/>
          <table:table-cell table:style-name="ce15" table:formula="of:=[.$AA130]+[.$AR130]+[.$BF130]" office:value-type="currency" office:currency="EUR" office:value="0">
            <text:p>€ 0,00</text:p>
          </table:table-cell>
          <table:table-cell/>
          <table:table-cell table:style-name="ce42" table:formula="of:=[accessori.$BH130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31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31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31]" office:value-type="string" office:string-value="Huaman Ulcuango">
            <text:p>Huaman Ulcuango</text:p>
          </table:table-cell>
          <table:table-cell table:style-name="Default" table:formula="of:=['file:///Users/Amministrazione/Dropbox/segreteria/2025-26/elenchi/db%202025-26%20gestionale.ods'#$dati.H131]" office:value-type="string" office:string-value="Giorgia Viviana">
            <text:p>Giorgia Vivian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31]+[.$M131]+[.$O131]+[.$Q131]+[.$S131]+[.$U131]+[.$W131]+[.$Y131]+[.$F131]" office:value-type="currency" office:currency="EUR" office:value="0">
            <text:p>€ 0,00</text:p>
          </table:table-cell>
          <table:table-cell/>
          <table:table-cell office:value-type="currency" office:currency="EUR" office:value="17">
            <text:p>€ 17,00</text:p>
          </table:table-cell>
          <table:table-cell office:value-type="currency" office:currency="EUR" office:value="7">
            <text:p>€ 7,00</text:p>
          </table:table-cell>
          <table:table-cell office:value-type="currency" office:currency="EUR" office:value="14">
            <text:p>€ 14,00</text:p>
          </table:table-cell>
          <table:table-cell office:value-type="currency" office:currency="EUR" office:value="17">
            <text:p>€ 17,00</text:p>
          </table:table-cell>
          <table:table-cell table:number-columns-repeated="11"/>
          <table:table-cell table:formula="of:=SUM([.$AC131:.$AQ131])" office:value-type="currency" office:currency="EUR" office:value="55">
            <text:p>€ 55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31]+[.$AV131]+[.$AX131]+[.$AZ131]+[.$BB131]+[.$BD131]" office:value-type="currency" office:currency="EUR" office:value="0">
            <text:p>€ 0,00</text:p>
          </table:table-cell>
          <table:table-cell/>
          <table:table-cell table:style-name="ce15" table:formula="of:=[.$AA131]+[.$AR131]+[.$BF131]" office:value-type="currency" office:currency="EUR" office:value="55">
            <text:p>€ 55,00</text:p>
          </table:table-cell>
          <table:table-cell/>
          <table:table-cell table:style-name="ce42" table:formula="of:=[accessori.$BH131]" office:value-type="currency" office:currency="EUR" office:value="55">
            <text:p>€ 55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32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132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32]" office:value-type="string" office:string-value="Huang">
            <text:p>Huang</text:p>
          </table:table-cell>
          <table:table-cell table:style-name="Default" table:formula="of:=['file:///Users/Amministrazione/Dropbox/segreteria/2025-26/elenchi/db%202025-26%20gestionale.ods'#$dati.H132]" office:value-type="string" office:string-value="Lang">
            <text:p>Lang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32]+[.$M132]+[.$O132]+[.$Q132]+[.$S132]+[.$U132]+[.$W132]+[.$Y132]+[.$F132]" office:value-type="currency" office:currency="EUR" office:value="0">
            <text:p>€ 0,00</text:p>
          </table:table-cell>
          <table:table-cell/>
          <table:table-cell office:value-type="currency" office:currency="EUR" office:value="14">
            <text:p>€ 14,00</text:p>
          </table:table-cell>
          <table:table-cell office:value-type="currency" office:currency="EUR" office:value="10">
            <text:p>€ 10,00</text:p>
          </table:table-cell>
          <table:table-cell office:value-type="currency" office:currency="EUR" office:value="19">
            <text:p>€ 19,00</text:p>
          </table:table-cell>
          <table:table-cell table:number-columns-repeated="12"/>
          <table:table-cell table:formula="of:=SUM([.$AC132:.$AQ132])" office:value-type="currency" office:currency="EUR" office:value="43">
            <text:p>€ 43,00</text:p>
          </table:table-cell>
          <table:table-cell/>
          <table:table-cell table:style-name="ce28" office:value-type="currency" office:currency="EUR" office:value="175">
            <text:p>€ 175,00</text:p>
          </table:table-cell>
          <table:table-cell office:value-type="string">
            <text:p>ABRSM pf sessione autunnale gr 4</text:p>
          </table:table-cell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 office:value-type="float" office:value="2">
            <text:p>2</text:p>
          </table:table-cell>
          <table:table-cell/>
          <table:table-cell table:formula="of:=[.$AT132]+[.$AV132]+[.$AX132]+[.$AZ132]+[.$BB132]+[.$BD132]" office:value-type="currency" office:currency="EUR" office:value="177">
            <text:p>€ 177,00</text:p>
          </table:table-cell>
          <table:table-cell/>
          <table:table-cell table:style-name="ce15" table:formula="of:=[.$AA132]+[.$AR132]+[.$BF132]" office:value-type="currency" office:currency="EUR" office:value="220">
            <text:p>€ 220,00</text:p>
          </table:table-cell>
          <table:table-cell/>
          <table:table-cell table:style-name="ce42" table:formula="of:=[accessori.$BH132]" office:value-type="currency" office:currency="EUR" office:value="220">
            <text:p>€ 22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33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133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33]" office:value-type="string" office:string-value="Huang">
            <text:p>Huang</text:p>
          </table:table-cell>
          <table:table-cell table:style-name="Default" table:formula="of:=['file:///Users/Amministrazione/Dropbox/segreteria/2025-26/elenchi/db%202025-26%20gestionale.ods'#$dati.H133]" office:value-type="string" office:string-value="Yi">
            <text:p>Yi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 office:value-type="currency" office:currency="EUR" office:value="64">
            <text:p>€ 64,00</text:p>
          </table:table-cell>
          <table:table-cell office:value-type="string">
            <text:p>glockenspiel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33]+[.$M133]+[.$O133]+[.$Q133]+[.$S133]+[.$U133]+[.$W133]+[.$Y133]+[.$F133]" office:value-type="currency" office:currency="EUR" office:value="64">
            <text:p>€ 64,00</text:p>
          </table:table-cell>
          <table:table-cell/>
          <table:table-cell office:value-type="currency" office:currency="EUR" office:value="15">
            <text:p>€ 15,00</text:p>
          </table:table-cell>
          <table:table-cell office:value-type="currency" office:currency="EUR" office:value="22">
            <text:p>€ 22,00</text:p>
          </table:table-cell>
          <table:table-cell table:number-columns-repeated="13"/>
          <table:table-cell table:formula="of:=SUM([.$AC133:.$AQ133])" office:value-type="currency" office:currency="EUR" office:value="37">
            <text:p>€ 37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33]+[.$AV133]+[.$AX133]+[.$AZ133]+[.$BB133]+[.$BD133]" office:value-type="currency" office:currency="EUR" office:value="0">
            <text:p>€ 0,00</text:p>
          </table:table-cell>
          <table:table-cell/>
          <table:table-cell table:style-name="ce15" table:formula="of:=[.$AA133]+[.$AR133]+[.$BF133]" office:value-type="currency" office:currency="EUR" office:value="101">
            <text:p>€ 101,00</text:p>
          </table:table-cell>
          <table:table-cell/>
          <table:table-cell table:style-name="ce42" table:formula="of:=[accessori.$BH133]" office:value-type="currency" office:currency="EUR" office:value="101">
            <text:p>€ 101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34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34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34]" office:value-type="string" office:string-value="Iaculo">
            <text:p>Iaculo</text:p>
          </table:table-cell>
          <table:table-cell table:style-name="Default" table:formula="of:=['file:///Users/Amministrazione/Dropbox/segreteria/2025-26/elenchi/db%202025-26%20gestionale.ods'#$dati.H134]" office:value-type="string" office:string-value="Mattia">
            <text:p>Matt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34]+[.$M134]+[.$O134]+[.$Q134]+[.$S134]+[.$U134]+[.$W134]+[.$Y134]+[.$F134]" office:value-type="currency" office:currency="EUR" office:value="0">
            <text:p>€ 0,00</text:p>
          </table:table-cell>
          <table:table-cell table:number-columns-repeated="16"/>
          <table:table-cell table:formula="of:=SUM([.$AC134:.$AQ134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34]+[.$AV134]+[.$AX134]+[.$AZ134]+[.$BB134]+[.$BD134]" office:value-type="currency" office:currency="EUR" office:value="0">
            <text:p>€ 0,00</text:p>
          </table:table-cell>
          <table:table-cell/>
          <table:table-cell table:style-name="ce15" table:formula="of:=[.$AA134]+[.$AR134]+[.$BF134]" office:value-type="currency" office:currency="EUR" office:value="0">
            <text:p>€ 0,00</text:p>
          </table:table-cell>
          <table:table-cell/>
          <table:table-cell table:style-name="ce42" table:formula="of:=[accessori.$BH134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35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35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35]" office:value-type="string" office:string-value="Iamele">
            <text:p>Iamele</text:p>
          </table:table-cell>
          <table:table-cell table:style-name="Default" table:formula="of:=['file:///Users/Amministrazione/Dropbox/segreteria/2025-26/elenchi/db%202025-26%20gestionale.ods'#$dati.H135]" office:value-type="string" office:string-value="Ilaria">
            <text:p>Ilar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35]+[.$M135]+[.$O135]+[.$Q135]+[.$S135]+[.$U135]+[.$W135]+[.$Y135]+[.$F135]" office:value-type="currency" office:currency="EUR" office:value="0">
            <text:p>€ 0,00</text:p>
          </table:table-cell>
          <table:table-cell/>
          <table:table-cell office:value-type="currency" office:currency="EUR" office:value="15">
            <text:p>€ 15,00</text:p>
          </table:table-cell>
          <table:table-cell table:number-columns-repeated="14"/>
          <table:table-cell table:formula="of:=SUM([.$AC135:.$AQ135])" office:value-type="currency" office:currency="EUR" office:value="15">
            <text:p>€ 15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35]+[.$AV135]+[.$AX135]+[.$AZ135]+[.$BB135]+[.$BD135]" office:value-type="currency" office:currency="EUR" office:value="0">
            <text:p>€ 0,00</text:p>
          </table:table-cell>
          <table:table-cell/>
          <table:table-cell table:style-name="ce15" table:formula="of:=[.$AA135]+[.$AR135]+[.$BF135]" office:value-type="currency" office:currency="EUR" office:value="15">
            <text:p>€ 15,00</text:p>
          </table:table-cell>
          <table:table-cell/>
          <table:table-cell table:style-name="ce42" table:formula="of:=[accessori.$BH135]" office:value-type="currency" office:currency="EUR" office:value="15">
            <text:p>€ 15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36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36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36]" office:value-type="string" office:string-value="Iannone">
            <text:p>Iannone</text:p>
          </table:table-cell>
          <table:table-cell table:style-name="Default" table:formula="of:=['file:///Users/Amministrazione/Dropbox/segreteria/2025-26/elenchi/db%202025-26%20gestionale.ods'#$dati.H136]" office:value-type="string" office:string-value="Elena">
            <text:p>Elen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36]+[.$M136]+[.$O136]+[.$Q136]+[.$S136]+[.$U136]+[.$W136]+[.$Y136]+[.$F136]" office:value-type="currency" office:currency="EUR" office:value="0">
            <text:p>€ 0,00</text:p>
          </table:table-cell>
          <table:table-cell table:number-columns-repeated="16"/>
          <table:table-cell table:formula="of:=SUM([.$AC136:.$AQ136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36]+[.$AV136]+[.$AX136]+[.$AZ136]+[.$BB136]+[.$BD136]" office:value-type="currency" office:currency="EUR" office:value="0">
            <text:p>€ 0,00</text:p>
          </table:table-cell>
          <table:table-cell/>
          <table:table-cell table:style-name="ce15" table:formula="of:=[.$AA136]+[.$AR136]+[.$BF136]" office:value-type="currency" office:currency="EUR" office:value="0">
            <text:p>€ 0,00</text:p>
          </table:table-cell>
          <table:table-cell/>
          <table:table-cell table:style-name="ce42" table:formula="of:=[accessori.$BH136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37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37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137]" office:value-type="string" office:string-value="Incoglia">
            <text:p>Incoglia</text:p>
          </table:table-cell>
          <table:table-cell table:style-name="Default" table:formula="of:=['file:///Users/Amministrazione/Dropbox/segreteria/2025-26/elenchi/db%202025-26%20gestionale.ods'#$dati.H137]" office:value-type="string" office:string-value="Niccolò">
            <text:p>Niccolò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37]+[.$M137]+[.$O137]+[.$Q137]+[.$S137]+[.$U137]+[.$W137]+[.$Y137]+[.$F137]" office:value-type="currency" office:currency="EUR" office:value="0">
            <text:p>€ 0,00</text:p>
          </table:table-cell>
          <table:table-cell table:number-columns-repeated="16"/>
          <table:table-cell table:formula="of:=SUM([.$AC137:.$AQ137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37]+[.$AV137]+[.$AX137]+[.$AZ137]+[.$BB137]+[.$BD137]" office:value-type="currency" office:currency="EUR" office:value="0">
            <text:p>€ 0,00</text:p>
          </table:table-cell>
          <table:table-cell/>
          <table:table-cell table:style-name="ce15" table:formula="of:=[.$AA137]+[.$AR137]+[.$BF137]" office:value-type="currency" office:currency="EUR" office:value="0">
            <text:p>€ 0,00</text:p>
          </table:table-cell>
          <table:table-cell/>
          <table:table-cell table:style-name="ce42" table:formula="of:=[accessori.$BH137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38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38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38]" office:value-type="string" office:string-value="Inglese">
            <text:p>Inglese</text:p>
          </table:table-cell>
          <table:table-cell table:style-name="Default" table:formula="of:=['file:///Users/Amministrazione/Dropbox/segreteria/2025-26/elenchi/db%202025-26%20gestionale.ods'#$dati.H138]" office:value-type="string" office:string-value="Sofia">
            <text:p>Sof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38]+[.$M138]+[.$O138]+[.$Q138]+[.$S138]+[.$U138]+[.$W138]+[.$Y138]+[.$F138]" office:value-type="currency" office:currency="EUR" office:value="0">
            <text:p>€ 0,00</text:p>
          </table:table-cell>
          <table:table-cell/>
          <table:table-cell office:value-type="currency" office:currency="EUR" office:value="24">
            <text:p>€ 24,00</text:p>
          </table:table-cell>
          <table:table-cell table:number-columns-repeated="14"/>
          <table:table-cell table:formula="of:=SUM([.$AC138:.$AQ138])" office:value-type="currency" office:currency="EUR" office:value="24">
            <text:p>€ 24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38]+[.$AV138]+[.$AX138]+[.$AZ138]+[.$BB138]+[.$BD138]" office:value-type="currency" office:currency="EUR" office:value="0">
            <text:p>€ 0,00</text:p>
          </table:table-cell>
          <table:table-cell/>
          <table:table-cell table:style-name="ce15" table:formula="of:=[.$AA138]+[.$AR138]+[.$BF138]" office:value-type="currency" office:currency="EUR" office:value="24">
            <text:p>€ 24,00</text:p>
          </table:table-cell>
          <table:table-cell/>
          <table:table-cell table:style-name="ce42" table:formula="of:=[accessori.$BH138]" office:value-type="currency" office:currency="EUR" office:value="24">
            <text:p>€ 24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39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39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139]" office:value-type="string" office:string-value="Intelligente">
            <text:p>Intelligente</text:p>
          </table:table-cell>
          <table:table-cell table:style-name="Default" table:formula="of:=['file:///Users/Amministrazione/Dropbox/segreteria/2025-26/elenchi/db%202025-26%20gestionale.ods'#$dati.H139]" office:value-type="string" office:string-value="Matteo">
            <text:p>Matte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39]+[.$M139]+[.$O139]+[.$Q139]+[.$S139]+[.$U139]+[.$W139]+[.$Y139]+[.$F139]" office:value-type="currency" office:currency="EUR" office:value="0">
            <text:p>€ 0,00</text:p>
          </table:table-cell>
          <table:table-cell table:number-columns-repeated="16"/>
          <table:table-cell table:formula="of:=SUM([.$AC139:.$AQ139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39]+[.$AV139]+[.$AX139]+[.$AZ139]+[.$BB139]+[.$BD139]" office:value-type="currency" office:currency="EUR" office:value="0">
            <text:p>€ 0,00</text:p>
          </table:table-cell>
          <table:table-cell/>
          <table:table-cell table:style-name="ce15" table:formula="of:=[.$AA139]+[.$AR139]+[.$BF139]" office:value-type="currency" office:currency="EUR" office:value="0">
            <text:p>€ 0,00</text:p>
          </table:table-cell>
          <table:table-cell/>
          <table:table-cell table:style-name="ce42" table:formula="of:=[accessori.$BH139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40]" office:value-type="string" office:string-value="no">
            <text:p>no</text:p>
          </table:table-cell>
          <table:table-cell table:style-name="ce8" table:formula="of:=['file:///Users/Amministrazione/Dropbox/segreteria/2025-26/elenchi/db%202025-26%20gestionale.ods'#$dati.E140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40]" office:value-type="string" office:string-value="Invernizzi">
            <text:p>Invernizzi</text:p>
          </table:table-cell>
          <table:table-cell table:style-name="Default" table:formula="of:=['file:///Users/Amministrazione/Dropbox/segreteria/2025-26/elenchi/db%202025-26%20gestionale.ods'#$dati.H140]" office:value-type="string" office:string-value="Ludovica">
            <text:p>Ludovic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40]+[.$M140]+[.$O140]+[.$Q140]+[.$S140]+[.$U140]+[.$W140]+[.$Y140]+[.$F140]" office:value-type="currency" office:currency="EUR" office:value="0">
            <text:p>€ 0,00</text:p>
          </table:table-cell>
          <table:table-cell table:number-columns-repeated="16"/>
          <table:table-cell table:formula="of:=SUM([.$AC140:.$AQ140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40]+[.$AV140]+[.$AX140]+[.$AZ140]+[.$BB140]+[.$BD140]" office:value-type="currency" office:currency="EUR" office:value="0">
            <text:p>€ 0,00</text:p>
          </table:table-cell>
          <table:table-cell/>
          <table:table-cell table:style-name="ce15" table:formula="of:=[.$AA140]+[.$AR140]+[.$BF140]" office:value-type="currency" office:currency="EUR" office:value="0">
            <text:p>€ 0,00</text:p>
          </table:table-cell>
          <table:table-cell/>
          <table:table-cell table:style-name="ce42" table:formula="of:=[accessori.$BH140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41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41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41]" office:value-type="string" office:string-value="Isolica">
            <text:p>Isolica</text:p>
          </table:table-cell>
          <table:table-cell table:style-name="Default" table:formula="of:=['file:///Users/Amministrazione/Dropbox/segreteria/2025-26/elenchi/db%202025-26%20gestionale.ods'#$dati.H141]" office:value-type="string" office:string-value="Linda">
            <text:p>Lind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 office:value-type="currency" office:currency="EUR" office:value="160">
            <text:p>€ 160,00</text:p>
          </table:table-cell>
          <table:table-cell office:value-type="string">
            <text:p>VL20 ½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currency" office:currency="EUR" office:value="-45">
            <text:p>-€ 45,00</text:p>
          </table:table-cell>
          <table:table-cell office:value-type="string">
            <text:p>VL8 ¼</text:p>
          </table:table-cell>
          <table:table-cell table:formula="of:=[.$K141]+[.$M141]+[.$O141]+[.$Q141]+[.$S141]+[.$U141]+[.$W141]+[.$Y141]+[.$F141]" office:value-type="currency" office:currency="EUR" office:value="115">
            <text:p>€ 115,00</text:p>
          </table:table-cell>
          <table:table-cell table:number-columns-repeated="16"/>
          <table:table-cell table:formula="of:=SUM([.$AC141:.$AQ141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41]+[.$AV141]+[.$AX141]+[.$AZ141]+[.$BB141]+[.$BD141]" office:value-type="currency" office:currency="EUR" office:value="0">
            <text:p>€ 0,00</text:p>
          </table:table-cell>
          <table:table-cell/>
          <table:table-cell table:style-name="ce15" table:formula="of:=[.$AA141]+[.$AR141]+[.$BF141]" office:value-type="currency" office:currency="EUR" office:value="115">
            <text:p>€ 115,00</text:p>
          </table:table-cell>
          <table:table-cell/>
          <table:table-cell table:style-name="ce42" table:formula="of:=[accessori.$BH141]" office:value-type="currency" office:currency="EUR" office:value="115">
            <text:p>€ 115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42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42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42]" office:value-type="string" office:string-value="Jara Arrunàtegui">
            <text:p>Jara Arrunàtegui</text:p>
          </table:table-cell>
          <table:table-cell table:style-name="Default" table:formula="of:=['file:///Users/Amministrazione/Dropbox/segreteria/2025-26/elenchi/db%202025-26%20gestionale.ods'#$dati.H142]" office:value-type="string" office:string-value="Gabriel">
            <text:p>Gabriel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42]+[.$M142]+[.$O142]+[.$Q142]+[.$S142]+[.$U142]+[.$W142]+[.$Y142]+[.$F142]" office:value-type="currency" office:currency="EUR" office:value="0">
            <text:p>€ 0,00</text:p>
          </table:table-cell>
          <table:table-cell table:number-columns-repeated="16"/>
          <table:table-cell table:formula="of:=SUM([.$AC142:.$AQ142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42]+[.$AV142]+[.$AX142]+[.$AZ142]+[.$BB142]+[.$BD142]" office:value-type="currency" office:currency="EUR" office:value="0">
            <text:p>€ 0,00</text:p>
          </table:table-cell>
          <table:table-cell/>
          <table:table-cell table:style-name="ce15" table:formula="of:=[.$AA142]+[.$AR142]+[.$BF142]" office:value-type="currency" office:currency="EUR" office:value="0">
            <text:p>€ 0,00</text:p>
          </table:table-cell>
          <table:table-cell/>
          <table:table-cell table:style-name="ce42" table:formula="of:=[accessori.$BH142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43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43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43]" office:value-type="string" office:string-value="Kalugalage">
            <text:p>Kalugalage</text:p>
          </table:table-cell>
          <table:table-cell table:style-name="Default" table:formula="of:=['file:///Users/Amministrazione/Dropbox/segreteria/2025-26/elenchi/db%202025-26%20gestionale.ods'#$dati.H143]" office:value-type="string" office:string-value="Nelinsa Methuki">
            <text:p>Nelinsa Methuki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43]+[.$M143]+[.$O143]+[.$Q143]+[.$S143]+[.$U143]+[.$W143]+[.$Y143]+[.$F143]" office:value-type="currency" office:currency="EUR" office:value="0">
            <text:p>€ 0,00</text:p>
          </table:table-cell>
          <table:table-cell/>
          <table:table-cell office:value-type="currency" office:currency="EUR" office:value="15">
            <text:p>€ 15,00</text:p>
          </table:table-cell>
          <table:table-cell table:number-columns-repeated="14"/>
          <table:table-cell table:formula="of:=SUM([.$AC143:.$AQ143])" office:value-type="currency" office:currency="EUR" office:value="15">
            <text:p>€ 15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43]+[.$AV143]+[.$AX143]+[.$AZ143]+[.$BB143]+[.$BD143]" office:value-type="currency" office:currency="EUR" office:value="0">
            <text:p>€ 0,00</text:p>
          </table:table-cell>
          <table:table-cell/>
          <table:table-cell table:style-name="ce15" table:formula="of:=[.$AA143]+[.$AR143]+[.$BF143]" office:value-type="currency" office:currency="EUR" office:value="15">
            <text:p>€ 15,00</text:p>
          </table:table-cell>
          <table:table-cell/>
          <table:table-cell table:style-name="ce42" table:formula="of:=[accessori.$BH143]" office:value-type="currency" office:currency="EUR" office:value="15">
            <text:p>€ 15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44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44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144]" office:value-type="string" office:string-value="La Magna">
            <text:p>La Magna</text:p>
          </table:table-cell>
          <table:table-cell table:style-name="Default" table:formula="of:=['file:///Users/Amministrazione/Dropbox/segreteria/2025-26/elenchi/db%202025-26%20gestionale.ods'#$dati.H144]" office:value-type="string" office:string-value="Enea">
            <text:p>Ene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44]+[.$M144]+[.$O144]+[.$Q144]+[.$S144]+[.$U144]+[.$W144]+[.$Y144]+[.$F144]" office:value-type="currency" office:currency="EUR" office:value="0">
            <text:p>€ 0,00</text:p>
          </table:table-cell>
          <table:table-cell/>
          <table:table-cell office:value-type="currency" office:currency="EUR" office:value="24">
            <text:p>€ 24,00</text:p>
          </table:table-cell>
          <table:table-cell table:number-columns-repeated="14"/>
          <table:table-cell table:formula="of:=SUM([.$AC144:.$AQ144])" office:value-type="currency" office:currency="EUR" office:value="24">
            <text:p>€ 24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44]+[.$AV144]+[.$AX144]+[.$AZ144]+[.$BB144]+[.$BD144]" office:value-type="currency" office:currency="EUR" office:value="0">
            <text:p>€ 0,00</text:p>
          </table:table-cell>
          <table:table-cell/>
          <table:table-cell table:style-name="ce15" table:formula="of:=[.$AA144]+[.$AR144]+[.$BF144]" office:value-type="currency" office:currency="EUR" office:value="24">
            <text:p>€ 24,00</text:p>
          </table:table-cell>
          <table:table-cell/>
          <table:table-cell table:style-name="ce42" table:formula="of:=[accessori.$BH144]" office:value-type="currency" office:currency="EUR" office:value="24">
            <text:p>€ 24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45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45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45]" office:value-type="string" office:string-value="La Spina">
            <text:p>La Spina</text:p>
          </table:table-cell>
          <table:table-cell table:style-name="Default" table:formula="of:=['file:///Users/Amministrazione/Dropbox/segreteria/2025-26/elenchi/db%202025-26%20gestionale.ods'#$dati.H145]" office:value-type="string" office:string-value="Beatrice">
            <text:p>Beatric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45]+[.$M145]+[.$O145]+[.$Q145]+[.$S145]+[.$U145]+[.$W145]+[.$Y145]+[.$F145]" office:value-type="currency" office:currency="EUR" office:value="0">
            <text:p>€ 0,00</text:p>
          </table:table-cell>
          <table:table-cell table:number-columns-repeated="16"/>
          <table:table-cell table:formula="of:=SUM([.$AC145:.$AQ145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45]+[.$AV145]+[.$AX145]+[.$AZ145]+[.$BB145]+[.$BD145]" office:value-type="currency" office:currency="EUR" office:value="0">
            <text:p>€ 0,00</text:p>
          </table:table-cell>
          <table:table-cell/>
          <table:table-cell table:style-name="ce15" table:formula="of:=[.$AA145]+[.$AR145]+[.$BF145]" office:value-type="currency" office:currency="EUR" office:value="0">
            <text:p>€ 0,00</text:p>
          </table:table-cell>
          <table:table-cell/>
          <table:table-cell table:style-name="ce42" table:formula="of:=[accessori.$BH145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46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46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146]" office:value-type="string" office:string-value="Lamacchia">
            <text:p>Lamacchia</text:p>
          </table:table-cell>
          <table:table-cell table:style-name="Default" table:formula="of:=['file:///Users/Amministrazione/Dropbox/segreteria/2025-26/elenchi/db%202025-26%20gestionale.ods'#$dati.H146]" office:value-type="string" office:string-value="Emma">
            <text:p>Emm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46]+[.$M146]+[.$O146]+[.$Q146]+[.$S146]+[.$U146]+[.$W146]+[.$Y146]+[.$F146]" office:value-type="currency" office:currency="EUR" office:value="0">
            <text:p>€ 0,00</text:p>
          </table:table-cell>
          <table:table-cell table:number-columns-repeated="16"/>
          <table:table-cell table:formula="of:=SUM([.$AC146:.$AQ146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46]+[.$AV146]+[.$AX146]+[.$AZ146]+[.$BB146]+[.$BD146]" office:value-type="currency" office:currency="EUR" office:value="0">
            <text:p>€ 0,00</text:p>
          </table:table-cell>
          <table:table-cell/>
          <table:table-cell table:style-name="ce15" table:formula="of:=[.$AA146]+[.$AR146]+[.$BF146]" office:value-type="currency" office:currency="EUR" office:value="0">
            <text:p>€ 0,00</text:p>
          </table:table-cell>
          <table:table-cell/>
          <table:table-cell table:style-name="ce42" table:formula="of:=[accessori.$BH146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47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47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147]" office:value-type="string" office:string-value="Lamacchia">
            <text:p>Lamacchia</text:p>
          </table:table-cell>
          <table:table-cell table:style-name="Default" table:formula="of:=['file:///Users/Amministrazione/Dropbox/segreteria/2025-26/elenchi/db%202025-26%20gestionale.ods'#$dati.H147]" office:value-type="string" office:string-value="Matilde">
            <text:p>Matild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47]+[.$M147]+[.$O147]+[.$Q147]+[.$S147]+[.$U147]+[.$W147]+[.$Y147]+[.$F147]" office:value-type="currency" office:currency="EUR" office:value="0">
            <text:p>€ 0,00</text:p>
          </table:table-cell>
          <table:table-cell table:number-columns-repeated="16"/>
          <table:table-cell table:formula="of:=SUM([.$AC147:.$AQ147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47]+[.$AV147]+[.$AX147]+[.$AZ147]+[.$BB147]+[.$BD147]" office:value-type="currency" office:currency="EUR" office:value="0">
            <text:p>€ 0,00</text:p>
          </table:table-cell>
          <table:table-cell/>
          <table:table-cell table:style-name="ce15" table:formula="of:=[.$AA147]+[.$AR147]+[.$BF147]" office:value-type="currency" office:currency="EUR" office:value="0">
            <text:p>€ 0,00</text:p>
          </table:table-cell>
          <table:table-cell/>
          <table:table-cell table:style-name="ce42" table:formula="of:=[accessori.$BH147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48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48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48]" office:value-type="string" office:string-value="Latella">
            <text:p>Latella</text:p>
          </table:table-cell>
          <table:table-cell table:style-name="Default" table:formula="of:=['file:///Users/Amministrazione/Dropbox/segreteria/2025-26/elenchi/db%202025-26%20gestionale.ods'#$dati.H148]" office:value-type="string" office:string-value="Beatrice">
            <text:p>Beatric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48]+[.$M148]+[.$O148]+[.$Q148]+[.$S148]+[.$U148]+[.$W148]+[.$Y148]+[.$F148]" office:value-type="currency" office:currency="EUR" office:value="0">
            <text:p>€ 0,00</text:p>
          </table:table-cell>
          <table:table-cell/>
          <table:table-cell office:value-type="currency" office:currency="EUR" office:value="12">
            <text:p>€ 12,00</text:p>
          </table:table-cell>
          <table:table-cell table:number-columns-repeated="14"/>
          <table:table-cell table:formula="of:=SUM([.$AC148:.$AQ148])" office:value-type="currency" office:currency="EUR" office:value="12">
            <text:p>€ 12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48]+[.$AV148]+[.$AX148]+[.$AZ148]+[.$BB148]+[.$BD148]" office:value-type="currency" office:currency="EUR" office:value="0">
            <text:p>€ 0,00</text:p>
          </table:table-cell>
          <table:table-cell/>
          <table:table-cell table:style-name="ce15" table:formula="of:=[.$AA148]+[.$AR148]+[.$BF148]" office:value-type="currency" office:currency="EUR" office:value="12">
            <text:p>€ 12,00</text:p>
          </table:table-cell>
          <table:table-cell/>
          <table:table-cell table:style-name="ce42" table:formula="of:=[accessori.$BH148]" office:value-type="currency" office:currency="EUR" office:value="12">
            <text:p>€ 12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49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149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49]" office:value-type="string" office:string-value="Laudato">
            <text:p>Laudato</text:p>
          </table:table-cell>
          <table:table-cell table:style-name="Default" table:formula="of:=['file:///Users/Amministrazione/Dropbox/segreteria/2025-26/elenchi/db%202025-26%20gestionale.ods'#$dati.H149]" office:value-type="string" office:string-value="Maja">
            <text:p>Maj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49]+[.$M149]+[.$O149]+[.$Q149]+[.$S149]+[.$U149]+[.$W149]+[.$Y149]+[.$F149]" office:value-type="currency" office:currency="EUR" office:value="0">
            <text:p>€ 0,00</text:p>
          </table:table-cell>
          <table:table-cell table:number-columns-repeated="16"/>
          <table:table-cell table:formula="of:=SUM([.$AC149:.$AQ149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49]+[.$AV149]+[.$AX149]+[.$AZ149]+[.$BB149]+[.$BD149]" office:value-type="currency" office:currency="EUR" office:value="0">
            <text:p>€ 0,00</text:p>
          </table:table-cell>
          <table:table-cell/>
          <table:table-cell table:style-name="ce15" table:formula="of:=[.$AA149]+[.$AR149]+[.$BF149]" office:value-type="currency" office:currency="EUR" office:value="0">
            <text:p>€ 0,00</text:p>
          </table:table-cell>
          <table:table-cell/>
          <table:table-cell table:style-name="ce42" table:formula="of:=[accessori.$BH149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50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50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50]" office:value-type="string" office:string-value="Lembo">
            <text:p>Lembo</text:p>
          </table:table-cell>
          <table:table-cell table:style-name="Default" table:formula="of:=['file:///Users/Amministrazione/Dropbox/segreteria/2025-26/elenchi/db%202025-26%20gestionale.ods'#$dati.H150]" office:value-type="string" office:string-value="Cecilia">
            <text:p>Cecil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50]+[.$M150]+[.$O150]+[.$Q150]+[.$S150]+[.$U150]+[.$W150]+[.$Y150]+[.$F150]" office:value-type="currency" office:currency="EUR" office:value="0">
            <text:p>€ 0,00</text:p>
          </table:table-cell>
          <table:table-cell/>
          <table:table-cell office:value-type="currency" office:currency="EUR" office:value="14">
            <text:p>€ 14,00</text:p>
          </table:table-cell>
          <table:table-cell office:value-type="currency" office:currency="EUR" office:value="22">
            <text:p>€ 22,00</text:p>
          </table:table-cell>
          <table:table-cell table:number-columns-repeated="13"/>
          <table:table-cell table:formula="of:=SUM([.$AC150:.$AQ150])" office:value-type="currency" office:currency="EUR" office:value="36">
            <text:p>€ 36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50]+[.$AV150]+[.$AX150]+[.$AZ150]+[.$BB150]+[.$BD150]" office:value-type="currency" office:currency="EUR" office:value="0">
            <text:p>€ 0,00</text:p>
          </table:table-cell>
          <table:table-cell/>
          <table:table-cell table:style-name="ce15" table:formula="of:=[.$AA150]+[.$AR150]+[.$BF150]" office:value-type="currency" office:currency="EUR" office:value="36">
            <text:p>€ 36,00</text:p>
          </table:table-cell>
          <table:table-cell/>
          <table:table-cell table:style-name="ce42" table:formula="of:=[accessori.$BH150]" office:value-type="currency" office:currency="EUR" office:value="36">
            <text:p>€ 36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51]" office:value-type="string" office:string-value="no">
            <text:p>no</text:p>
          </table:table-cell>
          <table:table-cell table:style-name="ce8" table:formula="of:=['file:///Users/Amministrazione/Dropbox/segreteria/2025-26/elenchi/db%202025-26%20gestionale.ods'#$dati.E151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51]" office:value-type="string" office:string-value="Lenci">
            <text:p>Lenci</text:p>
          </table:table-cell>
          <table:table-cell table:style-name="Default" table:formula="of:=['file:///Users/Amministrazione/Dropbox/segreteria/2025-26/elenchi/db%202025-26%20gestionale.ods'#$dati.H151]" office:value-type="string" office:string-value="Tommaso">
            <text:p>Tommas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51]+[.$M151]+[.$O151]+[.$Q151]+[.$S151]+[.$U151]+[.$W151]+[.$Y151]+[.$F151]" office:value-type="currency" office:currency="EUR" office:value="0">
            <text:p>€ 0,00</text:p>
          </table:table-cell>
          <table:table-cell table:number-columns-repeated="16"/>
          <table:table-cell table:formula="of:=SUM([.$AC151:.$AQ151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51]+[.$AV151]+[.$AX151]+[.$AZ151]+[.$BB151]+[.$BD151]" office:value-type="currency" office:currency="EUR" office:value="0">
            <text:p>€ 0,00</text:p>
          </table:table-cell>
          <table:table-cell/>
          <table:table-cell table:style-name="ce15" table:formula="of:=[.$AA151]+[.$AR151]+[.$BF151]" office:value-type="currency" office:currency="EUR" office:value="0">
            <text:p>€ 0,00</text:p>
          </table:table-cell>
          <table:table-cell/>
          <table:table-cell table:style-name="ce42" table:formula="of:=[accessori.$BH151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52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152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52]" office:value-type="string" office:string-value="Leonardis">
            <text:p>Leonardis</text:p>
          </table:table-cell>
          <table:table-cell table:style-name="Default" table:formula="of:=['file:///Users/Amministrazione/Dropbox/segreteria/2025-26/elenchi/db%202025-26%20gestionale.ods'#$dati.H152]" office:value-type="string" office:string-value="Alice">
            <text:p>Alic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52]+[.$M152]+[.$O152]+[.$Q152]+[.$S152]+[.$U152]+[.$W152]+[.$Y152]+[.$F152]" office:value-type="currency" office:currency="EUR" office:value="0">
            <text:p>€ 0,00</text:p>
          </table:table-cell>
          <table:table-cell table:number-columns-repeated="16"/>
          <table:table-cell table:formula="of:=SUM([.$AC152:.$AQ152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52]+[.$AV152]+[.$AX152]+[.$AZ152]+[.$BB152]+[.$BD152]" office:value-type="currency" office:currency="EUR" office:value="0">
            <text:p>€ 0,00</text:p>
          </table:table-cell>
          <table:table-cell/>
          <table:table-cell table:style-name="ce15" table:formula="of:=[.$AA152]+[.$AR152]+[.$BF152]" office:value-type="currency" office:currency="EUR" office:value="0">
            <text:p>€ 0,00</text:p>
          </table:table-cell>
          <table:table-cell/>
          <table:table-cell table:style-name="ce42" table:formula="of:=[accessori.$BH152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53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153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53]" office:value-type="string" office:string-value="Leonardis">
            <text:p>Leonardis</text:p>
          </table:table-cell>
          <table:table-cell table:style-name="Default" table:formula="of:=['file:///Users/Amministrazione/Dropbox/segreteria/2025-26/elenchi/db%202025-26%20gestionale.ods'#$dati.H153]" office:value-type="string" office:string-value="Emma">
            <text:p>Emma</text:p>
          </table:table-cell>
          <table:table-cell/>
          <table:table-cell table:style-name="ce14" office:value-type="currency" office:currency="EUR" office:value="50">
            <text:p>€ 50,00</text:p>
          </table:table-cell>
          <table:table-cell table:style-name="ce14" office:value-type="string">
            <text:p>noleggio clarinetto CL6</text:p>
          </table:table-cell>
          <table:table-cell table:style-name="ce16" office:value-type="float" office:value="3">
            <text:p>3</text:p>
          </table:table-cell>
          <table:table-cell table:style-name="ce14" office:value-type="currency" office:currency="EUR" office:value="15">
            <text:p>€ 15,00</text:p>
          </table:table-cell>
          <table:table-cell table:style-name="ce20" office:value-type="date" office:date-value="2025-12-22">
            <text:p>22 dic 25</text:p>
          </table:table-cell>
          <table:table-cell office:value-type="currency" office:currency="EUR" office:value="27">
            <text:p>€ 27,00</text:p>
          </table:table-cell>
          <table:table-cell office:value-type="string">
            <text:p>ance</text:p>
          </table:table-cell>
          <table:table-cell office:value-type="currency" office:currency="EUR" office:value="45">
            <text:p>€ 45,00</text:p>
          </table:table-cell>
          <table:table-cell office:value-type="string">
            <text:p>nolegg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53]+[.$M153]+[.$O153]+[.$Q153]+[.$S153]+[.$U153]+[.$W153]+[.$Y153]+[.$F153]" office:value-type="currency" office:currency="EUR" office:value="122">
            <text:p>€ 122,00</text:p>
          </table:table-cell>
          <table:table-cell/>
          <table:table-cell office:value-type="currency" office:currency="EUR" office:value="11">
            <text:p>€ 11,00</text:p>
          </table:table-cell>
          <table:table-cell office:value-type="currency" office:currency="EUR" office:value="27">
            <text:p>€ 27,00</text:p>
          </table:table-cell>
          <table:table-cell table:number-columns-repeated="13"/>
          <table:table-cell table:formula="of:=SUM([.$AC153:.$AQ153])" office:value-type="currency" office:currency="EUR" office:value="38">
            <text:p>€ 38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53]+[.$AV153]+[.$AX153]+[.$AZ153]+[.$BB153]+[.$BD153]" office:value-type="currency" office:currency="EUR" office:value="0">
            <text:p>€ 0,00</text:p>
          </table:table-cell>
          <table:table-cell/>
          <table:table-cell table:style-name="ce15" table:formula="of:=[.$AA153]+[.$AR153]+[.$BF153]" office:value-type="currency" office:currency="EUR" office:value="160">
            <text:p>€ 160,00</text:p>
          </table:table-cell>
          <table:table-cell/>
          <table:table-cell table:style-name="ce42" table:formula="of:=[accessori.$BH153]" office:value-type="currency" office:currency="EUR" office:value="160">
            <text:p>€ 16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54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154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54]" office:value-type="string" office:string-value="Leonardis">
            <text:p>Leonardis</text:p>
          </table:table-cell>
          <table:table-cell table:style-name="Default" table:formula="of:=['file:///Users/Amministrazione/Dropbox/segreteria/2025-26/elenchi/db%202025-26%20gestionale.ods'#$dati.H154]" office:value-type="string" office:string-value="Nicola">
            <text:p>Nicol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54]+[.$M154]+[.$O154]+[.$Q154]+[.$S154]+[.$U154]+[.$W154]+[.$Y154]+[.$F154]" office:value-type="currency" office:currency="EUR" office:value="0">
            <text:p>€ 0,00</text:p>
          </table:table-cell>
          <table:table-cell table:number-columns-repeated="16"/>
          <table:table-cell table:formula="of:=SUM([.$AC154:.$AQ154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54]+[.$AV154]+[.$AX154]+[.$AZ154]+[.$BB154]+[.$BD154]" office:value-type="currency" office:currency="EUR" office:value="0">
            <text:p>€ 0,00</text:p>
          </table:table-cell>
          <table:table-cell/>
          <table:table-cell table:style-name="ce15" table:formula="of:=[.$AA154]+[.$AR154]+[.$BF154]" office:value-type="currency" office:currency="EUR" office:value="0">
            <text:p>€ 0,00</text:p>
          </table:table-cell>
          <table:table-cell/>
          <table:table-cell table:style-name="ce42" table:formula="of:=[accessori.$BH154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55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55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55]" office:value-type="string" office:string-value="Lepore">
            <text:p>Lepore</text:p>
          </table:table-cell>
          <table:table-cell table:style-name="Default" table:formula="of:=['file:///Users/Amministrazione/Dropbox/segreteria/2025-26/elenchi/db%202025-26%20gestionale.ods'#$dati.H155]" office:value-type="string" office:string-value="Vito">
            <text:p>Vit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55]+[.$M155]+[.$O155]+[.$Q155]+[.$S155]+[.$U155]+[.$W155]+[.$Y155]+[.$F155]" office:value-type="currency" office:currency="EUR" office:value="0">
            <text:p>€ 0,00</text:p>
          </table:table-cell>
          <table:table-cell table:number-columns-repeated="16"/>
          <table:table-cell table:formula="of:=SUM([.$AC155:.$AQ155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55]+[.$AV155]+[.$AX155]+[.$AZ155]+[.$BB155]+[.$BD155]" office:value-type="currency" office:currency="EUR" office:value="0">
            <text:p>€ 0,00</text:p>
          </table:table-cell>
          <table:table-cell/>
          <table:table-cell table:style-name="ce15" table:formula="of:=[.$AA155]+[.$AR155]+[.$BF155]" office:value-type="currency" office:currency="EUR" office:value="0">
            <text:p>€ 0,00</text:p>
          </table:table-cell>
          <table:table-cell/>
          <table:table-cell table:style-name="ce42" table:formula="of:=[accessori.$BH155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56]" office:value-type="string" office:string-value="no">
            <text:p>no</text:p>
          </table:table-cell>
          <table:table-cell table:style-name="ce8" table:formula="of:=['file:///Users/Amministrazione/Dropbox/segreteria/2025-26/elenchi/db%202025-26%20gestionale.ods'#$dati.E156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56]" office:value-type="string" office:string-value="Lin">
            <text:p>Lin</text:p>
          </table:table-cell>
          <table:table-cell table:style-name="Default" table:formula="of:=['file:///Users/Amministrazione/Dropbox/segreteria/2025-26/elenchi/db%202025-26%20gestionale.ods'#$dati.H156]" office:value-type="string" office:string-value="Kexin Emy">
            <text:p>Kexin Emy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56]+[.$M156]+[.$O156]+[.$Q156]+[.$S156]+[.$U156]+[.$W156]+[.$Y156]+[.$F156]" office:value-type="currency" office:currency="EUR" office:value="0">
            <text:p>€ 0,00</text:p>
          </table:table-cell>
          <table:table-cell table:number-columns-repeated="16"/>
          <table:table-cell table:formula="of:=SUM([.$AC156:.$AQ156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56]+[.$AV156]+[.$AX156]+[.$AZ156]+[.$BB156]+[.$BD156]" office:value-type="currency" office:currency="EUR" office:value="0">
            <text:p>€ 0,00</text:p>
          </table:table-cell>
          <table:table-cell/>
          <table:table-cell table:style-name="ce15" table:formula="of:=[.$AA156]+[.$AR156]+[.$BF156]" office:value-type="currency" office:currency="EUR" office:value="0">
            <text:p>€ 0,00</text:p>
          </table:table-cell>
          <table:table-cell/>
          <table:table-cell table:style-name="ce42" table:formula="of:=[accessori.$BH156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57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57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57]" office:value-type="string" office:string-value="Lucca">
            <text:p>Lucca</text:p>
          </table:table-cell>
          <table:table-cell table:style-name="Default" table:formula="of:=['file:///Users/Amministrazione/Dropbox/segreteria/2025-26/elenchi/db%202025-26%20gestionale.ods'#$dati.H157]" office:value-type="string" office:string-value="Leyli">
            <text:p>Leyli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57]+[.$M157]+[.$O157]+[.$Q157]+[.$S157]+[.$U157]+[.$W157]+[.$Y157]+[.$F157]" office:value-type="currency" office:currency="EUR" office:value="0">
            <text:p>€ 0,00</text:p>
          </table:table-cell>
          <table:table-cell/>
          <table:table-cell office:value-type="currency" office:currency="EUR" office:value="11">
            <text:p>€ 11,00</text:p>
          </table:table-cell>
          <table:table-cell table:number-columns-repeated="14"/>
          <table:table-cell table:formula="of:=SUM([.$AC157:.$AQ157])" office:value-type="currency" office:currency="EUR" office:value="11">
            <text:p>€ 11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57]+[.$AV157]+[.$AX157]+[.$AZ157]+[.$BB157]+[.$BD157]" office:value-type="currency" office:currency="EUR" office:value="0">
            <text:p>€ 0,00</text:p>
          </table:table-cell>
          <table:table-cell/>
          <table:table-cell table:style-name="ce15" table:formula="of:=[.$AA157]+[.$AR157]+[.$BF157]" office:value-type="currency" office:currency="EUR" office:value="11">
            <text:p>€ 11,00</text:p>
          </table:table-cell>
          <table:table-cell/>
          <table:table-cell table:style-name="ce42" table:formula="of:=[accessori.$BH157]" office:value-type="currency" office:currency="EUR" office:value="11">
            <text:p>€ 11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58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58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58]" office:value-type="string" office:string-value="Luison">
            <text:p>Luison</text:p>
          </table:table-cell>
          <table:table-cell table:style-name="Default" table:formula="of:=['file:///Users/Amministrazione/Dropbox/segreteria/2025-26/elenchi/db%202025-26%20gestionale.ods'#$dati.H158]" office:value-type="string" office:string-value="Adriano">
            <text:p>Adrian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58]+[.$M158]+[.$O158]+[.$Q158]+[.$S158]+[.$U158]+[.$W158]+[.$Y158]+[.$F158]" office:value-type="currency" office:currency="EUR" office:value="0">
            <text:p>€ 0,00</text:p>
          </table:table-cell>
          <table:table-cell table:number-columns-repeated="16"/>
          <table:table-cell table:formula="of:=SUM([.$AC158:.$AQ158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58]+[.$AV158]+[.$AX158]+[.$AZ158]+[.$BB158]+[.$BD158]" office:value-type="currency" office:currency="EUR" office:value="0">
            <text:p>€ 0,00</text:p>
          </table:table-cell>
          <table:table-cell/>
          <table:table-cell table:style-name="ce15" table:formula="of:=[.$AA158]+[.$AR158]+[.$BF158]" office:value-type="currency" office:currency="EUR" office:value="0">
            <text:p>€ 0,00</text:p>
          </table:table-cell>
          <table:table-cell/>
          <table:table-cell table:style-name="ce42" table:formula="of:=[accessori.$BH158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59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59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59]" office:value-type="string" office:string-value="Lupoli">
            <text:p>Lupoli</text:p>
          </table:table-cell>
          <table:table-cell table:style-name="Default" table:formula="of:=['file:///Users/Amministrazione/Dropbox/segreteria/2025-26/elenchi/db%202025-26%20gestionale.ods'#$dati.H159]" office:value-type="string" office:string-value="Federica">
            <text:p>Federic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59]+[.$M159]+[.$O159]+[.$Q159]+[.$S159]+[.$U159]+[.$W159]+[.$Y159]+[.$F159]" office:value-type="currency" office:currency="EUR" office:value="0">
            <text:p>€ 0,00</text:p>
          </table:table-cell>
          <table:table-cell/>
          <table:table-cell office:value-type="currency" office:currency="EUR" office:value="14">
            <text:p>€ 14,00</text:p>
          </table:table-cell>
          <table:table-cell office:value-type="currency" office:currency="EUR" office:value="8">
            <text:p>€ 8,00</text:p>
          </table:table-cell>
          <table:table-cell table:number-columns-repeated="13"/>
          <table:table-cell table:formula="of:=SUM([.$AC159:.$AQ159])" office:value-type="currency" office:currency="EUR" office:value="22">
            <text:p>€ 22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59]+[.$AV159]+[.$AX159]+[.$AZ159]+[.$BB159]+[.$BD159]" office:value-type="currency" office:currency="EUR" office:value="0">
            <text:p>€ 0,00</text:p>
          </table:table-cell>
          <table:table-cell/>
          <table:table-cell table:style-name="ce15" table:formula="of:=[.$AA159]+[.$AR159]+[.$BF159]" office:value-type="currency" office:currency="EUR" office:value="22">
            <text:p>€ 22,00</text:p>
          </table:table-cell>
          <table:table-cell/>
          <table:table-cell table:style-name="ce42" table:formula="of:=[accessori.$BH159]" office:value-type="currency" office:currency="EUR" office:value="22">
            <text:p>€ 22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60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60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60]" office:value-type="string" office:string-value="Maggi">
            <text:p>Maggi</text:p>
          </table:table-cell>
          <table:table-cell table:style-name="Default" table:formula="of:=['file:///Users/Amministrazione/Dropbox/segreteria/2025-26/elenchi/db%202025-26%20gestionale.ods'#$dati.H160]" office:value-type="string" office:string-value="India Roberta Tatiana">
            <text:p>India Roberta Tatian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60]+[.$M160]+[.$O160]+[.$Q160]+[.$S160]+[.$U160]+[.$W160]+[.$Y160]+[.$F160]" office:value-type="currency" office:currency="EUR" office:value="0">
            <text:p>€ 0,00</text:p>
          </table:table-cell>
          <table:table-cell/>
          <table:table-cell office:value-type="currency" office:currency="EUR" office:value="15">
            <text:p>€ 15,00</text:p>
          </table:table-cell>
          <table:table-cell office:value-type="currency" office:currency="EUR" office:value="23">
            <text:p>€ 23,00</text:p>
          </table:table-cell>
          <table:table-cell office:value-type="currency" office:currency="EUR" office:value="8">
            <text:p>€ 8,00</text:p>
          </table:table-cell>
          <table:table-cell table:number-columns-repeated="12"/>
          <table:table-cell table:formula="of:=SUM([.$AC160:.$AQ160])" office:value-type="currency" office:currency="EUR" office:value="46">
            <text:p>€ 46,00</text:p>
          </table:table-cell>
          <table:table-cell/>
          <table:table-cell table:style-name="ce32" office:value-type="currency" office:currency="EUR" office:value="181">
            <text:p>€ 181,00</text:p>
          </table:table-cell>
          <table:table-cell office:value-type="string">
            <text:p>ABRSM pf sessione autunnale gr 5</text:p>
          </table:table-cell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 office:value-type="float" office:value="2">
            <text:p>2</text:p>
          </table:table-cell>
          <table:table-cell/>
          <table:table-cell table:formula="of:=[.$AT160]+[.$AV160]+[.$AX160]+[.$AZ160]+[.$BB160]+[.$BD160]" office:value-type="currency" office:currency="EUR" office:value="183">
            <text:p>€ 183,00</text:p>
          </table:table-cell>
          <table:table-cell/>
          <table:table-cell table:style-name="ce15" table:formula="of:=[.$AA160]+[.$AR160]+[.$BF160]" office:value-type="currency" office:currency="EUR" office:value="229">
            <text:p>€ 229,00</text:p>
          </table:table-cell>
          <table:table-cell/>
          <table:table-cell table:style-name="ce42" table:formula="of:=[accessori.$BH160]" office:value-type="currency" office:currency="EUR" office:value="229">
            <text:p>€ 229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61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61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61]" office:value-type="string" office:string-value="Magnoni">
            <text:p>Magnoni</text:p>
          </table:table-cell>
          <table:table-cell table:style-name="Default" table:formula="of:=['file:///Users/Amministrazione/Dropbox/segreteria/2025-26/elenchi/db%202025-26%20gestionale.ods'#$dati.H161]" office:value-type="string" office:string-value="Luca">
            <text:p>Luc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61]+[.$M161]+[.$O161]+[.$Q161]+[.$S161]+[.$U161]+[.$W161]+[.$Y161]+[.$F161]" office:value-type="currency" office:currency="EUR" office:value="0">
            <text:p>€ 0,00</text:p>
          </table:table-cell>
          <table:table-cell/>
          <table:table-cell office:value-type="currency" office:currency="EUR" office:value="24">
            <text:p>€ 24,00</text:p>
          </table:table-cell>
          <table:table-cell table:number-columns-repeated="2" office:value-type="currency" office:currency="EUR" office:value="13">
            <text:p>€ 13,00</text:p>
          </table:table-cell>
          <table:table-cell table:number-columns-repeated="12"/>
          <table:table-cell table:formula="of:=SUM([.$AC161:.$AQ161])" office:value-type="currency" office:currency="EUR" office:value="50">
            <text:p>€ 50,00</text:p>
          </table:table-cell>
          <table:table-cell/>
          <table:table-cell table:style-name="ce28" office:value-type="currency" office:currency="EUR" office:value="175">
            <text:p>€ 175,00</text:p>
          </table:table-cell>
          <table:table-cell office:value-type="string">
            <text:p>ABRSM pf sessione autunnale gr 4</text:p>
          </table:table-cell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 office:value-type="float" office:value="2">
            <text:p>2</text:p>
          </table:table-cell>
          <table:table-cell/>
          <table:table-cell table:formula="of:=[.$AT161]+[.$AV161]+[.$AX161]+[.$AZ161]+[.$BB161]+[.$BD161]" office:value-type="currency" office:currency="EUR" office:value="177">
            <text:p>€ 177,00</text:p>
          </table:table-cell>
          <table:table-cell/>
          <table:table-cell table:style-name="ce15" table:formula="of:=[.$AA161]+[.$AR161]+[.$BF161]" office:value-type="currency" office:currency="EUR" office:value="227">
            <text:p>€ 227,00</text:p>
          </table:table-cell>
          <table:table-cell/>
          <table:table-cell table:style-name="ce42" table:formula="of:=[accessori.$BH161]" office:value-type="currency" office:currency="EUR" office:value="227">
            <text:p>€ 227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62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62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62]" office:value-type="string" office:string-value="Mahagodage">
            <text:p>Mahagodage</text:p>
          </table:table-cell>
          <table:table-cell table:style-name="Default" table:formula="of:=['file:///Users/Amministrazione/Dropbox/segreteria/2025-26/elenchi/db%202025-26%20gestionale.ods'#$dati.H162]" office:value-type="string" office:string-value="Nethuki Vihansa">
            <text:p>Nethuki Vihans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62]+[.$M162]+[.$O162]+[.$Q162]+[.$S162]+[.$U162]+[.$W162]+[.$Y162]+[.$F162]" office:value-type="currency" office:currency="EUR" office:value="0">
            <text:p>€ 0,00</text:p>
          </table:table-cell>
          <table:table-cell/>
          <table:table-cell office:value-type="currency" office:currency="EUR" office:value="17">
            <text:p>€ 17,00</text:p>
          </table:table-cell>
          <table:table-cell office:value-type="currency" office:currency="EUR" office:value="7">
            <text:p>€ 7,00</text:p>
          </table:table-cell>
          <table:table-cell office:value-type="currency" office:currency="EUR" office:value="14">
            <text:p>€ 14,00</text:p>
          </table:table-cell>
          <table:table-cell table:number-columns-repeated="12"/>
          <table:table-cell table:formula="of:=SUM([.$AC162:.$AQ162])" office:value-type="currency" office:currency="EUR" office:value="38">
            <text:p>€ 38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62]+[.$AV162]+[.$AX162]+[.$AZ162]+[.$BB162]+[.$BD162]" office:value-type="currency" office:currency="EUR" office:value="0">
            <text:p>€ 0,00</text:p>
          </table:table-cell>
          <table:table-cell/>
          <table:table-cell table:style-name="ce15" table:formula="of:=[.$AA162]+[.$AR162]+[.$BF162]" office:value-type="currency" office:currency="EUR" office:value="38">
            <text:p>€ 38,00</text:p>
          </table:table-cell>
          <table:table-cell/>
          <table:table-cell table:style-name="ce42" table:formula="of:=[accessori.$BH162]" office:value-type="currency" office:currency="EUR" office:value="38">
            <text:p>€ 38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63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63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63]" office:value-type="string" office:string-value="Malacalza">
            <text:p>Malacalza</text:p>
          </table:table-cell>
          <table:table-cell table:style-name="Default" table:formula="of:=['file:///Users/Amministrazione/Dropbox/segreteria/2025-26/elenchi/db%202025-26%20gestionale.ods'#$dati.H163]" office:value-type="string" office:string-value="Gerolamo Leone">
            <text:p>Gerolamo Leon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63]+[.$M163]+[.$O163]+[.$Q163]+[.$S163]+[.$U163]+[.$W163]+[.$Y163]+[.$F163]" office:value-type="currency" office:currency="EUR" office:value="0">
            <text:p>€ 0,00</text:p>
          </table:table-cell>
          <table:table-cell/>
          <table:table-cell office:value-type="currency" office:currency="EUR" office:value="14">
            <text:p>€ 14,00</text:p>
          </table:table-cell>
          <table:table-cell table:number-columns-repeated="14"/>
          <table:table-cell table:formula="of:=SUM([.$AC163:.$AQ163])" office:value-type="currency" office:currency="EUR" office:value="14">
            <text:p>€ 14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63]+[.$AV163]+[.$AX163]+[.$AZ163]+[.$BB163]+[.$BD163]" office:value-type="currency" office:currency="EUR" office:value="0">
            <text:p>€ 0,00</text:p>
          </table:table-cell>
          <table:table-cell/>
          <table:table-cell table:style-name="ce15" table:formula="of:=[.$AA163]+[.$AR163]+[.$BF163]" office:value-type="currency" office:currency="EUR" office:value="14">
            <text:p>€ 14,00</text:p>
          </table:table-cell>
          <table:table-cell/>
          <table:table-cell table:style-name="ce42" table:formula="of:=[accessori.$BH163]" office:value-type="currency" office:currency="EUR" office:value="14">
            <text:p>€ 14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64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64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64]" office:value-type="string" office:string-value="Manes">
            <text:p>Manes</text:p>
          </table:table-cell>
          <table:table-cell table:style-name="Default" table:formula="of:=['file:///Users/Amministrazione/Dropbox/segreteria/2025-26/elenchi/db%202025-26%20gestionale.ods'#$dati.H164]" office:value-type="string" office:string-value="Stella">
            <text:p>Stell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64]+[.$M164]+[.$O164]+[.$Q164]+[.$S164]+[.$U164]+[.$W164]+[.$Y164]+[.$F164]" office:value-type="currency" office:currency="EUR" office:value="0">
            <text:p>€ 0,00</text:p>
          </table:table-cell>
          <table:table-cell/>
          <table:table-cell office:value-type="currency" office:currency="EUR" office:value="12">
            <text:p>€ 12,00</text:p>
          </table:table-cell>
          <table:table-cell table:number-columns-repeated="14"/>
          <table:table-cell table:formula="of:=SUM([.$AC164:.$AQ164])" office:value-type="currency" office:currency="EUR" office:value="12">
            <text:p>€ 12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64]+[.$AV164]+[.$AX164]+[.$AZ164]+[.$BB164]+[.$BD164]" office:value-type="currency" office:currency="EUR" office:value="0">
            <text:p>€ 0,00</text:p>
          </table:table-cell>
          <table:table-cell/>
          <table:table-cell table:style-name="ce15" table:formula="of:=[.$AA164]+[.$AR164]+[.$BF164]" office:value-type="currency" office:currency="EUR" office:value="12">
            <text:p>€ 12,00</text:p>
          </table:table-cell>
          <table:table-cell/>
          <table:table-cell table:style-name="ce42" table:formula="of:=[accessori.$BH164]" office:value-type="currency" office:currency="EUR" office:value="12">
            <text:p>€ 12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65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65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165]" office:value-type="string" office:string-value="Manfredini">
            <text:p>Manfredini</text:p>
          </table:table-cell>
          <table:table-cell table:style-name="Default" table:formula="of:=['file:///Users/Amministrazione/Dropbox/segreteria/2025-26/elenchi/db%202025-26%20gestionale.ods'#$dati.H165]" office:value-type="string" office:string-value="Davide">
            <text:p>David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65]+[.$M165]+[.$O165]+[.$Q165]+[.$S165]+[.$U165]+[.$W165]+[.$Y165]+[.$F165]" office:value-type="currency" office:currency="EUR" office:value="0">
            <text:p>€ 0,00</text:p>
          </table:table-cell>
          <table:table-cell/>
          <table:table-cell office:value-type="currency" office:currency="EUR" office:value="12">
            <text:p>€ 12,00</text:p>
          </table:table-cell>
          <table:table-cell office:value-type="currency" office:currency="EUR" office:value="14">
            <text:p>€ 14,00</text:p>
          </table:table-cell>
          <table:table-cell office:value-type="currency" office:currency="EUR" office:value="15">
            <text:p>€ 15,00</text:p>
          </table:table-cell>
          <table:table-cell table:number-columns-repeated="12"/>
          <table:table-cell table:formula="of:=SUM([.$AC165:.$AQ165])" office:value-type="currency" office:currency="EUR" office:value="41">
            <text:p>€ 41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65]+[.$AV165]+[.$AX165]+[.$AZ165]+[.$BB165]+[.$BD165]" office:value-type="currency" office:currency="EUR" office:value="0">
            <text:p>€ 0,00</text:p>
          </table:table-cell>
          <table:table-cell/>
          <table:table-cell table:style-name="ce15" table:formula="of:=[.$AA165]+[.$AR165]+[.$BF165]" office:value-type="currency" office:currency="EUR" office:value="41">
            <text:p>€ 41,00</text:p>
          </table:table-cell>
          <table:table-cell/>
          <table:table-cell table:style-name="ce42" table:formula="of:=[accessori.$BH165]" office:value-type="currency" office:currency="EUR" office:value="41">
            <text:p>€ 41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66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66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66]" office:value-type="string" office:string-value="Maraviglia">
            <text:p>Maraviglia</text:p>
          </table:table-cell>
          <table:table-cell table:style-name="Default" table:formula="of:=['file:///Users/Amministrazione/Dropbox/segreteria/2025-26/elenchi/db%202025-26%20gestionale.ods'#$dati.H166]" office:value-type="string" office:string-value="Yago Leone">
            <text:p>Yago Leon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66]+[.$M166]+[.$O166]+[.$Q166]+[.$S166]+[.$U166]+[.$W166]+[.$Y166]+[.$F166]" office:value-type="currency" office:currency="EUR" office:value="0">
            <text:p>€ 0,00</text:p>
          </table:table-cell>
          <table:table-cell table:number-columns-repeated="16"/>
          <table:table-cell table:formula="of:=SUM([.$AC166:.$AQ166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66]+[.$AV166]+[.$AX166]+[.$AZ166]+[.$BB166]+[.$BD166]" office:value-type="currency" office:currency="EUR" office:value="0">
            <text:p>€ 0,00</text:p>
          </table:table-cell>
          <table:table-cell/>
          <table:table-cell table:style-name="ce15" table:formula="of:=[.$AA166]+[.$AR166]+[.$BF166]" office:value-type="currency" office:currency="EUR" office:value="0">
            <text:p>€ 0,00</text:p>
          </table:table-cell>
          <table:table-cell/>
          <table:table-cell table:style-name="ce42" table:formula="of:=[accessori.$BH166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67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67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167]" office:value-type="string" office:string-value="Marcone">
            <text:p>Marcone</text:p>
          </table:table-cell>
          <table:table-cell table:style-name="Default" table:formula="of:=['file:///Users/Amministrazione/Dropbox/segreteria/2025-26/elenchi/db%202025-26%20gestionale.ods'#$dati.H167]" office:value-type="string" office:string-value="Vittorio">
            <text:p>Vittori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67]+[.$M167]+[.$O167]+[.$Q167]+[.$S167]+[.$U167]+[.$W167]+[.$Y167]+[.$F167]" office:value-type="currency" office:currency="EUR" office:value="0">
            <text:p>€ 0,00</text:p>
          </table:table-cell>
          <table:table-cell table:number-columns-repeated="16"/>
          <table:table-cell table:formula="of:=SUM([.$AC167:.$AQ167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67]+[.$AV167]+[.$AX167]+[.$AZ167]+[.$BB167]+[.$BD167]" office:value-type="currency" office:currency="EUR" office:value="0">
            <text:p>€ 0,00</text:p>
          </table:table-cell>
          <table:table-cell/>
          <table:table-cell table:style-name="ce15" table:formula="of:=[.$AA167]+[.$AR167]+[.$BF167]" office:value-type="currency" office:currency="EUR" office:value="0">
            <text:p>€ 0,00</text:p>
          </table:table-cell>
          <table:table-cell/>
          <table:table-cell table:style-name="ce42" table:formula="of:=[accessori.$BH167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68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68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68]" office:value-type="string" office:string-value="Marengo">
            <text:p>Marengo</text:p>
          </table:table-cell>
          <table:table-cell table:style-name="Default" table:formula="of:=['file:///Users/Amministrazione/Dropbox/segreteria/2025-26/elenchi/db%202025-26%20gestionale.ods'#$dati.H168]" office:value-type="string" office:string-value="Nina">
            <text:p>Nin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68]+[.$M168]+[.$O168]+[.$Q168]+[.$S168]+[.$U168]+[.$W168]+[.$Y168]+[.$F168]" office:value-type="currency" office:currency="EUR" office:value="0">
            <text:p>€ 0,00</text:p>
          </table:table-cell>
          <table:table-cell table:number-columns-repeated="16"/>
          <table:table-cell table:formula="of:=SUM([.$AC168:.$AQ168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68]+[.$AV168]+[.$AX168]+[.$AZ168]+[.$BB168]+[.$BD168]" office:value-type="currency" office:currency="EUR" office:value="0">
            <text:p>€ 0,00</text:p>
          </table:table-cell>
          <table:table-cell/>
          <table:table-cell table:style-name="ce15" table:formula="of:=[.$AA168]+[.$AR168]+[.$BF168]" office:value-type="currency" office:currency="EUR" office:value="0">
            <text:p>€ 0,00</text:p>
          </table:table-cell>
          <table:table-cell/>
          <table:table-cell table:style-name="ce42" table:formula="of:=[accessori.$BH168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69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69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69]" office:value-type="string" office:string-value="Marseglia">
            <text:p>Marseglia</text:p>
          </table:table-cell>
          <table:table-cell table:style-name="Default" table:formula="of:=['file:///Users/Amministrazione/Dropbox/segreteria/2025-26/elenchi/db%202025-26%20gestionale.ods'#$dati.H169]" office:value-type="string" office:string-value="Anita">
            <text:p>Anit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69]+[.$M169]+[.$O169]+[.$Q169]+[.$S169]+[.$U169]+[.$W169]+[.$Y169]+[.$F169]" office:value-type="currency" office:currency="EUR" office:value="0">
            <text:p>€ 0,00</text:p>
          </table:table-cell>
          <table:table-cell/>
          <table:table-cell office:value-type="currency" office:currency="EUR" office:value="13">
            <text:p>€ 13,00</text:p>
          </table:table-cell>
          <table:table-cell office:value-type="currency" office:currency="EUR" office:value="19">
            <text:p>€ 19,00</text:p>
          </table:table-cell>
          <table:table-cell office:value-type="currency" office:currency="EUR" office:value="10">
            <text:p>€ 10,00</text:p>
          </table:table-cell>
          <table:table-cell office:value-type="currency" office:currency="EUR" office:value="15">
            <text:p>€ 15,00</text:p>
          </table:table-cell>
          <table:table-cell office:value-type="currency" office:currency="EUR" office:value="9">
            <text:p>€ 9,00</text:p>
          </table:table-cell>
          <table:table-cell table:number-columns-repeated="10"/>
          <table:table-cell table:formula="of:=SUM([.$AC169:.$AQ169])" office:value-type="currency" office:currency="EUR" office:value="66">
            <text:p>€ 66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69]+[.$AV169]+[.$AX169]+[.$AZ169]+[.$BB169]+[.$BD169]" office:value-type="currency" office:currency="EUR" office:value="0">
            <text:p>€ 0,00</text:p>
          </table:table-cell>
          <table:table-cell/>
          <table:table-cell table:style-name="ce15" table:formula="of:=[.$AA169]+[.$AR169]+[.$BF169]" office:value-type="currency" office:currency="EUR" office:value="66">
            <text:p>€ 66,00</text:p>
          </table:table-cell>
          <table:table-cell/>
          <table:table-cell table:style-name="ce42" table:formula="of:=[accessori.$BH169]" office:value-type="currency" office:currency="EUR" office:value="66">
            <text:p>€ 66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70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170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70]" office:value-type="string" office:string-value="Martorana">
            <text:p>Martorana</text:p>
          </table:table-cell>
          <table:table-cell table:style-name="Default" table:formula="of:=['file:///Users/Amministrazione/Dropbox/segreteria/2025-26/elenchi/db%202025-26%20gestionale.ods'#$dati.H170]" office:value-type="string" office:string-value="Rosa">
            <text:p>Ros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70]+[.$M170]+[.$O170]+[.$Q170]+[.$S170]+[.$U170]+[.$W170]+[.$Y170]+[.$F170]" office:value-type="currency" office:currency="EUR" office:value="0">
            <text:p>€ 0,00</text:p>
          </table:table-cell>
          <table:table-cell table:number-columns-repeated="16"/>
          <table:table-cell table:formula="of:=SUM([.$AC170:.$AQ170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70]+[.$AV170]+[.$AX170]+[.$AZ170]+[.$BB170]+[.$BD170]" office:value-type="currency" office:currency="EUR" office:value="0">
            <text:p>€ 0,00</text:p>
          </table:table-cell>
          <table:table-cell/>
          <table:table-cell table:style-name="ce15" table:formula="of:=[.$AA170]+[.$AR170]+[.$BF170]" office:value-type="currency" office:currency="EUR" office:value="0">
            <text:p>€ 0,00</text:p>
          </table:table-cell>
          <table:table-cell/>
          <table:table-cell table:style-name="ce42" table:formula="of:=[accessori.$BH170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71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71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171]" office:value-type="string" office:string-value="Masciadri">
            <text:p>Masciadri</text:p>
          </table:table-cell>
          <table:table-cell table:style-name="Default" table:formula="of:=['file:///Users/Amministrazione/Dropbox/segreteria/2025-26/elenchi/db%202025-26%20gestionale.ods'#$dati.H171]" office:value-type="string" office:string-value="Mariacristina Emilia">
            <text:p>Mariacristina Emil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71]+[.$M171]+[.$O171]+[.$Q171]+[.$S171]+[.$U171]+[.$W171]+[.$Y171]+[.$F171]" office:value-type="currency" office:currency="EUR" office:value="0">
            <text:p>€ 0,00</text:p>
          </table:table-cell>
          <table:table-cell table:number-columns-repeated="16"/>
          <table:table-cell table:formula="of:=SUM([.$AC171:.$AQ171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71]+[.$AV171]+[.$AX171]+[.$AZ171]+[.$BB171]+[.$BD171]" office:value-type="currency" office:currency="EUR" office:value="0">
            <text:p>€ 0,00</text:p>
          </table:table-cell>
          <table:table-cell/>
          <table:table-cell table:style-name="ce15" table:formula="of:=[.$AA171]+[.$AR171]+[.$BF171]" office:value-type="currency" office:currency="EUR" office:value="0">
            <text:p>€ 0,00</text:p>
          </table:table-cell>
          <table:table-cell/>
          <table:table-cell table:style-name="ce42" table:formula="of:=[accessori.$BH171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72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72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72]" office:value-type="string" office:string-value="Mattiello">
            <text:p>Mattiello</text:p>
          </table:table-cell>
          <table:table-cell table:style-name="Default" table:formula="of:=['file:///Users/Amministrazione/Dropbox/segreteria/2025-26/elenchi/db%202025-26%20gestionale.ods'#$dati.H172]" office:value-type="string" office:string-value="Tea">
            <text:p>Te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72]+[.$M172]+[.$O172]+[.$Q172]+[.$S172]+[.$U172]+[.$W172]+[.$Y172]+[.$F172]" office:value-type="currency" office:currency="EUR" office:value="0">
            <text:p>€ 0,00</text:p>
          </table:table-cell>
          <table:table-cell/>
          <table:table-cell office:value-type="currency" office:currency="EUR" office:value="18">
            <text:p>€ 18,00</text:p>
          </table:table-cell>
          <table:table-cell office:value-type="currency" office:currency="EUR" office:value="12">
            <text:p>€ 12,00</text:p>
          </table:table-cell>
          <table:table-cell table:number-columns-repeated="13"/>
          <table:table-cell table:formula="of:=SUM([.$AC172:.$AQ172])" office:value-type="currency" office:currency="EUR" office:value="30">
            <text:p>€ 3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72]+[.$AV172]+[.$AX172]+[.$AZ172]+[.$BB172]+[.$BD172]" office:value-type="currency" office:currency="EUR" office:value="0">
            <text:p>€ 0,00</text:p>
          </table:table-cell>
          <table:table-cell/>
          <table:table-cell table:style-name="ce15" table:formula="of:=[.$AA172]+[.$AR172]+[.$BF172]" office:value-type="currency" office:currency="EUR" office:value="30">
            <text:p>€ 30,00</text:p>
          </table:table-cell>
          <table:table-cell/>
          <table:table-cell table:style-name="ce42" table:formula="of:=[accessori.$BH172]" office:value-type="currency" office:currency="EUR" office:value="30">
            <text:p>€ 3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73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73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73]" office:value-type="string" office:string-value="Mazzaracchio">
            <text:p>Mazzaracchio</text:p>
          </table:table-cell>
          <table:table-cell table:style-name="Default" table:formula="of:=['file:///Users/Amministrazione/Dropbox/segreteria/2025-26/elenchi/db%202025-26%20gestionale.ods'#$dati.H173]" office:value-type="string" office:string-value="Dilla">
            <text:p>Dill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73]+[.$M173]+[.$O173]+[.$Q173]+[.$S173]+[.$U173]+[.$W173]+[.$Y173]+[.$F173]" office:value-type="currency" office:currency="EUR" office:value="0">
            <text:p>€ 0,00</text:p>
          </table:table-cell>
          <table:table-cell table:number-columns-repeated="16"/>
          <table:table-cell table:formula="of:=SUM([.$AC173:.$AQ173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73]+[.$AV173]+[.$AX173]+[.$AZ173]+[.$BB173]+[.$BD173]" office:value-type="currency" office:currency="EUR" office:value="0">
            <text:p>€ 0,00</text:p>
          </table:table-cell>
          <table:table-cell/>
          <table:table-cell table:style-name="ce15" table:formula="of:=[.$AA173]+[.$AR173]+[.$BF173]" office:value-type="currency" office:currency="EUR" office:value="0">
            <text:p>€ 0,00</text:p>
          </table:table-cell>
          <table:table-cell/>
          <table:table-cell table:style-name="ce42" table:formula="of:=[accessori.$BH173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74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74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74]" office:value-type="string" office:string-value="Mirizzi">
            <text:p>Mirizzi</text:p>
          </table:table-cell>
          <table:table-cell table:style-name="Default" table:formula="of:=['file:///Users/Amministrazione/Dropbox/segreteria/2025-26/elenchi/db%202025-26%20gestionale.ods'#$dati.H174]" office:value-type="string" office:string-value="Alice">
            <text:p>Alic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74]+[.$M174]+[.$O174]+[.$Q174]+[.$S174]+[.$U174]+[.$W174]+[.$Y174]+[.$F174]" office:value-type="currency" office:currency="EUR" office:value="0">
            <text:p>€ 0,00</text:p>
          </table:table-cell>
          <table:table-cell/>
          <table:table-cell office:value-type="currency" office:currency="EUR" office:value="14">
            <text:p>€ 14,00</text:p>
          </table:table-cell>
          <table:table-cell office:value-type="currency" office:currency="EUR" office:value="18">
            <text:p>€ 18,00</text:p>
          </table:table-cell>
          <table:table-cell table:number-columns-repeated="13"/>
          <table:table-cell table:formula="of:=SUM([.$AC174:.$AQ174])" office:value-type="currency" office:currency="EUR" office:value="32">
            <text:p>€ 32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74]+[.$AV174]+[.$AX174]+[.$AZ174]+[.$BB174]+[.$BD174]" office:value-type="currency" office:currency="EUR" office:value="0">
            <text:p>€ 0,00</text:p>
          </table:table-cell>
          <table:table-cell/>
          <table:table-cell table:style-name="ce15" table:formula="of:=[.$AA174]+[.$AR174]+[.$BF174]" office:value-type="currency" office:currency="EUR" office:value="32">
            <text:p>€ 32,00</text:p>
          </table:table-cell>
          <table:table-cell/>
          <table:table-cell table:style-name="ce42" table:formula="of:=[accessori.$BH174]" office:value-type="currency" office:currency="EUR" office:value="32">
            <text:p>€ 32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75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175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75]" office:value-type="string" office:string-value="Monti">
            <text:p>Monti</text:p>
          </table:table-cell>
          <table:table-cell table:style-name="Default" table:formula="of:=['file:///Users/Amministrazione/Dropbox/segreteria/2025-26/elenchi/db%202025-26%20gestionale.ods'#$dati.H175]" office:value-type="string" office:string-value="Tea">
            <text:p>Te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75]+[.$M175]+[.$O175]+[.$Q175]+[.$S175]+[.$U175]+[.$W175]+[.$Y175]+[.$F175]" office:value-type="currency" office:currency="EUR" office:value="0">
            <text:p>€ 0,00</text:p>
          </table:table-cell>
          <table:table-cell/>
          <table:table-cell office:value-type="currency" office:currency="EUR" office:value="15">
            <text:p>€ 15,00</text:p>
          </table:table-cell>
          <table:table-cell office:value-type="currency" office:currency="EUR" office:value="21">
            <text:p>€ 21,00</text:p>
          </table:table-cell>
          <table:table-cell office:value-type="currency" office:currency="EUR" office:value="7">
            <text:p>€ 7,00</text:p>
          </table:table-cell>
          <table:table-cell table:number-columns-repeated="12"/>
          <table:table-cell table:formula="of:=SUM([.$AC175:.$AQ175])" office:value-type="currency" office:currency="EUR" office:value="43">
            <text:p>€ 43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75]+[.$AV175]+[.$AX175]+[.$AZ175]+[.$BB175]+[.$BD175]" office:value-type="currency" office:currency="EUR" office:value="0">
            <text:p>€ 0,00</text:p>
          </table:table-cell>
          <table:table-cell/>
          <table:table-cell table:style-name="ce15" table:formula="of:=[.$AA175]+[.$AR175]+[.$BF175]" office:value-type="currency" office:currency="EUR" office:value="43">
            <text:p>€ 43,00</text:p>
          </table:table-cell>
          <table:table-cell/>
          <table:table-cell table:style-name="ce42" table:formula="of:=[accessori.$BH175]" office:value-type="currency" office:currency="EUR" office:value="43">
            <text:p>€ 43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76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176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76]" office:value-type="string" office:string-value="Monti">
            <text:p>Monti</text:p>
          </table:table-cell>
          <table:table-cell table:style-name="Default" table:formula="of:=['file:///Users/Amministrazione/Dropbox/segreteria/2025-26/elenchi/db%202025-26%20gestionale.ods'#$dati.H176]" office:value-type="string" office:string-value="Zoe">
            <text:p>Zo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76]+[.$M176]+[.$O176]+[.$Q176]+[.$S176]+[.$U176]+[.$W176]+[.$Y176]+[.$F176]" office:value-type="currency" office:currency="EUR" office:value="0">
            <text:p>€ 0,00</text:p>
          </table:table-cell>
          <table:table-cell/>
          <table:table-cell office:value-type="currency" office:currency="EUR" office:value="14">
            <text:p>€ 14,00</text:p>
          </table:table-cell>
          <table:table-cell table:number-columns-repeated="14"/>
          <table:table-cell table:formula="of:=SUM([.$AC176:.$AQ176])" office:value-type="currency" office:currency="EUR" office:value="14">
            <text:p>€ 14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 office:value-type="float" office:value="2">
            <text:p>2</text:p>
          </table:table-cell>
          <table:table-cell/>
          <table:table-cell table:formula="of:=[.$AT176]+[.$AV176]+[.$AX176]+[.$AZ176]+[.$BB176]+[.$BD176]" office:value-type="currency" office:currency="EUR" office:value="2">
            <text:p>€ 2,00</text:p>
          </table:table-cell>
          <table:table-cell/>
          <table:table-cell table:style-name="ce15" table:formula="of:=[.$AA176]+[.$AR176]+[.$BF176]" office:value-type="currency" office:currency="EUR" office:value="16">
            <text:p>€ 16,00</text:p>
          </table:table-cell>
          <table:table-cell/>
          <table:table-cell table:style-name="ce42" table:formula="of:=[accessori.$BH176]" office:value-type="currency" office:currency="EUR" office:value="16">
            <text:p>€ 16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77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77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77]" office:value-type="string" office:string-value="Napoletano">
            <text:p>Napoletano</text:p>
          </table:table-cell>
          <table:table-cell table:style-name="Default" table:formula="of:=['file:///Users/Amministrazione/Dropbox/segreteria/2025-26/elenchi/db%202025-26%20gestionale.ods'#$dati.H177]" office:value-type="string" office:string-value="Anna">
            <text:p>Ann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77]+[.$M177]+[.$O177]+[.$Q177]+[.$S177]+[.$U177]+[.$W177]+[.$Y177]+[.$F177]" office:value-type="currency" office:currency="EUR" office:value="0">
            <text:p>€ 0,00</text:p>
          </table:table-cell>
          <table:table-cell table:number-columns-repeated="16"/>
          <table:table-cell table:formula="of:=SUM([.$AC177:.$AQ177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77]+[.$AV177]+[.$AX177]+[.$AZ177]+[.$BB177]+[.$BD177]" office:value-type="currency" office:currency="EUR" office:value="0">
            <text:p>€ 0,00</text:p>
          </table:table-cell>
          <table:table-cell/>
          <table:table-cell table:style-name="ce15" table:formula="of:=[.$AA177]+[.$AR177]+[.$BF177]" office:value-type="currency" office:currency="EUR" office:value="0">
            <text:p>€ 0,00</text:p>
          </table:table-cell>
          <table:table-cell/>
          <table:table-cell table:style-name="ce42" table:formula="of:=[accessori.$BH177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78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78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178]" office:value-type="string" office:string-value="Narcisi">
            <text:p>Narcisi</text:p>
          </table:table-cell>
          <table:table-cell table:style-name="Default" table:formula="of:=['file:///Users/Amministrazione/Dropbox/segreteria/2025-26/elenchi/db%202025-26%20gestionale.ods'#$dati.H178]" office:value-type="string" office:string-value="Federico">
            <text:p>Federic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78]+[.$M178]+[.$O178]+[.$Q178]+[.$S178]+[.$U178]+[.$W178]+[.$Y178]+[.$F178]" office:value-type="currency" office:currency="EUR" office:value="0">
            <text:p>€ 0,00</text:p>
          </table:table-cell>
          <table:table-cell/>
          <table:table-cell office:value-type="currency" office:currency="EUR" office:value="11">
            <text:p>€ 11,00</text:p>
          </table:table-cell>
          <table:table-cell office:value-type="currency" office:currency="EUR" office:value="15">
            <text:p>€ 15,00</text:p>
          </table:table-cell>
          <table:table-cell table:number-columns-repeated="13"/>
          <table:table-cell table:formula="of:=SUM([.$AC178:.$AQ178])" office:value-type="currency" office:currency="EUR" office:value="26">
            <text:p>€ 26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78]+[.$AV178]+[.$AX178]+[.$AZ178]+[.$BB178]+[.$BD178]" office:value-type="currency" office:currency="EUR" office:value="0">
            <text:p>€ 0,00</text:p>
          </table:table-cell>
          <table:table-cell/>
          <table:table-cell table:style-name="ce15" table:formula="of:=[.$AA178]+[.$AR178]+[.$BF178]" office:value-type="currency" office:currency="EUR" office:value="26">
            <text:p>€ 26,00</text:p>
          </table:table-cell>
          <table:table-cell/>
          <table:table-cell table:style-name="ce42" table:formula="of:=[accessori.$BH178]" office:value-type="currency" office:currency="EUR" office:value="26">
            <text:p>€ 26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79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79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79]" office:value-type="string" office:string-value="Nataf">
            <text:p>Nataf</text:p>
          </table:table-cell>
          <table:table-cell table:style-name="Default" table:formula="of:=['file:///Users/Amministrazione/Dropbox/segreteria/2025-26/elenchi/db%202025-26%20gestionale.ods'#$dati.H179]" office:value-type="string" office:string-value="Elena Julia Beline ">
            <text:p>Elena Julia Beline 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79]+[.$M179]+[.$O179]+[.$Q179]+[.$S179]+[.$U179]+[.$W179]+[.$Y179]+[.$F179]" office:value-type="currency" office:currency="EUR" office:value="0">
            <text:p>€ 0,00</text:p>
          </table:table-cell>
          <table:table-cell table:number-columns-repeated="16"/>
          <table:table-cell table:formula="of:=SUM([.$AC179:.$AQ179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79]+[.$AV179]+[.$AX179]+[.$AZ179]+[.$BB179]+[.$BD179]" office:value-type="currency" office:currency="EUR" office:value="0">
            <text:p>€ 0,00</text:p>
          </table:table-cell>
          <table:table-cell/>
          <table:table-cell table:style-name="ce15" table:formula="of:=[.$AA179]+[.$AR179]+[.$BF179]" office:value-type="currency" office:currency="EUR" office:value="0">
            <text:p>€ 0,00</text:p>
          </table:table-cell>
          <table:table-cell/>
          <table:table-cell table:style-name="ce42" table:formula="of:=[accessori.$BH179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80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180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80]" office:value-type="string" office:string-value="Natale">
            <text:p>Natale</text:p>
          </table:table-cell>
          <table:table-cell table:style-name="Default" table:formula="of:=['file:///Users/Amministrazione/Dropbox/segreteria/2025-26/elenchi/db%202025-26%20gestionale.ods'#$dati.H180]" office:value-type="string" office:string-value="Bianca">
            <text:p>Bianc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80]+[.$M180]+[.$O180]+[.$Q180]+[.$S180]+[.$U180]+[.$W180]+[.$Y180]+[.$F180]" office:value-type="currency" office:currency="EUR" office:value="0">
            <text:p>€ 0,00</text:p>
          </table:table-cell>
          <table:table-cell/>
          <table:table-cell office:value-type="currency" office:currency="EUR" office:value="14">
            <text:p>€ 14,00</text:p>
          </table:table-cell>
          <table:table-cell table:number-columns-repeated="14"/>
          <table:table-cell table:formula="of:=SUM([.$AC180:.$AQ180])" office:value-type="currency" office:currency="EUR" office:value="14">
            <text:p>€ 14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80]+[.$AV180]+[.$AX180]+[.$AZ180]+[.$BB180]+[.$BD180]" office:value-type="currency" office:currency="EUR" office:value="0">
            <text:p>€ 0,00</text:p>
          </table:table-cell>
          <table:table-cell/>
          <table:table-cell table:style-name="ce15" table:formula="of:=[.$AA180]+[.$AR180]+[.$BF180]" office:value-type="currency" office:currency="EUR" office:value="14">
            <text:p>€ 14,00</text:p>
          </table:table-cell>
          <table:table-cell/>
          <table:table-cell table:style-name="ce42" table:formula="of:=[accessori.$BH180]" office:value-type="currency" office:currency="EUR" office:value="14">
            <text:p>€ 14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81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181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81]" office:value-type="string" office:string-value="Natale">
            <text:p>Natale</text:p>
          </table:table-cell>
          <table:table-cell table:style-name="Default" table:formula="of:=['file:///Users/Amministrazione/Dropbox/segreteria/2025-26/elenchi/db%202025-26%20gestionale.ods'#$dati.H181]" office:value-type="string" office:string-value="Edoardo">
            <text:p>Edoard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81]+[.$M181]+[.$O181]+[.$Q181]+[.$S181]+[.$U181]+[.$W181]+[.$Y181]+[.$F181]" office:value-type="currency" office:currency="EUR" office:value="0">
            <text:p>€ 0,00</text:p>
          </table:table-cell>
          <table:table-cell/>
          <table:table-cell office:value-type="currency" office:currency="EUR" office:value="11">
            <text:p>€ 11,00</text:p>
          </table:table-cell>
          <table:table-cell table:number-columns-repeated="14"/>
          <table:table-cell table:formula="of:=SUM([.$AC181:.$AQ181])" office:value-type="currency" office:currency="EUR" office:value="11">
            <text:p>€ 11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81]+[.$AV181]+[.$AX181]+[.$AZ181]+[.$BB181]+[.$BD181]" office:value-type="currency" office:currency="EUR" office:value="0">
            <text:p>€ 0,00</text:p>
          </table:table-cell>
          <table:table-cell/>
          <table:table-cell table:style-name="ce15" table:formula="of:=[.$AA181]+[.$AR181]+[.$BF181]" office:value-type="currency" office:currency="EUR" office:value="11">
            <text:p>€ 11,00</text:p>
          </table:table-cell>
          <table:table-cell/>
          <table:table-cell table:style-name="ce42" table:formula="of:=[accessori.$BH181]" office:value-type="currency" office:currency="EUR" office:value="11">
            <text:p>€ 11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82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82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82]" office:value-type="string" office:string-value="Nicodemo">
            <text:p>Nicodemo</text:p>
          </table:table-cell>
          <table:table-cell table:style-name="Default" table:formula="of:=['file:///Users/Amministrazione/Dropbox/segreteria/2025-26/elenchi/db%202025-26%20gestionale.ods'#$dati.H182]" office:value-type="string" office:string-value="Cono">
            <text:p>Con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 office:value-type="currency" office:currency="EUR" office:value="160">
            <text:p>€ 160,00</text:p>
          </table:table-cell>
          <table:table-cell office:value-type="string">
            <text:p>yamaha chitarra</text:p>
          </table:table-cell>
          <table:table-cell office:value-type="currency" office:currency="EUR" office:value="12">
            <text:p>€ 12,00</text:p>
          </table:table-cell>
          <table:table-cell office:value-type="string">
            <text:p>accordatore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82]+[.$M182]+[.$O182]+[.$Q182]+[.$S182]+[.$U182]+[.$W182]+[.$Y182]+[.$F182]" office:value-type="currency" office:currency="EUR" office:value="172">
            <text:p>€ 172,00</text:p>
          </table:table-cell>
          <table:table-cell table:number-columns-repeated="16"/>
          <table:table-cell table:formula="of:=SUM([.$AC182:.$AQ182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82]+[.$AV182]+[.$AX182]+[.$AZ182]+[.$BB182]+[.$BD182]" office:value-type="currency" office:currency="EUR" office:value="0">
            <text:p>€ 0,00</text:p>
          </table:table-cell>
          <table:table-cell/>
          <table:table-cell table:style-name="ce15" table:formula="of:=[.$AA182]+[.$AR182]+[.$BF182]" office:value-type="currency" office:currency="EUR" office:value="172">
            <text:p>€ 172,00</text:p>
          </table:table-cell>
          <table:table-cell/>
          <table:table-cell table:style-name="ce42" table:formula="of:=[accessori.$BH182]" office:value-type="currency" office:currency="EUR" office:value="172">
            <text:p>€ 172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83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18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18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183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83]+[.$M183]+[.$O183]+[.$Q183]+[.$S183]+[.$U183]+[.$W183]+[.$Y183]+[.$F183]" office:value-type="currency" office:currency="EUR" office:value="0">
            <text:p>€ 0,00</text:p>
          </table:table-cell>
          <table:table-cell table:number-columns-repeated="16"/>
          <table:table-cell table:formula="of:=SUM([.$AC183:.$AQ183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83]+[.$AV183]+[.$AX183]+[.$AZ183]+[.$BB183]+[.$BD183]" office:value-type="currency" office:currency="EUR" office:value="0">
            <text:p>€ 0,00</text:p>
          </table:table-cell>
          <table:table-cell/>
          <table:table-cell table:style-name="ce15" table:formula="of:=[.$AA183]+[.$AR183]+[.$BF183]" office:value-type="currency" office:currency="EUR" office:value="0">
            <text:p>€ 0,00</text:p>
          </table:table-cell>
          <table:table-cell/>
          <table:table-cell table:style-name="ce42" table:formula="of:=[accessori.$BH183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84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84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84]" office:value-type="string" office:string-value="Nova">
            <text:p>Nova</text:p>
          </table:table-cell>
          <table:table-cell table:style-name="Default" table:formula="of:=['file:///Users/Amministrazione/Dropbox/segreteria/2025-26/elenchi/db%202025-26%20gestionale.ods'#$dati.H184]" office:value-type="string" office:string-value="Antonio">
            <text:p>Antoni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84]+[.$M184]+[.$O184]+[.$Q184]+[.$S184]+[.$U184]+[.$W184]+[.$Y184]+[.$F184]" office:value-type="currency" office:currency="EUR" office:value="0">
            <text:p>€ 0,00</text:p>
          </table:table-cell>
          <table:table-cell table:number-columns-repeated="16"/>
          <table:table-cell table:formula="of:=SUM([.$AC184:.$AQ184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84]+[.$AV184]+[.$AX184]+[.$AZ184]+[.$BB184]+[.$BD184]" office:value-type="currency" office:currency="EUR" office:value="0">
            <text:p>€ 0,00</text:p>
          </table:table-cell>
          <table:table-cell/>
          <table:table-cell table:style-name="ce15" table:formula="of:=[.$AA184]+[.$AR184]+[.$BF184]" office:value-type="currency" office:currency="EUR" office:value="0">
            <text:p>€ 0,00</text:p>
          </table:table-cell>
          <table:table-cell/>
          <table:table-cell table:style-name="ce42" table:formula="of:=[accessori.$BH184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85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85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85]" office:value-type="string" office:string-value="Novelli">
            <text:p>Novelli</text:p>
          </table:table-cell>
          <table:table-cell table:style-name="Default" table:formula="of:=['file:///Users/Amministrazione/Dropbox/segreteria/2025-26/elenchi/db%202025-26%20gestionale.ods'#$dati.H185]" office:value-type="string" office:string-value="Nora Sofia">
            <text:p>Nora Sof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85]+[.$M185]+[.$O185]+[.$Q185]+[.$S185]+[.$U185]+[.$W185]+[.$Y185]+[.$F185]" office:value-type="currency" office:currency="EUR" office:value="0">
            <text:p>€ 0,00</text:p>
          </table:table-cell>
          <table:table-cell/>
          <table:table-cell office:value-type="currency" office:currency="EUR" office:value="15">
            <text:p>€ 15,00</text:p>
          </table:table-cell>
          <table:table-cell office:value-type="currency" office:currency="EUR" office:value="17">
            <text:p>€ 17,00</text:p>
          </table:table-cell>
          <table:table-cell office:value-type="currency" office:currency="EUR" office:value="9">
            <text:p>€ 9,00</text:p>
          </table:table-cell>
          <table:table-cell table:number-columns-repeated="2" office:value-type="currency" office:currency="EUR" office:value="13">
            <text:p>€ 13,00</text:p>
          </table:table-cell>
          <table:table-cell table:number-columns-repeated="10"/>
          <table:table-cell table:formula="of:=SUM([.$AC185:.$AQ185])" office:value-type="currency" office:currency="EUR" office:value="67">
            <text:p>€ 67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85]+[.$AV185]+[.$AX185]+[.$AZ185]+[.$BB185]+[.$BD185]" office:value-type="currency" office:currency="EUR" office:value="0">
            <text:p>€ 0,00</text:p>
          </table:table-cell>
          <table:table-cell/>
          <table:table-cell table:style-name="ce15" table:formula="of:=[.$AA185]+[.$AR185]+[.$BF185]" office:value-type="currency" office:currency="EUR" office:value="67">
            <text:p>€ 67,00</text:p>
          </table:table-cell>
          <table:table-cell/>
          <table:table-cell table:style-name="ce42" table:formula="of:=[accessori.$BH185]" office:value-type="currency" office:currency="EUR" office:value="67">
            <text:p>€ 67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86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86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86]" office:value-type="string" office:string-value="Nozza Ravez">
            <text:p>Nozza Ravez</text:p>
          </table:table-cell>
          <table:table-cell table:style-name="Default" table:formula="of:=['file:///Users/Amministrazione/Dropbox/segreteria/2025-26/elenchi/db%202025-26%20gestionale.ods'#$dati.H186]" office:value-type="string" office:string-value="Giacomo">
            <text:p>Giacom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86]+[.$M186]+[.$O186]+[.$Q186]+[.$S186]+[.$U186]+[.$W186]+[.$Y186]+[.$F186]" office:value-type="currency" office:currency="EUR" office:value="0">
            <text:p>€ 0,00</text:p>
          </table:table-cell>
          <table:table-cell/>
          <table:table-cell office:value-type="currency" office:currency="EUR" office:value="11">
            <text:p>€ 11,00</text:p>
          </table:table-cell>
          <table:table-cell table:number-columns-repeated="14"/>
          <table:table-cell table:formula="of:=SUM([.$AC186:.$AQ186])" office:value-type="currency" office:currency="EUR" office:value="11">
            <text:p>€ 11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86]+[.$AV186]+[.$AX186]+[.$AZ186]+[.$BB186]+[.$BD186]" office:value-type="currency" office:currency="EUR" office:value="0">
            <text:p>€ 0,00</text:p>
          </table:table-cell>
          <table:table-cell/>
          <table:table-cell table:style-name="ce15" table:formula="of:=[.$AA186]+[.$AR186]+[.$BF186]" office:value-type="currency" office:currency="EUR" office:value="11">
            <text:p>€ 11,00</text:p>
          </table:table-cell>
          <table:table-cell/>
          <table:table-cell table:style-name="ce42" table:formula="of:=[accessori.$BH186]" office:value-type="currency" office:currency="EUR" office:value="11">
            <text:p>€ 11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87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187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87]" office:value-type="string" office:string-value="Omodei Zorini">
            <text:p>Omodei Zorini</text:p>
          </table:table-cell>
          <table:table-cell table:style-name="Default" table:formula="of:=['file:///Users/Amministrazione/Dropbox/segreteria/2025-26/elenchi/db%202025-26%20gestionale.ods'#$dati.H187]" office:value-type="string" office:string-value="Elisa">
            <text:p>Elis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87]+[.$M187]+[.$O187]+[.$Q187]+[.$S187]+[.$U187]+[.$W187]+[.$Y187]+[.$F187]" office:value-type="currency" office:currency="EUR" office:value="0">
            <text:p>€ 0,00</text:p>
          </table:table-cell>
          <table:table-cell table:number-columns-repeated="16"/>
          <table:table-cell table:formula="of:=SUM([.$AC187:.$AQ187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87]+[.$AV187]+[.$AX187]+[.$AZ187]+[.$BB187]+[.$BD187]" office:value-type="currency" office:currency="EUR" office:value="0">
            <text:p>€ 0,00</text:p>
          </table:table-cell>
          <table:table-cell/>
          <table:table-cell table:style-name="ce15" table:formula="of:=[.$AA187]+[.$AR187]+[.$BF187]" office:value-type="currency" office:currency="EUR" office:value="0">
            <text:p>€ 0,00</text:p>
          </table:table-cell>
          <table:table-cell/>
          <table:table-cell table:style-name="ce42" table:formula="of:=[accessori.$BH187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88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88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188]" office:value-type="string" office:string-value="Padovan">
            <text:p>Padovan</text:p>
          </table:table-cell>
          <table:table-cell table:style-name="Default" table:formula="of:=['file:///Users/Amministrazione/Dropbox/segreteria/2025-26/elenchi/db%202025-26%20gestionale.ods'#$dati.H188]" office:value-type="string" office:string-value="Beatrice">
            <text:p>Beatric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88]+[.$M188]+[.$O188]+[.$Q188]+[.$S188]+[.$U188]+[.$W188]+[.$Y188]+[.$F188]" office:value-type="currency" office:currency="EUR" office:value="0">
            <text:p>€ 0,00</text:p>
          </table:table-cell>
          <table:table-cell/>
          <table:table-cell office:value-type="currency" office:currency="EUR" office:value="11">
            <text:p>€ 11,00</text:p>
          </table:table-cell>
          <table:table-cell office:value-type="currency" office:currency="EUR" office:value="20">
            <text:p>€ 20,00</text:p>
          </table:table-cell>
          <table:table-cell table:number-columns-repeated="13"/>
          <table:table-cell table:formula="of:=SUM([.$AC188:.$AQ188])" office:value-type="currency" office:currency="EUR" office:value="31">
            <text:p>€ 31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88]+[.$AV188]+[.$AX188]+[.$AZ188]+[.$BB188]+[.$BD188]" office:value-type="currency" office:currency="EUR" office:value="0">
            <text:p>€ 0,00</text:p>
          </table:table-cell>
          <table:table-cell/>
          <table:table-cell table:style-name="ce15" table:formula="of:=[.$AA188]+[.$AR188]+[.$BF188]" office:value-type="currency" office:currency="EUR" office:value="31">
            <text:p>€ 31,00</text:p>
          </table:table-cell>
          <table:table-cell/>
          <table:table-cell table:style-name="ce42" table:formula="of:=[accessori.$BH188]" office:value-type="currency" office:currency="EUR" office:value="31">
            <text:p>€ 31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89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18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18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189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89]+[.$M189]+[.$O189]+[.$Q189]+[.$S189]+[.$U189]+[.$W189]+[.$Y189]+[.$F189]" office:value-type="currency" office:currency="EUR" office:value="0">
            <text:p>€ 0,00</text:p>
          </table:table-cell>
          <table:table-cell table:number-columns-repeated="16"/>
          <table:table-cell table:formula="of:=SUM([.$AC189:.$AQ189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89]+[.$AV189]+[.$AX189]+[.$AZ189]+[.$BB189]+[.$BD189]" office:value-type="currency" office:currency="EUR" office:value="0">
            <text:p>€ 0,00</text:p>
          </table:table-cell>
          <table:table-cell/>
          <table:table-cell table:style-name="ce15" table:formula="of:=[.$AA189]+[.$AR189]+[.$BF189]" office:value-type="currency" office:currency="EUR" office:value="0">
            <text:p>€ 0,00</text:p>
          </table:table-cell>
          <table:table-cell/>
          <table:table-cell table:style-name="ce42" table:formula="of:=[accessori.$BH189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90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90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90]" office:value-type="string" office:string-value="Palandri">
            <text:p>Palandri</text:p>
          </table:table-cell>
          <table:table-cell table:style-name="Default" table:formula="of:=['file:///Users/Amministrazione/Dropbox/segreteria/2025-26/elenchi/db%202025-26%20gestionale.ods'#$dati.H190]" office:value-type="string" office:string-value="Leonardo">
            <text:p>Leonard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90]+[.$M190]+[.$O190]+[.$Q190]+[.$S190]+[.$U190]+[.$W190]+[.$Y190]+[.$F190]" office:value-type="currency" office:currency="EUR" office:value="0">
            <text:p>€ 0,00</text:p>
          </table:table-cell>
          <table:table-cell/>
          <table:table-cell office:value-type="currency" office:currency="EUR" office:value="12">
            <text:p>€ 12,00</text:p>
          </table:table-cell>
          <table:table-cell office:value-type="currency" office:currency="EUR" office:value="27">
            <text:p>€ 27,00</text:p>
          </table:table-cell>
          <table:table-cell office:value-type="currency" office:currency="EUR" office:value="7">
            <text:p>€ 7,00</text:p>
          </table:table-cell>
          <table:table-cell table:number-columns-repeated="12"/>
          <table:table-cell table:formula="of:=SUM([.$AC190:.$AQ190])" office:value-type="currency" office:currency="EUR" office:value="46">
            <text:p>€ 46,00</text:p>
          </table:table-cell>
          <table:table-cell/>
          <table:table-cell table:style-name="ce28" office:value-type="currency" office:currency="EUR" office:value="144">
            <text:p>€ 144,00</text:p>
          </table:table-cell>
          <table:table-cell office:value-type="string">
            <text:p>AMBSM vl sessione autunnale gr 2</text:p>
          </table:table-cell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 office:value-type="float" office:value="2">
            <text:p>2</text:p>
          </table:table-cell>
          <table:table-cell/>
          <table:table-cell table:formula="of:=[.$AT190]+[.$AV190]+[.$AX190]+[.$AZ190]+[.$BB190]+[.$BD190]" office:value-type="currency" office:currency="EUR" office:value="146">
            <text:p>€ 146,00</text:p>
          </table:table-cell>
          <table:table-cell/>
          <table:table-cell table:style-name="ce15" table:formula="of:=[.$AA190]+[.$AR190]+[.$BF190]" office:value-type="currency" office:currency="EUR" office:value="192">
            <text:p>€ 192,00</text:p>
          </table:table-cell>
          <table:table-cell/>
          <table:table-cell table:style-name="ce42" table:formula="of:=[accessori.$BH190]" office:value-type="currency" office:currency="EUR" office:value="192">
            <text:p>€ 192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91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191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91]" office:value-type="string" office:string-value="Pasotti">
            <text:p>Pasotti</text:p>
          </table:table-cell>
          <table:table-cell table:style-name="Default" table:formula="of:=['file:///Users/Amministrazione/Dropbox/segreteria/2025-26/elenchi/db%202025-26%20gestionale.ods'#$dati.H191]" office:value-type="string" office:string-value="Alice">
            <text:p>Alic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91]+[.$M191]+[.$O191]+[.$Q191]+[.$S191]+[.$U191]+[.$W191]+[.$Y191]+[.$F191]" office:value-type="currency" office:currency="EUR" office:value="0">
            <text:p>€ 0,00</text:p>
          </table:table-cell>
          <table:table-cell/>
          <table:table-cell office:value-type="currency" office:currency="EUR" office:value="30">
            <text:p>€ 30,00</text:p>
          </table:table-cell>
          <table:table-cell table:number-columns-repeated="14"/>
          <table:table-cell table:formula="of:=SUM([.$AC191:.$AQ191])" office:value-type="currency" office:currency="EUR" office:value="30">
            <text:p>€ 3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91]+[.$AV191]+[.$AX191]+[.$AZ191]+[.$BB191]+[.$BD191]" office:value-type="currency" office:currency="EUR" office:value="0">
            <text:p>€ 0,00</text:p>
          </table:table-cell>
          <table:table-cell/>
          <table:table-cell table:style-name="ce15" table:formula="of:=[.$AA191]+[.$AR191]+[.$BF191]" office:value-type="currency" office:currency="EUR" office:value="30">
            <text:p>€ 30,00</text:p>
          </table:table-cell>
          <table:table-cell/>
          <table:table-cell table:style-name="ce42" table:formula="of:=[accessori.$BH191]" office:value-type="currency" office:currency="EUR" office:value="30">
            <text:p>€ 3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92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192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192]" office:value-type="string" office:string-value="Pasotti">
            <text:p>Pasotti</text:p>
          </table:table-cell>
          <table:table-cell table:style-name="Default" table:formula="of:=['file:///Users/Amministrazione/Dropbox/segreteria/2025-26/elenchi/db%202025-26%20gestionale.ods'#$dati.H192]" office:value-type="string" office:string-value="Martina">
            <text:p>Martin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92]+[.$M192]+[.$O192]+[.$Q192]+[.$S192]+[.$U192]+[.$W192]+[.$Y192]+[.$F192]" office:value-type="currency" office:currency="EUR" office:value="0">
            <text:p>€ 0,00</text:p>
          </table:table-cell>
          <table:table-cell/>
          <table:table-cell office:value-type="currency" office:currency="EUR" office:value="14">
            <text:p>€ 14,00</text:p>
          </table:table-cell>
          <table:table-cell table:number-columns-repeated="14"/>
          <table:table-cell table:formula="of:=SUM([.$AC192:.$AQ192])" office:value-type="currency" office:currency="EUR" office:value="14">
            <text:p>€ 14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92]+[.$AV192]+[.$AX192]+[.$AZ192]+[.$BB192]+[.$BD192]" office:value-type="currency" office:currency="EUR" office:value="0">
            <text:p>€ 0,00</text:p>
          </table:table-cell>
          <table:table-cell/>
          <table:table-cell table:style-name="ce15" table:formula="of:=[.$AA192]+[.$AR192]+[.$BF192]" office:value-type="currency" office:currency="EUR" office:value="14">
            <text:p>€ 14,00</text:p>
          </table:table-cell>
          <table:table-cell/>
          <table:table-cell table:style-name="ce42" table:formula="of:=[accessori.$BH192]" office:value-type="currency" office:currency="EUR" office:value="14">
            <text:p>€ 14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93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93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93]" office:value-type="string" office:string-value="Peccenini">
            <text:p>Peccenini</text:p>
          </table:table-cell>
          <table:table-cell table:style-name="Default" table:formula="of:=['file:///Users/Amministrazione/Dropbox/segreteria/2025-26/elenchi/db%202025-26%20gestionale.ods'#$dati.H193]" office:value-type="string" office:string-value="Anna">
            <text:p>Ann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93]+[.$M193]+[.$O193]+[.$Q193]+[.$S193]+[.$U193]+[.$W193]+[.$Y193]+[.$F193]" office:value-type="currency" office:currency="EUR" office:value="0">
            <text:p>€ 0,00</text:p>
          </table:table-cell>
          <table:table-cell/>
          <table:table-cell office:value-type="currency" office:currency="EUR" office:value="14">
            <text:p>€ 14,00</text:p>
          </table:table-cell>
          <table:table-cell table:number-columns-repeated="14"/>
          <table:table-cell table:formula="of:=SUM([.$AC193:.$AQ193])" office:value-type="currency" office:currency="EUR" office:value="14">
            <text:p>€ 14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93]+[.$AV193]+[.$AX193]+[.$AZ193]+[.$BB193]+[.$BD193]" office:value-type="currency" office:currency="EUR" office:value="0">
            <text:p>€ 0,00</text:p>
          </table:table-cell>
          <table:table-cell/>
          <table:table-cell table:style-name="ce15" table:formula="of:=[.$AA193]+[.$AR193]+[.$BF193]" office:value-type="currency" office:currency="EUR" office:value="14">
            <text:p>€ 14,00</text:p>
          </table:table-cell>
          <table:table-cell/>
          <table:table-cell table:style-name="ce42" table:formula="of:=[accessori.$BH193]" office:value-type="currency" office:currency="EUR" office:value="14">
            <text:p>€ 14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94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94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94]" office:value-type="string" office:string-value="Pescatore">
            <text:p>Pescatore</text:p>
          </table:table-cell>
          <table:table-cell table:style-name="Default" table:formula="of:=['file:///Users/Amministrazione/Dropbox/segreteria/2025-26/elenchi/db%202025-26%20gestionale.ods'#$dati.H194]" office:value-type="string" office:string-value="Bianca">
            <text:p>Bianc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currency" office:currency="EUR" office:value="-80">
            <text:p>-€ 80,00</text:p>
          </table:table-cell>
          <table:table-cell office:value-type="string">
            <text:p>vlc </text:p>
          </table:table-cell>
          <table:table-cell table:formula="of:=[.$K194]+[.$M194]+[.$O194]+[.$Q194]+[.$S194]+[.$U194]+[.$W194]+[.$Y194]+[.$F194]" office:value-type="currency" office:currency="EUR" office:value="-80">
            <text:p>-€ 80,00</text:p>
          </table:table-cell>
          <table:table-cell table:number-columns-repeated="16"/>
          <table:table-cell table:formula="of:=SUM([.$AC194:.$AQ194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94]+[.$AV194]+[.$AX194]+[.$AZ194]+[.$BB194]+[.$BD194]" office:value-type="currency" office:currency="EUR" office:value="0">
            <text:p>€ 0,00</text:p>
          </table:table-cell>
          <table:table-cell/>
          <table:table-cell table:style-name="ce15" table:formula="of:=[.$AA194]+[.$AR194]+[.$BF194]" office:value-type="currency" office:currency="EUR" office:value="-80">
            <text:p>-€ 80,00</text:p>
          </table:table-cell>
          <table:table-cell/>
          <table:table-cell table:style-name="ce42" table:formula="of:=[accessori.$BH194]" office:value-type="currency" office:currency="EUR" office:value="-80">
            <text:p>-€ 8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95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19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19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195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95]+[.$M195]+[.$O195]+[.$Q195]+[.$S195]+[.$U195]+[.$W195]+[.$Y195]+[.$F195]" office:value-type="currency" office:currency="EUR" office:value="0">
            <text:p>€ 0,00</text:p>
          </table:table-cell>
          <table:table-cell table:number-columns-repeated="16"/>
          <table:table-cell table:formula="of:=SUM([.$AC195:.$AQ195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95]+[.$AV195]+[.$AX195]+[.$AZ195]+[.$BB195]+[.$BD195]" office:value-type="currency" office:currency="EUR" office:value="0">
            <text:p>€ 0,00</text:p>
          </table:table-cell>
          <table:table-cell/>
          <table:table-cell table:style-name="ce15" table:formula="of:=[.$AA195]+[.$AR195]+[.$BF195]" office:value-type="currency" office:currency="EUR" office:value="0">
            <text:p>€ 0,00</text:p>
          </table:table-cell>
          <table:table-cell/>
          <table:table-cell table:style-name="ce42" table:formula="of:=[accessori.$BH195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96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96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196]" office:value-type="string" office:string-value="Pintonello">
            <text:p>Pintonello</text:p>
          </table:table-cell>
          <table:table-cell table:style-name="Default" table:formula="of:=['file:///Users/Amministrazione/Dropbox/segreteria/2025-26/elenchi/db%202025-26%20gestionale.ods'#$dati.H196]" office:value-type="string" office:string-value="Maria Luisa">
            <text:p>Maria Luis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96]+[.$M196]+[.$O196]+[.$Q196]+[.$S196]+[.$U196]+[.$W196]+[.$Y196]+[.$F196]" office:value-type="currency" office:currency="EUR" office:value="0">
            <text:p>€ 0,00</text:p>
          </table:table-cell>
          <table:table-cell table:number-columns-repeated="16"/>
          <table:table-cell table:formula="of:=SUM([.$AC196:.$AQ196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96]+[.$AV196]+[.$AX196]+[.$AZ196]+[.$BB196]+[.$BD196]" office:value-type="currency" office:currency="EUR" office:value="0">
            <text:p>€ 0,00</text:p>
          </table:table-cell>
          <table:table-cell/>
          <table:table-cell table:style-name="ce15" table:formula="of:=[.$AA196]+[.$AR196]+[.$BF196]" office:value-type="currency" office:currency="EUR" office:value="0">
            <text:p>€ 0,00</text:p>
          </table:table-cell>
          <table:table-cell/>
          <table:table-cell table:style-name="ce42" table:formula="of:=[accessori.$BH196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97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97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97]" office:value-type="string" office:string-value="Piseri">
            <text:p>Piseri</text:p>
          </table:table-cell>
          <table:table-cell table:style-name="Default" table:formula="of:=['file:///Users/Amministrazione/Dropbox/segreteria/2025-26/elenchi/db%202025-26%20gestionale.ods'#$dati.H197]" office:value-type="string" office:string-value="Paolo Giuseppe Carlo">
            <text:p>Paolo Giuseppe Carl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97]+[.$M197]+[.$O197]+[.$Q197]+[.$S197]+[.$U197]+[.$W197]+[.$Y197]+[.$F197]" office:value-type="currency" office:currency="EUR" office:value="0">
            <text:p>€ 0,00</text:p>
          </table:table-cell>
          <table:table-cell table:number-columns-repeated="16"/>
          <table:table-cell table:formula="of:=SUM([.$AC197:.$AQ197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97]+[.$AV197]+[.$AX197]+[.$AZ197]+[.$BB197]+[.$BD197]" office:value-type="currency" office:currency="EUR" office:value="0">
            <text:p>€ 0,00</text:p>
          </table:table-cell>
          <table:table-cell/>
          <table:table-cell table:style-name="ce15" table:formula="of:=[.$AA197]+[.$AR197]+[.$BF197]" office:value-type="currency" office:currency="EUR" office:value="0">
            <text:p>€ 0,00</text:p>
          </table:table-cell>
          <table:table-cell/>
          <table:table-cell table:style-name="ce42" table:formula="of:=[accessori.$BH197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98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198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198]" office:value-type="string" office:string-value="Pitasi">
            <text:p>Pitasi</text:p>
          </table:table-cell>
          <table:table-cell table:style-name="Default" table:formula="of:=['file:///Users/Amministrazione/Dropbox/segreteria/2025-26/elenchi/db%202025-26%20gestionale.ods'#$dati.H198]" office:value-type="string" office:string-value="Angela">
            <text:p>Angel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98]+[.$M198]+[.$O198]+[.$Q198]+[.$S198]+[.$U198]+[.$W198]+[.$Y198]+[.$F198]" office:value-type="currency" office:currency="EUR" office:value="0">
            <text:p>€ 0,00</text:p>
          </table:table-cell>
          <table:table-cell table:number-columns-repeated="16"/>
          <table:table-cell table:formula="of:=SUM([.$AC198:.$AQ198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98]+[.$AV198]+[.$AX198]+[.$AZ198]+[.$BB198]+[.$BD198]" office:value-type="currency" office:currency="EUR" office:value="0">
            <text:p>€ 0,00</text:p>
          </table:table-cell>
          <table:table-cell/>
          <table:table-cell table:style-name="ce15" table:formula="of:=[.$AA198]+[.$AR198]+[.$BF198]" office:value-type="currency" office:currency="EUR" office:value="0">
            <text:p>€ 0,00</text:p>
          </table:table-cell>
          <table:table-cell/>
          <table:table-cell table:style-name="ce42" table:formula="of:=[accessori.$BH198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199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199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199]" office:value-type="string" office:string-value="Pittui">
            <text:p>Pittui</text:p>
          </table:table-cell>
          <table:table-cell table:style-name="Default" table:formula="of:=['file:///Users/Amministrazione/Dropbox/segreteria/2025-26/elenchi/db%202025-26%20gestionale.ods'#$dati.H199]" office:value-type="string" office:string-value="Marco Fabio">
            <text:p>Marco Fabi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199]+[.$M199]+[.$O199]+[.$Q199]+[.$S199]+[.$U199]+[.$W199]+[.$Y199]+[.$F199]" office:value-type="currency" office:currency="EUR" office:value="0">
            <text:p>€ 0,00</text:p>
          </table:table-cell>
          <table:table-cell table:number-columns-repeated="16"/>
          <table:table-cell table:formula="of:=SUM([.$AC199:.$AQ199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199]+[.$AV199]+[.$AX199]+[.$AZ199]+[.$BB199]+[.$BD199]" office:value-type="currency" office:currency="EUR" office:value="0">
            <text:p>€ 0,00</text:p>
          </table:table-cell>
          <table:table-cell/>
          <table:table-cell table:style-name="ce15" table:formula="of:=[.$AA199]+[.$AR199]+[.$BF199]" office:value-type="currency" office:currency="EUR" office:value="0">
            <text:p>€ 0,00</text:p>
          </table:table-cell>
          <table:table-cell/>
          <table:table-cell table:style-name="ce42" table:formula="of:=[accessori.$BH199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00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00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00]" office:value-type="string" office:string-value="Polistina">
            <text:p>Polistina</text:p>
          </table:table-cell>
          <table:table-cell table:style-name="Default" table:formula="of:=['file:///Users/Amministrazione/Dropbox/segreteria/2025-26/elenchi/db%202025-26%20gestionale.ods'#$dati.H200]" office:value-type="string" office:string-value="Vittoria">
            <text:p>Vittor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00]+[.$M200]+[.$O200]+[.$Q200]+[.$S200]+[.$U200]+[.$W200]+[.$Y200]+[.$F200]" office:value-type="currency" office:currency="EUR" office:value="0">
            <text:p>€ 0,00</text:p>
          </table:table-cell>
          <table:table-cell table:number-columns-repeated="16"/>
          <table:table-cell table:formula="of:=SUM([.$AC200:.$AQ200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00]+[.$AV200]+[.$AX200]+[.$AZ200]+[.$BB200]+[.$BD200]" office:value-type="currency" office:currency="EUR" office:value="0">
            <text:p>€ 0,00</text:p>
          </table:table-cell>
          <table:table-cell/>
          <table:table-cell table:style-name="ce15" table:formula="of:=[.$AA200]+[.$AR200]+[.$BF200]" office:value-type="currency" office:currency="EUR" office:value="0">
            <text:p>€ 0,00</text:p>
          </table:table-cell>
          <table:table-cell/>
          <table:table-cell table:style-name="ce42" table:formula="of:=[accessori.$BH200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01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20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20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201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01]+[.$M201]+[.$O201]+[.$Q201]+[.$S201]+[.$U201]+[.$W201]+[.$Y201]+[.$F201]" office:value-type="currency" office:currency="EUR" office:value="0">
            <text:p>€ 0,00</text:p>
          </table:table-cell>
          <table:table-cell table:number-columns-repeated="16"/>
          <table:table-cell table:formula="of:=SUM([.$AC201:.$AQ201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01]+[.$AV201]+[.$AX201]+[.$AZ201]+[.$BB201]+[.$BD201]" office:value-type="currency" office:currency="EUR" office:value="0">
            <text:p>€ 0,00</text:p>
          </table:table-cell>
          <table:table-cell/>
          <table:table-cell table:style-name="ce15" table:formula="of:=[.$AA201]+[.$AR201]+[.$BF201]" office:value-type="currency" office:currency="EUR" office:value="0">
            <text:p>€ 0,00</text:p>
          </table:table-cell>
          <table:table-cell/>
          <table:table-cell table:style-name="ce42" table:formula="of:=[accessori.$BH201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02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202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02]" office:value-type="string" office:string-value="Pontiroli">
            <text:p>Pontiroli</text:p>
          </table:table-cell>
          <table:table-cell table:style-name="Default" table:formula="of:=['file:///Users/Amministrazione/Dropbox/segreteria/2025-26/elenchi/db%202025-26%20gestionale.ods'#$dati.H202]" office:value-type="string" office:string-value="Chiara">
            <text:p>Chiar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02]+[.$M202]+[.$O202]+[.$Q202]+[.$S202]+[.$U202]+[.$W202]+[.$Y202]+[.$F202]" office:value-type="currency" office:currency="EUR" office:value="0">
            <text:p>€ 0,00</text:p>
          </table:table-cell>
          <table:table-cell/>
          <table:table-cell office:value-type="currency" office:currency="EUR" office:value="22">
            <text:p>€ 22,00</text:p>
          </table:table-cell>
          <table:table-cell table:number-columns-repeated="14"/>
          <table:table-cell table:formula="of:=SUM([.$AC202:.$AQ202])" office:value-type="currency" office:currency="EUR" office:value="22">
            <text:p>€ 22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02]+[.$AV202]+[.$AX202]+[.$AZ202]+[.$BB202]+[.$BD202]" office:value-type="currency" office:currency="EUR" office:value="0">
            <text:p>€ 0,00</text:p>
          </table:table-cell>
          <table:table-cell/>
          <table:table-cell table:style-name="ce15" table:formula="of:=[.$AA202]+[.$AR202]+[.$BF202]" office:value-type="currency" office:currency="EUR" office:value="22">
            <text:p>€ 22,00</text:p>
          </table:table-cell>
          <table:table-cell/>
          <table:table-cell table:style-name="ce42" table:formula="of:=[accessori.$BH202]" office:value-type="currency" office:currency="EUR" office:value="22">
            <text:p>€ 22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03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203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03]" office:value-type="string" office:string-value="Pontiroli">
            <text:p>Pontiroli</text:p>
          </table:table-cell>
          <table:table-cell table:style-name="Default" table:formula="of:=['file:///Users/Amministrazione/Dropbox/segreteria/2025-26/elenchi/db%202025-26%20gestionale.ods'#$dati.H203]" office:value-type="string" office:string-value="Stefano">
            <text:p>Stefan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03]+[.$M203]+[.$O203]+[.$Q203]+[.$S203]+[.$U203]+[.$W203]+[.$Y203]+[.$F203]" office:value-type="currency" office:currency="EUR" office:value="0">
            <text:p>€ 0,00</text:p>
          </table:table-cell>
          <table:table-cell table:number-columns-repeated="16"/>
          <table:table-cell table:formula="of:=SUM([.$AC203:.$AQ203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03]+[.$AV203]+[.$AX203]+[.$AZ203]+[.$BB203]+[.$BD203]" office:value-type="currency" office:currency="EUR" office:value="0">
            <text:p>€ 0,00</text:p>
          </table:table-cell>
          <table:table-cell/>
          <table:table-cell table:style-name="ce15" table:formula="of:=[.$AA203]+[.$AR203]+[.$BF203]" office:value-type="currency" office:currency="EUR" office:value="0">
            <text:p>€ 0,00</text:p>
          </table:table-cell>
          <table:table-cell/>
          <table:table-cell table:style-name="ce42" table:formula="of:=[accessori.$BH203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04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04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04]" office:value-type="string" office:string-value="Portelli">
            <text:p>Portelli</text:p>
          </table:table-cell>
          <table:table-cell table:style-name="Default" table:formula="of:=['file:///Users/Amministrazione/Dropbox/segreteria/2025-26/elenchi/db%202025-26%20gestionale.ods'#$dati.H204]" office:value-type="string" office:string-value="Nicoletta">
            <text:p>Nicolett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04]+[.$M204]+[.$O204]+[.$Q204]+[.$S204]+[.$U204]+[.$W204]+[.$Y204]+[.$F204]" office:value-type="currency" office:currency="EUR" office:value="0">
            <text:p>€ 0,00</text:p>
          </table:table-cell>
          <table:table-cell table:number-columns-repeated="16"/>
          <table:table-cell table:formula="of:=SUM([.$AC204:.$AQ204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04]+[.$AV204]+[.$AX204]+[.$AZ204]+[.$BB204]+[.$BD204]" office:value-type="currency" office:currency="EUR" office:value="0">
            <text:p>€ 0,00</text:p>
          </table:table-cell>
          <table:table-cell/>
          <table:table-cell table:style-name="ce15" table:formula="of:=[.$AA204]+[.$AR204]+[.$BF204]" office:value-type="currency" office:currency="EUR" office:value="0">
            <text:p>€ 0,00</text:p>
          </table:table-cell>
          <table:table-cell/>
          <table:table-cell table:style-name="ce42" table:formula="of:=[accessori.$BH204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05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05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05]" office:value-type="string" office:string-value="Proserpio">
            <text:p>Proserpio</text:p>
          </table:table-cell>
          <table:table-cell table:style-name="Default" table:formula="of:=['file:///Users/Amministrazione/Dropbox/segreteria/2025-26/elenchi/db%202025-26%20gestionale.ods'#$dati.H205]" office:value-type="string" office:string-value="Giulio">
            <text:p>Giuli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05]+[.$M205]+[.$O205]+[.$Q205]+[.$S205]+[.$U205]+[.$W205]+[.$Y205]+[.$F205]" office:value-type="currency" office:currency="EUR" office:value="0">
            <text:p>€ 0,00</text:p>
          </table:table-cell>
          <table:table-cell/>
          <table:table-cell office:value-type="currency" office:currency="EUR" office:value="11">
            <text:p>€ 11,00</text:p>
          </table:table-cell>
          <table:table-cell office:value-type="currency" office:currency="EUR" office:value="20">
            <text:p>€ 20,00</text:p>
          </table:table-cell>
          <table:table-cell table:number-columns-repeated="13"/>
          <table:table-cell table:formula="of:=SUM([.$AC205:.$AQ205])" office:value-type="currency" office:currency="EUR" office:value="31">
            <text:p>€ 31,00</text:p>
          </table:table-cell>
          <table:table-cell/>
          <table:table-cell table:style-name="ce28" office:value-type="currency" office:currency="EUR" office:value="181">
            <text:p>€ 181,00</text:p>
          </table:table-cell>
          <table:table-cell office:value-type="string">
            <text:p>AMBSM pf sessione autunnale gr 5</text:p>
          </table:table-cell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 office:value-type="float" office:value="2">
            <text:p>2</text:p>
          </table:table-cell>
          <table:table-cell/>
          <table:table-cell table:formula="of:=[.$AT205]+[.$AV205]+[.$AX205]+[.$AZ205]+[.$BB205]+[.$BD205]" office:value-type="currency" office:currency="EUR" office:value="183">
            <text:p>€ 183,00</text:p>
          </table:table-cell>
          <table:table-cell/>
          <table:table-cell table:style-name="ce15" table:formula="of:=[.$AA205]+[.$AR205]+[.$BF205]" office:value-type="currency" office:currency="EUR" office:value="214">
            <text:p>€ 214,00</text:p>
          </table:table-cell>
          <table:table-cell/>
          <table:table-cell table:style-name="ce42" table:formula="of:=[accessori.$BH205]" office:value-type="currency" office:currency="EUR" office:value="214">
            <text:p>€ 214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06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206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06]" office:value-type="string" office:string-value="Quaia">
            <text:p>Quaia</text:p>
          </table:table-cell>
          <table:table-cell table:style-name="Default" table:formula="of:=['file:///Users/Amministrazione/Dropbox/segreteria/2025-26/elenchi/db%202025-26%20gestionale.ods'#$dati.H206]" office:value-type="string" office:string-value="Gaia Teresa">
            <text:p>Gaia Teresa</text:p>
          </table:table-cell>
          <table:table-cell/>
          <table:table-cell table:style-name="ce14" office:value-type="currency" office:currency="EUR" office:value="100">
            <text:p>€ 100,00</text:p>
          </table:table-cell>
          <table:table-cell table:style-name="ce14" office:value-type="string">
            <text:p>Vc 4 1/8</text:p>
          </table:table-cell>
          <table:table-cell table:style-name="ce16" office:value-type="float" office:value="3">
            <text:p>3</text:p>
          </table:table-cell>
          <table:table-cell table:style-name="ce14" office:value-type="currency" office:currency="EUR" office:value="25">
            <text:p>€ 25,00</text:p>
          </table:table-cell>
          <table:table-cell table:style-name="ce20" office:value-type="date" office:date-value="2025-12-22">
            <text:p>22 dic 25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pece</text:p>
          </table:table-cell>
          <table:table-cell office:value-type="currency" office:currency="EUR" office:value="16">
            <text:p>€ 16,00</text:p>
          </table:table-cell>
          <table:table-cell office:value-type="string">
            <text:p>poggiapuntale</text:p>
          </table:table-cell>
          <table:table-cell office:value-type="currency" office:currency="EUR" office:value="75">
            <text:p>€ 75,00</text:p>
          </table:table-cell>
          <table:table-cell office:value-type="string">
            <text:p>noleggi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06]+[.$M206]+[.$O206]+[.$Q206]+[.$S206]+[.$U206]+[.$W206]+[.$Y206]+[.$F206]" office:value-type="currency" office:currency="EUR" office:value="195">
            <text:p>€ 195,00</text:p>
          </table:table-cell>
          <table:table-cell/>
          <table:table-cell office:value-type="currency" office:currency="EUR" office:value="11">
            <text:p>€ 11,00</text:p>
          </table:table-cell>
          <table:table-cell table:number-columns-repeated="14"/>
          <table:table-cell table:formula="of:=SUM([.$AC206:.$AQ206])" office:value-type="currency" office:currency="EUR" office:value="11">
            <text:p>€ 11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06]+[.$AV206]+[.$AX206]+[.$AZ206]+[.$BB206]+[.$BD206]" office:value-type="currency" office:currency="EUR" office:value="0">
            <text:p>€ 0,00</text:p>
          </table:table-cell>
          <table:table-cell/>
          <table:table-cell table:style-name="ce15" table:formula="of:=[.$AA206]+[.$AR206]+[.$BF206]" office:value-type="currency" office:currency="EUR" office:value="206">
            <text:p>€ 206,00</text:p>
          </table:table-cell>
          <table:table-cell/>
          <table:table-cell table:style-name="ce42" table:formula="of:=[accessori.$BH206]" office:value-type="currency" office:currency="EUR" office:value="206">
            <text:p>€ 206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07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207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07]" office:value-type="string" office:string-value="Quaia">
            <text:p>Quaia</text:p>
          </table:table-cell>
          <table:table-cell table:style-name="Default" table:formula="of:=['file:///Users/Amministrazione/Dropbox/segreteria/2025-26/elenchi/db%202025-26%20gestionale.ods'#$dati.H207]" office:value-type="string" office:string-value="Pietro">
            <text:p>Pietr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07]+[.$M207]+[.$O207]+[.$Q207]+[.$S207]+[.$U207]+[.$W207]+[.$Y207]+[.$F207]" office:value-type="currency" office:currency="EUR" office:value="0">
            <text:p>€ 0,00</text:p>
          </table:table-cell>
          <table:table-cell/>
          <table:table-cell office:value-type="currency" office:currency="EUR" office:value="14">
            <text:p>€ 14,00</text:p>
          </table:table-cell>
          <table:table-cell table:number-columns-repeated="14"/>
          <table:table-cell table:formula="of:=SUM([.$AC207:.$AQ207])" office:value-type="currency" office:currency="EUR" office:value="14">
            <text:p>€ 14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07]+[.$AV207]+[.$AX207]+[.$AZ207]+[.$BB207]+[.$BD207]" office:value-type="currency" office:currency="EUR" office:value="0">
            <text:p>€ 0,00</text:p>
          </table:table-cell>
          <table:table-cell/>
          <table:table-cell table:style-name="ce15" table:formula="of:=[.$AA207]+[.$AR207]+[.$BF207]" office:value-type="currency" office:currency="EUR" office:value="14">
            <text:p>€ 14,00</text:p>
          </table:table-cell>
          <table:table-cell/>
          <table:table-cell table:style-name="ce42" table:formula="of:=[accessori.$BH207]" office:value-type="currency" office:currency="EUR" office:value="14">
            <text:p>€ 14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08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208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08]" office:value-type="string" office:string-value="Quattrin">
            <text:p>Quattrin</text:p>
          </table:table-cell>
          <table:table-cell table:style-name="Default" table:formula="of:=['file:///Users/Amministrazione/Dropbox/segreteria/2025-26/elenchi/db%202025-26%20gestionale.ods'#$dati.H208]" office:value-type="string" office:string-value="Bianca">
            <text:p>Bianc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 office:value-type="currency" office:currency="EUR" office:value="345">
            <text:p>€ 345,00</text:p>
          </table:table-cell>
          <table:table-cell office:value-type="string">
            <text:p>kit violino 4/4 + arco + custodi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08]+[.$M208]+[.$O208]+[.$Q208]+[.$S208]+[.$U208]+[.$W208]+[.$Y208]+[.$F208]" office:value-type="currency" office:currency="EUR" office:value="345">
            <text:p>€ 345,00</text:p>
          </table:table-cell>
          <table:table-cell/>
          <table:table-cell office:value-type="currency" office:currency="EUR" office:value="11">
            <text:p>€ 11,00</text:p>
          </table:table-cell>
          <table:table-cell table:number-columns-repeated="14"/>
          <table:table-cell table:formula="of:=SUM([.$AC208:.$AQ208])" office:value-type="currency" office:currency="EUR" office:value="11">
            <text:p>€ 11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08]+[.$AV208]+[.$AX208]+[.$AZ208]+[.$BB208]+[.$BD208]" office:value-type="currency" office:currency="EUR" office:value="0">
            <text:p>€ 0,00</text:p>
          </table:table-cell>
          <table:table-cell/>
          <table:table-cell table:style-name="ce15" table:formula="of:=[.$AA208]+[.$AR208]+[.$BF208]" office:value-type="currency" office:currency="EUR" office:value="356">
            <text:p>€ 356,00</text:p>
          </table:table-cell>
          <table:table-cell/>
          <table:table-cell table:style-name="ce42" table:formula="of:=[accessori.$BH208]" office:value-type="currency" office:currency="EUR" office:value="356">
            <text:p>€ 356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09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209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09]" office:value-type="string" office:string-value="Quattrin">
            <text:p>Quattrin</text:p>
          </table:table-cell>
          <table:table-cell table:style-name="Default" table:formula="of:=['file:///Users/Amministrazione/Dropbox/segreteria/2025-26/elenchi/db%202025-26%20gestionale.ods'#$dati.H209]" office:value-type="string" office:string-value="Matilde">
            <text:p>Matild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09]+[.$M209]+[.$O209]+[.$Q209]+[.$S209]+[.$U209]+[.$W209]+[.$Y209]+[.$F209]" office:value-type="currency" office:currency="EUR" office:value="0">
            <text:p>€ 0,00</text:p>
          </table:table-cell>
          <table:table-cell/>
          <table:table-cell office:value-type="currency" office:currency="EUR" office:value="14">
            <text:p>€ 14,00</text:p>
          </table:table-cell>
          <table:table-cell table:number-columns-repeated="14"/>
          <table:table-cell table:formula="of:=SUM([.$AC209:.$AQ209])" office:value-type="currency" office:currency="EUR" office:value="14">
            <text:p>€ 14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09]+[.$AV209]+[.$AX209]+[.$AZ209]+[.$BB209]+[.$BD209]" office:value-type="currency" office:currency="EUR" office:value="0">
            <text:p>€ 0,00</text:p>
          </table:table-cell>
          <table:table-cell/>
          <table:table-cell table:style-name="ce15" table:formula="of:=[.$AA209]+[.$AR209]+[.$BF209]" office:value-type="currency" office:currency="EUR" office:value="14">
            <text:p>€ 14,00</text:p>
          </table:table-cell>
          <table:table-cell/>
          <table:table-cell table:style-name="ce42" table:formula="of:=[accessori.$BH209]" office:value-type="currency" office:currency="EUR" office:value="14">
            <text:p>€ 14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10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10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10]" office:value-type="string" office:string-value="Radu">
            <text:p>Radu</text:p>
          </table:table-cell>
          <table:table-cell table:style-name="Default" table:formula="of:=['file:///Users/Amministrazione/Dropbox/segreteria/2025-26/elenchi/db%202025-26%20gestionale.ods'#$dati.H210]" office:value-type="string" office:string-value="Gabriel">
            <text:p>Gabriel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10]+[.$M210]+[.$O210]+[.$Q210]+[.$S210]+[.$U210]+[.$W210]+[.$Y210]+[.$F210]" office:value-type="currency" office:currency="EUR" office:value="0">
            <text:p>€ 0,00</text:p>
          </table:table-cell>
          <table:table-cell table:number-columns-repeated="16"/>
          <table:table-cell table:formula="of:=SUM([.$AC210:.$AQ210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10]+[.$AV210]+[.$AX210]+[.$AZ210]+[.$BB210]+[.$BD210]" office:value-type="currency" office:currency="EUR" office:value="0">
            <text:p>€ 0,00</text:p>
          </table:table-cell>
          <table:table-cell/>
          <table:table-cell table:style-name="ce15" table:formula="of:=[.$AA210]+[.$AR210]+[.$BF210]" office:value-type="currency" office:currency="EUR" office:value="0">
            <text:p>€ 0,00</text:p>
          </table:table-cell>
          <table:table-cell/>
          <table:table-cell table:style-name="ce42" table:formula="of:=[accessori.$BH210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11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11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11]" office:value-type="string" office:string-value="Reggio">
            <text:p>Reggio</text:p>
          </table:table-cell>
          <table:table-cell table:style-name="Default" table:formula="of:=['file:///Users/Amministrazione/Dropbox/segreteria/2025-26/elenchi/db%202025-26%20gestionale.ods'#$dati.H211]" office:value-type="string" office:string-value="Davide">
            <text:p>David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11]+[.$M211]+[.$O211]+[.$Q211]+[.$S211]+[.$U211]+[.$W211]+[.$Y211]+[.$F211]" office:value-type="currency" office:currency="EUR" office:value="0">
            <text:p>€ 0,00</text:p>
          </table:table-cell>
          <table:table-cell/>
          <table:table-cell office:value-type="currency" office:currency="EUR" office:value="12">
            <text:p>€ 12,00</text:p>
          </table:table-cell>
          <table:table-cell table:number-columns-repeated="14"/>
          <table:table-cell table:formula="of:=SUM([.$AC211:.$AQ211])" office:value-type="currency" office:currency="EUR" office:value="12">
            <text:p>€ 12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11]+[.$AV211]+[.$AX211]+[.$AZ211]+[.$BB211]+[.$BD211]" office:value-type="currency" office:currency="EUR" office:value="0">
            <text:p>€ 0,00</text:p>
          </table:table-cell>
          <table:table-cell/>
          <table:table-cell table:style-name="ce15" table:formula="of:=[.$AA211]+[.$AR211]+[.$BF211]" office:value-type="currency" office:currency="EUR" office:value="12">
            <text:p>€ 12,00</text:p>
          </table:table-cell>
          <table:table-cell/>
          <table:table-cell table:style-name="ce42" table:formula="of:=[accessori.$BH211]" office:value-type="currency" office:currency="EUR" office:value="12">
            <text:p>€ 12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12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12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12]" office:value-type="string" office:string-value="Ripa di Meana">
            <text:p>Ripa di Meana</text:p>
          </table:table-cell>
          <table:table-cell table:style-name="Default" table:formula="of:=['file:///Users/Amministrazione/Dropbox/segreteria/2025-26/elenchi/db%202025-26%20gestionale.ods'#$dati.H212]" office:value-type="string" office:string-value="Barbara">
            <text:p>Barbar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12]+[.$M212]+[.$O212]+[.$Q212]+[.$S212]+[.$U212]+[.$W212]+[.$Y212]+[.$F212]" office:value-type="currency" office:currency="EUR" office:value="0">
            <text:p>€ 0,00</text:p>
          </table:table-cell>
          <table:table-cell table:number-columns-repeated="16"/>
          <table:table-cell table:formula="of:=SUM([.$AC212:.$AQ212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12]+[.$AV212]+[.$AX212]+[.$AZ212]+[.$BB212]+[.$BD212]" office:value-type="currency" office:currency="EUR" office:value="0">
            <text:p>€ 0,00</text:p>
          </table:table-cell>
          <table:table-cell/>
          <table:table-cell table:style-name="ce15" table:formula="of:=[.$AA212]+[.$AR212]+[.$BF212]" office:value-type="currency" office:currency="EUR" office:value="0">
            <text:p>€ 0,00</text:p>
          </table:table-cell>
          <table:table-cell/>
          <table:table-cell table:style-name="ce42" table:formula="of:=[accessori.$BH212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13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13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13]" office:value-type="string" office:string-value="Rizzo">
            <text:p>Rizzo</text:p>
          </table:table-cell>
          <table:table-cell table:style-name="Default" table:formula="of:=['file:///Users/Amministrazione/Dropbox/segreteria/2025-26/elenchi/db%202025-26%20gestionale.ods'#$dati.H213]" office:value-type="string" office:string-value="Alessandra">
            <text:p>Alessandr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13]+[.$M213]+[.$O213]+[.$Q213]+[.$S213]+[.$U213]+[.$W213]+[.$Y213]+[.$F213]" office:value-type="currency" office:currency="EUR" office:value="0">
            <text:p>€ 0,00</text:p>
          </table:table-cell>
          <table:table-cell table:number-columns-repeated="16"/>
          <table:table-cell table:formula="of:=SUM([.$AC213:.$AQ213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13]+[.$AV213]+[.$AX213]+[.$AZ213]+[.$BB213]+[.$BD213]" office:value-type="currency" office:currency="EUR" office:value="0">
            <text:p>€ 0,00</text:p>
          </table:table-cell>
          <table:table-cell/>
          <table:table-cell table:style-name="ce15" table:formula="of:=[.$AA213]+[.$AR213]+[.$BF213]" office:value-type="currency" office:currency="EUR" office:value="0">
            <text:p>€ 0,00</text:p>
          </table:table-cell>
          <table:table-cell/>
          <table:table-cell table:style-name="ce42" table:formula="of:=[accessori.$BH213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14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14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14]" office:value-type="string" office:string-value="Rizzo">
            <text:p>Rizzo</text:p>
          </table:table-cell>
          <table:table-cell table:style-name="Default" table:formula="of:=['file:///Users/Amministrazione/Dropbox/segreteria/2025-26/elenchi/db%202025-26%20gestionale.ods'#$dati.H214]" office:value-type="string" office:string-value="Amedeo Maria">
            <text:p>Amedeo Mar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 office:value-type="currency" office:currency="EUR" office:value="40">
            <text:p>€ 40,00</text:p>
          </table:table-cell>
          <table:table-cell office:value-type="string">
            <text:p>custodia chitarr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14]+[.$M214]+[.$O214]+[.$Q214]+[.$S214]+[.$U214]+[.$W214]+[.$Y214]+[.$F214]" office:value-type="currency" office:currency="EUR" office:value="40">
            <text:p>€ 40,00</text:p>
          </table:table-cell>
          <table:table-cell table:number-columns-repeated="16"/>
          <table:table-cell table:formula="of:=SUM([.$AC214:.$AQ214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14]+[.$AV214]+[.$AX214]+[.$AZ214]+[.$BB214]+[.$BD214]" office:value-type="currency" office:currency="EUR" office:value="0">
            <text:p>€ 0,00</text:p>
          </table:table-cell>
          <table:table-cell/>
          <table:table-cell table:style-name="ce15" table:formula="of:=[.$AA214]+[.$AR214]+[.$BF214]" office:value-type="currency" office:currency="EUR" office:value="40">
            <text:p>€ 40,00</text:p>
          </table:table-cell>
          <table:table-cell/>
          <table:table-cell table:style-name="ce42" table:formula="of:=[accessori.$BH214]" office:value-type="currency" office:currency="EUR" office:value="40">
            <text:p>€ 4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15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15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15]" office:value-type="string" office:string-value="Rohr">
            <text:p>Rohr</text:p>
          </table:table-cell>
          <table:table-cell table:style-name="Default" table:formula="of:=['file:///Users/Amministrazione/Dropbox/segreteria/2025-26/elenchi/db%202025-26%20gestionale.ods'#$dati.H215]" office:value-type="string" office:string-value="Caterina">
            <text:p>Caterin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15]+[.$M215]+[.$O215]+[.$Q215]+[.$S215]+[.$U215]+[.$W215]+[.$Y215]+[.$F215]" office:value-type="currency" office:currency="EUR" office:value="0">
            <text:p>€ 0,00</text:p>
          </table:table-cell>
          <table:table-cell/>
          <table:table-cell office:value-type="currency" office:currency="EUR" office:value="11">
            <text:p>€ 11,00</text:p>
          </table:table-cell>
          <table:table-cell office:value-type="currency" office:currency="EUR" office:value="11">
            <text:p>€ 11,00</text:p>
          </table:table-cell>
          <table:table-cell table:number-columns-repeated="13"/>
          <table:table-cell table:formula="of:=SUM([.$AC215:.$AQ215])" office:value-type="currency" office:currency="EUR" office:value="22">
            <text:p>€ 22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15]+[.$AV215]+[.$AX215]+[.$AZ215]+[.$BB215]+[.$BD215]" office:value-type="currency" office:currency="EUR" office:value="0">
            <text:p>€ 0,00</text:p>
          </table:table-cell>
          <table:table-cell/>
          <table:table-cell table:style-name="ce15" table:formula="of:=[.$AA215]+[.$AR215]+[.$BF215]" office:value-type="currency" office:currency="EUR" office:value="22">
            <text:p>€ 22,00</text:p>
          </table:table-cell>
          <table:table-cell/>
          <table:table-cell table:style-name="ce42" table:formula="of:=[accessori.$BH215]" office:value-type="currency" office:currency="EUR" office:value="22">
            <text:p>€ 22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16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16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16]" office:value-type="string" office:string-value="Romano">
            <text:p>Romano</text:p>
          </table:table-cell>
          <table:table-cell table:style-name="Default" table:formula="of:=['file:///Users/Amministrazione/Dropbox/segreteria/2025-26/elenchi/db%202025-26%20gestionale.ods'#$dati.H216]" office:value-type="string" office:string-value="Diana">
            <text:p>Dian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16]+[.$M216]+[.$O216]+[.$Q216]+[.$S216]+[.$U216]+[.$W216]+[.$Y216]+[.$F216]" office:value-type="currency" office:currency="EUR" office:value="0">
            <text:p>€ 0,00</text:p>
          </table:table-cell>
          <table:table-cell/>
          <table:table-cell office:value-type="currency" office:currency="EUR" office:value="14">
            <text:p>€ 14,00</text:p>
          </table:table-cell>
          <table:table-cell office:value-type="currency" office:currency="EUR" office:value="18">
            <text:p>€ 18,00</text:p>
          </table:table-cell>
          <table:table-cell table:number-columns-repeated="13"/>
          <table:table-cell table:formula="of:=SUM([.$AC216:.$AQ216])" office:value-type="currency" office:currency="EUR" office:value="32">
            <text:p>€ 32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16]+[.$AV216]+[.$AX216]+[.$AZ216]+[.$BB216]+[.$BD216]" office:value-type="currency" office:currency="EUR" office:value="0">
            <text:p>€ 0,00</text:p>
          </table:table-cell>
          <table:table-cell/>
          <table:table-cell table:style-name="ce15" table:formula="of:=[.$AA216]+[.$AR216]+[.$BF216]" office:value-type="currency" office:currency="EUR" office:value="32">
            <text:p>€ 32,00</text:p>
          </table:table-cell>
          <table:table-cell/>
          <table:table-cell table:style-name="ce42" table:formula="of:=[accessori.$BH216]" office:value-type="currency" office:currency="EUR" office:value="32">
            <text:p>€ 32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17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21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21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217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17]+[.$M217]+[.$O217]+[.$Q217]+[.$S217]+[.$U217]+[.$W217]+[.$Y217]+[.$F217]" office:value-type="currency" office:currency="EUR" office:value="0">
            <text:p>€ 0,00</text:p>
          </table:table-cell>
          <table:table-cell table:number-columns-repeated="16"/>
          <table:table-cell table:formula="of:=SUM([.$AC217:.$AQ217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17]+[.$AV217]+[.$AX217]+[.$AZ217]+[.$BB217]+[.$BD217]" office:value-type="currency" office:currency="EUR" office:value="0">
            <text:p>€ 0,00</text:p>
          </table:table-cell>
          <table:table-cell/>
          <table:table-cell table:style-name="ce15" table:formula="of:=[.$AA217]+[.$AR217]+[.$BF217]" office:value-type="currency" office:currency="EUR" office:value="0">
            <text:p>€ 0,00</text:p>
          </table:table-cell>
          <table:table-cell/>
          <table:table-cell table:style-name="ce42" table:formula="of:=[accessori.$BH217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18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18]" office:value-type="string" office:string-value="25 iscritto">
            <text:p>25 iscritto</text:p>
          </table:table-cell>
          <table:table-cell table:style-name="Default" office:value-type="string">
            <text:p>Rossi</text:p>
          </table:table-cell>
          <table:table-cell table:style-name="Default" table:formula="of:=['file:///Users/Amministrazione/Dropbox/segreteria/2025-26/elenchi/db%202025-26%20gestionale.ods'#$dati.H218]" office:value-type="string" office:string-value="Anna">
            <text:p>Ann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 office:value-type="currency" office:currency="EUR" office:value="180">
            <text:p>€ 180,00</text:p>
          </table:table-cell>
          <table:table-cell office:value-type="string">
            <text:p>flauto nuovo</text:p>
          </table:table-cell>
          <table:table-cell office:value-type="currency" office:currency="EUR" office:value="10">
            <text:p>€ 10,00</text:p>
          </table:table-cell>
          <table:table-cell office:value-type="string">
            <text:p>straccio flaut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currency" office:currency="EUR" office:value="-95">
            <text:p>-€ 95,00</text:p>
          </table:table-cell>
          <table:table-cell office:value-type="string">
            <text:p>VL20 ½</text:p>
          </table:table-cell>
          <table:table-cell table:formula="of:=[.$K218]+[.$M218]+[.$O218]+[.$Q218]+[.$S218]+[.$U218]+[.$W218]+[.$Y218]+[.$F218]" office:value-type="currency" office:currency="EUR" office:value="95">
            <text:p>€ 95,00</text:p>
          </table:table-cell>
          <table:table-cell/>
          <table:table-cell office:value-type="currency" office:currency="EUR" office:value="11">
            <text:p>€ 11,00</text:p>
          </table:table-cell>
          <table:table-cell office:value-type="currency" office:currency="EUR" office:value="20">
            <text:p>€ 20,00</text:p>
          </table:table-cell>
          <table:table-cell table:number-columns-repeated="13"/>
          <table:table-cell table:formula="of:=SUM([.$AC218:.$AQ218])" office:value-type="currency" office:currency="EUR" office:value="31">
            <text:p>€ 31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18]+[.$AV218]+[.$AX218]+[.$AZ218]+[.$BB218]+[.$BD218]" office:value-type="currency" office:currency="EUR" office:value="0">
            <text:p>€ 0,00</text:p>
          </table:table-cell>
          <table:table-cell/>
          <table:table-cell table:style-name="ce15" table:formula="of:=[.$AA218]+[.$AR218]+[.$BF218]" office:value-type="currency" office:currency="EUR" office:value="126">
            <text:p>€ 126,00</text:p>
          </table:table-cell>
          <table:table-cell/>
          <table:table-cell table:style-name="ce42" table:formula="of:=[accessori.$BH218]" office:value-type="currency" office:currency="EUR" office:value="126">
            <text:p>€ 126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19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19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19]" office:value-type="string" office:string-value="Roteliuc">
            <text:p>Roteliuc</text:p>
          </table:table-cell>
          <table:table-cell table:style-name="Default" table:formula="of:=['file:///Users/Amministrazione/Dropbox/segreteria/2025-26/elenchi/db%202025-26%20gestionale.ods'#$dati.H219]" office:value-type="string" office:string-value="Arianna Stefania">
            <text:p>Arianna Stefan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19]+[.$M219]+[.$O219]+[.$Q219]+[.$S219]+[.$U219]+[.$W219]+[.$Y219]+[.$F219]" office:value-type="currency" office:currency="EUR" office:value="0">
            <text:p>€ 0,00</text:p>
          </table:table-cell>
          <table:table-cell/>
          <table:table-cell office:value-type="currency" office:currency="EUR" office:value="28">
            <text:p>€ 28,00</text:p>
          </table:table-cell>
          <table:table-cell table:number-columns-repeated="14"/>
          <table:table-cell table:formula="of:=SUM([.$AC219:.$AQ219])" office:value-type="currency" office:currency="EUR" office:value="28">
            <text:p>€ 28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19]+[.$AV219]+[.$AX219]+[.$AZ219]+[.$BB219]+[.$BD219]" office:value-type="currency" office:currency="EUR" office:value="0">
            <text:p>€ 0,00</text:p>
          </table:table-cell>
          <table:table-cell/>
          <table:table-cell table:style-name="ce15" table:formula="of:=[.$AA219]+[.$AR219]+[.$BF219]" office:value-type="currency" office:currency="EUR" office:value="28">
            <text:p>€ 28,00</text:p>
          </table:table-cell>
          <table:table-cell/>
          <table:table-cell table:style-name="ce42" table:formula="of:=[accessori.$BH219]" office:value-type="currency" office:currency="EUR" office:value="28">
            <text:p>€ 28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20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20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20]" office:value-type="string" office:string-value="Ruffato">
            <text:p>Ruffato</text:p>
          </table:table-cell>
          <table:table-cell table:style-name="Default" table:formula="of:=['file:///Users/Amministrazione/Dropbox/segreteria/2025-26/elenchi/db%202025-26%20gestionale.ods'#$dati.H220]" office:value-type="string" office:string-value="Maria Giulia">
            <text:p>Maria Giul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20]+[.$M220]+[.$O220]+[.$Q220]+[.$S220]+[.$U220]+[.$W220]+[.$Y220]+[.$F220]" office:value-type="currency" office:currency="EUR" office:value="0">
            <text:p>€ 0,00</text:p>
          </table:table-cell>
          <table:table-cell/>
          <table:table-cell office:value-type="currency" office:currency="EUR" office:value="11">
            <text:p>€ 11,00</text:p>
          </table:table-cell>
          <table:table-cell table:number-columns-repeated="14"/>
          <table:table-cell table:formula="of:=SUM([.$AC220:.$AQ220])" office:value-type="currency" office:currency="EUR" office:value="11">
            <text:p>€ 11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20]+[.$AV220]+[.$AX220]+[.$AZ220]+[.$BB220]+[.$BD220]" office:value-type="currency" office:currency="EUR" office:value="0">
            <text:p>€ 0,00</text:p>
          </table:table-cell>
          <table:table-cell/>
          <table:table-cell table:style-name="ce15" table:formula="of:=[.$AA220]+[.$AR220]+[.$BF220]" office:value-type="currency" office:currency="EUR" office:value="11">
            <text:p>€ 11,00</text:p>
          </table:table-cell>
          <table:table-cell/>
          <table:table-cell table:style-name="ce42" table:formula="of:=[accessori.$BH220]" office:value-type="currency" office:currency="EUR" office:value="11">
            <text:p>€ 11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21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21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21]" office:value-type="string" office:string-value="Rusconi">
            <text:p>Rusconi</text:p>
          </table:table-cell>
          <table:table-cell table:style-name="Default" table:formula="of:=['file:///Users/Amministrazione/Dropbox/segreteria/2025-26/elenchi/db%202025-26%20gestionale.ods'#$dati.H221]" office:value-type="string" office:string-value="Cecilia Anna">
            <text:p>Cecilia Ann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21]+[.$M221]+[.$O221]+[.$Q221]+[.$S221]+[.$U221]+[.$W221]+[.$Y221]+[.$F221]" office:value-type="currency" office:currency="EUR" office:value="0">
            <text:p>€ 0,00</text:p>
          </table:table-cell>
          <table:table-cell table:number-columns-repeated="16"/>
          <table:table-cell table:formula="of:=SUM([.$AC221:.$AQ221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21]+[.$AV221]+[.$AX221]+[.$AZ221]+[.$BB221]+[.$BD221]" office:value-type="currency" office:currency="EUR" office:value="0">
            <text:p>€ 0,00</text:p>
          </table:table-cell>
          <table:table-cell/>
          <table:table-cell table:style-name="ce15" table:formula="of:=[.$AA221]+[.$AR221]+[.$BF221]" office:value-type="currency" office:currency="EUR" office:value="0">
            <text:p>€ 0,00</text:p>
          </table:table-cell>
          <table:table-cell/>
          <table:table-cell table:style-name="ce42" table:formula="of:=[accessori.$BH221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22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22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22]" office:value-type="string" office:string-value="Sarchi Sher">
            <text:p>Sarchi Sher</text:p>
          </table:table-cell>
          <table:table-cell table:style-name="Default" table:formula="of:=['file:///Users/Amministrazione/Dropbox/segreteria/2025-26/elenchi/db%202025-26%20gestionale.ods'#$dati.H222]" office:value-type="string" office:string-value="Elia">
            <text:p>El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22]+[.$M222]+[.$O222]+[.$Q222]+[.$S222]+[.$U222]+[.$W222]+[.$Y222]+[.$F222]" office:value-type="currency" office:currency="EUR" office:value="0">
            <text:p>€ 0,00</text:p>
          </table:table-cell>
          <table:table-cell table:number-columns-repeated="16"/>
          <table:table-cell table:formula="of:=SUM([.$AC222:.$AQ222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22]+[.$AV222]+[.$AX222]+[.$AZ222]+[.$BB222]+[.$BD222]" office:value-type="currency" office:currency="EUR" office:value="0">
            <text:p>€ 0,00</text:p>
          </table:table-cell>
          <table:table-cell/>
          <table:table-cell table:style-name="ce15" table:formula="of:=[.$AA222]+[.$AR222]+[.$BF222]" office:value-type="currency" office:currency="EUR" office:value="0">
            <text:p>€ 0,00</text:p>
          </table:table-cell>
          <table:table-cell/>
          <table:table-cell table:style-name="ce42" table:formula="of:=[accessori.$BH222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23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23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23]" office:value-type="string" office:string-value="Scagliotti">
            <text:p>Scagliotti</text:p>
          </table:table-cell>
          <table:table-cell table:style-name="Default" table:formula="of:=['file:///Users/Amministrazione/Dropbox/segreteria/2025-26/elenchi/db%202025-26%20gestionale.ods'#$dati.H223]" office:value-type="string" office:string-value="Anita">
            <text:p>Anit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23]+[.$M223]+[.$O223]+[.$Q223]+[.$S223]+[.$U223]+[.$W223]+[.$Y223]+[.$F223]" office:value-type="currency" office:currency="EUR" office:value="0">
            <text:p>€ 0,00</text:p>
          </table:table-cell>
          <table:table-cell/>
          <table:table-cell office:value-type="currency" office:currency="EUR" office:value="9">
            <text:p>€ 9,00</text:p>
          </table:table-cell>
          <table:table-cell office:value-type="currency" office:currency="EUR" office:value="28">
            <text:p>€ 28,00</text:p>
          </table:table-cell>
          <table:table-cell table:number-columns-repeated="13"/>
          <table:table-cell table:formula="of:=SUM([.$AC223:.$AQ223])" office:value-type="currency" office:currency="EUR" office:value="37">
            <text:p>€ 37,00</text:p>
          </table:table-cell>
          <table:table-cell/>
          <table:table-cell table:style-name="ce28" office:value-type="currency" office:currency="EUR" office:value="230">
            <text:p>€ 230,00</text:p>
          </table:table-cell>
          <table:table-cell office:value-type="string">
            <text:p>AMBSM vl sessione autunnale gr 7</text:p>
          </table:table-cell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 office:value-type="float" office:value="2">
            <text:p>2</text:p>
          </table:table-cell>
          <table:table-cell/>
          <table:table-cell table:formula="of:=[.$AT223]+[.$AV223]+[.$AX223]+[.$AZ223]+[.$BB223]+[.$BD223]" office:value-type="currency" office:currency="EUR" office:value="232">
            <text:p>€ 232,00</text:p>
          </table:table-cell>
          <table:table-cell/>
          <table:table-cell table:style-name="ce15" table:formula="of:=[.$AA223]+[.$AR223]+[.$BF223]" office:value-type="currency" office:currency="EUR" office:value="269">
            <text:p>€ 269,00</text:p>
          </table:table-cell>
          <table:table-cell/>
          <table:table-cell table:style-name="ce42" table:formula="of:=[accessori.$BH223]" office:value-type="currency" office:currency="EUR" office:value="269">
            <text:p>€ 269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24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224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24]" office:value-type="string" office:string-value="Scardoni">
            <text:p>Scardoni</text:p>
          </table:table-cell>
          <table:table-cell table:style-name="Default" table:formula="of:=['file:///Users/Amministrazione/Dropbox/segreteria/2025-26/elenchi/db%202025-26%20gestionale.ods'#$dati.H224]" office:value-type="string" office:string-value="Abigail">
            <text:p>Abigail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24]+[.$M224]+[.$O224]+[.$Q224]+[.$S224]+[.$U224]+[.$W224]+[.$Y224]+[.$F224]" office:value-type="currency" office:currency="EUR" office:value="0">
            <text:p>€ 0,00</text:p>
          </table:table-cell>
          <table:table-cell table:number-columns-repeated="16"/>
          <table:table-cell table:formula="of:=SUM([.$AC224:.$AQ224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24]+[.$AV224]+[.$AX224]+[.$AZ224]+[.$BB224]+[.$BD224]" office:value-type="currency" office:currency="EUR" office:value="0">
            <text:p>€ 0,00</text:p>
          </table:table-cell>
          <table:table-cell/>
          <table:table-cell table:style-name="ce15" table:formula="of:=[.$AA224]+[.$AR224]+[.$BF224]" office:value-type="currency" office:currency="EUR" office:value="0">
            <text:p>€ 0,00</text:p>
          </table:table-cell>
          <table:table-cell/>
          <table:table-cell table:style-name="ce42" table:formula="of:=[accessori.$BH224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25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25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25]" office:value-type="string" office:string-value="Schiavi">
            <text:p>Schiavi</text:p>
          </table:table-cell>
          <table:table-cell table:style-name="Default" table:formula="of:=['file:///Users/Amministrazione/Dropbox/segreteria/2025-26/elenchi/db%202025-26%20gestionale.ods'#$dati.H225]" office:value-type="string" office:string-value="Giacomo">
            <text:p>Giacom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25]+[.$M225]+[.$O225]+[.$Q225]+[.$S225]+[.$U225]+[.$W225]+[.$Y225]+[.$F225]" office:value-type="currency" office:currency="EUR" office:value="0">
            <text:p>€ 0,00</text:p>
          </table:table-cell>
          <table:table-cell table:number-columns-repeated="16"/>
          <table:table-cell table:formula="of:=SUM([.$AC225:.$AQ225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25]+[.$AV225]+[.$AX225]+[.$AZ225]+[.$BB225]+[.$BD225]" office:value-type="currency" office:currency="EUR" office:value="0">
            <text:p>€ 0,00</text:p>
          </table:table-cell>
          <table:table-cell/>
          <table:table-cell table:style-name="ce15" table:formula="of:=[.$AA225]+[.$AR225]+[.$BF225]" office:value-type="currency" office:currency="EUR" office:value="0">
            <text:p>€ 0,00</text:p>
          </table:table-cell>
          <table:table-cell/>
          <table:table-cell table:style-name="ce42" table:formula="of:=[accessori.$BH225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26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26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26]" office:value-type="string" office:string-value="Schiavone">
            <text:p>Schiavone</text:p>
          </table:table-cell>
          <table:table-cell table:style-name="Default" table:formula="of:=['file:///Users/Amministrazione/Dropbox/segreteria/2025-26/elenchi/db%202025-26%20gestionale.ods'#$dati.H226]" office:value-type="string" office:string-value="Olimpia">
            <text:p>Olimp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26]+[.$M226]+[.$O226]+[.$Q226]+[.$S226]+[.$U226]+[.$W226]+[.$Y226]+[.$F226]" office:value-type="currency" office:currency="EUR" office:value="0">
            <text:p>€ 0,00</text:p>
          </table:table-cell>
          <table:table-cell table:number-columns-repeated="16"/>
          <table:table-cell table:formula="of:=SUM([.$AC226:.$AQ226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26]+[.$AV226]+[.$AX226]+[.$AZ226]+[.$BB226]+[.$BD226]" office:value-type="currency" office:currency="EUR" office:value="0">
            <text:p>€ 0,00</text:p>
          </table:table-cell>
          <table:table-cell/>
          <table:table-cell table:style-name="ce15" table:formula="of:=[.$AA226]+[.$AR226]+[.$BF226]" office:value-type="currency" office:currency="EUR" office:value="0">
            <text:p>€ 0,00</text:p>
          </table:table-cell>
          <table:table-cell/>
          <table:table-cell table:style-name="ce42" table:formula="of:=[accessori.$BH226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27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27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27]" office:value-type="string" office:string-value="Scognavilla">
            <text:p>Scognavilla</text:p>
          </table:table-cell>
          <table:table-cell table:style-name="Default" table:formula="of:=['file:///Users/Amministrazione/Dropbox/segreteria/2025-26/elenchi/db%202025-26%20gestionale.ods'#$dati.H227]" office:value-type="string" office:string-value="Martina">
            <text:p>Martin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27]+[.$M227]+[.$O227]+[.$Q227]+[.$S227]+[.$U227]+[.$W227]+[.$Y227]+[.$F227]" office:value-type="currency" office:currency="EUR" office:value="0">
            <text:p>€ 0,00</text:p>
          </table:table-cell>
          <table:table-cell/>
          <table:table-cell office:value-type="currency" office:currency="EUR" office:value="14">
            <text:p>€ 14,00</text:p>
          </table:table-cell>
          <table:table-cell table:number-columns-repeated="14"/>
          <table:table-cell table:formula="of:=SUM([.$AC227:.$AQ227])" office:value-type="currency" office:currency="EUR" office:value="14">
            <text:p>€ 14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27]+[.$AV227]+[.$AX227]+[.$AZ227]+[.$BB227]+[.$BD227]" office:value-type="currency" office:currency="EUR" office:value="0">
            <text:p>€ 0,00</text:p>
          </table:table-cell>
          <table:table-cell/>
          <table:table-cell table:style-name="ce15" table:formula="of:=[.$AA227]+[.$AR227]+[.$BF227]" office:value-type="currency" office:currency="EUR" office:value="14">
            <text:p>€ 14,00</text:p>
          </table:table-cell>
          <table:table-cell/>
          <table:table-cell table:style-name="ce42" table:formula="of:=[accessori.$BH227]" office:value-type="currency" office:currency="EUR" office:value="14">
            <text:p>€ 14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28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28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28]" office:value-type="string" office:string-value="Semeraro">
            <text:p>Semeraro</text:p>
          </table:table-cell>
          <table:table-cell table:style-name="Default" table:formula="of:=['file:///Users/Amministrazione/Dropbox/segreteria/2025-26/elenchi/db%202025-26%20gestionale.ods'#$dati.H228]" office:value-type="string" office:string-value="Martina">
            <text:p>Martin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28]+[.$M228]+[.$O228]+[.$Q228]+[.$S228]+[.$U228]+[.$W228]+[.$Y228]+[.$F228]" office:value-type="currency" office:currency="EUR" office:value="0">
            <text:p>€ 0,00</text:p>
          </table:table-cell>
          <table:table-cell table:number-columns-repeated="16"/>
          <table:table-cell table:formula="of:=SUM([.$AC228:.$AQ228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28]+[.$AV228]+[.$AX228]+[.$AZ228]+[.$BB228]+[.$BD228]" office:value-type="currency" office:currency="EUR" office:value="0">
            <text:p>€ 0,00</text:p>
          </table:table-cell>
          <table:table-cell/>
          <table:table-cell table:style-name="ce15" table:formula="of:=[.$AA228]+[.$AR228]+[.$BF228]" office:value-type="currency" office:currency="EUR" office:value="0">
            <text:p>€ 0,00</text:p>
          </table:table-cell>
          <table:table-cell/>
          <table:table-cell table:style-name="ce42" table:formula="of:=[accessori.$BH228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29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29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29]" office:value-type="string" office:string-value="Sisca">
            <text:p>Sisca</text:p>
          </table:table-cell>
          <table:table-cell table:style-name="Default" table:formula="of:=['file:///Users/Amministrazione/Dropbox/segreteria/2025-26/elenchi/db%202025-26%20gestionale.ods'#$dati.H229]" office:value-type="string" office:string-value="Ludovico">
            <text:p>Ludovic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29]+[.$M229]+[.$O229]+[.$Q229]+[.$S229]+[.$U229]+[.$W229]+[.$Y229]+[.$F229]" office:value-type="currency" office:currency="EUR" office:value="0">
            <text:p>€ 0,00</text:p>
          </table:table-cell>
          <table:table-cell/>
          <table:table-cell office:value-type="currency" office:currency="EUR" office:value="11">
            <text:p>€ 11,00</text:p>
          </table:table-cell>
          <table:table-cell table:number-columns-repeated="14"/>
          <table:table-cell table:formula="of:=SUM([.$AC229:.$AQ229])" office:value-type="currency" office:currency="EUR" office:value="11">
            <text:p>€ 11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29]+[.$AV229]+[.$AX229]+[.$AZ229]+[.$BB229]+[.$BD229]" office:value-type="currency" office:currency="EUR" office:value="0">
            <text:p>€ 0,00</text:p>
          </table:table-cell>
          <table:table-cell/>
          <table:table-cell table:style-name="ce15" table:formula="of:=[.$AA229]+[.$AR229]+[.$BF229]" office:value-type="currency" office:currency="EUR" office:value="11">
            <text:p>€ 11,00</text:p>
          </table:table-cell>
          <table:table-cell/>
          <table:table-cell table:style-name="ce42" table:formula="of:=[accessori.$BH229]" office:value-type="currency" office:currency="EUR" office:value="11">
            <text:p>€ 11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30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230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30]" office:value-type="string" office:string-value="Solinas">
            <text:p>Solinas</text:p>
          </table:table-cell>
          <table:table-cell table:style-name="Default" table:formula="of:=['file:///Users/Amministrazione/Dropbox/segreteria/2025-26/elenchi/db%202025-26%20gestionale.ods'#$dati.H230]" office:value-type="string" office:string-value="Anna Bianca">
            <text:p>Anna Bianc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30]+[.$M230]+[.$O230]+[.$Q230]+[.$S230]+[.$U230]+[.$W230]+[.$Y230]+[.$F230]" office:value-type="currency" office:currency="EUR" office:value="0">
            <text:p>€ 0,00</text:p>
          </table:table-cell>
          <table:table-cell/>
          <table:table-cell office:value-type="currency" office:currency="EUR" office:value="15">
            <text:p>€ 15,00</text:p>
          </table:table-cell>
          <table:table-cell office:value-type="currency" office:currency="EUR" office:value="24">
            <text:p>€ 24,00</text:p>
          </table:table-cell>
          <table:table-cell office:value-type="currency" office:currency="EUR" office:value="13">
            <text:p>€ 13,00</text:p>
          </table:table-cell>
          <table:table-cell office:value-type="currency" office:currency="EUR" office:value="10">
            <text:p>€ 10,00</text:p>
          </table:table-cell>
          <table:table-cell table:number-columns-repeated="11"/>
          <table:table-cell table:formula="of:=SUM([.$AC230:.$AQ230])" office:value-type="currency" office:currency="EUR" office:value="62">
            <text:p>€ 62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30]+[.$AV230]+[.$AX230]+[.$AZ230]+[.$BB230]+[.$BD230]" office:value-type="currency" office:currency="EUR" office:value="0">
            <text:p>€ 0,00</text:p>
          </table:table-cell>
          <table:table-cell/>
          <table:table-cell table:style-name="ce15" table:formula="of:=[.$AA230]+[.$AR230]+[.$BF230]" office:value-type="currency" office:currency="EUR" office:value="62">
            <text:p>€ 62,00</text:p>
          </table:table-cell>
          <table:table-cell/>
          <table:table-cell table:style-name="ce42" table:formula="of:=[accessori.$BH230]" office:value-type="currency" office:currency="EUR" office:value="62">
            <text:p>€ 62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31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23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23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231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31]+[.$M231]+[.$O231]+[.$Q231]+[.$S231]+[.$U231]+[.$W231]+[.$Y231]+[.$F231]" office:value-type="currency" office:currency="EUR" office:value="0">
            <text:p>€ 0,00</text:p>
          </table:table-cell>
          <table:table-cell table:number-columns-repeated="16"/>
          <table:table-cell table:formula="of:=SUM([.$AC231:.$AQ231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31]+[.$AV231]+[.$AX231]+[.$AZ231]+[.$BB231]+[.$BD231]" office:value-type="currency" office:currency="EUR" office:value="0">
            <text:p>€ 0,00</text:p>
          </table:table-cell>
          <table:table-cell/>
          <table:table-cell table:style-name="ce15" table:formula="of:=[.$AA231]+[.$AR231]+[.$BF231]" office:value-type="currency" office:currency="EUR" office:value="0">
            <text:p>€ 0,00</text:p>
          </table:table-cell>
          <table:table-cell/>
          <table:table-cell table:style-name="ce42" table:formula="of:=[accessori.$BH231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32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232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32]" office:value-type="string" office:string-value="Solinas">
            <text:p>Solinas</text:p>
          </table:table-cell>
          <table:table-cell table:style-name="Default" table:formula="of:=['file:///Users/Amministrazione/Dropbox/segreteria/2025-26/elenchi/db%202025-26%20gestionale.ods'#$dati.H232]" office:value-type="string" office:string-value="Emanuele">
            <text:p>Emanuel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32]+[.$M232]+[.$O232]+[.$Q232]+[.$S232]+[.$U232]+[.$W232]+[.$Y232]+[.$F232]" office:value-type="currency" office:currency="EUR" office:value="0">
            <text:p>€ 0,00</text:p>
          </table:table-cell>
          <table:table-cell/>
          <table:table-cell office:value-type="currency" office:currency="EUR" office:value="15">
            <text:p>€ 15,00</text:p>
          </table:table-cell>
          <table:table-cell office:value-type="currency" office:currency="EUR" office:value="18">
            <text:p>€ 18,00</text:p>
          </table:table-cell>
          <table:table-cell table:number-columns-repeated="13"/>
          <table:table-cell table:formula="of:=SUM([.$AC232:.$AQ232])" office:value-type="currency" office:currency="EUR" office:value="33">
            <text:p>€ 33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32]+[.$AV232]+[.$AX232]+[.$AZ232]+[.$BB232]+[.$BD232]" office:value-type="currency" office:currency="EUR" office:value="0">
            <text:p>€ 0,00</text:p>
          </table:table-cell>
          <table:table-cell/>
          <table:table-cell table:style-name="ce15" table:formula="of:=[.$AA232]+[.$AR232]+[.$BF232]" office:value-type="currency" office:currency="EUR" office:value="33">
            <text:p>€ 33,00</text:p>
          </table:table-cell>
          <table:table-cell/>
          <table:table-cell table:style-name="ce42" table:formula="of:=[accessori.$BH232]" office:value-type="currency" office:currency="EUR" office:value="33">
            <text:p>€ 33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33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33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33]" office:value-type="string" office:string-value="Spandri">
            <text:p>Spandri</text:p>
          </table:table-cell>
          <table:table-cell table:style-name="Default" table:formula="of:=['file:///Users/Amministrazione/Dropbox/segreteria/2025-26/elenchi/db%202025-26%20gestionale.ods'#$dati.H233]" office:value-type="string" office:string-value="Leonardo">
            <text:p>Leonard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33]+[.$M233]+[.$O233]+[.$Q233]+[.$S233]+[.$U233]+[.$W233]+[.$Y233]+[.$F233]" office:value-type="currency" office:currency="EUR" office:value="0">
            <text:p>€ 0,00</text:p>
          </table:table-cell>
          <table:table-cell/>
          <table:table-cell office:value-type="currency" office:currency="EUR" office:value="15">
            <text:p>€ 15,00</text:p>
          </table:table-cell>
          <table:table-cell office:value-type="currency" office:currency="EUR" office:value="11">
            <text:p>€ 11,00</text:p>
          </table:table-cell>
          <table:table-cell table:number-columns-repeated="13"/>
          <table:table-cell table:formula="of:=SUM([.$AC233:.$AQ233])" office:value-type="currency" office:currency="EUR" office:value="26">
            <text:p>€ 26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33]+[.$AV233]+[.$AX233]+[.$AZ233]+[.$BB233]+[.$BD233]" office:value-type="currency" office:currency="EUR" office:value="0">
            <text:p>€ 0,00</text:p>
          </table:table-cell>
          <table:table-cell/>
          <table:table-cell table:style-name="ce15" table:formula="of:=[.$AA233]+[.$AR233]+[.$BF233]" office:value-type="currency" office:currency="EUR" office:value="26">
            <text:p>€ 26,00</text:p>
          </table:table-cell>
          <table:table-cell/>
          <table:table-cell table:style-name="ce42" table:formula="of:=[accessori.$BH233]" office:value-type="currency" office:currency="EUR" office:value="26">
            <text:p>€ 26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34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34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34]" office:value-type="string" office:string-value="Spedicato">
            <text:p>Spedicato</text:p>
          </table:table-cell>
          <table:table-cell table:style-name="Default" table:formula="of:=['file:///Users/Amministrazione/Dropbox/segreteria/2025-26/elenchi/db%202025-26%20gestionale.ods'#$dati.H234]" office:value-type="string" office:string-value="Marta">
            <text:p>Mart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34]+[.$M234]+[.$O234]+[.$Q234]+[.$S234]+[.$U234]+[.$W234]+[.$Y234]+[.$F234]" office:value-type="currency" office:currency="EUR" office:value="0">
            <text:p>€ 0,00</text:p>
          </table:table-cell>
          <table:table-cell table:number-columns-repeated="16"/>
          <table:table-cell table:formula="of:=SUM([.$AC234:.$AQ234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34]+[.$AV234]+[.$AX234]+[.$AZ234]+[.$BB234]+[.$BD234]" office:value-type="currency" office:currency="EUR" office:value="0">
            <text:p>€ 0,00</text:p>
          </table:table-cell>
          <table:table-cell/>
          <table:table-cell table:style-name="ce15" table:formula="of:=[.$AA234]+[.$AR234]+[.$BF234]" office:value-type="currency" office:currency="EUR" office:value="0">
            <text:p>€ 0,00</text:p>
          </table:table-cell>
          <table:table-cell/>
          <table:table-cell table:style-name="ce42" table:formula="of:=[accessori.$BH234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35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35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35]" office:value-type="string" office:string-value="Sperti">
            <text:p>Sperti</text:p>
          </table:table-cell>
          <table:table-cell table:style-name="Default" table:formula="of:=['file:///Users/Amministrazione/Dropbox/segreteria/2025-26/elenchi/db%202025-26%20gestionale.ods'#$dati.H235]" office:value-type="string" office:string-value="Luca">
            <text:p>Luc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35]+[.$M235]+[.$O235]+[.$Q235]+[.$S235]+[.$U235]+[.$W235]+[.$Y235]+[.$F235]" office:value-type="currency" office:currency="EUR" office:value="0">
            <text:p>€ 0,00</text:p>
          </table:table-cell>
          <table:table-cell/>
          <table:table-cell office:value-type="currency" office:currency="EUR" office:value="30">
            <text:p>€ 30,00</text:p>
          </table:table-cell>
          <table:table-cell table:number-columns-repeated="14"/>
          <table:table-cell table:formula="of:=SUM([.$AC235:.$AQ235])" office:value-type="currency" office:currency="EUR" office:value="30">
            <text:p>€ 3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35]+[.$AV235]+[.$AX235]+[.$AZ235]+[.$BB235]+[.$BD235]" office:value-type="currency" office:currency="EUR" office:value="0">
            <text:p>€ 0,00</text:p>
          </table:table-cell>
          <table:table-cell/>
          <table:table-cell table:style-name="ce15" table:formula="of:=[.$AA235]+[.$AR235]+[.$BF235]" office:value-type="currency" office:currency="EUR" office:value="30">
            <text:p>€ 30,00</text:p>
          </table:table-cell>
          <table:table-cell/>
          <table:table-cell table:style-name="ce42" table:formula="of:=[accessori.$BH235]" office:value-type="currency" office:currency="EUR" office:value="30">
            <text:p>€ 3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36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36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36]" office:value-type="string" office:string-value="Spezzaferri">
            <text:p>Spezzaferri</text:p>
          </table:table-cell>
          <table:table-cell table:style-name="Default" table:formula="of:=['file:///Users/Amministrazione/Dropbox/segreteria/2025-26/elenchi/db%202025-26%20gestionale.ods'#$dati.H236]" office:value-type="string" office:string-value="Vittoria">
            <text:p>Vittor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36]+[.$M236]+[.$O236]+[.$Q236]+[.$S236]+[.$U236]+[.$W236]+[.$Y236]+[.$F236]" office:value-type="currency" office:currency="EUR" office:value="0">
            <text:p>€ 0,00</text:p>
          </table:table-cell>
          <table:table-cell/>
          <table:table-cell office:value-type="currency" office:currency="EUR" office:value="17">
            <text:p>€ 17,00</text:p>
          </table:table-cell>
          <table:table-cell table:number-columns-repeated="14"/>
          <table:table-cell table:formula="of:=SUM([.$AC236:.$AQ236])" office:value-type="currency" office:currency="EUR" office:value="17">
            <text:p>€ 17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36]+[.$AV236]+[.$AX236]+[.$AZ236]+[.$BB236]+[.$BD236]" office:value-type="currency" office:currency="EUR" office:value="0">
            <text:p>€ 0,00</text:p>
          </table:table-cell>
          <table:table-cell/>
          <table:table-cell table:style-name="ce15" table:formula="of:=[.$AA236]+[.$AR236]+[.$BF236]" office:value-type="currency" office:currency="EUR" office:value="17">
            <text:p>€ 17,00</text:p>
          </table:table-cell>
          <table:table-cell/>
          <table:table-cell table:style-name="ce42" table:formula="of:=[accessori.$BH236]" office:value-type="currency" office:currency="EUR" office:value="17">
            <text:p>€ 17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37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237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37]" office:value-type="string" office:string-value="Spotorno">
            <text:p>Spotorno</text:p>
          </table:table-cell>
          <table:table-cell table:style-name="Default" table:formula="of:=['file:///Users/Amministrazione/Dropbox/segreteria/2025-26/elenchi/db%202025-26%20gestionale.ods'#$dati.H237]" office:value-type="string" office:string-value="Lucia">
            <text:p>Luc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37]+[.$M237]+[.$O237]+[.$Q237]+[.$S237]+[.$U237]+[.$W237]+[.$Y237]+[.$F237]" office:value-type="currency" office:currency="EUR" office:value="0">
            <text:p>€ 0,00</text:p>
          </table:table-cell>
          <table:table-cell table:number-columns-repeated="16"/>
          <table:table-cell table:formula="of:=SUM([.$AC237:.$AQ237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37]+[.$AV237]+[.$AX237]+[.$AZ237]+[.$BB237]+[.$BD237]" office:value-type="currency" office:currency="EUR" office:value="0">
            <text:p>€ 0,00</text:p>
          </table:table-cell>
          <table:table-cell/>
          <table:table-cell table:style-name="ce15" table:formula="of:=[.$AA237]+[.$AR237]+[.$BF237]" office:value-type="currency" office:currency="EUR" office:value="0">
            <text:p>€ 0,00</text:p>
          </table:table-cell>
          <table:table-cell/>
          <table:table-cell table:style-name="ce42" table:formula="of:=[accessori.$BH237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38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23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23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238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38]+[.$M238]+[.$O238]+[.$Q238]+[.$S238]+[.$U238]+[.$W238]+[.$Y238]+[.$F238]" office:value-type="currency" office:currency="EUR" office:value="0">
            <text:p>€ 0,00</text:p>
          </table:table-cell>
          <table:table-cell table:number-columns-repeated="16"/>
          <table:table-cell table:formula="of:=SUM([.$AC238:.$AQ238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38]+[.$AV238]+[.$AX238]+[.$AZ238]+[.$BB238]+[.$BD238]" office:value-type="currency" office:currency="EUR" office:value="0">
            <text:p>€ 0,00</text:p>
          </table:table-cell>
          <table:table-cell/>
          <table:table-cell table:style-name="ce15" table:formula="of:=[.$AA238]+[.$AR238]+[.$BF238]" office:value-type="currency" office:currency="EUR" office:value="0">
            <text:p>€ 0,00</text:p>
          </table:table-cell>
          <table:table-cell/>
          <table:table-cell table:style-name="ce42" table:formula="of:=[accessori.$BH238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39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39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39]" office:value-type="string" office:string-value="Stante">
            <text:p>Stante</text:p>
          </table:table-cell>
          <table:table-cell table:style-name="Default" table:formula="of:=['file:///Users/Amministrazione/Dropbox/segreteria/2025-26/elenchi/db%202025-26%20gestionale.ods'#$dati.H239]" office:value-type="string" office:string-value="Mathilde">
            <text:p>Mathild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39]+[.$M239]+[.$O239]+[.$Q239]+[.$S239]+[.$U239]+[.$W239]+[.$Y239]+[.$F239]" office:value-type="currency" office:currency="EUR" office:value="0">
            <text:p>€ 0,00</text:p>
          </table:table-cell>
          <table:table-cell/>
          <table:table-cell office:value-type="currency" office:currency="EUR" office:value="11">
            <text:p>€ 11,00</text:p>
          </table:table-cell>
          <table:table-cell table:number-columns-repeated="14"/>
          <table:table-cell table:formula="of:=SUM([.$AC239:.$AQ239])" office:value-type="currency" office:currency="EUR" office:value="11">
            <text:p>€ 11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39]+[.$AV239]+[.$AX239]+[.$AZ239]+[.$BB239]+[.$BD239]" office:value-type="currency" office:currency="EUR" office:value="0">
            <text:p>€ 0,00</text:p>
          </table:table-cell>
          <table:table-cell/>
          <table:table-cell table:style-name="ce15" table:formula="of:=[.$AA239]+[.$AR239]+[.$BF239]" office:value-type="currency" office:currency="EUR" office:value="11">
            <text:p>€ 11,00</text:p>
          </table:table-cell>
          <table:table-cell/>
          <table:table-cell table:style-name="ce42" table:formula="of:=[accessori.$BH239]" office:value-type="currency" office:currency="EUR" office:value="11">
            <text:p>€ 11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40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240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240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240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40]+[.$M240]+[.$O240]+[.$Q240]+[.$S240]+[.$U240]+[.$W240]+[.$Y240]+[.$F240]" office:value-type="currency" office:currency="EUR" office:value="0">
            <text:p>€ 0,00</text:p>
          </table:table-cell>
          <table:table-cell table:number-columns-repeated="16"/>
          <table:table-cell table:formula="of:=SUM([.$AC240:.$AQ240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40]+[.$AV240]+[.$AX240]+[.$AZ240]+[.$BB240]+[.$BD240]" office:value-type="currency" office:currency="EUR" office:value="0">
            <text:p>€ 0,00</text:p>
          </table:table-cell>
          <table:table-cell/>
          <table:table-cell table:style-name="ce15" table:formula="of:=[.$AA240]+[.$AR240]+[.$BF240]" office:value-type="currency" office:currency="EUR" office:value="0">
            <text:p>€ 0,00</text:p>
          </table:table-cell>
          <table:table-cell/>
          <table:table-cell table:style-name="ce42" table:formula="of:=[accessori.$BH240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41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24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24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241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41]+[.$M241]+[.$O241]+[.$Q241]+[.$S241]+[.$U241]+[.$W241]+[.$Y241]+[.$F241]" office:value-type="currency" office:currency="EUR" office:value="0">
            <text:p>€ 0,00</text:p>
          </table:table-cell>
          <table:table-cell table:number-columns-repeated="16"/>
          <table:table-cell table:formula="of:=SUM([.$AC241:.$AQ241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41]+[.$AV241]+[.$AX241]+[.$AZ241]+[.$BB241]+[.$BD241]" office:value-type="currency" office:currency="EUR" office:value="0">
            <text:p>€ 0,00</text:p>
          </table:table-cell>
          <table:table-cell/>
          <table:table-cell table:style-name="ce15" table:formula="of:=[.$AA241]+[.$AR241]+[.$BF241]" office:value-type="currency" office:currency="EUR" office:value="0">
            <text:p>€ 0,00</text:p>
          </table:table-cell>
          <table:table-cell/>
          <table:table-cell table:style-name="ce42" table:formula="of:=[accessori.$BH241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42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42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42]" office:value-type="string" office:string-value="Tartaro">
            <text:p>Tartaro</text:p>
          </table:table-cell>
          <table:table-cell table:style-name="Default" table:formula="of:=['file:///Users/Amministrazione/Dropbox/segreteria/2025-26/elenchi/db%202025-26%20gestionale.ods'#$dati.H242]" office:value-type="string" office:string-value="Elena Sofia">
            <text:p>Elena Sof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42]+[.$M242]+[.$O242]+[.$Q242]+[.$S242]+[.$U242]+[.$W242]+[.$Y242]+[.$F242]" office:value-type="currency" office:currency="EUR" office:value="0">
            <text:p>€ 0,00</text:p>
          </table:table-cell>
          <table:table-cell/>
          <table:table-cell office:value-type="currency" office:currency="EUR" office:value="8">
            <text:p>€ 8,00</text:p>
          </table:table-cell>
          <table:table-cell office:value-type="currency" office:currency="EUR" office:value="22">
            <text:p>€ 22,00</text:p>
          </table:table-cell>
          <table:table-cell table:number-columns-repeated="3" office:value-type="currency" office:currency="EUR" office:value="13">
            <text:p>€ 13,00</text:p>
          </table:table-cell>
          <table:table-cell office:value-type="currency" office:currency="EUR" office:value="9">
            <text:p>€ 9,00</text:p>
          </table:table-cell>
          <table:table-cell office:value-type="currency" office:currency="EUR" office:value="14">
            <text:p>€ 14,00</text:p>
          </table:table-cell>
          <table:table-cell table:number-columns-repeated="8"/>
          <table:table-cell table:formula="of:=SUM([.$AC242:.$AQ242])" office:value-type="currency" office:currency="EUR" office:value="92">
            <text:p>€ 92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42]+[.$AV242]+[.$AX242]+[.$AZ242]+[.$BB242]+[.$BD242]" office:value-type="currency" office:currency="EUR" office:value="0">
            <text:p>€ 0,00</text:p>
          </table:table-cell>
          <table:table-cell/>
          <table:table-cell table:style-name="ce15" table:formula="of:=[.$AA242]+[.$AR242]+[.$BF242]" office:value-type="currency" office:currency="EUR" office:value="92">
            <text:p>€ 92,00</text:p>
          </table:table-cell>
          <table:table-cell/>
          <table:table-cell table:style-name="ce42" table:formula="of:=[accessori.$BH242]" office:value-type="currency" office:currency="EUR" office:value="92">
            <text:p>€ 92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43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243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43]" office:value-type="string" office:string-value="Tentea">
            <text:p>Tentea</text:p>
          </table:table-cell>
          <table:table-cell table:style-name="Default" table:formula="of:=['file:///Users/Amministrazione/Dropbox/segreteria/2025-26/elenchi/db%202025-26%20gestionale.ods'#$dati.H243]" office:value-type="string" office:string-value="Maria">
            <text:p>Mar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43]+[.$M243]+[.$O243]+[.$Q243]+[.$S243]+[.$U243]+[.$W243]+[.$Y243]+[.$F243]" office:value-type="currency" office:currency="EUR" office:value="0">
            <text:p>€ 0,00</text:p>
          </table:table-cell>
          <table:table-cell/>
          <table:table-cell office:value-type="currency" office:currency="EUR" office:value="13">
            <text:p>€ 13,00</text:p>
          </table:table-cell>
          <table:table-cell table:number-columns-repeated="14"/>
          <table:table-cell table:formula="of:=SUM([.$AC243:.$AQ243])" office:value-type="currency" office:currency="EUR" office:value="13">
            <text:p>€ 13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43]+[.$AV243]+[.$AX243]+[.$AZ243]+[.$BB243]+[.$BD243]" office:value-type="currency" office:currency="EUR" office:value="0">
            <text:p>€ 0,00</text:p>
          </table:table-cell>
          <table:table-cell/>
          <table:table-cell table:style-name="ce15" table:formula="of:=[.$AA243]+[.$AR243]+[.$BF243]" office:value-type="currency" office:currency="EUR" office:value="13">
            <text:p>€ 13,00</text:p>
          </table:table-cell>
          <table:table-cell/>
          <table:table-cell table:style-name="ce42" table:formula="of:=[accessori.$BH243]" office:value-type="currency" office:currency="EUR" office:value="13">
            <text:p>€ 13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44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244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44]" office:value-type="string" office:string-value="Tentea">
            <text:p>Tentea</text:p>
          </table:table-cell>
          <table:table-cell table:style-name="Default" table:formula="of:=['file:///Users/Amministrazione/Dropbox/segreteria/2025-26/elenchi/db%202025-26%20gestionale.ods'#$dati.H244]" office:value-type="string" office:string-value="Sebastian">
            <text:p>Sebastian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44]+[.$M244]+[.$O244]+[.$Q244]+[.$S244]+[.$U244]+[.$W244]+[.$Y244]+[.$F244]" office:value-type="currency" office:currency="EUR" office:value="0">
            <text:p>€ 0,00</text:p>
          </table:table-cell>
          <table:table-cell table:number-columns-repeated="16"/>
          <table:table-cell table:formula="of:=SUM([.$AC244:.$AQ244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44]+[.$AV244]+[.$AX244]+[.$AZ244]+[.$BB244]+[.$BD244]" office:value-type="currency" office:currency="EUR" office:value="0">
            <text:p>€ 0,00</text:p>
          </table:table-cell>
          <table:table-cell/>
          <table:table-cell table:style-name="ce15" table:formula="of:=[.$AA244]+[.$AR244]+[.$BF244]" office:value-type="currency" office:currency="EUR" office:value="0">
            <text:p>€ 0,00</text:p>
          </table:table-cell>
          <table:table-cell/>
          <table:table-cell table:style-name="ce42" table:formula="of:=[accessori.$BH244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45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45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45]" office:value-type="string" office:string-value="Testa">
            <text:p>Testa</text:p>
          </table:table-cell>
          <table:table-cell table:style-name="Default" table:formula="of:=['file:///Users/Amministrazione/Dropbox/segreteria/2025-26/elenchi/db%202025-26%20gestionale.ods'#$dati.H245]" office:value-type="string" office:string-value="Anna">
            <text:p>Ann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45]+[.$M245]+[.$O245]+[.$Q245]+[.$S245]+[.$U245]+[.$W245]+[.$Y245]+[.$F245]" office:value-type="currency" office:currency="EUR" office:value="0">
            <text:p>€ 0,00</text:p>
          </table:table-cell>
          <table:table-cell/>
          <table:table-cell office:value-type="currency" office:currency="EUR" office:value="15">
            <text:p>€ 15,00</text:p>
          </table:table-cell>
          <table:table-cell office:value-type="currency" office:currency="EUR" office:value="18">
            <text:p>€ 18,00</text:p>
          </table:table-cell>
          <table:table-cell table:number-columns-repeated="13"/>
          <table:table-cell table:formula="of:=SUM([.$AC245:.$AQ245])" office:value-type="currency" office:currency="EUR" office:value="33">
            <text:p>€ 33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45]+[.$AV245]+[.$AX245]+[.$AZ245]+[.$BB245]+[.$BD245]" office:value-type="currency" office:currency="EUR" office:value="0">
            <text:p>€ 0,00</text:p>
          </table:table-cell>
          <table:table-cell/>
          <table:table-cell table:style-name="ce15" table:formula="of:=[.$AA245]+[.$AR245]+[.$BF245]" office:value-type="currency" office:currency="EUR" office:value="33">
            <text:p>€ 33,00</text:p>
          </table:table-cell>
          <table:table-cell/>
          <table:table-cell table:style-name="ce42" table:formula="of:=[accessori.$BH245]" office:value-type="currency" office:currency="EUR" office:value="33">
            <text:p>€ 33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46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246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46]" office:value-type="string" office:string-value="Topal">
            <text:p>Topal</text:p>
          </table:table-cell>
          <table:table-cell table:style-name="Default" table:formula="of:=['file:///Users/Amministrazione/Dropbox/segreteria/2025-26/elenchi/db%202025-26%20gestionale.ods'#$dati.H246]" office:value-type="string" office:string-value="Damla">
            <text:p>Daml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46]+[.$M246]+[.$O246]+[.$Q246]+[.$S246]+[.$U246]+[.$W246]+[.$Y246]+[.$F246]" office:value-type="currency" office:currency="EUR" office:value="0">
            <text:p>€ 0,00</text:p>
          </table:table-cell>
          <table:table-cell/>
          <table:table-cell office:value-type="currency" office:currency="EUR" office:value="9">
            <text:p>€ 9,00</text:p>
          </table:table-cell>
          <table:table-cell office:value-type="currency" office:currency="EUR" office:value="29">
            <text:p>€ 29,00</text:p>
          </table:table-cell>
          <table:table-cell table:number-columns-repeated="13"/>
          <table:table-cell table:formula="of:=SUM([.$AC246:.$AQ246])" office:value-type="currency" office:currency="EUR" office:value="38">
            <text:p>€ 38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46]+[.$AV246]+[.$AX246]+[.$AZ246]+[.$BB246]+[.$BD246]" office:value-type="currency" office:currency="EUR" office:value="0">
            <text:p>€ 0,00</text:p>
          </table:table-cell>
          <table:table-cell/>
          <table:table-cell table:style-name="ce15" table:formula="of:=[.$AA246]+[.$AR246]+[.$BF246]" office:value-type="currency" office:currency="EUR" office:value="38">
            <text:p>€ 38,00</text:p>
          </table:table-cell>
          <table:table-cell/>
          <table:table-cell table:style-name="ce42" table:formula="of:=[accessori.$BH246]" office:value-type="currency" office:currency="EUR" office:value="38">
            <text:p>€ 38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47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247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47]" office:value-type="string" office:string-value="Topal">
            <text:p>Topal</text:p>
          </table:table-cell>
          <table:table-cell table:style-name="Default" table:formula="of:=['file:///Users/Amministrazione/Dropbox/segreteria/2025-26/elenchi/db%202025-26%20gestionale.ods'#$dati.H247]" office:value-type="string" office:string-value="Derin">
            <text:p>Derin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47]+[.$M247]+[.$O247]+[.$Q247]+[.$S247]+[.$U247]+[.$W247]+[.$Y247]+[.$F247]" office:value-type="currency" office:currency="EUR" office:value="0">
            <text:p>€ 0,00</text:p>
          </table:table-cell>
          <table:table-cell/>
          <table:table-cell office:value-type="currency" office:currency="EUR" office:value="15">
            <text:p>€ 15,00</text:p>
          </table:table-cell>
          <table:table-cell table:number-columns-repeated="14"/>
          <table:table-cell table:formula="of:=SUM([.$AC247:.$AQ247])" office:value-type="currency" office:currency="EUR" office:value="15">
            <text:p>€ 15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47]+[.$AV247]+[.$AX247]+[.$AZ247]+[.$BB247]+[.$BD247]" office:value-type="currency" office:currency="EUR" office:value="0">
            <text:p>€ 0,00</text:p>
          </table:table-cell>
          <table:table-cell/>
          <table:table-cell table:style-name="ce15" table:formula="of:=[.$AA247]+[.$AR247]+[.$BF247]" office:value-type="currency" office:currency="EUR" office:value="15">
            <text:p>€ 15,00</text:p>
          </table:table-cell>
          <table:table-cell/>
          <table:table-cell table:style-name="ce42" table:formula="of:=[accessori.$BH247]" office:value-type="currency" office:currency="EUR" office:value="15">
            <text:p>€ 15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48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48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48]" office:value-type="string" office:string-value="Traina">
            <text:p>Traina</text:p>
          </table:table-cell>
          <table:table-cell table:style-name="Default" table:formula="of:=['file:///Users/Amministrazione/Dropbox/segreteria/2025-26/elenchi/db%202025-26%20gestionale.ods'#$dati.H248]" office:value-type="string" office:string-value="Andrea Antonio">
            <text:p>Andrea Antoni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48]+[.$M248]+[.$O248]+[.$Q248]+[.$S248]+[.$U248]+[.$W248]+[.$Y248]+[.$F248]" office:value-type="currency" office:currency="EUR" office:value="0">
            <text:p>€ 0,00</text:p>
          </table:table-cell>
          <table:table-cell table:number-columns-repeated="16"/>
          <table:table-cell table:formula="of:=SUM([.$AC248:.$AQ248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48]+[.$AV248]+[.$AX248]+[.$AZ248]+[.$BB248]+[.$BD248]" office:value-type="currency" office:currency="EUR" office:value="0">
            <text:p>€ 0,00</text:p>
          </table:table-cell>
          <table:table-cell/>
          <table:table-cell table:style-name="ce15" table:formula="of:=[.$AA248]+[.$AR248]+[.$BF248]" office:value-type="currency" office:currency="EUR" office:value="0">
            <text:p>€ 0,00</text:p>
          </table:table-cell>
          <table:table-cell/>
          <table:table-cell table:style-name="ce42" table:formula="of:=[accessori.$BH248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49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249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49]" office:value-type="string" office:string-value="Trapletti">
            <text:p>Trapletti</text:p>
          </table:table-cell>
          <table:table-cell table:style-name="Default" table:formula="of:=['file:///Users/Amministrazione/Dropbox/segreteria/2025-26/elenchi/db%202025-26%20gestionale.ods'#$dati.H249]" office:value-type="string" office:string-value="Giacomo">
            <text:p>Giacom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49]+[.$M249]+[.$O249]+[.$Q249]+[.$S249]+[.$U249]+[.$W249]+[.$Y249]+[.$F249]" office:value-type="currency" office:currency="EUR" office:value="0">
            <text:p>€ 0,00</text:p>
          </table:table-cell>
          <table:table-cell/>
          <table:table-cell office:value-type="currency" office:currency="EUR" office:value="14">
            <text:p>€ 14,00</text:p>
          </table:table-cell>
          <table:table-cell office:value-type="currency" office:currency="EUR" office:value="10">
            <text:p>€ 10,00</text:p>
          </table:table-cell>
          <table:table-cell office:value-type="currency" office:currency="EUR" office:value="19">
            <text:p>€ 19,00</text:p>
          </table:table-cell>
          <table:table-cell office:value-type="currency" office:currency="EUR" office:value="10">
            <text:p>€ 10,00</text:p>
          </table:table-cell>
          <table:table-cell table:number-columns-repeated="11"/>
          <table:table-cell table:formula="of:=SUM([.$AC249:.$AQ249])" office:value-type="currency" office:currency="EUR" office:value="53">
            <text:p>€ 53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49]+[.$AV249]+[.$AX249]+[.$AZ249]+[.$BB249]+[.$BD249]" office:value-type="currency" office:currency="EUR" office:value="0">
            <text:p>€ 0,00</text:p>
          </table:table-cell>
          <table:table-cell/>
          <table:table-cell table:style-name="ce15" table:formula="of:=[.$AA249]+[.$AR249]+[.$BF249]" office:value-type="currency" office:currency="EUR" office:value="53">
            <text:p>€ 53,00</text:p>
          </table:table-cell>
          <table:table-cell/>
          <table:table-cell table:style-name="ce42" table:formula="of:=[accessori.$BH249]" office:value-type="currency" office:currency="EUR" office:value="53">
            <text:p>€ 53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50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250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50]" office:value-type="string" office:string-value="Trapletti">
            <text:p>Trapletti</text:p>
          </table:table-cell>
          <table:table-cell table:style-name="Default" table:formula="of:=['file:///Users/Amministrazione/Dropbox/segreteria/2025-26/elenchi/db%202025-26%20gestionale.ods'#$dati.H250]" office:value-type="string" office:string-value="Tommaso">
            <text:p>Tommas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50]+[.$M250]+[.$O250]+[.$Q250]+[.$S250]+[.$U250]+[.$W250]+[.$Y250]+[.$F250]" office:value-type="currency" office:currency="EUR" office:value="0">
            <text:p>€ 0,00</text:p>
          </table:table-cell>
          <table:table-cell/>
          <table:table-cell office:value-type="currency" office:currency="EUR" office:value="24">
            <text:p>€ 24,00</text:p>
          </table:table-cell>
          <table:table-cell office:value-type="currency" office:currency="EUR" office:value="12">
            <text:p>€ 12,00</text:p>
          </table:table-cell>
          <table:table-cell table:number-columns-repeated="13"/>
          <table:table-cell table:formula="of:=SUM([.$AC250:.$AQ250])" office:value-type="currency" office:currency="EUR" office:value="36">
            <text:p>€ 36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50]+[.$AV250]+[.$AX250]+[.$AZ250]+[.$BB250]+[.$BD250]" office:value-type="currency" office:currency="EUR" office:value="0">
            <text:p>€ 0,00</text:p>
          </table:table-cell>
          <table:table-cell/>
          <table:table-cell table:style-name="ce15" table:formula="of:=[.$AA250]+[.$AR250]+[.$BF250]" office:value-type="currency" office:currency="EUR" office:value="36">
            <text:p>€ 36,00</text:p>
          </table:table-cell>
          <table:table-cell/>
          <table:table-cell table:style-name="ce42" table:formula="of:=[accessori.$BH250]" office:value-type="currency" office:currency="EUR" office:value="36">
            <text:p>€ 36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51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251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51]" office:value-type="string" office:string-value="Vadalà">
            <text:p>Vadalà</text:p>
          </table:table-cell>
          <table:table-cell table:style-name="Default" table:formula="of:=['file:///Users/Amministrazione/Dropbox/segreteria/2025-26/elenchi/db%202025-26%20gestionale.ods'#$dati.H251]" office:value-type="string" office:string-value="Alessandro">
            <text:p>Alessandr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51]+[.$M251]+[.$O251]+[.$Q251]+[.$S251]+[.$U251]+[.$W251]+[.$Y251]+[.$F251]" office:value-type="currency" office:currency="EUR" office:value="0">
            <text:p>€ 0,00</text:p>
          </table:table-cell>
          <table:table-cell table:number-columns-repeated="16"/>
          <table:table-cell table:formula="of:=SUM([.$AC251:.$AQ251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51]+[.$AV251]+[.$AX251]+[.$AZ251]+[.$BB251]+[.$BD251]" office:value-type="currency" office:currency="EUR" office:value="0">
            <text:p>€ 0,00</text:p>
          </table:table-cell>
          <table:table-cell/>
          <table:table-cell table:style-name="ce15" table:formula="of:=[.$AA251]+[.$AR251]+[.$BF251]" office:value-type="currency" office:currency="EUR" office:value="0">
            <text:p>€ 0,00</text:p>
          </table:table-cell>
          <table:table-cell/>
          <table:table-cell table:style-name="ce42" table:formula="of:=[accessori.$BH251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52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52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52]" office:value-type="string" office:string-value="Valleriani">
            <text:p>Valleriani</text:p>
          </table:table-cell>
          <table:table-cell table:style-name="Default" table:formula="of:=['file:///Users/Amministrazione/Dropbox/segreteria/2025-26/elenchi/db%202025-26%20gestionale.ods'#$dati.H252]" office:value-type="string" office:string-value="Lea Sofia">
            <text:p>Lea Sof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currency" office:currency="EUR" office:value="-120">
            <text:p>-€ 120,00</text:p>
          </table:table-cell>
          <table:table-cell office:value-type="string">
            <text:p>Kit basso</text:p>
          </table:table-cell>
          <table:table-cell table:formula="of:=[.$K252]+[.$M252]+[.$O252]+[.$Q252]+[.$S252]+[.$U252]+[.$W252]+[.$Y252]+[.$F252]" office:value-type="currency" office:currency="EUR" office:value="-120">
            <text:p>-€ 120,00</text:p>
          </table:table-cell>
          <table:table-cell/>
          <table:table-cell office:value-type="currency" office:currency="EUR" office:value="11">
            <text:p>€ 11,00</text:p>
          </table:table-cell>
          <table:table-cell table:number-columns-repeated="14"/>
          <table:table-cell table:formula="of:=SUM([.$AC252:.$AQ252])" office:value-type="currency" office:currency="EUR" office:value="11">
            <text:p>€ 11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52]+[.$AV252]+[.$AX252]+[.$AZ252]+[.$BB252]+[.$BD252]" office:value-type="currency" office:currency="EUR" office:value="0">
            <text:p>€ 0,00</text:p>
          </table:table-cell>
          <table:table-cell/>
          <table:table-cell table:style-name="ce15" table:formula="of:=[.$AA252]+[.$AR252]+[.$BF252]" office:value-type="currency" office:currency="EUR" office:value="-109">
            <text:p>-€ 109,00</text:p>
          </table:table-cell>
          <table:table-cell/>
          <table:table-cell table:style-name="ce42" table:formula="of:=[accessori.$BH252]" office:value-type="currency" office:currency="EUR" office:value="-109">
            <text:p>-€ 109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53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53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53]" office:value-type="string" office:string-value="Valletta">
            <text:p>Valletta</text:p>
          </table:table-cell>
          <table:table-cell table:style-name="Default" table:formula="of:=['file:///Users/Amministrazione/Dropbox/segreteria/2025-26/elenchi/db%202025-26%20gestionale.ods'#$dati.H253]" office:value-type="string" office:string-value="Elisa">
            <text:p>Elisa</text:p>
          </table:table-cell>
          <table:table-cell/>
          <table:table-cell table:style-name="ce14"/>
          <table:table-cell table:style-name="ce14"/>
          <table:table-cell table:style-name="ce17"/>
          <table:table-cell table:style-name="ce14"/>
          <table:table-cell table:style-name="ce20"/>
          <table:table-cell office:value-type="currency" office:currency="EUR" office:value="51.5">
            <text:p>€ 51,50</text:p>
          </table:table-cell>
          <table:table-cell table:style-name="ce14" office:value-type="string">
            <text:p>bocchino+salvabocchino YARAGIA</text:p>
          </table:table-cell>
          <table:table-cell table:style-name="ce17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53]+[.$M253]+[.$O253]+[.$Q253]+[.$S253]+[.$U253]+[.$W253]+[.$Y253]+[.$F253]" office:value-type="currency" office:currency="EUR" office:value="51.5">
            <text:p>€ 51,50</text:p>
          </table:table-cell>
          <table:table-cell/>
          <table:table-cell office:value-type="currency" office:currency="EUR" office:value="11">
            <text:p>€ 11,00</text:p>
          </table:table-cell>
          <table:table-cell office:value-type="currency" office:currency="EUR" office:value="22">
            <text:p>€ 22,00</text:p>
          </table:table-cell>
          <table:table-cell table:number-columns-repeated="13"/>
          <table:table-cell table:formula="of:=SUM([.$AC253:.$AQ253])" office:value-type="currency" office:currency="EUR" office:value="33">
            <text:p>€ 33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53]+[.$AV253]+[.$AX253]+[.$AZ253]+[.$BB253]+[.$BD253]" office:value-type="currency" office:currency="EUR" office:value="0">
            <text:p>€ 0,00</text:p>
          </table:table-cell>
          <table:table-cell/>
          <table:table-cell table:style-name="ce15" table:formula="of:=[.$AA253]+[.$AR253]+[.$BF253]" office:value-type="currency" office:currency="EUR" office:value="84.5">
            <text:p>€ 84,50</text:p>
          </table:table-cell>
          <table:table-cell/>
          <table:table-cell table:style-name="ce42" table:formula="of:=[accessori.$BH253]" office:value-type="currency" office:currency="EUR" office:value="84.5">
            <text:p>€ 84,5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54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25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25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254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54]+[.$M254]+[.$O254]+[.$Q254]+[.$S254]+[.$U254]+[.$W254]+[.$Y254]+[.$F254]" office:value-type="currency" office:currency="EUR" office:value="0">
            <text:p>€ 0,00</text:p>
          </table:table-cell>
          <table:table-cell table:number-columns-repeated="16"/>
          <table:table-cell table:formula="of:=SUM([.$AC254:.$AQ254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54]+[.$AV254]+[.$AX254]+[.$AZ254]+[.$BB254]+[.$BD254]" office:value-type="currency" office:currency="EUR" office:value="0">
            <text:p>€ 0,00</text:p>
          </table:table-cell>
          <table:table-cell/>
          <table:table-cell table:style-name="ce15" table:formula="of:=[.$AA254]+[.$AR254]+[.$BF254]" office:value-type="currency" office:currency="EUR" office:value="0">
            <text:p>€ 0,00</text:p>
          </table:table-cell>
          <table:table-cell/>
          <table:table-cell table:style-name="ce42" table:formula="of:=[accessori.$BH254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55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25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25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255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55]+[.$M255]+[.$O255]+[.$Q255]+[.$S255]+[.$U255]+[.$W255]+[.$Y255]+[.$F255]" office:value-type="currency" office:currency="EUR" office:value="0">
            <text:p>€ 0,00</text:p>
          </table:table-cell>
          <table:table-cell table:number-columns-repeated="16"/>
          <table:table-cell table:formula="of:=SUM([.$AC255:.$AQ255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55]+[.$AV255]+[.$AX255]+[.$AZ255]+[.$BB255]+[.$BD255]" office:value-type="currency" office:currency="EUR" office:value="0">
            <text:p>€ 0,00</text:p>
          </table:table-cell>
          <table:table-cell/>
          <table:table-cell table:style-name="ce15" table:formula="of:=[.$AA255]+[.$AR255]+[.$BF255]" office:value-type="currency" office:currency="EUR" office:value="0">
            <text:p>€ 0,00</text:p>
          </table:table-cell>
          <table:table-cell/>
          <table:table-cell table:style-name="ce42" table:formula="of:=[accessori.$BH255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56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56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56]" office:value-type="string" office:string-value="Vendramin">
            <text:p>Vendramin</text:p>
          </table:table-cell>
          <table:table-cell table:style-name="Default" table:formula="of:=['file:///Users/Amministrazione/Dropbox/segreteria/2025-26/elenchi/db%202025-26%20gestionale.ods'#$dati.H256]" office:value-type="string" office:string-value="Bruno">
            <text:p>Brun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56]+[.$M256]+[.$O256]+[.$Q256]+[.$S256]+[.$U256]+[.$W256]+[.$Y256]+[.$F256]" office:value-type="currency" office:currency="EUR" office:value="0">
            <text:p>€ 0,00</text:p>
          </table:table-cell>
          <table:table-cell table:number-columns-repeated="16"/>
          <table:table-cell table:formula="of:=SUM([.$AC256:.$AQ256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56]+[.$AV256]+[.$AX256]+[.$AZ256]+[.$BB256]+[.$BD256]" office:value-type="currency" office:currency="EUR" office:value="0">
            <text:p>€ 0,00</text:p>
          </table:table-cell>
          <table:table-cell/>
          <table:table-cell table:style-name="ce15" table:formula="of:=[.$AA256]+[.$AR256]+[.$BF256]" office:value-type="currency" office:currency="EUR" office:value="0">
            <text:p>€ 0,00</text:p>
          </table:table-cell>
          <table:table-cell/>
          <table:table-cell table:style-name="ce42" table:formula="of:=[accessori.$BH256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57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25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25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257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57]+[.$M257]+[.$O257]+[.$Q257]+[.$S257]+[.$U257]+[.$W257]+[.$Y257]+[.$F257]" office:value-type="currency" office:currency="EUR" office:value="0">
            <text:p>€ 0,00</text:p>
          </table:table-cell>
          <table:table-cell table:number-columns-repeated="16"/>
          <table:table-cell table:formula="of:=SUM([.$AC257:.$AQ257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57]+[.$AV257]+[.$AX257]+[.$AZ257]+[.$BB257]+[.$BD257]" office:value-type="currency" office:currency="EUR" office:value="0">
            <text:p>€ 0,00</text:p>
          </table:table-cell>
          <table:table-cell/>
          <table:table-cell table:style-name="ce15" table:formula="of:=[.$AA257]+[.$AR257]+[.$BF257]" office:value-type="currency" office:currency="EUR" office:value="0">
            <text:p>€ 0,00</text:p>
          </table:table-cell>
          <table:table-cell/>
          <table:table-cell table:style-name="ce42" table:formula="of:=[accessori.$BH257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58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58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58]" office:value-type="string" office:string-value="Vescovi">
            <text:p>Vescovi</text:p>
          </table:table-cell>
          <table:table-cell table:style-name="Default" table:formula="of:=['file:///Users/Amministrazione/Dropbox/segreteria/2025-26/elenchi/db%202025-26%20gestionale.ods'#$dati.H258]" office:value-type="string" office:string-value="Sonia Clelia">
            <text:p>Sonia Clel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58]+[.$M258]+[.$O258]+[.$Q258]+[.$S258]+[.$U258]+[.$W258]+[.$Y258]+[.$F258]" office:value-type="currency" office:currency="EUR" office:value="0">
            <text:p>€ 0,00</text:p>
          </table:table-cell>
          <table:table-cell table:number-columns-repeated="16"/>
          <table:table-cell table:formula="of:=SUM([.$AC258:.$AQ258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58]+[.$AV258]+[.$AX258]+[.$AZ258]+[.$BB258]+[.$BD258]" office:value-type="currency" office:currency="EUR" office:value="0">
            <text:p>€ 0,00</text:p>
          </table:table-cell>
          <table:table-cell/>
          <table:table-cell table:style-name="ce15" table:formula="of:=[.$AA258]+[.$AR258]+[.$BF258]" office:value-type="currency" office:currency="EUR" office:value="0">
            <text:p>€ 0,00</text:p>
          </table:table-cell>
          <table:table-cell/>
          <table:table-cell table:style-name="ce42" table:formula="of:=[accessori.$BH258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59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259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59]" office:value-type="string" office:string-value="Vicari">
            <text:p>Vicari</text:p>
          </table:table-cell>
          <table:table-cell table:style-name="Default" table:formula="of:=['file:///Users/Amministrazione/Dropbox/segreteria/2025-26/elenchi/db%202025-26%20gestionale.ods'#$dati.H259]" office:value-type="string" office:string-value="Tommaso">
            <text:p>Tommas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59]+[.$M259]+[.$O259]+[.$Q259]+[.$S259]+[.$U259]+[.$W259]+[.$Y259]+[.$F259]" office:value-type="currency" office:currency="EUR" office:value="0">
            <text:p>€ 0,00</text:p>
          </table:table-cell>
          <table:table-cell table:number-columns-repeated="16"/>
          <table:table-cell table:formula="of:=SUM([.$AC259:.$AQ259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59]+[.$AV259]+[.$AX259]+[.$AZ259]+[.$BB259]+[.$BD259]" office:value-type="currency" office:currency="EUR" office:value="0">
            <text:p>€ 0,00</text:p>
          </table:table-cell>
          <table:table-cell/>
          <table:table-cell table:style-name="ce15" table:formula="of:=[.$AA259]+[.$AR259]+[.$BF259]" office:value-type="currency" office:currency="EUR" office:value="0">
            <text:p>€ 0,00</text:p>
          </table:table-cell>
          <table:table-cell/>
          <table:table-cell table:style-name="ce42" table:formula="of:=[accessori.$BH259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60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60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60]" office:value-type="string" office:string-value="Volpe">
            <text:p>Volpe</text:p>
          </table:table-cell>
          <table:table-cell table:style-name="Default" table:formula="of:=['file:///Users/Amministrazione/Dropbox/segreteria/2025-26/elenchi/db%202025-26%20gestionale.ods'#$dati.H260]" office:value-type="string" office:string-value="Angelica">
            <text:p>Angelic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60]+[.$M260]+[.$O260]+[.$Q260]+[.$S260]+[.$U260]+[.$W260]+[.$Y260]+[.$F260]" office:value-type="currency" office:currency="EUR" office:value="0">
            <text:p>€ 0,00</text:p>
          </table:table-cell>
          <table:table-cell table:number-columns-repeated="16"/>
          <table:table-cell table:formula="of:=SUM([.$AC260:.$AQ260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60]+[.$AV260]+[.$AX260]+[.$AZ260]+[.$BB260]+[.$BD260]" office:value-type="currency" office:currency="EUR" office:value="0">
            <text:p>€ 0,00</text:p>
          </table:table-cell>
          <table:table-cell/>
          <table:table-cell table:style-name="ce15" table:formula="of:=[.$AA260]+[.$AR260]+[.$BF260]" office:value-type="currency" office:currency="EUR" office:value="0">
            <text:p>€ 0,00</text:p>
          </table:table-cell>
          <table:table-cell/>
          <table:table-cell table:style-name="ce42" table:formula="of:=[accessori.$BH260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61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61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61]" office:value-type="string" office:string-value="Wu">
            <text:p>Wu</text:p>
          </table:table-cell>
          <table:table-cell table:style-name="Default" table:formula="of:=['file:///Users/Amministrazione/Dropbox/segreteria/2025-26/elenchi/db%202025-26%20gestionale.ods'#$dati.H261]" office:value-type="string" office:string-value="Sili">
            <text:p>Sili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61]+[.$M261]+[.$O261]+[.$Q261]+[.$S261]+[.$U261]+[.$W261]+[.$Y261]+[.$F261]" office:value-type="currency" office:currency="EUR" office:value="0">
            <text:p>€ 0,00</text:p>
          </table:table-cell>
          <table:table-cell/>
          <table:table-cell office:value-type="currency" office:currency="EUR" office:value="12">
            <text:p>€ 12,00</text:p>
          </table:table-cell>
          <table:table-cell table:number-columns-repeated="14"/>
          <table:table-cell table:formula="of:=SUM([.$AC261:.$AQ261])" office:value-type="currency" office:currency="EUR" office:value="12">
            <text:p>€ 12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61]+[.$AV261]+[.$AX261]+[.$AZ261]+[.$BB261]+[.$BD261]" office:value-type="currency" office:currency="EUR" office:value="0">
            <text:p>€ 0,00</text:p>
          </table:table-cell>
          <table:table-cell/>
          <table:table-cell table:style-name="ce15" table:formula="of:=[.$AA261]+[.$AR261]+[.$BF261]" office:value-type="currency" office:currency="EUR" office:value="12">
            <text:p>€ 12,00</text:p>
          </table:table-cell>
          <table:table-cell/>
          <table:table-cell table:style-name="ce42" table:formula="of:=[accessori.$BH261]" office:value-type="currency" office:currency="EUR" office:value="12">
            <text:p>€ 12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62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62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62]" office:value-type="string" office:string-value="Yan">
            <text:p>Yan</text:p>
          </table:table-cell>
          <table:table-cell table:style-name="Default" table:formula="of:=['file:///Users/Amministrazione/Dropbox/segreteria/2025-26/elenchi/db%202025-26%20gestionale.ods'#$dati.H262]" office:value-type="string" office:string-value="Christian">
            <text:p>Christian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62]+[.$M262]+[.$O262]+[.$Q262]+[.$S262]+[.$U262]+[.$W262]+[.$Y262]+[.$F262]" office:value-type="currency" office:currency="EUR" office:value="0">
            <text:p>€ 0,00</text:p>
          </table:table-cell>
          <table:table-cell/>
          <table:table-cell office:value-type="currency" office:currency="EUR" office:value="14">
            <text:p>€ 14,00</text:p>
          </table:table-cell>
          <table:table-cell table:number-columns-repeated="14"/>
          <table:table-cell table:formula="of:=SUM([.$AC262:.$AQ262])" office:value-type="currency" office:currency="EUR" office:value="14">
            <text:p>€ 14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62]+[.$AV262]+[.$AX262]+[.$AZ262]+[.$BB262]+[.$BD262]" office:value-type="currency" office:currency="EUR" office:value="0">
            <text:p>€ 0,00</text:p>
          </table:table-cell>
          <table:table-cell/>
          <table:table-cell table:style-name="ce15" table:formula="of:=[.$AA262]+[.$AR262]+[.$BF262]" office:value-type="currency" office:currency="EUR" office:value="14">
            <text:p>€ 14,00</text:p>
          </table:table-cell>
          <table:table-cell/>
          <table:table-cell table:style-name="ce42" table:formula="of:=[accessori.$BH262]" office:value-type="currency" office:currency="EUR" office:value="14">
            <text:p>€ 14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63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263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63]" office:value-type="string" office:string-value="Zambelli">
            <text:p>Zambelli</text:p>
          </table:table-cell>
          <table:table-cell table:style-name="Default" table:formula="of:=['file:///Users/Amministrazione/Dropbox/segreteria/2025-26/elenchi/db%202025-26%20gestionale.ods'#$dati.H263]" office:value-type="string" office:string-value="Aurora">
            <text:p>Auror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63]+[.$M263]+[.$O263]+[.$Q263]+[.$S263]+[.$U263]+[.$W263]+[.$Y263]+[.$F263]" office:value-type="currency" office:currency="EUR" office:value="0">
            <text:p>€ 0,00</text:p>
          </table:table-cell>
          <table:table-cell table:number-columns-repeated="16"/>
          <table:table-cell table:formula="of:=SUM([.$AC263:.$AQ263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63]+[.$AV263]+[.$AX263]+[.$AZ263]+[.$BB263]+[.$BD263]" office:value-type="currency" office:currency="EUR" office:value="0">
            <text:p>€ 0,00</text:p>
          </table:table-cell>
          <table:table-cell/>
          <table:table-cell table:style-name="ce15" table:formula="of:=[.$AA263]+[.$AR263]+[.$BF263]" office:value-type="currency" office:currency="EUR" office:value="0">
            <text:p>€ 0,00</text:p>
          </table:table-cell>
          <table:table-cell/>
          <table:table-cell table:style-name="ce42" table:formula="of:=[accessori.$BH263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64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264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64]" office:value-type="string" office:string-value="Zambelli">
            <text:p>Zambelli</text:p>
          </table:table-cell>
          <table:table-cell table:style-name="Default" table:formula="of:=['file:///Users/Amministrazione/Dropbox/segreteria/2025-26/elenchi/db%202025-26%20gestionale.ods'#$dati.H264]" office:value-type="string" office:string-value="Roberto">
            <text:p>Robert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64]+[.$M264]+[.$O264]+[.$Q264]+[.$S264]+[.$U264]+[.$W264]+[.$Y264]+[.$F264]" office:value-type="currency" office:currency="EUR" office:value="0">
            <text:p>€ 0,00</text:p>
          </table:table-cell>
          <table:table-cell table:number-columns-repeated="16"/>
          <table:table-cell table:formula="of:=SUM([.$AC264:.$AQ264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64]+[.$AV264]+[.$AX264]+[.$AZ264]+[.$BB264]+[.$BD264]" office:value-type="currency" office:currency="EUR" office:value="0">
            <text:p>€ 0,00</text:p>
          </table:table-cell>
          <table:table-cell/>
          <table:table-cell table:style-name="ce15" table:formula="of:=[.$AA264]+[.$AR264]+[.$BF264]" office:value-type="currency" office:currency="EUR" office:value="0">
            <text:p>€ 0,00</text:p>
          </table:table-cell>
          <table:table-cell/>
          <table:table-cell table:style-name="ce42" table:formula="of:=[accessori.$BH264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65]" office:value-type="string" office:string-value="no">
            <text:p>no</text:p>
          </table:table-cell>
          <table:table-cell table:style-name="ce8" table:formula="of:=['file:///Users/Amministrazione/Dropbox/segreteria/2025-26/elenchi/db%202025-26%20gestionale.ods'#$dati.E265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65]" office:value-type="string" office:string-value="Zanni">
            <text:p>Zanni</text:p>
          </table:table-cell>
          <table:table-cell table:style-name="Default" table:formula="of:=['file:///Users/Amministrazione/Dropbox/segreteria/2025-26/elenchi/db%202025-26%20gestionale.ods'#$dati.H265]" office:value-type="string" office:string-value="Margherita Mirella Teresita">
            <text:p>Margherita Mirella Teresit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65]+[.$M265]+[.$O265]+[.$Q265]+[.$S265]+[.$U265]+[.$W265]+[.$Y265]+[.$F265]" office:value-type="currency" office:currency="EUR" office:value="0">
            <text:p>€ 0,00</text:p>
          </table:table-cell>
          <table:table-cell table:number-columns-repeated="16"/>
          <table:table-cell table:formula="of:=SUM([.$AC265:.$AQ265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65]+[.$AV265]+[.$AX265]+[.$AZ265]+[.$BB265]+[.$BD265]" office:value-type="currency" office:currency="EUR" office:value="0">
            <text:p>€ 0,00</text:p>
          </table:table-cell>
          <table:table-cell/>
          <table:table-cell table:style-name="ce15" table:formula="of:=[.$AA265]+[.$AR265]+[.$BF265]" office:value-type="currency" office:currency="EUR" office:value="0">
            <text:p>€ 0,00</text:p>
          </table:table-cell>
          <table:table-cell/>
          <table:table-cell table:style-name="ce42" table:formula="of:=[accessori.$BH265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66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66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66]" office:value-type="string" office:string-value="Zappoli">
            <text:p>Zappoli</text:p>
          </table:table-cell>
          <table:table-cell table:style-name="Default" table:formula="of:=['file:///Users/Amministrazione/Dropbox/segreteria/2025-26/elenchi/db%202025-26%20gestionale.ods'#$dati.H266]" office:value-type="string" office:string-value="Chiara">
            <text:p>Chiar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66]+[.$M266]+[.$O266]+[.$Q266]+[.$S266]+[.$U266]+[.$W266]+[.$Y266]+[.$F266]" office:value-type="currency" office:currency="EUR" office:value="0">
            <text:p>€ 0,00</text:p>
          </table:table-cell>
          <table:table-cell table:number-columns-repeated="16"/>
          <table:table-cell table:formula="of:=SUM([.$AC266:.$AQ266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66]+[.$AV266]+[.$AX266]+[.$AZ266]+[.$BB266]+[.$BD266]" office:value-type="currency" office:currency="EUR" office:value="0">
            <text:p>€ 0,00</text:p>
          </table:table-cell>
          <table:table-cell/>
          <table:table-cell table:style-name="ce15" table:formula="of:=[.$AA266]+[.$AR266]+[.$BF266]" office:value-type="currency" office:currency="EUR" office:value="0">
            <text:p>€ 0,00</text:p>
          </table:table-cell>
          <table:table-cell/>
          <table:table-cell table:style-name="ce42" table:formula="of:=[accessori.$BH266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67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67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67]" office:value-type="string" office:string-value="Zhang">
            <text:p>Zhang</text:p>
          </table:table-cell>
          <table:table-cell table:style-name="Default" table:formula="of:=['file:///Users/Amministrazione/Dropbox/segreteria/2025-26/elenchi/db%202025-26%20gestionale.ods'#$dati.H267]" office:value-type="string" office:string-value="Yuchen">
            <text:p>Yuchen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67]+[.$M267]+[.$O267]+[.$Q267]+[.$S267]+[.$U267]+[.$W267]+[.$Y267]+[.$F267]" office:value-type="currency" office:currency="EUR" office:value="0">
            <text:p>€ 0,00</text:p>
          </table:table-cell>
          <table:table-cell/>
          <table:table-cell office:value-type="currency" office:currency="EUR" office:value="14">
            <text:p>€ 14,00</text:p>
          </table:table-cell>
          <table:table-cell table:number-columns-repeated="14"/>
          <table:table-cell table:formula="of:=SUM([.$AC267:.$AQ267])" office:value-type="currency" office:currency="EUR" office:value="14">
            <text:p>€ 14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67]+[.$AV267]+[.$AX267]+[.$AZ267]+[.$BB267]+[.$BD267]" office:value-type="currency" office:currency="EUR" office:value="0">
            <text:p>€ 0,00</text:p>
          </table:table-cell>
          <table:table-cell/>
          <table:table-cell table:style-name="ce15" table:formula="of:=[.$AA267]+[.$AR267]+[.$BF267]" office:value-type="currency" office:currency="EUR" office:value="14">
            <text:p>€ 14,00</text:p>
          </table:table-cell>
          <table:table-cell/>
          <table:table-cell table:style-name="ce42" table:formula="of:=[accessori.$BH267]" office:value-type="currency" office:currency="EUR" office:value="14">
            <text:p>€ 14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68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26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26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268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68]+[.$M268]+[.$O268]+[.$Q268]+[.$S268]+[.$U268]+[.$W268]+[.$Y268]+[.$F268]" office:value-type="currency" office:currency="EUR" office:value="0">
            <text:p>€ 0,00</text:p>
          </table:table-cell>
          <table:table-cell table:number-columns-repeated="16"/>
          <table:table-cell table:formula="of:=SUM([.$AC268:.$AQ268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68]+[.$AV268]+[.$AX268]+[.$AZ268]+[.$BB268]+[.$BD268]" office:value-type="currency" office:currency="EUR" office:value="0">
            <text:p>€ 0,00</text:p>
          </table:table-cell>
          <table:table-cell/>
          <table:table-cell table:style-name="ce15" table:formula="of:=[.$AA268]+[.$AR268]+[.$BF268]" office:value-type="currency" office:currency="EUR" office:value="0">
            <text:p>€ 0,00</text:p>
          </table:table-cell>
          <table:table-cell/>
          <table:table-cell table:style-name="ce42" table:formula="of:=[accessori.$BH268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69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69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69]" office:value-type="string" office:string-value="Toni">
            <text:p>Toni</text:p>
          </table:table-cell>
          <table:table-cell table:style-name="Default" table:formula="of:=['file:///Users/Amministrazione/Dropbox/segreteria/2025-26/elenchi/db%202025-26%20gestionale.ods'#$dati.H269]" office:value-type="string" office:string-value="Beatrice">
            <text:p>Beatric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69]+[.$M269]+[.$O269]+[.$Q269]+[.$S269]+[.$U269]+[.$W269]+[.$Y269]+[.$F269]" office:value-type="currency" office:currency="EUR" office:value="0">
            <text:p>€ 0,00</text:p>
          </table:table-cell>
          <table:table-cell/>
          <table:table-cell office:value-type="currency" office:currency="EUR" office:value="14">
            <text:p>€ 14,00</text:p>
          </table:table-cell>
          <table:table-cell table:number-columns-repeated="14"/>
          <table:table-cell table:formula="of:=SUM([.$AC269:.$AQ269])" office:value-type="currency" office:currency="EUR" office:value="14">
            <text:p>€ 14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69]+[.$AV269]+[.$AX269]+[.$AZ269]+[.$BB269]+[.$BD269]" office:value-type="currency" office:currency="EUR" office:value="0">
            <text:p>€ 0,00</text:p>
          </table:table-cell>
          <table:table-cell/>
          <table:table-cell table:style-name="ce15" table:formula="of:=[.$AA269]+[.$AR269]+[.$BF269]" office:value-type="currency" office:currency="EUR" office:value="14">
            <text:p>€ 14,00</text:p>
          </table:table-cell>
          <table:table-cell/>
          <table:table-cell table:style-name="ce42" table:formula="of:=[accessori.$BH269]" office:value-type="currency" office:currency="EUR" office:value="14">
            <text:p>€ 14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70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270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270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270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70]+[.$M270]+[.$O270]+[.$Q270]+[.$S270]+[.$U270]+[.$W270]+[.$Y270]+[.$F270]" office:value-type="currency" office:currency="EUR" office:value="0">
            <text:p>€ 0,00</text:p>
          </table:table-cell>
          <table:table-cell table:number-columns-repeated="16"/>
          <table:table-cell table:formula="of:=SUM([.$AC270:.$AQ270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70]+[.$AV270]+[.$AX270]+[.$AZ270]+[.$BB270]+[.$BD270]" office:value-type="currency" office:currency="EUR" office:value="0">
            <text:p>€ 0,00</text:p>
          </table:table-cell>
          <table:table-cell/>
          <table:table-cell table:style-name="ce15" table:formula="of:=[.$AA270]+[.$AR270]+[.$BF270]" office:value-type="currency" office:currency="EUR" office:value="0">
            <text:p>€ 0,00</text:p>
          </table:table-cell>
          <table:table-cell/>
          <table:table-cell table:style-name="ce42" table:formula="of:=[accessori.$BH270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71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71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71]" office:value-type="string" office:string-value="Vandoni">
            <text:p>Vandoni</text:p>
          </table:table-cell>
          <table:table-cell table:style-name="Default" table:formula="of:=['file:///Users/Amministrazione/Dropbox/segreteria/2025-26/elenchi/db%202025-26%20gestionale.ods'#$dati.H271]" office:value-type="string" office:string-value="Lucia">
            <text:p>Luc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71]+[.$M271]+[.$O271]+[.$Q271]+[.$S271]+[.$U271]+[.$W271]+[.$Y271]+[.$F271]" office:value-type="currency" office:currency="EUR" office:value="0">
            <text:p>€ 0,00</text:p>
          </table:table-cell>
          <table:table-cell/>
          <table:table-cell office:value-type="currency" office:currency="EUR" office:value="13">
            <text:p>€ 13,00</text:p>
          </table:table-cell>
          <table:table-cell office:value-type="currency" office:currency="EUR" office:value="11">
            <text:p>€ 11,00</text:p>
          </table:table-cell>
          <table:table-cell office:value-type="currency" office:currency="EUR" office:value="15">
            <text:p>€ 15,00</text:p>
          </table:table-cell>
          <table:table-cell table:number-columns-repeated="12"/>
          <table:table-cell table:formula="of:=SUM([.$AC271:.$AQ271])" office:value-type="currency" office:currency="EUR" office:value="39">
            <text:p>€ 39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71]+[.$AV271]+[.$AX271]+[.$AZ271]+[.$BB271]+[.$BD271]" office:value-type="currency" office:currency="EUR" office:value="0">
            <text:p>€ 0,00</text:p>
          </table:table-cell>
          <table:table-cell/>
          <table:table-cell table:style-name="ce15" table:formula="of:=[.$AA271]+[.$AR271]+[.$BF271]" office:value-type="currency" office:currency="EUR" office:value="39">
            <text:p>€ 39,00</text:p>
          </table:table-cell>
          <table:table-cell/>
          <table:table-cell table:style-name="ce42" table:formula="of:=[accessori.$BH271]" office:value-type="currency" office:currency="EUR" office:value="39">
            <text:p>€ 39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72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72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72]" office:value-type="string" office:string-value="Villano">
            <text:p>Villano</text:p>
          </table:table-cell>
          <table:table-cell table:style-name="Default" table:formula="of:=['file:///Users/Amministrazione/Dropbox/segreteria/2025-26/elenchi/db%202025-26%20gestionale.ods'#$dati.H272]" office:value-type="string" office:string-value="Eugenia">
            <text:p>Eugen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 office:value-type="currency" office:currency="EUR" office:value="170">
            <text:p>€ 170,00</text:p>
          </table:table-cell>
          <table:table-cell table:style-name="ce14" office:value-type="string">
            <text:p>kit chitarra nuovo ¾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72]+[.$M272]+[.$O272]+[.$Q272]+[.$S272]+[.$U272]+[.$W272]+[.$Y272]+[.$F272]" office:value-type="currency" office:currency="EUR" office:value="170">
            <text:p>€ 170,00</text:p>
          </table:table-cell>
          <table:table-cell/>
          <table:table-cell office:value-type="currency" office:currency="EUR" office:value="28">
            <text:p>€ 28,00</text:p>
          </table:table-cell>
          <table:table-cell office:value-type="currency" office:currency="EUR" office:value="11">
            <text:p>€ 11,00</text:p>
          </table:table-cell>
          <table:table-cell table:number-columns-repeated="13"/>
          <table:table-cell table:formula="of:=SUM([.$AC272:.$AQ272])" office:value-type="currency" office:currency="EUR" office:value="39">
            <text:p>€ 39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72]+[.$AV272]+[.$AX272]+[.$AZ272]+[.$BB272]+[.$BD272]" office:value-type="currency" office:currency="EUR" office:value="0">
            <text:p>€ 0,00</text:p>
          </table:table-cell>
          <table:table-cell/>
          <table:table-cell table:style-name="ce15" table:formula="of:=[.$AA272]+[.$AR272]+[.$BF272]" office:value-type="currency" office:currency="EUR" office:value="209">
            <text:p>€ 209,00</text:p>
          </table:table-cell>
          <table:table-cell/>
          <table:table-cell table:style-name="ce42" table:formula="of:=[accessori.$BH272]" office:value-type="currency" office:currency="EUR" office:value="209">
            <text:p>€ 209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73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73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73]" office:value-type="string" office:string-value="Barazetti">
            <text:p>Barazetti</text:p>
          </table:table-cell>
          <table:table-cell table:style-name="Default" table:formula="of:=['file:///Users/Amministrazione/Dropbox/segreteria/2025-26/elenchi/db%202025-26%20gestionale.ods'#$dati.H273]" office:value-type="string" office:string-value="Emma">
            <text:p>Emm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 office:value-type="currency" office:currency="EUR" office:value="70">
            <text:p>€ 70,00</text:p>
          </table:table-cell>
          <table:table-cell table:style-name="ce14" office:value-type="string">
            <text:p>Vl 8 ¼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Leggio</text:p>
          </table:table-cell>
          <table:table-cell office:value-type="currency" office:currency="EUR" office:value="4">
            <text:p>€ 4,00</text:p>
          </table:table-cell>
          <table:table-cell office:value-type="string">
            <text:p>pe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73]+[.$M273]+[.$O273]+[.$Q273]+[.$S273]+[.$U273]+[.$W273]+[.$Y273]+[.$F273]" office:value-type="currency" office:currency="EUR" office:value="94">
            <text:p>€ 94,00</text:p>
          </table:table-cell>
          <table:table-cell/>
          <table:table-cell office:value-type="currency" office:currency="EUR" office:value="11">
            <text:p>€ 11,00</text:p>
          </table:table-cell>
          <table:table-cell office:value-type="currency" office:currency="EUR" office:value="13">
            <text:p>€ 13,00</text:p>
          </table:table-cell>
          <table:table-cell table:number-columns-repeated="13"/>
          <table:table-cell table:formula="of:=SUM([.$AC273:.$AQ273])" office:value-type="currency" office:currency="EUR" office:value="24">
            <text:p>€ 24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73]+[.$AV273]+[.$AX273]+[.$AZ273]+[.$BB273]+[.$BD273]" office:value-type="currency" office:currency="EUR" office:value="0">
            <text:p>€ 0,00</text:p>
          </table:table-cell>
          <table:table-cell/>
          <table:table-cell table:style-name="ce15" table:formula="of:=[.$AA273]+[.$AR273]+[.$BF273]" office:value-type="currency" office:currency="EUR" office:value="118">
            <text:p>€ 118,00</text:p>
          </table:table-cell>
          <table:table-cell/>
          <table:table-cell table:style-name="ce42" table:formula="of:=[accessori.$BH273]" office:value-type="currency" office:currency="EUR" office:value="118">
            <text:p>€ 118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74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74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74]" office:value-type="string" office:string-value="Tarfanelli">
            <text:p>Tarfanelli</text:p>
          </table:table-cell>
          <table:table-cell table:style-name="Default" table:formula="of:=['file:///Users/Amministrazione/Dropbox/segreteria/2025-26/elenchi/db%202025-26%20gestionale.ods'#$dati.H274]" office:value-type="string" office:string-value="Lorenzo">
            <text:p>Lorenz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 table:style-name="ce1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74]+[.$M274]+[.$O274]+[.$Q274]+[.$S274]+[.$U274]+[.$W274]+[.$Y274]+[.$F274]" office:value-type="currency" office:currency="EUR" office:value="0">
            <text:p>€ 0,00</text:p>
          </table:table-cell>
          <table:table-cell/>
          <table:table-cell office:value-type="currency" office:currency="EUR" office:value="13">
            <text:p>€ 13,00</text:p>
          </table:table-cell>
          <table:table-cell office:value-type="currency" office:currency="EUR" office:value="11">
            <text:p>€ 11,00</text:p>
          </table:table-cell>
          <table:table-cell office:value-type="currency" office:currency="EUR" office:value="14">
            <text:p>€ 14,00</text:p>
          </table:table-cell>
          <table:table-cell office:value-type="currency" office:currency="EUR" office:value="15">
            <text:p>€ 15,00</text:p>
          </table:table-cell>
          <table:table-cell office:value-type="currency" office:currency="EUR" office:value="8">
            <text:p>€ 8,00</text:p>
          </table:table-cell>
          <table:table-cell office:value-type="currency" office:currency="EUR" office:value="13">
            <text:p>€ 13,00</text:p>
          </table:table-cell>
          <table:table-cell office:value-type="currency" office:currency="EUR" office:value="15">
            <text:p>€ 15,00</text:p>
          </table:table-cell>
          <table:table-cell table:number-columns-repeated="8"/>
          <table:table-cell table:formula="of:=SUM([.$AC274:.$AQ274])" office:value-type="currency" office:currency="EUR" office:value="89">
            <text:p>€ 89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74]+[.$AV274]+[.$AX274]+[.$AZ274]+[.$BB274]+[.$BD274]" office:value-type="currency" office:currency="EUR" office:value="0">
            <text:p>€ 0,00</text:p>
          </table:table-cell>
          <table:table-cell/>
          <table:table-cell table:style-name="ce15" table:formula="of:=[.$AA274]+[.$AR274]+[.$BF274]" office:value-type="currency" office:currency="EUR" office:value="89">
            <text:p>€ 89,00</text:p>
          </table:table-cell>
          <table:table-cell/>
          <table:table-cell table:style-name="ce42" table:formula="of:=[accessori.$BH274]" office:value-type="currency" office:currency="EUR" office:value="89">
            <text:p>€ 89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75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275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75]" office:value-type="string" office:string-value="Scardoni">
            <text:p>Scardoni</text:p>
          </table:table-cell>
          <table:table-cell table:style-name="Default" table:formula="of:=['file:///Users/Amministrazione/Dropbox/segreteria/2025-26/elenchi/db%202025-26%20gestionale.ods'#$dati.H275]" office:value-type="string" office:string-value="Rebecca">
            <text:p>Rebecc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 table:style-name="ce1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75]+[.$M275]+[.$O275]+[.$Q275]+[.$S275]+[.$U275]+[.$W275]+[.$Y275]+[.$F275]" office:value-type="currency" office:currency="EUR" office:value="0">
            <text:p>€ 0,00</text:p>
          </table:table-cell>
          <table:table-cell/>
          <table:table-cell office:value-type="currency" office:currency="EUR" office:value="12">
            <text:p>€ 12,00</text:p>
          </table:table-cell>
          <table:table-cell office:value-type="currency" office:currency="EUR" office:value="10">
            <text:p>€ 10,00</text:p>
          </table:table-cell>
          <table:table-cell office:value-type="currency" office:currency="EUR" office:value="14">
            <text:p>€ 14,00</text:p>
          </table:table-cell>
          <table:table-cell table:number-columns-repeated="12"/>
          <table:table-cell table:formula="of:=SUM([.$AC275:.$AQ275])" office:value-type="currency" office:currency="EUR" office:value="36">
            <text:p>€ 36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75]+[.$AV275]+[.$AX275]+[.$AZ275]+[.$BB275]+[.$BD275]" office:value-type="currency" office:currency="EUR" office:value="0">
            <text:p>€ 0,00</text:p>
          </table:table-cell>
          <table:table-cell/>
          <table:table-cell table:style-name="ce15" table:formula="of:=[.$AA275]+[.$AR275]+[.$BF275]" office:value-type="currency" office:currency="EUR" office:value="36">
            <text:p>€ 36,00</text:p>
          </table:table-cell>
          <table:table-cell/>
          <table:table-cell table:style-name="ce42" table:formula="of:=[accessori.$BH275]" office:value-type="currency" office:currency="EUR" office:value="36">
            <text:p>€ 36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76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76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76]" office:value-type="string" office:string-value="Terzaghi">
            <text:p>Terzaghi</text:p>
          </table:table-cell>
          <table:table-cell table:style-name="Default" table:formula="of:=['file:///Users/Amministrazione/Dropbox/segreteria/2025-26/elenchi/db%202025-26%20gestionale.ods'#$dati.H276]" office:value-type="string" office:string-value="Chiara">
            <text:p>Chiar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 table:style-name="ce1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76]+[.$M276]+[.$O276]+[.$Q276]+[.$S276]+[.$U276]+[.$W276]+[.$Y276]+[.$F276]" office:value-type="currency" office:currency="EUR" office:value="0">
            <text:p>€ 0,00</text:p>
          </table:table-cell>
          <table:table-cell table:number-columns-repeated="16"/>
          <table:table-cell table:formula="of:=SUM([.$AC276:.$AQ276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76]+[.$AV276]+[.$AX276]+[.$AZ276]+[.$BB276]+[.$BD276]" office:value-type="currency" office:currency="EUR" office:value="0">
            <text:p>€ 0,00</text:p>
          </table:table-cell>
          <table:table-cell/>
          <table:table-cell table:style-name="ce15" table:formula="of:=[.$AA276]+[.$AR276]+[.$BF276]" office:value-type="currency" office:currency="EUR" office:value="0">
            <text:p>€ 0,00</text:p>
          </table:table-cell>
          <table:table-cell/>
          <table:table-cell table:style-name="ce42" table:formula="of:=[accessori.$BH276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77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77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77]" office:value-type="string" office:string-value="Dell'Anna">
            <text:p>Dell'Anna</text:p>
          </table:table-cell>
          <table:table-cell table:style-name="Default" table:formula="of:=['file:///Users/Amministrazione/Dropbox/segreteria/2025-26/elenchi/db%202025-26%20gestionale.ods'#$dati.H277]" office:value-type="string" office:string-value="Isotta">
            <text:p>Isott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 table:style-name="ce1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77]+[.$M277]+[.$O277]+[.$Q277]+[.$S277]+[.$U277]+[.$W277]+[.$Y277]+[.$F277]" office:value-type="currency" office:currency="EUR" office:value="0">
            <text:p>€ 0,00</text:p>
          </table:table-cell>
          <table:table-cell/>
          <table:table-cell office:value-type="currency" office:currency="EUR" office:value="14">
            <text:p>€ 14,00</text:p>
          </table:table-cell>
          <table:table-cell table:number-columns-repeated="14"/>
          <table:table-cell table:formula="of:=SUM([.$AC277:.$AQ277])" office:value-type="currency" office:currency="EUR" office:value="14">
            <text:p>€ 14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77]+[.$AV277]+[.$AX277]+[.$AZ277]+[.$BB277]+[.$BD277]" office:value-type="currency" office:currency="EUR" office:value="0">
            <text:p>€ 0,00</text:p>
          </table:table-cell>
          <table:table-cell/>
          <table:table-cell table:style-name="ce15" table:formula="of:=[.$AA277]+[.$AR277]+[.$BF277]" office:value-type="currency" office:currency="EUR" office:value="14">
            <text:p>€ 14,00</text:p>
          </table:table-cell>
          <table:table-cell/>
          <table:table-cell table:style-name="ce42" table:formula="of:=[accessori.$BH277]" office:value-type="currency" office:currency="EUR" office:value="14">
            <text:p>€ 14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78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78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78]" office:value-type="string" office:string-value="Meloni">
            <text:p>Meloni</text:p>
          </table:table-cell>
          <table:table-cell table:style-name="Default" table:formula="of:=['file:///Users/Amministrazione/Dropbox/segreteria/2025-26/elenchi/db%202025-26%20gestionale.ods'#$dati.H278]" office:value-type="string" office:string-value="Federico">
            <text:p>Federic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 office:value-type="currency" office:currency="EUR" office:value="95">
            <text:p>€ 95,00</text:p>
          </table:table-cell>
          <table:table-cell table:style-name="ce14" office:value-type="string">
            <text:p>chitarra usata ch1 ½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78]+[.$M278]+[.$O278]+[.$Q278]+[.$S278]+[.$U278]+[.$W278]+[.$Y278]+[.$F278]" office:value-type="currency" office:currency="EUR" office:value="95">
            <text:p>€ 95,00</text:p>
          </table:table-cell>
          <table:table-cell/>
          <table:table-cell office:value-type="currency" office:currency="EUR" office:value="20">
            <text:p>€ 20,00</text:p>
          </table:table-cell>
          <table:table-cell office:value-type="currency" office:currency="EUR" office:value="11">
            <text:p>€ 11,00</text:p>
          </table:table-cell>
          <table:table-cell table:number-columns-repeated="13"/>
          <table:table-cell table:formula="of:=SUM([.$AC278:.$AQ278])" office:value-type="currency" office:currency="EUR" office:value="31">
            <text:p>€ 31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78]+[.$AV278]+[.$AX278]+[.$AZ278]+[.$BB278]+[.$BD278]" office:value-type="currency" office:currency="EUR" office:value="0">
            <text:p>€ 0,00</text:p>
          </table:table-cell>
          <table:table-cell/>
          <table:table-cell table:style-name="ce15" table:formula="of:=[.$AA278]+[.$AR278]+[.$BF278]" office:value-type="currency" office:currency="EUR" office:value="126">
            <text:p>€ 126,00</text:p>
          </table:table-cell>
          <table:table-cell/>
          <table:table-cell table:style-name="ce42" table:formula="of:=[accessori.$BH278]" office:value-type="currency" office:currency="EUR" office:value="126">
            <text:p>€ 126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79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79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79]" office:value-type="string" office:string-value="Maifredi">
            <text:p>Maifredi</text:p>
          </table:table-cell>
          <table:table-cell table:style-name="Default" table:formula="of:=['file:///Users/Amministrazione/Dropbox/segreteria/2025-26/elenchi/db%202025-26%20gestionale.ods'#$dati.H279]" office:value-type="string" office:string-value="Carlotta">
            <text:p>Carlotta</text:p>
          </table:table-cell>
          <table:table-cell/>
          <table:table-cell table:style-name="ce14" office:value-type="currency" office:currency="EUR" office:value="50">
            <text:p>€ 50,00</text:p>
          </table:table-cell>
          <table:table-cell table:style-name="ce14" office:value-type="string">
            <text:p>Vl 5</text:p>
          </table:table-cell>
          <table:table-cell table:style-name="ce16" office:value-type="float" office:value="3">
            <text:p>3</text:p>
          </table:table-cell>
          <table:table-cell table:style-name="ce14" office:value-type="currency" office:currency="EUR" office:value="10">
            <text:p>€ 10,00</text:p>
          </table:table-cell>
          <table:table-cell table:style-name="ce20" office:value-type="date" office:date-value="2026-01-10">
            <text:p>10 gen 26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leggio e pece</text:p>
          </table:table-cell>
          <table:table-cell office:value-type="currency" office:currency="EUR" office:value="30">
            <text:p>€ 30,00</text:p>
          </table:table-cell>
          <table:table-cell office:value-type="string">
            <text:p>noleggio</text:p>
          </table:table-cell>
          <table:table-cell office:value-type="currency" office:currency="EUR" office:value="95">
            <text:p>€ 95,00</text:p>
          </table:table-cell>
          <table:table-cell office:value-type="string">
            <text:p>Violino ½</text:p>
          </table:table-cell>
          <table:table-cell office:value-type="currency" office:currency="EUR" office:value="14">
            <text:p>€ 14,00</text:p>
          </table:table-cell>
          <table:table-cell office:value-type="string">
            <text:p>spalliera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79]+[.$M279]+[.$O279]+[.$Q279]+[.$S279]+[.$U279]+[.$W279]+[.$Y279]+[.$F279]" office:value-type="currency" office:currency="EUR" office:value="209">
            <text:p>€ 209,00</text:p>
          </table:table-cell>
          <table:table-cell/>
          <table:table-cell office:value-type="currency" office:currency="EUR" office:value="11">
            <text:p>€ 11,00</text:p>
          </table:table-cell>
          <table:table-cell office:value-type="currency" office:currency="EUR" office:value="17">
            <text:p>€ 17,00</text:p>
          </table:table-cell>
          <table:table-cell table:number-columns-repeated="13"/>
          <table:table-cell table:formula="of:=SUM([.$AC279:.$AQ279])" office:value-type="currency" office:currency="EUR" office:value="28">
            <text:p>€ 28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79]+[.$AV279]+[.$AX279]+[.$AZ279]+[.$BB279]+[.$BD279]" office:value-type="currency" office:currency="EUR" office:value="0">
            <text:p>€ 0,00</text:p>
          </table:table-cell>
          <table:table-cell/>
          <table:table-cell table:style-name="ce15" table:formula="of:=[.$AA279]+[.$AR279]+[.$BF279]" office:value-type="currency" office:currency="EUR" office:value="237">
            <text:p>€ 237,00</text:p>
          </table:table-cell>
          <table:table-cell/>
          <table:table-cell table:style-name="ce42" table:formula="of:=[accessori.$BH279]" office:value-type="currency" office:currency="EUR" office:value="237">
            <text:p>€ 237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80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80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80]" office:value-type="string" office:string-value="Tibaldeschi">
            <text:p>Tibaldeschi</text:p>
          </table:table-cell>
          <table:table-cell table:style-name="Default" table:formula="of:=['file:///Users/Amministrazione/Dropbox/segreteria/2025-26/elenchi/db%202025-26%20gestionale.ods'#$dati.H280]" office:value-type="string" office:string-value="Marta">
            <text:p>Mart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 office:value-type="currency" office:currency="EUR" office:value="170">
            <text:p>€ 170,00</text:p>
          </table:table-cell>
          <table:table-cell table:style-name="ce14" office:value-type="string">
            <text:p>kit chitarra nuovo ¾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80]+[.$M280]+[.$O280]+[.$Q280]+[.$S280]+[.$U280]+[.$W280]+[.$Y280]+[.$F280]" office:value-type="currency" office:currency="EUR" office:value="170">
            <text:p>€ 170,00</text:p>
          </table:table-cell>
          <table:table-cell/>
          <table:table-cell office:value-type="currency" office:currency="EUR" office:value="28">
            <text:p>€ 28,00</text:p>
          </table:table-cell>
          <table:table-cell office:value-type="currency" office:currency="EUR" office:value="11">
            <text:p>€ 11,00</text:p>
          </table:table-cell>
          <table:table-cell table:number-columns-repeated="13"/>
          <table:table-cell table:formula="of:=SUM([.$AC280:.$AQ280])" office:value-type="currency" office:currency="EUR" office:value="39">
            <text:p>€ 39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80]+[.$AV280]+[.$AX280]+[.$AZ280]+[.$BB280]+[.$BD280]" office:value-type="currency" office:currency="EUR" office:value="0">
            <text:p>€ 0,00</text:p>
          </table:table-cell>
          <table:table-cell/>
          <table:table-cell table:style-name="ce15" table:formula="of:=[.$AA280]+[.$AR280]+[.$BF280]" office:value-type="currency" office:currency="EUR" office:value="209">
            <text:p>€ 209,00</text:p>
          </table:table-cell>
          <table:table-cell/>
          <table:table-cell table:style-name="ce42" table:formula="of:=[accessori.$BH280]" office:value-type="currency" office:currency="EUR" office:value="209">
            <text:p>€ 209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81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81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81]" office:value-type="string" office:string-value="Ricci">
            <text:p>Ricci</text:p>
          </table:table-cell>
          <table:table-cell table:style-name="Default" table:formula="of:=['file:///Users/Amministrazione/Dropbox/segreteria/2025-26/elenchi/db%202025-26%20gestionale.ods'#$dati.H281]" office:value-type="string" office:string-value="Ludovica">
            <text:p>Ludovica</text:p>
          </table:table-cell>
          <table:table-cell/>
          <table:table-cell table:style-name="ce14" office:value-type="currency" office:currency="EUR" office:value="50">
            <text:p>€ 50,00</text:p>
          </table:table-cell>
          <table:table-cell table:style-name="ce14" office:value-type="string">
            <text:p>Cl 1</text:p>
          </table:table-cell>
          <table:table-cell table:style-name="ce16" office:value-type="float" office:value="3">
            <text:p>3</text:p>
          </table:table-cell>
          <table:table-cell table:style-name="ce14" office:value-type="currency" office:currency="EUR" office:value="15">
            <text:p>€ 15,00</text:p>
          </table:table-cell>
          <table:table-cell table:style-name="ce20" office:value-type="string">
            <text:p>22 dec 25</text:p>
          </table:table-cell>
          <table:table-cell/>
          <table:table-cell/>
          <table:table-cell office:value-type="currency" office:currency="EUR" office:value="45">
            <text:p>€ 45,00</text:p>
          </table:table-cell>
          <table:table-cell office:value-type="string">
            <text:p>noleggio</text:p>
          </table:table-cell>
          <table:table-cell office:value-type="currency" office:currency="EUR" office:value="9">
            <text:p>€ 9,00</text:p>
          </table:table-cell>
          <table:table-cell office:value-type="string">
            <text:p>ance</text:p>
          </table:table-cell>
          <table:table-cell office:value-type="currency" office:currency="EUR" office:value="45">
            <text:p>€ 45,00</text:p>
          </table:table-cell>
          <table:table-cell office:value-type="string">
            <text:p>noleggio 2o trim</text:p>
          </table:table-cell>
          <table:table-cell office:value-type="currency" office:currency="EUR" office:value="20">
            <text:p>€ 20,00</text:p>
          </table:table-cell>
          <table:table-cell office:value-type="string">
            <text:p>leggio</text:p>
          </table:table-cell>
          <table:table-cell/>
          <table:table-cell/>
          <table:table-cell/>
          <table:table-cell/>
          <table:table-cell/>
          <table:table-cell/>
          <table:table-cell table:formula="of:=[.$K281]+[.$M281]+[.$O281]+[.$Q281]+[.$S281]+[.$U281]+[.$W281]+[.$Y281]+[.$F281]" office:value-type="currency" office:currency="EUR" office:value="169">
            <text:p>€ 169,00</text:p>
          </table:table-cell>
          <table:table-cell/>
          <table:table-cell office:value-type="currency" office:currency="EUR" office:value="11">
            <text:p>€ 11,00</text:p>
          </table:table-cell>
          <table:table-cell office:value-type="currency" office:currency="EUR" office:value="22">
            <text:p>€ 22,00</text:p>
          </table:table-cell>
          <table:table-cell table:number-columns-repeated="13"/>
          <table:table-cell table:formula="of:=SUM([.$AC281:.$AQ281])" office:value-type="currency" office:currency="EUR" office:value="33">
            <text:p>€ 33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81]+[.$AV281]+[.$AX281]+[.$AZ281]+[.$BB281]+[.$BD281]" office:value-type="currency" office:currency="EUR" office:value="0">
            <text:p>€ 0,00</text:p>
          </table:table-cell>
          <table:table-cell/>
          <table:table-cell table:style-name="ce15" table:formula="of:=[.$AA281]+[.$AR281]+[.$BF281]" office:value-type="currency" office:currency="EUR" office:value="202">
            <text:p>€ 202,00</text:p>
          </table:table-cell>
          <table:table-cell/>
          <table:table-cell table:style-name="ce42" table:formula="of:=[accessori.$BH281]" office:value-type="currency" office:currency="EUR" office:value="202">
            <text:p>€ 202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82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282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82]" office:value-type="string" office:string-value="Parij Artese">
            <text:p>Parij Artese</text:p>
          </table:table-cell>
          <table:table-cell table:style-name="Default" table:formula="of:=['file:///Users/Amministrazione/Dropbox/segreteria/2025-26/elenchi/db%202025-26%20gestionale.ods'#$dati.H282]" office:value-type="string" office:string-value="Nicolas">
            <text:p>Nicolas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82]+[.$M282]+[.$O282]+[.$Q282]+[.$S282]+[.$U282]+[.$W282]+[.$Y282]+[.$F282]" office:value-type="currency" office:currency="EUR" office:value="0">
            <text:p>€ 0,00</text:p>
          </table:table-cell>
          <table:table-cell/>
          <table:table-cell office:value-type="currency" office:currency="EUR" office:value="13">
            <text:p>€ 13,00</text:p>
          </table:table-cell>
          <table:table-cell office:value-type="currency" office:currency="EUR" office:value="28">
            <text:p>€ 28,00</text:p>
          </table:table-cell>
          <table:table-cell office:value-type="currency" office:currency="EUR" office:value="15">
            <text:p>€ 15,00</text:p>
          </table:table-cell>
          <table:table-cell table:number-columns-repeated="12"/>
          <table:table-cell table:formula="of:=SUM([.$AC282:.$AQ282])" office:value-type="currency" office:currency="EUR" office:value="56">
            <text:p>€ 56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82]+[.$AV282]+[.$AX282]+[.$AZ282]+[.$BB282]+[.$BD282]" office:value-type="currency" office:currency="EUR" office:value="0">
            <text:p>€ 0,00</text:p>
          </table:table-cell>
          <table:table-cell/>
          <table:table-cell table:style-name="ce15" table:formula="of:=[.$AA282]+[.$AR282]+[.$BF282]" office:value-type="currency" office:currency="EUR" office:value="56">
            <text:p>€ 56,00</text:p>
          </table:table-cell>
          <table:table-cell/>
          <table:table-cell table:style-name="ce42" table:formula="of:=[accessori.$BH282]" office:value-type="currency" office:currency="EUR" office:value="56">
            <text:p>€ 56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83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283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83]" office:value-type="string" office:string-value="Parij Artese">
            <text:p>Parij Artese</text:p>
          </table:table-cell>
          <table:table-cell table:style-name="Default" table:formula="of:=['file:///Users/Amministrazione/Dropbox/segreteria/2025-26/elenchi/db%202025-26%20gestionale.ods'#$dati.H283]" office:value-type="string" office:string-value="Olivia">
            <text:p>Oliv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83]+[.$M283]+[.$O283]+[.$Q283]+[.$S283]+[.$U283]+[.$W283]+[.$Y283]+[.$F283]" office:value-type="currency" office:currency="EUR" office:value="0">
            <text:p>€ 0,00</text:p>
          </table:table-cell>
          <table:table-cell/>
          <table:table-cell office:value-type="currency" office:currency="EUR" office:value="15">
            <text:p>€ 15,00</text:p>
          </table:table-cell>
          <table:table-cell office:value-type="currency" office:currency="EUR" office:value="11">
            <text:p>€ 11,00</text:p>
          </table:table-cell>
          <table:table-cell table:number-columns-repeated="13"/>
          <table:table-cell table:formula="of:=SUM([.$AC283:.$AQ283])" office:value-type="currency" office:currency="EUR" office:value="26">
            <text:p>€ 26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83]+[.$AV283]+[.$AX283]+[.$AZ283]+[.$BB283]+[.$BD283]" office:value-type="currency" office:currency="EUR" office:value="0">
            <text:p>€ 0,00</text:p>
          </table:table-cell>
          <table:table-cell/>
          <table:table-cell table:style-name="ce15" table:formula="of:=[.$AA283]+[.$AR283]+[.$BF283]" office:value-type="currency" office:currency="EUR" office:value="26">
            <text:p>€ 26,00</text:p>
          </table:table-cell>
          <table:table-cell/>
          <table:table-cell table:style-name="ce42" table:formula="of:=[accessori.$BH283]" office:value-type="currency" office:currency="EUR" office:value="26">
            <text:p>€ 26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84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28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28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284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84]+[.$M284]+[.$O284]+[.$Q284]+[.$S284]+[.$U284]+[.$W284]+[.$Y284]+[.$F284]" office:value-type="currency" office:currency="EUR" office:value="0">
            <text:p>€ 0,00</text:p>
          </table:table-cell>
          <table:table-cell table:number-columns-repeated="16"/>
          <table:table-cell table:formula="of:=SUM([.$AC284:.$AQ284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84]+[.$AV284]+[.$AX284]+[.$AZ284]+[.$BB284]+[.$BD284]" office:value-type="currency" office:currency="EUR" office:value="0">
            <text:p>€ 0,00</text:p>
          </table:table-cell>
          <table:table-cell/>
          <table:table-cell table:style-name="ce15" table:formula="of:=[.$AA284]+[.$AR284]+[.$BF284]" office:value-type="currency" office:currency="EUR" office:value="0">
            <text:p>€ 0,00</text:p>
          </table:table-cell>
          <table:table-cell/>
          <table:table-cell table:style-name="ce42" table:formula="of:=[accessori.$BH284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85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85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85]" office:value-type="string" office:string-value="Fanari">
            <text:p>Fanari</text:p>
          </table:table-cell>
          <table:table-cell table:style-name="Default" table:formula="of:=['file:///Users/Amministrazione/Dropbox/segreteria/2025-26/elenchi/db%202025-26%20gestionale.ods'#$dati.H285]" office:value-type="string" office:string-value="Sofia">
            <text:p>Sof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85]+[.$M285]+[.$O285]+[.$Q285]+[.$S285]+[.$U285]+[.$W285]+[.$Y285]+[.$F285]" office:value-type="currency" office:currency="EUR" office:value="0">
            <text:p>€ 0,00</text:p>
          </table:table-cell>
          <table:table-cell table:number-columns-repeated="16"/>
          <table:table-cell table:formula="of:=SUM([.$AC285:.$AQ285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85]+[.$AV285]+[.$AX285]+[.$AZ285]+[.$BB285]+[.$BD285]" office:value-type="currency" office:currency="EUR" office:value="0">
            <text:p>€ 0,00</text:p>
          </table:table-cell>
          <table:table-cell/>
          <table:table-cell table:style-name="ce15" table:formula="of:=[.$AA285]+[.$AR285]+[.$BF285]" office:value-type="currency" office:currency="EUR" office:value="0">
            <text:p>€ 0,00</text:p>
          </table:table-cell>
          <table:table-cell/>
          <table:table-cell table:style-name="ce42" table:formula="of:=[accessori.$BH285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86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286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86]" office:value-type="string" office:string-value="Capozzi">
            <text:p>Capozzi</text:p>
          </table:table-cell>
          <table:table-cell table:style-name="Default" table:formula="of:=['file:///Users/Amministrazione/Dropbox/segreteria/2025-26/elenchi/db%202025-26%20gestionale.ods'#$dati.H286]" office:value-type="string" office:string-value="Giuseppe">
            <text:p>Giusepp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 office:value-type="currency" office:currency="EUR" office:value="36">
            <text:p>€ 36,00</text:p>
          </table:table-cell>
          <table:table-cell office:value-type="string">
            <text:p>ance</text:p>
          </table:table-cell>
          <table:table-cell office:value-type="currency" office:currency="EUR" office:value="28">
            <text:p>€ 28,00</text:p>
          </table:table-cell>
          <table:table-cell office:value-type="string">
            <text:p>collarino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86]+[.$M286]+[.$O286]+[.$Q286]+[.$S286]+[.$U286]+[.$W286]+[.$Y286]+[.$F286]" office:value-type="currency" office:currency="EUR" office:value="64">
            <text:p>€ 64,00</text:p>
          </table:table-cell>
          <table:table-cell/>
          <table:table-cell office:value-type="currency" office:currency="EUR" office:value="14">
            <text:p>€ 14,00</text:p>
          </table:table-cell>
          <table:table-cell office:value-type="currency" office:currency="EUR" office:value="27">
            <text:p>€ 27,00</text:p>
          </table:table-cell>
          <table:table-cell table:number-columns-repeated="13"/>
          <table:table-cell table:formula="of:=SUM([.$AC286:.$AQ286])" office:value-type="currency" office:currency="EUR" office:value="41">
            <text:p>€ 41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86]+[.$AV286]+[.$AX286]+[.$AZ286]+[.$BB286]+[.$BD286]" office:value-type="currency" office:currency="EUR" office:value="0">
            <text:p>€ 0,00</text:p>
          </table:table-cell>
          <table:table-cell/>
          <table:table-cell table:style-name="ce15" table:formula="of:=[.$AA286]+[.$AR286]+[.$BF286]" office:value-type="currency" office:currency="EUR" office:value="105">
            <text:p>€ 105,00</text:p>
          </table:table-cell>
          <table:table-cell/>
          <table:table-cell table:style-name="ce42" table:formula="of:=[accessori.$BH286]" office:value-type="currency" office:currency="EUR" office:value="105">
            <text:p>€ 105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87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87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87]" office:value-type="string" office:string-value="Mura">
            <text:p>Mura</text:p>
          </table:table-cell>
          <table:table-cell table:style-name="Default" table:formula="of:=['file:///Users/Amministrazione/Dropbox/segreteria/2025-26/elenchi/db%202025-26%20gestionale.ods'#$dati.H287]" office:value-type="string" office:string-value="Enrico">
            <text:p>Enric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87]+[.$M287]+[.$O287]+[.$Q287]+[.$S287]+[.$U287]+[.$W287]+[.$Y287]+[.$F287]" office:value-type="currency" office:currency="EUR" office:value="0">
            <text:p>€ 0,00</text:p>
          </table:table-cell>
          <table:table-cell table:number-columns-repeated="16"/>
          <table:table-cell table:formula="of:=SUM([.$AC287:.$AQ287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87]+[.$AV287]+[.$AX287]+[.$AZ287]+[.$BB287]+[.$BD287]" office:value-type="currency" office:currency="EUR" office:value="0">
            <text:p>€ 0,00</text:p>
          </table:table-cell>
          <table:table-cell/>
          <table:table-cell table:style-name="ce15" table:formula="of:=[.$AA287]+[.$AR287]+[.$BF287]" office:value-type="currency" office:currency="EUR" office:value="0">
            <text:p>€ 0,00</text:p>
          </table:table-cell>
          <table:table-cell/>
          <table:table-cell table:style-name="ce42" table:formula="of:=[accessori.$BH287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88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88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88]" office:value-type="string" office:string-value="Congedi">
            <text:p>Congedi</text:p>
          </table:table-cell>
          <table:table-cell table:style-name="Default" table:formula="of:=['file:///Users/Amministrazione/Dropbox/segreteria/2025-26/elenchi/db%202025-26%20gestionale.ods'#$dati.H288]" office:value-type="string" office:string-value="Vittoria Giuseppina">
            <text:p>Vittoria Giuseppin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88]+[.$M288]+[.$O288]+[.$Q288]+[.$S288]+[.$U288]+[.$W288]+[.$Y288]+[.$F288]" office:value-type="currency" office:currency="EUR" office:value="0">
            <text:p>€ 0,00</text:p>
          </table:table-cell>
          <table:table-cell/>
          <table:table-cell office:value-type="currency" office:currency="EUR" office:value="11">
            <text:p>€ 11,00</text:p>
          </table:table-cell>
          <table:table-cell table:number-columns-repeated="14"/>
          <table:table-cell table:formula="of:=SUM([.$AC288:.$AQ288])" office:value-type="currency" office:currency="EUR" office:value="11">
            <text:p>€ 11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88]+[.$AV288]+[.$AX288]+[.$AZ288]+[.$BB288]+[.$BD288]" office:value-type="currency" office:currency="EUR" office:value="0">
            <text:p>€ 0,00</text:p>
          </table:table-cell>
          <table:table-cell/>
          <table:table-cell table:style-name="ce15" table:formula="of:=[.$AA288]+[.$AR288]+[.$BF288]" office:value-type="currency" office:currency="EUR" office:value="11">
            <text:p>€ 11,00</text:p>
          </table:table-cell>
          <table:table-cell/>
          <table:table-cell table:style-name="ce42" table:formula="of:=[accessori.$BH288]" office:value-type="currency" office:currency="EUR" office:value="11">
            <text:p>€ 11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89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289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89]" office:value-type="string" office:string-value="Di Ciommo">
            <text:p>Di Ciommo</text:p>
          </table:table-cell>
          <table:table-cell table:style-name="Default" table:formula="of:=['file:///Users/Amministrazione/Dropbox/segreteria/2025-26/elenchi/db%202025-26%20gestionale.ods'#$dati.H289]" office:value-type="string" office:string-value="Zeno">
            <text:p>Zen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89]+[.$M289]+[.$O289]+[.$Q289]+[.$S289]+[.$U289]+[.$W289]+[.$Y289]+[.$F289]" office:value-type="currency" office:currency="EUR" office:value="0">
            <text:p>€ 0,00</text:p>
          </table:table-cell>
          <table:table-cell table:number-columns-repeated="16"/>
          <table:table-cell table:formula="of:=SUM([.$AC289:.$AQ289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89]+[.$AV289]+[.$AX289]+[.$AZ289]+[.$BB289]+[.$BD289]" office:value-type="currency" office:currency="EUR" office:value="0">
            <text:p>€ 0,00</text:p>
          </table:table-cell>
          <table:table-cell/>
          <table:table-cell table:style-name="ce15" table:formula="of:=[.$AA289]+[.$AR289]+[.$BF289]" office:value-type="currency" office:currency="EUR" office:value="0">
            <text:p>€ 0,00</text:p>
          </table:table-cell>
          <table:table-cell/>
          <table:table-cell table:style-name="ce42" table:formula="of:=[accessori.$BH289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90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290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90]" office:value-type="string" office:string-value="Di Ciommo">
            <text:p>Di Ciommo</text:p>
          </table:table-cell>
          <table:table-cell table:style-name="Default" table:formula="of:=['file:///Users/Amministrazione/Dropbox/segreteria/2025-26/elenchi/db%202025-26%20gestionale.ods'#$dati.H290]" office:value-type="string" office:string-value="Zoe">
            <text:p>Zo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90]+[.$M290]+[.$O290]+[.$Q290]+[.$S290]+[.$U290]+[.$W290]+[.$Y290]+[.$F290]" office:value-type="currency" office:currency="EUR" office:value="0">
            <text:p>€ 0,00</text:p>
          </table:table-cell>
          <table:table-cell table:number-columns-repeated="16"/>
          <table:table-cell table:formula="of:=SUM([.$AC290:.$AQ290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90]+[.$AV290]+[.$AX290]+[.$AZ290]+[.$BB290]+[.$BD290]" office:value-type="currency" office:currency="EUR" office:value="0">
            <text:p>€ 0,00</text:p>
          </table:table-cell>
          <table:table-cell/>
          <table:table-cell table:style-name="ce15" table:formula="of:=[.$AA290]+[.$AR290]+[.$BF290]" office:value-type="currency" office:currency="EUR" office:value="0">
            <text:p>€ 0,00</text:p>
          </table:table-cell>
          <table:table-cell/>
          <table:table-cell table:style-name="ce42" table:formula="of:=[accessori.$BH290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91]" office:value-type="string" office:string-value="no">
            <text:p>no</text:p>
          </table:table-cell>
          <table:table-cell table:style-name="ce8" table:formula="of:=['file:///Users/Amministrazione/Dropbox/segreteria/2025-26/elenchi/db%202025-26%20gestionale.ods'#$dati.E291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91]" office:value-type="string" office:string-value="Gelli">
            <text:p>Gelli</text:p>
          </table:table-cell>
          <table:table-cell table:style-name="Default" table:formula="of:=['file:///Users/Amministrazione/Dropbox/segreteria/2025-26/elenchi/db%202025-26%20gestionale.ods'#$dati.H291]" office:value-type="string" office:string-value="Livia">
            <text:p>Liv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91]+[.$M291]+[.$O291]+[.$Q291]+[.$S291]+[.$U291]+[.$W291]+[.$Y291]+[.$F291]" office:value-type="currency" office:currency="EUR" office:value="0">
            <text:p>€ 0,00</text:p>
          </table:table-cell>
          <table:table-cell table:number-columns-repeated="16"/>
          <table:table-cell table:formula="of:=SUM([.$AC291:.$AQ291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91]+[.$AV291]+[.$AX291]+[.$AZ291]+[.$BB291]+[.$BD291]" office:value-type="currency" office:currency="EUR" office:value="0">
            <text:p>€ 0,00</text:p>
          </table:table-cell>
          <table:table-cell/>
          <table:table-cell table:style-name="ce15" table:formula="of:=[.$AA291]+[.$AR291]+[.$BF291]" office:value-type="currency" office:currency="EUR" office:value="0">
            <text:p>€ 0,00</text:p>
          </table:table-cell>
          <table:table-cell/>
          <table:table-cell table:style-name="ce42" table:formula="of:=[accessori.$BH291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92]" office:value-type="string" office:string-value="no">
            <text:p>no</text:p>
          </table:table-cell>
          <table:table-cell table:style-name="ce8" table:formula="of:=['file:///Users/Amministrazione/Dropbox/segreteria/2025-26/elenchi/db%202025-26%20gestionale.ods'#$dati.E292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92]" office:value-type="string" office:string-value="Traversone">
            <text:p>Traversone</text:p>
          </table:table-cell>
          <table:table-cell table:style-name="Default" table:formula="of:=['file:///Users/Amministrazione/Dropbox/segreteria/2025-26/elenchi/db%202025-26%20gestionale.ods'#$dati.H292]" office:value-type="string" office:string-value="Lucrezia">
            <text:p>Lucrez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92]+[.$M292]+[.$O292]+[.$Q292]+[.$S292]+[.$U292]+[.$W292]+[.$Y292]+[.$F292]" office:value-type="currency" office:currency="EUR" office:value="0">
            <text:p>€ 0,00</text:p>
          </table:table-cell>
          <table:table-cell table:number-columns-repeated="16"/>
          <table:table-cell table:formula="of:=SUM([.$AC292:.$AQ292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92]+[.$AV292]+[.$AX292]+[.$AZ292]+[.$BB292]+[.$BD292]" office:value-type="currency" office:currency="EUR" office:value="0">
            <text:p>€ 0,00</text:p>
          </table:table-cell>
          <table:table-cell/>
          <table:table-cell table:style-name="ce15" table:formula="of:=[.$AA292]+[.$AR292]+[.$BF292]" office:value-type="currency" office:currency="EUR" office:value="0">
            <text:p>€ 0,00</text:p>
          </table:table-cell>
          <table:table-cell/>
          <table:table-cell table:style-name="ce42" table:formula="of:=[accessori.$BH292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93]" office:value-type="string" office:string-value="no">
            <text:p>no</text:p>
          </table:table-cell>
          <table:table-cell table:style-name="ce8" table:formula="of:=['file:///Users/Amministrazione/Dropbox/segreteria/2025-26/elenchi/db%202025-26%20gestionale.ods'#$dati.E293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93]" office:value-type="string" office:string-value="Traversone">
            <text:p>Traversone</text:p>
          </table:table-cell>
          <table:table-cell table:style-name="Default" table:formula="of:=['file:///Users/Amministrazione/Dropbox/segreteria/2025-26/elenchi/db%202025-26%20gestionale.ods'#$dati.H293]" office:value-type="string" office:string-value="Ludovica">
            <text:p>Ludovic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93]+[.$M293]+[.$O293]+[.$Q293]+[.$S293]+[.$U293]+[.$W293]+[.$Y293]+[.$F293]" office:value-type="currency" office:currency="EUR" office:value="0">
            <text:p>€ 0,00</text:p>
          </table:table-cell>
          <table:table-cell table:number-columns-repeated="16"/>
          <table:table-cell table:formula="of:=SUM([.$AC293:.$AQ293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93]+[.$AV293]+[.$AX293]+[.$AZ293]+[.$BB293]+[.$BD293]" office:value-type="currency" office:currency="EUR" office:value="0">
            <text:p>€ 0,00</text:p>
          </table:table-cell>
          <table:table-cell/>
          <table:table-cell table:style-name="ce15" table:formula="of:=[.$AA293]+[.$AR293]+[.$BF293]" office:value-type="currency" office:currency="EUR" office:value="0">
            <text:p>€ 0,00</text:p>
          </table:table-cell>
          <table:table-cell/>
          <table:table-cell table:style-name="ce42" table:formula="of:=[accessori.$BH293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94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29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29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294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94]+[.$M294]+[.$O294]+[.$Q294]+[.$S294]+[.$U294]+[.$W294]+[.$Y294]+[.$F294]" office:value-type="currency" office:currency="EUR" office:value="0">
            <text:p>€ 0,00</text:p>
          </table:table-cell>
          <table:table-cell table:number-columns-repeated="16"/>
          <table:table-cell table:formula="of:=SUM([.$AC294:.$AQ294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94]+[.$AV294]+[.$AX294]+[.$AZ294]+[.$BB294]+[.$BD294]" office:value-type="currency" office:currency="EUR" office:value="0">
            <text:p>€ 0,00</text:p>
          </table:table-cell>
          <table:table-cell/>
          <table:table-cell table:style-name="ce15" table:formula="of:=[.$AA294]+[.$AR294]+[.$BF294]" office:value-type="currency" office:currency="EUR" office:value="0">
            <text:p>€ 0,00</text:p>
          </table:table-cell>
          <table:table-cell/>
          <table:table-cell table:style-name="ce42" table:formula="of:=[accessori.$BH294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95]" office:value-type="string" office:string-value="no">
            <text:p>no</text:p>
          </table:table-cell>
          <table:table-cell table:style-name="ce8" table:formula="of:=['file:///Users/Amministrazione/Dropbox/segreteria/2025-26/elenchi/db%202025-26%20gestionale.ods'#$dati.E295]" office:value-type="string" office:string-value="25 preiscritto">
            <text:p>25 preiscritto</text:p>
          </table:table-cell>
          <table:table-cell table:style-name="Default" table:formula="of:=['file:///Users/Amministrazione/Dropbox/segreteria/2025-26/elenchi/db%202025-26%20gestionale.ods'#$dati.G295]" office:value-type="string" office:string-value="Rossetti">
            <text:p>Rossetti</text:p>
          </table:table-cell>
          <table:table-cell table:style-name="Default" table:formula="of:=['file:///Users/Amministrazione/Dropbox/segreteria/2025-26/elenchi/db%202025-26%20gestionale.ods'#$dati.H295]" office:value-type="string" office:string-value="Martino">
            <text:p>Martin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95]+[.$M295]+[.$O295]+[.$Q295]+[.$S295]+[.$U295]+[.$W295]+[.$Y295]+[.$F295]" office:value-type="currency" office:currency="EUR" office:value="0">
            <text:p>€ 0,00</text:p>
          </table:table-cell>
          <table:table-cell table:number-columns-repeated="16"/>
          <table:table-cell table:formula="of:=SUM([.$AC295:.$AQ295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95]+[.$AV295]+[.$AX295]+[.$AZ295]+[.$BB295]+[.$BD295]" office:value-type="currency" office:currency="EUR" office:value="0">
            <text:p>€ 0,00</text:p>
          </table:table-cell>
          <table:table-cell/>
          <table:table-cell table:style-name="ce15" table:formula="of:=[.$AA295]+[.$AR295]+[.$BF295]" office:value-type="currency" office:currency="EUR" office:value="0">
            <text:p>€ 0,00</text:p>
          </table:table-cell>
          <table:table-cell/>
          <table:table-cell table:style-name="ce42" table:formula="of:=[accessori.$BH295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96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29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29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296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96]+[.$M296]+[.$O296]+[.$Q296]+[.$S296]+[.$U296]+[.$W296]+[.$Y296]+[.$F296]" office:value-type="currency" office:currency="EUR" office:value="0">
            <text:p>€ 0,00</text:p>
          </table:table-cell>
          <table:table-cell table:number-columns-repeated="16"/>
          <table:table-cell table:formula="of:=SUM([.$AC296:.$AQ296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96]+[.$AV296]+[.$AX296]+[.$AZ296]+[.$BB296]+[.$BD296]" office:value-type="currency" office:currency="EUR" office:value="0">
            <text:p>€ 0,00</text:p>
          </table:table-cell>
          <table:table-cell/>
          <table:table-cell table:style-name="ce15" table:formula="of:=[.$AA296]+[.$AR296]+[.$BF296]" office:value-type="currency" office:currency="EUR" office:value="0">
            <text:p>€ 0,00</text:p>
          </table:table-cell>
          <table:table-cell/>
          <table:table-cell table:style-name="ce42" table:formula="of:=[accessori.$BH296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97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97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97]" office:value-type="string" office:string-value="Ceri">
            <text:p>Ceri</text:p>
          </table:table-cell>
          <table:table-cell table:style-name="Default" table:formula="of:=['file:///Users/Amministrazione/Dropbox/segreteria/2025-26/elenchi/db%202025-26%20gestionale.ods'#$dati.H297]" office:value-type="string" office:string-value="Daniel">
            <text:p>Daniel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97]+[.$M297]+[.$O297]+[.$Q297]+[.$S297]+[.$U297]+[.$W297]+[.$Y297]+[.$F297]" office:value-type="currency" office:currency="EUR" office:value="0">
            <text:p>€ 0,00</text:p>
          </table:table-cell>
          <table:table-cell/>
          <table:table-cell office:value-type="currency" office:currency="EUR" office:value="11">
            <text:p>€ 11,00</text:p>
          </table:table-cell>
          <table:table-cell office:value-type="currency" office:currency="EUR" office:value="17">
            <text:p>€ 17,00</text:p>
          </table:table-cell>
          <table:table-cell table:number-columns-repeated="13"/>
          <table:table-cell table:formula="of:=SUM([.$AC297:.$AQ297])" office:value-type="currency" office:currency="EUR" office:value="28">
            <text:p>€ 28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97]+[.$AV297]+[.$AX297]+[.$AZ297]+[.$BB297]+[.$BD297]" office:value-type="currency" office:currency="EUR" office:value="0">
            <text:p>€ 0,00</text:p>
          </table:table-cell>
          <table:table-cell/>
          <table:table-cell table:style-name="ce15" table:formula="of:=[.$AA297]+[.$AR297]+[.$BF297]" office:value-type="currency" office:currency="EUR" office:value="28">
            <text:p>€ 28,00</text:p>
          </table:table-cell>
          <table:table-cell/>
          <table:table-cell table:style-name="ce42" table:formula="of:=[accessori.$BH297]" office:value-type="currency" office:currency="EUR" office:value="28">
            <text:p>€ 28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98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98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98]" office:value-type="string" office:string-value="Marazita">
            <text:p>Marazita</text:p>
          </table:table-cell>
          <table:table-cell table:style-name="Default" table:formula="of:=['file:///Users/Amministrazione/Dropbox/segreteria/2025-26/elenchi/db%202025-26%20gestionale.ods'#$dati.H298]" office:value-type="string" office:string-value="Livia">
            <text:p>Liv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98]+[.$M298]+[.$O298]+[.$Q298]+[.$S298]+[.$U298]+[.$W298]+[.$Y298]+[.$F298]" office:value-type="currency" office:currency="EUR" office:value="0">
            <text:p>€ 0,00</text:p>
          </table:table-cell>
          <table:table-cell/>
          <table:table-cell office:value-type="currency" office:currency="EUR" office:value="13">
            <text:p>€ 13,00</text:p>
          </table:table-cell>
          <table:table-cell office:value-type="currency" office:currency="EUR" office:value="14">
            <text:p>€ 14,00</text:p>
          </table:table-cell>
          <table:table-cell table:number-columns-repeated="13"/>
          <table:table-cell table:formula="of:=SUM([.$AC298:.$AQ298])" office:value-type="currency" office:currency="EUR" office:value="27">
            <text:p>€ 27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98]+[.$AV298]+[.$AX298]+[.$AZ298]+[.$BB298]+[.$BD298]" office:value-type="currency" office:currency="EUR" office:value="0">
            <text:p>€ 0,00</text:p>
          </table:table-cell>
          <table:table-cell/>
          <table:table-cell table:style-name="ce15" table:formula="of:=[.$AA298]+[.$AR298]+[.$BF298]" office:value-type="currency" office:currency="EUR" office:value="27">
            <text:p>€ 27,00</text:p>
          </table:table-cell>
          <table:table-cell/>
          <table:table-cell table:style-name="ce42" table:formula="of:=[accessori.$BH298]" office:value-type="currency" office:currency="EUR" office:value="27">
            <text:p>€ 27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299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299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299]" office:value-type="string" office:string-value="Lanfranchi">
            <text:p>Lanfranchi</text:p>
          </table:table-cell>
          <table:table-cell table:style-name="Default" table:formula="of:=['file:///Users/Amministrazione/Dropbox/segreteria/2025-26/elenchi/db%202025-26%20gestionale.ods'#$dati.H299]" office:value-type="string" office:string-value="Matteo">
            <text:p>Matte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299]+[.$M299]+[.$O299]+[.$Q299]+[.$S299]+[.$U299]+[.$W299]+[.$Y299]+[.$F299]" office:value-type="currency" office:currency="EUR" office:value="0">
            <text:p>€ 0,00</text:p>
          </table:table-cell>
          <table:table-cell table:number-columns-repeated="16"/>
          <table:table-cell table:formula="of:=SUM([.$AC299:.$AQ299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299]+[.$AV299]+[.$AX299]+[.$AZ299]+[.$BB299]+[.$BD299]" office:value-type="currency" office:currency="EUR" office:value="0">
            <text:p>€ 0,00</text:p>
          </table:table-cell>
          <table:table-cell/>
          <table:table-cell table:style-name="ce15" table:formula="of:=[.$AA299]+[.$AR299]+[.$BF299]" office:value-type="currency" office:currency="EUR" office:value="0">
            <text:p>€ 0,00</text:p>
          </table:table-cell>
          <table:table-cell/>
          <table:table-cell table:style-name="ce42" table:formula="of:=[accessori.$BH299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300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00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00]" office:value-type="string" office:string-value="Campo">
            <text:p>Campo</text:p>
          </table:table-cell>
          <table:table-cell table:style-name="Default" table:formula="of:=['file:///Users/Amministrazione/Dropbox/segreteria/2025-26/elenchi/db%202025-26%20gestionale.ods'#$dati.H300]" office:value-type="string" office:string-value="Angela">
            <text:p>Angel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00]+[.$M300]+[.$O300]+[.$Q300]+[.$S300]+[.$U300]+[.$W300]+[.$Y300]+[.$F300]" office:value-type="currency" office:currency="EUR" office:value="0">
            <text:p>€ 0,00</text:p>
          </table:table-cell>
          <table:table-cell/>
          <table:table-cell office:value-type="currency" office:currency="EUR" office:value="9">
            <text:p>€ 9,00</text:p>
          </table:table-cell>
          <table:table-cell office:value-type="currency" office:currency="EUR" office:value="13">
            <text:p>€ 13,00</text:p>
          </table:table-cell>
          <table:table-cell table:number-columns-repeated="13"/>
          <table:table-cell table:formula="of:=SUM([.$AC300:.$AQ300])" office:value-type="currency" office:currency="EUR" office:value="22">
            <text:p>€ 22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00]+[.$AV300]+[.$AX300]+[.$AZ300]+[.$BB300]+[.$BD300]" office:value-type="currency" office:currency="EUR" office:value="0">
            <text:p>€ 0,00</text:p>
          </table:table-cell>
          <table:table-cell/>
          <table:table-cell table:style-name="ce15" table:formula="of:=[.$AA300]+[.$AR300]+[.$BF300]" office:value-type="currency" office:currency="EUR" office:value="22">
            <text:p>€ 22,00</text:p>
          </table:table-cell>
          <table:table-cell/>
          <table:table-cell table:style-name="ce42" table:formula="of:=[accessori.$BH300]" office:value-type="currency" office:currency="EUR" office:value="22">
            <text:p>€ 22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301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01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01]" office:value-type="string" office:string-value="Esposito">
            <text:p>Esposito</text:p>
          </table:table-cell>
          <table:table-cell table:style-name="Default" table:formula="of:=['file:///Users/Amministrazione/Dropbox/segreteria/2025-26/elenchi/db%202025-26%20gestionale.ods'#$dati.H301]" office:value-type="string" office:string-value="Giada">
            <text:p>Giad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 office:value-type="currency" office:currency="EUR" office:value="110">
            <text:p>€ 110,00</text:p>
          </table:table-cell>
          <table:table-cell office:value-type="string">
            <text:p>Violino kit 1/8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01]+[.$M301]+[.$O301]+[.$Q301]+[.$S301]+[.$U301]+[.$W301]+[.$Y301]+[.$F301]" office:value-type="currency" office:currency="EUR" office:value="110">
            <text:p>€ 110,00</text:p>
          </table:table-cell>
          <table:table-cell/>
          <table:table-cell office:value-type="currency" office:currency="EUR" office:value="17">
            <text:p>€ 17,00</text:p>
          </table:table-cell>
          <table:table-cell table:number-columns-repeated="14"/>
          <table:table-cell table:formula="of:=SUM([.$AC301:.$AQ301])" office:value-type="currency" office:currency="EUR" office:value="17">
            <text:p>€ 17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01]+[.$AV301]+[.$AX301]+[.$AZ301]+[.$BB301]+[.$BD301]" office:value-type="currency" office:currency="EUR" office:value="0">
            <text:p>€ 0,00</text:p>
          </table:table-cell>
          <table:table-cell/>
          <table:table-cell table:style-name="ce15" table:formula="of:=[.$AA301]+[.$AR301]+[.$BF301]" office:value-type="currency" office:currency="EUR" office:value="127">
            <text:p>€ 127,00</text:p>
          </table:table-cell>
          <table:table-cell/>
          <table:table-cell table:style-name="ce42" table:formula="of:=[accessori.$BH301]" office:value-type="currency" office:currency="EUR" office:value="127">
            <text:p>€ 127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302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02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02]" office:value-type="string" office:string-value="Casaletti">
            <text:p>Casaletti</text:p>
          </table:table-cell>
          <table:table-cell table:style-name="Default" table:formula="of:=['file:///Users/Amministrazione/Dropbox/segreteria/2025-26/elenchi/db%202025-26%20gestionale.ods'#$dati.H302]" office:value-type="string" office:string-value="Chiara">
            <text:p>Chiar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02]+[.$M302]+[.$O302]+[.$Q302]+[.$S302]+[.$U302]+[.$W302]+[.$Y302]+[.$F302]" office:value-type="currency" office:currency="EUR" office:value="0">
            <text:p>€ 0,00</text:p>
          </table:table-cell>
          <table:table-cell table:number-columns-repeated="16"/>
          <table:table-cell table:formula="of:=SUM([.$AC302:.$AQ302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02]+[.$AV302]+[.$AX302]+[.$AZ302]+[.$BB302]+[.$BD302]" office:value-type="currency" office:currency="EUR" office:value="0">
            <text:p>€ 0,00</text:p>
          </table:table-cell>
          <table:table-cell/>
          <table:table-cell table:style-name="ce15" table:formula="of:=[.$AA302]+[.$AR302]+[.$BF302]" office:value-type="currency" office:currency="EUR" office:value="0">
            <text:p>€ 0,00</text:p>
          </table:table-cell>
          <table:table-cell/>
          <table:table-cell table:style-name="ce42" table:formula="of:=[accessori.$BH302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303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03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03]" office:value-type="string" office:string-value="Castagna">
            <text:p>Castagna</text:p>
          </table:table-cell>
          <table:table-cell table:style-name="Default" table:formula="of:=['file:///Users/Amministrazione/Dropbox/segreteria/2025-26/elenchi/db%202025-26%20gestionale.ods'#$dati.H303]" office:value-type="string" office:string-value="Noah">
            <text:p>Noah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 office:value-type="currency" office:currency="EUR" office:value="135">
            <text:p>€ 135,00</text:p>
          </table:table-cell>
          <table:table-cell office:value-type="string">
            <text:p>kit violino ½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03]+[.$M303]+[.$O303]+[.$Q303]+[.$S303]+[.$U303]+[.$W303]+[.$Y303]+[.$F303]" office:value-type="currency" office:currency="EUR" office:value="135">
            <text:p>€ 135,00</text:p>
          </table:table-cell>
          <table:table-cell/>
          <table:table-cell office:value-type="currency" office:currency="EUR" office:value="11">
            <text:p>€ 11,00</text:p>
          </table:table-cell>
          <table:table-cell office:value-type="currency" office:currency="EUR" office:value="17">
            <text:p>€ 17,00</text:p>
          </table:table-cell>
          <table:table-cell table:number-columns-repeated="13"/>
          <table:table-cell table:formula="of:=SUM([.$AC303:.$AQ303])" office:value-type="currency" office:currency="EUR" office:value="28">
            <text:p>€ 28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03]+[.$AV303]+[.$AX303]+[.$AZ303]+[.$BB303]+[.$BD303]" office:value-type="currency" office:currency="EUR" office:value="0">
            <text:p>€ 0,00</text:p>
          </table:table-cell>
          <table:table-cell/>
          <table:table-cell table:style-name="ce15" table:formula="of:=[.$AA303]+[.$AR303]+[.$BF303]" office:value-type="currency" office:currency="EUR" office:value="163">
            <text:p>€ 163,00</text:p>
          </table:table-cell>
          <table:table-cell/>
          <table:table-cell table:style-name="ce42" table:formula="of:=[accessori.$BH303]" office:value-type="currency" office:currency="EUR" office:value="163">
            <text:p>€ 163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304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04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04]" office:value-type="string" office:string-value="Nisivoccia">
            <text:p>Nisivoccia</text:p>
          </table:table-cell>
          <table:table-cell table:style-name="Default" table:formula="of:=['file:///Users/Amministrazione/Dropbox/segreteria/2025-26/elenchi/db%202025-26%20gestionale.ods'#$dati.H304]" office:value-type="string" office:string-value="Livia">
            <text:p>Liv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04]+[.$M304]+[.$O304]+[.$Q304]+[.$S304]+[.$U304]+[.$W304]+[.$Y304]+[.$F304]" office:value-type="currency" office:currency="EUR" office:value="0">
            <text:p>€ 0,00</text:p>
          </table:table-cell>
          <table:table-cell/>
          <table:table-cell office:value-type="currency" office:currency="EUR" office:value="17">
            <text:p>€ 17,00</text:p>
          </table:table-cell>
          <table:table-cell table:number-columns-repeated="14"/>
          <table:table-cell table:formula="of:=SUM([.$AC304:.$AQ304])" office:value-type="currency" office:currency="EUR" office:value="17">
            <text:p>€ 17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04]+[.$AV304]+[.$AX304]+[.$AZ304]+[.$BB304]+[.$BD304]" office:value-type="currency" office:currency="EUR" office:value="0">
            <text:p>€ 0,00</text:p>
          </table:table-cell>
          <table:table-cell/>
          <table:table-cell table:style-name="ce15" table:formula="of:=[.$AA304]+[.$AR304]+[.$BF304]" office:value-type="currency" office:currency="EUR" office:value="17">
            <text:p>€ 17,00</text:p>
          </table:table-cell>
          <table:table-cell/>
          <table:table-cell table:style-name="ce42" table:formula="of:=[accessori.$BH304]" office:value-type="currency" office:currency="EUR" office:value="17">
            <text:p>€ 17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305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05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05]" office:value-type="string" office:string-value="Bassanini">
            <text:p>Bassanini</text:p>
          </table:table-cell>
          <table:table-cell table:style-name="Default" table:formula="of:=['file:///Users/Amministrazione/Dropbox/segreteria/2025-26/elenchi/db%202025-26%20gestionale.ods'#$dati.H305]" office:value-type="string" office:string-value="Daniele">
            <text:p>Daniel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05]+[.$M305]+[.$O305]+[.$Q305]+[.$S305]+[.$U305]+[.$W305]+[.$Y305]+[.$F305]" office:value-type="currency" office:currency="EUR" office:value="0">
            <text:p>€ 0,00</text:p>
          </table:table-cell>
          <table:table-cell table:number-columns-repeated="16"/>
          <table:table-cell table:formula="of:=SUM([.$AC305:.$AQ305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05]+[.$AV305]+[.$AX305]+[.$AZ305]+[.$BB305]+[.$BD305]" office:value-type="currency" office:currency="EUR" office:value="0">
            <text:p>€ 0,00</text:p>
          </table:table-cell>
          <table:table-cell/>
          <table:table-cell table:style-name="ce15" table:formula="of:=[.$AA305]+[.$AR305]+[.$BF305]" office:value-type="currency" office:currency="EUR" office:value="0">
            <text:p>€ 0,00</text:p>
          </table:table-cell>
          <table:table-cell/>
          <table:table-cell table:style-name="ce42" table:formula="of:=[accessori.$BH305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306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306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06]" office:value-type="string" office:string-value="Contaldi">
            <text:p>Contaldi</text:p>
          </table:table-cell>
          <table:table-cell table:style-name="Default" table:formula="of:=['file:///Users/Amministrazione/Dropbox/segreteria/2025-26/elenchi/db%202025-26%20gestionale.ods'#$dati.H306]" office:value-type="string" office:string-value="Margherita">
            <text:p>Margherit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06]+[.$M306]+[.$O306]+[.$Q306]+[.$S306]+[.$U306]+[.$W306]+[.$Y306]+[.$F306]" office:value-type="currency" office:currency="EUR" office:value="0">
            <text:p>€ 0,00</text:p>
          </table:table-cell>
          <table:table-cell/>
          <table:table-cell office:value-type="currency" office:currency="EUR" office:value="11">
            <text:p>€ 11,00</text:p>
          </table:table-cell>
          <table:table-cell table:number-columns-repeated="14"/>
          <table:table-cell table:formula="of:=SUM([.$AC306:.$AQ306])" office:value-type="currency" office:currency="EUR" office:value="11">
            <text:p>€ 11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06]+[.$AV306]+[.$AX306]+[.$AZ306]+[.$BB306]+[.$BD306]" office:value-type="currency" office:currency="EUR" office:value="0">
            <text:p>€ 0,00</text:p>
          </table:table-cell>
          <table:table-cell/>
          <table:table-cell table:style-name="ce15" table:formula="of:=[.$AA306]+[.$AR306]+[.$BF306]" office:value-type="currency" office:currency="EUR" office:value="11">
            <text:p>€ 11,00</text:p>
          </table:table-cell>
          <table:table-cell/>
          <table:table-cell table:style-name="ce42" table:formula="of:=[accessori.$BH306]" office:value-type="currency" office:currency="EUR" office:value="11">
            <text:p>€ 11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307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307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07]" office:value-type="string" office:string-value="Contaldi">
            <text:p>Contaldi</text:p>
          </table:table-cell>
          <table:table-cell table:style-name="Default" table:formula="of:=['file:///Users/Amministrazione/Dropbox/segreteria/2025-26/elenchi/db%202025-26%20gestionale.ods'#$dati.H307]" office:value-type="string" office:string-value="Martino">
            <text:p>Martin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07]+[.$M307]+[.$O307]+[.$Q307]+[.$S307]+[.$U307]+[.$W307]+[.$Y307]+[.$F307]" office:value-type="currency" office:currency="EUR" office:value="0">
            <text:p>€ 0,00</text:p>
          </table:table-cell>
          <table:table-cell/>
          <table:table-cell office:value-type="currency" office:currency="EUR" office:value="12">
            <text:p>€ 12,00</text:p>
          </table:table-cell>
          <table:table-cell office:value-type="currency" office:currency="EUR" office:value="17">
            <text:p>€ 17,00</text:p>
          </table:table-cell>
          <table:table-cell table:number-columns-repeated="13"/>
          <table:table-cell table:formula="of:=SUM([.$AC307:.$AQ307])" office:value-type="currency" office:currency="EUR" office:value="29">
            <text:p>€ 29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07]+[.$AV307]+[.$AX307]+[.$AZ307]+[.$BB307]+[.$BD307]" office:value-type="currency" office:currency="EUR" office:value="0">
            <text:p>€ 0,00</text:p>
          </table:table-cell>
          <table:table-cell/>
          <table:table-cell table:style-name="ce15" table:formula="of:=[.$AA307]+[.$AR307]+[.$BF307]" office:value-type="currency" office:currency="EUR" office:value="29">
            <text:p>€ 29,00</text:p>
          </table:table-cell>
          <table:table-cell/>
          <table:table-cell table:style-name="ce42" table:formula="of:=[accessori.$BH307]" office:value-type="currency" office:currency="EUR" office:value="29">
            <text:p>€ 29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308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08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08]" office:value-type="string" office:string-value="Rossi Ticona">
            <text:p>Rossi Ticona</text:p>
          </table:table-cell>
          <table:table-cell table:style-name="Default" table:formula="of:=['file:///Users/Amministrazione/Dropbox/segreteria/2025-26/elenchi/db%202025-26%20gestionale.ods'#$dati.H308]" office:value-type="string" office:string-value="Kristian">
            <text:p>Kristian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 office:value-type="currency" office:currency="EUR" office:value="365">
            <text:p>€ 365,00</text:p>
          </table:table-cell>
          <table:table-cell table:style-name="ce14" office:value-type="string">
            <text:p>kit sax medio</text:p>
          </table:table-cell>
          <table:table-cell office:value-type="currency" office:currency="EUR" office:value="36">
            <text:p>€ 36,00</text:p>
          </table:table-cell>
          <table:table-cell office:value-type="string">
            <text:p>anc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08]+[.$M308]+[.$O308]+[.$Q308]+[.$S308]+[.$U308]+[.$W308]+[.$Y308]+[.$F308]" office:value-type="currency" office:currency="EUR" office:value="401">
            <text:p>€ 401,00</text:p>
          </table:table-cell>
          <table:table-cell/>
          <table:table-cell office:value-type="currency" office:currency="EUR" office:value="12">
            <text:p>€ 12,00</text:p>
          </table:table-cell>
          <table:table-cell office:value-type="currency" office:currency="EUR" office:value="27">
            <text:p>€ 27,00</text:p>
          </table:table-cell>
          <table:table-cell table:number-columns-repeated="13"/>
          <table:table-cell table:formula="of:=SUM([.$AC308:.$AQ308])" office:value-type="currency" office:currency="EUR" office:value="39">
            <text:p>€ 39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08]+[.$AV308]+[.$AX308]+[.$AZ308]+[.$BB308]+[.$BD308]" office:value-type="currency" office:currency="EUR" office:value="0">
            <text:p>€ 0,00</text:p>
          </table:table-cell>
          <table:table-cell/>
          <table:table-cell table:style-name="ce15" table:formula="of:=[.$AA308]+[.$AR308]+[.$BF308]" office:value-type="currency" office:currency="EUR" office:value="440">
            <text:p>€ 440,00</text:p>
          </table:table-cell>
          <table:table-cell/>
          <table:table-cell table:style-name="ce42" table:formula="of:=[accessori.$BH308]" office:value-type="currency" office:currency="EUR" office:value="440">
            <text:p>€ 44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309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09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09]" office:value-type="string" office:string-value="Naglia">
            <text:p>Naglia</text:p>
          </table:table-cell>
          <table:table-cell table:style-name="Default" table:formula="of:=['file:///Users/Amministrazione/Dropbox/segreteria/2025-26/elenchi/db%202025-26%20gestionale.ods'#$dati.H309]" office:value-type="string" office:string-value="Cecilia">
            <text:p>Cecil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 table:style-name="ce14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09]+[.$M309]+[.$O309]+[.$Q309]+[.$S309]+[.$U309]+[.$W309]+[.$Y309]+[.$F309]" office:value-type="currency" office:currency="EUR" office:value="0">
            <text:p>€ 0,00</text:p>
          </table:table-cell>
          <table:table-cell table:number-columns-repeated="16"/>
          <table:table-cell table:formula="of:=SUM([.$AC309:.$AQ309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09]+[.$AV309]+[.$AX309]+[.$AZ309]+[.$BB309]+[.$BD309]" office:value-type="currency" office:currency="EUR" office:value="0">
            <text:p>€ 0,00</text:p>
          </table:table-cell>
          <table:table-cell/>
          <table:table-cell table:style-name="ce15" table:formula="of:=[.$AA309]+[.$AR309]+[.$BF309]" office:value-type="currency" office:currency="EUR" office:value="0">
            <text:p>€ 0,00</text:p>
          </table:table-cell>
          <table:table-cell/>
          <table:table-cell table:style-name="ce42" table:formula="of:=[accessori.$BH309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310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10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10]" office:value-type="string" office:string-value="Pontecorvo">
            <text:p>Pontecorvo</text:p>
          </table:table-cell>
          <table:table-cell table:style-name="Default" table:formula="of:=['file:///Users/Amministrazione/Dropbox/segreteria/2025-26/elenchi/db%202025-26%20gestionale.ods'#$dati.H310]" office:value-type="string" office:string-value="Alessandro">
            <text:p>Alessandr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10]+[.$M310]+[.$O310]+[.$Q310]+[.$S310]+[.$U310]+[.$W310]+[.$Y310]+[.$F310]" office:value-type="currency" office:currency="EUR" office:value="0">
            <text:p>€ 0,00</text:p>
          </table:table-cell>
          <table:table-cell table:number-columns-repeated="16"/>
          <table:table-cell table:formula="of:=SUM([.$AC310:.$AQ310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10]+[.$AV310]+[.$AX310]+[.$AZ310]+[.$BB310]+[.$BD310]" office:value-type="currency" office:currency="EUR" office:value="0">
            <text:p>€ 0,00</text:p>
          </table:table-cell>
          <table:table-cell/>
          <table:table-cell table:style-name="ce15" table:formula="of:=[.$AA310]+[.$AR310]+[.$BF310]" office:value-type="currency" office:currency="EUR" office:value="0">
            <text:p>€ 0,00</text:p>
          </table:table-cell>
          <table:table-cell/>
          <table:table-cell table:style-name="ce42" table:formula="of:=[accessori.$BH310]" office:value-type="currency" office:currency="EUR" office:value="0">
            <text:p>€ 0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311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11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11]" office:value-type="string" office:string-value="Ciabattoni">
            <text:p>Ciabattoni</text:p>
          </table:table-cell>
          <table:table-cell table:style-name="Default" table:formula="of:=['file:///Users/Amministrazione/Dropbox/segreteria/2025-26/elenchi/db%202025-26%20gestionale.ods'#$dati.H311]" office:value-type="string" office:string-value="Leonardo">
            <text:p>Leonard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 office:value-type="currency" office:currency="EUR" office:value="20">
            <text:p>€ 20,00</text:p>
          </table:table-cell>
          <table:table-cell office:value-type="string">
            <text:p>leggio</text:p>
          </table:table-cell>
          <table:table-cell office:value-type="currency" office:currency="EUR" office:value="7">
            <text:p>€ 7,00</text:p>
          </table:table-cell>
          <table:table-cell office:value-type="string">
            <text:p>poggiapiede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11]+[.$M311]+[.$O311]+[.$Q311]+[.$S311]+[.$U311]+[.$W311]+[.$Y311]+[.$F311]" office:value-type="currency" office:currency="EUR" office:value="27">
            <text:p>€ 27,00</text:p>
          </table:table-cell>
          <table:table-cell/>
          <table:table-cell office:value-type="currency" office:currency="EUR" office:value="28">
            <text:p>€ 28,00</text:p>
          </table:table-cell>
          <table:table-cell office:value-type="currency" office:currency="EUR" office:value="11">
            <text:p>€ 11,00</text:p>
          </table:table-cell>
          <table:table-cell table:number-columns-repeated="13"/>
          <table:table-cell table:formula="of:=SUM([.$AC311:.$AQ311])" office:value-type="currency" office:currency="EUR" office:value="39">
            <text:p>€ 39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11]+[.$AV311]+[.$AX311]+[.$AZ311]+[.$BB311]+[.$BD311]" office:value-type="currency" office:currency="EUR" office:value="0">
            <text:p>€ 0,00</text:p>
          </table:table-cell>
          <table:table-cell/>
          <table:table-cell table:style-name="ce15" table:formula="of:=[.$AA311]+[.$AR311]+[.$BF311]" office:value-type="currency" office:currency="EUR" office:value="66">
            <text:p>€ 66,00</text:p>
          </table:table-cell>
          <table:table-cell/>
          <table:table-cell table:style-name="ce42" table:formula="of:=[accessori.$BH311]" office:value-type="currency" office:currency="EUR" office:value="66">
            <text:p>€ 66,00</text:p>
          </table:table-cell>
          <table:table-cell table:number-columns-repeated="948"/>
        </table:table-row>
        <table:table-row table:style-name="ro2">
          <table:table-cell table:formula="of:=['file:///Users/Amministrazione/Dropbox/segreteria/2025-26/elenchi/db%202025-26%20gestionale.ods'#$dati.A312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12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12]" office:value-type="string" office:string-value="Levi">
            <text:p>Levi</text:p>
          </table:table-cell>
          <table:table-cell table:style-name="Default" table:formula="of:=['file:///Users/Amministrazione/Dropbox/segreteria/2025-26/elenchi/db%202025-26%20gestionale.ods'#$dati.H312]" office:value-type="string" office:string-value="Sandro">
            <text:p>Sandr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12]+[.$M312]+[.$O312]+[.$Q312]+[.$S312]+[.$U312]+[.$W312]+[.$Y312]+[.$F312]" office:value-type="currency" office:currency="EUR" office:value="0">
            <text:p>€ 0,00</text:p>
          </table:table-cell>
          <table:table-cell table:number-columns-repeated="16"/>
          <table:table-cell table:formula="of:=SUM([.$AC312:.$AQ312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12]+[.$AV312]+[.$AX312]+[.$AZ312]+[.$BB312]+[.$BD312]" office:value-type="currency" office:currency="EUR" office:value="0">
            <text:p>€ 0,00</text:p>
          </table:table-cell>
          <table:table-cell/>
          <table:table-cell table:style-name="ce15" table:formula="of:=[.$AA312]+[.$AR312]+[.$BF312]" office:value-type="currency" office:currency="EUR" office:value="0">
            <text:p>€ 0,00</text:p>
          </table:table-cell>
          <table:table-cell/>
          <table:table-cell table:style-name="ce42" table:formula="of:=[accessori.$BH312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13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13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13]" office:value-type="string" office:string-value="Tartari Arruabarrena">
            <text:p>Tartari Arruabarrena</text:p>
          </table:table-cell>
          <table:table-cell table:style-name="Default" table:formula="of:=['file:///Users/Amministrazione/Dropbox/segreteria/2025-26/elenchi/db%202025-26%20gestionale.ods'#$dati.H313]" office:value-type="string" office:string-value="Ilian">
            <text:p>Ilian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13]+[.$M313]+[.$O313]+[.$Q313]+[.$S313]+[.$U313]+[.$W313]+[.$Y313]+[.$F313]" office:value-type="currency" office:currency="EUR" office:value="0">
            <text:p>€ 0,00</text:p>
          </table:table-cell>
          <table:table-cell/>
          <table:table-cell office:value-type="currency" office:currency="EUR" office:value="12">
            <text:p>€ 12,00</text:p>
          </table:table-cell>
          <table:table-cell table:number-columns-repeated="14"/>
          <table:table-cell table:formula="of:=SUM([.$AC313:.$AQ313])" office:value-type="currency" office:currency="EUR" office:value="12">
            <text:p>€ 12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13]+[.$AV313]+[.$AX313]+[.$AZ313]+[.$BB313]+[.$BD313]" office:value-type="currency" office:currency="EUR" office:value="0">
            <text:p>€ 0,00</text:p>
          </table:table-cell>
          <table:table-cell/>
          <table:table-cell table:style-name="ce15" table:formula="of:=[.$AA313]+[.$AR313]+[.$BF313]" office:value-type="currency" office:currency="EUR" office:value="12">
            <text:p>€ 12,00</text:p>
          </table:table-cell>
          <table:table-cell/>
          <table:table-cell table:style-name="ce42" table:formula="of:=[accessori.$BH313]" office:value-type="currency" office:currency="EUR" office:value="12">
            <text:p>€ 12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14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14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14]" office:value-type="string" office:string-value="Grossi">
            <text:p>Grossi</text:p>
          </table:table-cell>
          <table:table-cell table:style-name="Default" table:formula="of:=['file:///Users/Amministrazione/Dropbox/segreteria/2025-26/elenchi/db%202025-26%20gestionale.ods'#$dati.H314]" office:value-type="string" office:string-value="Elena Maria">
            <text:p>Elena Mar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14]+[.$M314]+[.$O314]+[.$Q314]+[.$S314]+[.$U314]+[.$W314]+[.$Y314]+[.$F314]" office:value-type="currency" office:currency="EUR" office:value="0">
            <text:p>€ 0,00</text:p>
          </table:table-cell>
          <table:table-cell/>
          <table:table-cell office:value-type="currency" office:currency="EUR" office:value="11">
            <text:p>€ 11,00</text:p>
          </table:table-cell>
          <table:table-cell table:number-columns-repeated="14"/>
          <table:table-cell table:formula="of:=SUM([.$AC314:.$AQ314])" office:value-type="currency" office:currency="EUR" office:value="11">
            <text:p>€ 11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14]+[.$AV314]+[.$AX314]+[.$AZ314]+[.$BB314]+[.$BD314]" office:value-type="currency" office:currency="EUR" office:value="0">
            <text:p>€ 0,00</text:p>
          </table:table-cell>
          <table:table-cell/>
          <table:table-cell table:style-name="ce15" table:formula="of:=[.$AA314]+[.$AR314]+[.$BF314]" office:value-type="currency" office:currency="EUR" office:value="11">
            <text:p>€ 11,00</text:p>
          </table:table-cell>
          <table:table-cell/>
          <table:table-cell table:style-name="ce42" table:formula="of:=[accessori.$BH314]" office:value-type="currency" office:currency="EUR" office:value="11">
            <text:p>€ 11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15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15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15]" office:value-type="string" office:string-value="Lezziero">
            <text:p>Lezziero</text:p>
          </table:table-cell>
          <table:table-cell table:style-name="Default" table:formula="of:=['file:///Users/Amministrazione/Dropbox/segreteria/2025-26/elenchi/db%202025-26%20gestionale.ods'#$dati.H315]" office:value-type="string" office:string-value="Alberto">
            <text:p>Albert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15]+[.$M315]+[.$O315]+[.$Q315]+[.$S315]+[.$U315]+[.$W315]+[.$Y315]+[.$F315]" office:value-type="currency" office:currency="EUR" office:value="0">
            <text:p>€ 0,00</text:p>
          </table:table-cell>
          <table:table-cell table:number-columns-repeated="16"/>
          <table:table-cell table:formula="of:=SUM([.$AC315:.$AQ315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15]+[.$AV315]+[.$AX315]+[.$AZ315]+[.$BB315]+[.$BD315]" office:value-type="currency" office:currency="EUR" office:value="0">
            <text:p>€ 0,00</text:p>
          </table:table-cell>
          <table:table-cell/>
          <table:table-cell table:style-name="ce15" table:formula="of:=[.$AA315]+[.$AR315]+[.$BF315]" office:value-type="currency" office:currency="EUR" office:value="0">
            <text:p>€ 0,00</text:p>
          </table:table-cell>
          <table:table-cell/>
          <table:table-cell table:style-name="ce42" table:formula="of:=[accessori.$BH315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16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16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16]" office:value-type="string" office:string-value="Camisasca ">
            <text:p>Camisasca </text:p>
          </table:table-cell>
          <table:table-cell table:style-name="Default" table:formula="of:=['file:///Users/Amministrazione/Dropbox/segreteria/2025-26/elenchi/db%202025-26%20gestionale.ods'#$dati.H316]" office:value-type="string" office:string-value="Niccolo">
            <text:p>Niccol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16]+[.$M316]+[.$O316]+[.$Q316]+[.$S316]+[.$U316]+[.$W316]+[.$Y316]+[.$F316]" office:value-type="currency" office:currency="EUR" office:value="0">
            <text:p>€ 0,00</text:p>
          </table:table-cell>
          <table:table-cell table:number-columns-repeated="16"/>
          <table:table-cell table:formula="of:=SUM([.$AC316:.$AQ316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16]+[.$AV316]+[.$AX316]+[.$AZ316]+[.$BB316]+[.$BD316]" office:value-type="currency" office:currency="EUR" office:value="0">
            <text:p>€ 0,00</text:p>
          </table:table-cell>
          <table:table-cell/>
          <table:table-cell table:style-name="ce15" table:formula="of:=[.$AA316]+[.$AR316]+[.$BF316]" office:value-type="currency" office:currency="EUR" office:value="0">
            <text:p>€ 0,00</text:p>
          </table:table-cell>
          <table:table-cell/>
          <table:table-cell table:style-name="ce42" table:formula="of:=[accessori.$BH316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17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17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17]" office:value-type="string" office:string-value="George">
            <text:p>George</text:p>
          </table:table-cell>
          <table:table-cell table:style-name="Default" table:formula="of:=['file:///Users/Amministrazione/Dropbox/segreteria/2025-26/elenchi/db%202025-26%20gestionale.ods'#$dati.H317]" office:value-type="string" office:string-value="Dora">
            <text:p>Dor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17]+[.$M317]+[.$O317]+[.$Q317]+[.$S317]+[.$U317]+[.$W317]+[.$Y317]+[.$F317]" office:value-type="currency" office:currency="EUR" office:value="0">
            <text:p>€ 0,00</text:p>
          </table:table-cell>
          <table:table-cell/>
          <table:table-cell office:value-type="currency" office:currency="EUR" office:value="14">
            <text:p>€ 14,00</text:p>
          </table:table-cell>
          <table:table-cell table:number-columns-repeated="14"/>
          <table:table-cell table:formula="of:=SUM([.$AC317:.$AQ317])" office:value-type="currency" office:currency="EUR" office:value="14">
            <text:p>€ 14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17]+[.$AV317]+[.$AX317]+[.$AZ317]+[.$BB317]+[.$BD317]" office:value-type="currency" office:currency="EUR" office:value="0">
            <text:p>€ 0,00</text:p>
          </table:table-cell>
          <table:table-cell/>
          <table:table-cell table:style-name="ce15" table:formula="of:=[.$AA317]+[.$AR317]+[.$BF317]" office:value-type="currency" office:currency="EUR" office:value="14">
            <text:p>€ 14,00</text:p>
          </table:table-cell>
          <table:table-cell/>
          <table:table-cell table:style-name="ce42" table:formula="of:=[accessori.$BH317]" office:value-type="currency" office:currency="EUR" office:value="14">
            <text:p>€ 14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18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18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18]" office:value-type="string" office:string-value="Perrone">
            <text:p>Perrone</text:p>
          </table:table-cell>
          <table:table-cell table:style-name="Default" table:formula="of:=['file:///Users/Amministrazione/Dropbox/segreteria/2025-26/elenchi/db%202025-26%20gestionale.ods'#$dati.H318]" office:value-type="string" office:string-value="Cecilia">
            <text:p>Cecil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18]+[.$M318]+[.$O318]+[.$Q318]+[.$S318]+[.$U318]+[.$W318]+[.$Y318]+[.$F318]" office:value-type="currency" office:currency="EUR" office:value="0">
            <text:p>€ 0,00</text:p>
          </table:table-cell>
          <table:table-cell/>
          <table:table-cell office:value-type="currency" office:currency="EUR" office:value="15">
            <text:p>€ 15,00</text:p>
          </table:table-cell>
          <table:table-cell office:value-type="currency" office:currency="EUR" office:value="11">
            <text:p>€ 11,00</text:p>
          </table:table-cell>
          <table:table-cell office:value-type="currency" office:currency="EUR" office:value="13">
            <text:p>€ 13,00</text:p>
          </table:table-cell>
          <table:table-cell table:number-columns-repeated="12"/>
          <table:table-cell table:formula="of:=SUM([.$AC318:.$AQ318])" office:value-type="currency" office:currency="EUR" office:value="39">
            <text:p>€ 39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18]+[.$AV318]+[.$AX318]+[.$AZ318]+[.$BB318]+[.$BD318]" office:value-type="currency" office:currency="EUR" office:value="0">
            <text:p>€ 0,00</text:p>
          </table:table-cell>
          <table:table-cell/>
          <table:table-cell table:style-name="ce15" table:formula="of:=[.$AA318]+[.$AR318]+[.$BF318]" office:value-type="currency" office:currency="EUR" office:value="39">
            <text:p>€ 39,00</text:p>
          </table:table-cell>
          <table:table-cell/>
          <table:table-cell table:style-name="ce42" table:formula="of:=[accessori.$BH318]" office:value-type="currency" office:currency="EUR" office:value="39">
            <text:p>€ 39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19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19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19]" office:value-type="string" office:string-value="Laforgia Negron">
            <text:p>Laforgia Negron</text:p>
          </table:table-cell>
          <table:table-cell table:style-name="Default" table:formula="of:=['file:///Users/Amministrazione/Dropbox/segreteria/2025-26/elenchi/db%202025-26%20gestionale.ods'#$dati.H319]" office:value-type="string" office:string-value="Leonardo">
            <text:p>Leonard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19]+[.$M319]+[.$O319]+[.$Q319]+[.$S319]+[.$U319]+[.$W319]+[.$Y319]+[.$F319]" office:value-type="currency" office:currency="EUR" office:value="0">
            <text:p>€ 0,00</text:p>
          </table:table-cell>
          <table:table-cell/>
          <table:table-cell office:value-type="currency" office:currency="EUR" office:value="28">
            <text:p>€ 28,00</text:p>
          </table:table-cell>
          <table:table-cell table:number-columns-repeated="14"/>
          <table:table-cell table:formula="of:=SUM([.$AC319:.$AQ319])" office:value-type="currency" office:currency="EUR" office:value="28">
            <text:p>€ 28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19]+[.$AV319]+[.$AX319]+[.$AZ319]+[.$BB319]+[.$BD319]" office:value-type="currency" office:currency="EUR" office:value="0">
            <text:p>€ 0,00</text:p>
          </table:table-cell>
          <table:table-cell/>
          <table:table-cell table:style-name="ce15" table:formula="of:=[.$AA319]+[.$AR319]+[.$BF319]" office:value-type="currency" office:currency="EUR" office:value="28">
            <text:p>€ 28,00</text:p>
          </table:table-cell>
          <table:table-cell/>
          <table:table-cell table:style-name="ce42" table:formula="of:=[accessori.$BH319]" office:value-type="currency" office:currency="EUR" office:value="28">
            <text:p>€ 28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20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20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20]" office:value-type="string" office:string-value="Henriquez">
            <text:p>Henriquez</text:p>
          </table:table-cell>
          <table:table-cell table:style-name="Default" table:formula="of:=['file:///Users/Amministrazione/Dropbox/segreteria/2025-26/elenchi/db%202025-26%20gestionale.ods'#$dati.H320]" office:value-type="string" office:string-value="Louis">
            <text:p>Louis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20]+[.$M320]+[.$O320]+[.$Q320]+[.$S320]+[.$U320]+[.$W320]+[.$Y320]+[.$F320]" office:value-type="currency" office:currency="EUR" office:value="0">
            <text:p>€ 0,00</text:p>
          </table:table-cell>
          <table:table-cell table:number-columns-repeated="16"/>
          <table:table-cell table:formula="of:=SUM([.$AC320:.$AQ320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20]+[.$AV320]+[.$AX320]+[.$AZ320]+[.$BB320]+[.$BD320]" office:value-type="currency" office:currency="EUR" office:value="0">
            <text:p>€ 0,00</text:p>
          </table:table-cell>
          <table:table-cell/>
          <table:table-cell table:style-name="ce15" table:formula="of:=[.$AA320]+[.$AR320]+[.$BF320]" office:value-type="currency" office:currency="EUR" office:value="0">
            <text:p>€ 0,00</text:p>
          </table:table-cell>
          <table:table-cell/>
          <table:table-cell table:style-name="ce42" table:formula="of:=[accessori.$BH320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21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321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21]" office:value-type="string" office:string-value="Pontillo">
            <text:p>Pontillo</text:p>
          </table:table-cell>
          <table:table-cell table:style-name="Default" table:formula="of:=['file:///Users/Amministrazione/Dropbox/segreteria/2025-26/elenchi/db%202025-26%20gestionale.ods'#$dati.H321]" office:value-type="string" office:string-value="Valentina">
            <text:p>Valentin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21]+[.$M321]+[.$O321]+[.$Q321]+[.$S321]+[.$U321]+[.$W321]+[.$Y321]+[.$F321]" office:value-type="currency" office:currency="EUR" office:value="0">
            <text:p>€ 0,00</text:p>
          </table:table-cell>
          <table:table-cell table:number-columns-repeated="16"/>
          <table:table-cell table:formula="of:=SUM([.$AC321:.$AQ321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21]+[.$AV321]+[.$AX321]+[.$AZ321]+[.$BB321]+[.$BD321]" office:value-type="currency" office:currency="EUR" office:value="0">
            <text:p>€ 0,00</text:p>
          </table:table-cell>
          <table:table-cell/>
          <table:table-cell table:style-name="ce15" table:formula="of:=[.$AA321]+[.$AR321]+[.$BF321]" office:value-type="currency" office:currency="EUR" office:value="0">
            <text:p>€ 0,00</text:p>
          </table:table-cell>
          <table:table-cell/>
          <table:table-cell table:style-name="ce42" table:formula="of:=[accessori.$BH321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22]" office:value-type="string" office:string-value="deff">
            <text:p>deff</text:p>
          </table:table-cell>
          <table:table-cell table:style-name="ce8" table:formula="of:=['file:///Users/Amministrazione/Dropbox/segreteria/2025-26/elenchi/db%202025-26%20gestionale.ods'#$dati.E322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22]" office:value-type="string" office:string-value="Pontillo">
            <text:p>Pontillo</text:p>
          </table:table-cell>
          <table:table-cell table:style-name="Default" table:formula="of:=['file:///Users/Amministrazione/Dropbox/segreteria/2025-26/elenchi/db%202025-26%20gestionale.ods'#$dati.H322]" office:value-type="string" office:string-value="Cesare">
            <text:p>Cesar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 office:value-type="currency" office:currency="EUR" office:value="3">
            <text:p>€ 3,00</text:p>
          </table:table-cell>
          <table:table-cell office:value-type="string">
            <text:p>bacchette</text:p>
          </table:table-cell>
          <table:table-cell office:value-type="currency" office:currency="EUR" office:value="30">
            <text:p>€ 30,00</text:p>
          </table:table-cell>
          <table:table-cell office:value-type="string">
            <text:p>pad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22]+[.$M322]+[.$O322]+[.$Q322]+[.$S322]+[.$U322]+[.$W322]+[.$Y322]+[.$F322]" office:value-type="currency" office:currency="EUR" office:value="33">
            <text:p>€ 33,00</text:p>
          </table:table-cell>
          <table:table-cell table:number-columns-repeated="16"/>
          <table:table-cell table:formula="of:=SUM([.$AC322:.$AQ322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22]+[.$AV322]+[.$AX322]+[.$AZ322]+[.$BB322]+[.$BD322]" office:value-type="currency" office:currency="EUR" office:value="0">
            <text:p>€ 0,00</text:p>
          </table:table-cell>
          <table:table-cell/>
          <table:table-cell table:style-name="ce15" table:formula="of:=[.$AA322]+[.$AR322]+[.$BF322]" office:value-type="currency" office:currency="EUR" office:value="33">
            <text:p>€ 33,00</text:p>
          </table:table-cell>
          <table:table-cell/>
          <table:table-cell table:style-name="ce42" table:formula="of:=[accessori.$BH322]" office:value-type="currency" office:currency="EUR" office:value="33">
            <text:p>€ 33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23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23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23]" office:value-type="string" office:string-value="Nocerino">
            <text:p>Nocerino</text:p>
          </table:table-cell>
          <table:table-cell table:style-name="Default" table:formula="of:=['file:///Users/Amministrazione/Dropbox/segreteria/2025-26/elenchi/db%202025-26%20gestionale.ods'#$dati.H323]" office:value-type="string" office:string-value="Caterina">
            <text:p>Caterin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23]+[.$M323]+[.$O323]+[.$Q323]+[.$S323]+[.$U323]+[.$W323]+[.$Y323]+[.$F323]" office:value-type="currency" office:currency="EUR" office:value="0">
            <text:p>€ 0,00</text:p>
          </table:table-cell>
          <table:table-cell/>
          <table:table-cell office:value-type="currency" office:currency="EUR" office:value="28">
            <text:p>€ 28,00</text:p>
          </table:table-cell>
          <table:table-cell table:number-columns-repeated="14"/>
          <table:table-cell table:formula="of:=SUM([.$AC323:.$AQ323])" office:value-type="currency" office:currency="EUR" office:value="28">
            <text:p>€ 28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23]+[.$AV323]+[.$AX323]+[.$AZ323]+[.$BB323]+[.$BD323]" office:value-type="currency" office:currency="EUR" office:value="0">
            <text:p>€ 0,00</text:p>
          </table:table-cell>
          <table:table-cell/>
          <table:table-cell table:style-name="ce15" table:formula="of:=[.$AA323]+[.$AR323]+[.$BF323]" office:value-type="currency" office:currency="EUR" office:value="28">
            <text:p>€ 28,00</text:p>
          </table:table-cell>
          <table:table-cell/>
          <table:table-cell table:style-name="ce42" table:formula="of:=[accessori.$BH323]" office:value-type="currency" office:currency="EUR" office:value="28">
            <text:p>€ 28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24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24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24]" office:value-type="string" office:string-value="Praticò">
            <text:p>Praticò</text:p>
          </table:table-cell>
          <table:table-cell table:style-name="Default" table:formula="of:=['file:///Users/Amministrazione/Dropbox/segreteria/2025-26/elenchi/db%202025-26%20gestionale.ods'#$dati.H324]" office:value-type="string" office:string-value="Sylvia">
            <text:p>Sylvi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24]+[.$M324]+[.$O324]+[.$Q324]+[.$S324]+[.$U324]+[.$W324]+[.$Y324]+[.$F324]" office:value-type="currency" office:currency="EUR" office:value="0">
            <text:p>€ 0,00</text:p>
          </table:table-cell>
          <table:table-cell/>
          <table:table-cell office:value-type="currency" office:currency="EUR" office:value="10">
            <text:p>€ 10,00</text:p>
          </table:table-cell>
          <table:table-cell table:number-columns-repeated="14"/>
          <table:table-cell table:formula="of:=SUM([.$AC324:.$AQ324])" office:value-type="currency" office:currency="EUR" office:value="10">
            <text:p>€ 1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24]+[.$AV324]+[.$AX324]+[.$AZ324]+[.$BB324]+[.$BD324]" office:value-type="currency" office:currency="EUR" office:value="0">
            <text:p>€ 0,00</text:p>
          </table:table-cell>
          <table:table-cell/>
          <table:table-cell table:style-name="ce15" table:formula="of:=[.$AA324]+[.$AR324]+[.$BF324]" office:value-type="currency" office:currency="EUR" office:value="10">
            <text:p>€ 10,00</text:p>
          </table:table-cell>
          <table:table-cell/>
          <table:table-cell table:style-name="ce42" table:formula="of:=[accessori.$BH324]" office:value-type="currency" office:currency="EUR" office:value="10">
            <text:p>€ 1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25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25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25]" office:value-type="string" office:string-value="Reggio">
            <text:p>Reggio</text:p>
          </table:table-cell>
          <table:table-cell table:style-name="Default" table:formula="of:=['file:///Users/Amministrazione/Dropbox/segreteria/2025-26/elenchi/db%202025-26%20gestionale.ods'#$dati.H325]" office:value-type="string" office:string-value="Jacopo">
            <text:p>Jacop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25]+[.$M325]+[.$O325]+[.$Q325]+[.$S325]+[.$U325]+[.$W325]+[.$Y325]+[.$F325]" office:value-type="currency" office:currency="EUR" office:value="0">
            <text:p>€ 0,00</text:p>
          </table:table-cell>
          <table:table-cell/>
          <table:table-cell office:value-type="currency" office:currency="EUR" office:value="12">
            <text:p>€ 12,00</text:p>
          </table:table-cell>
          <table:table-cell table:number-columns-repeated="14"/>
          <table:table-cell table:formula="of:=SUM([.$AC325:.$AQ325])" office:value-type="currency" office:currency="EUR" office:value="12">
            <text:p>€ 12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25]+[.$AV325]+[.$AX325]+[.$AZ325]+[.$BB325]+[.$BD325]" office:value-type="currency" office:currency="EUR" office:value="0">
            <text:p>€ 0,00</text:p>
          </table:table-cell>
          <table:table-cell/>
          <table:table-cell table:style-name="ce15" table:formula="of:=[.$AA325]+[.$AR325]+[.$BF325]" office:value-type="currency" office:currency="EUR" office:value="12">
            <text:p>€ 12,00</text:p>
          </table:table-cell>
          <table:table-cell/>
          <table:table-cell table:style-name="ce42" table:formula="of:=[accessori.$BH325]" office:value-type="currency" office:currency="EUR" office:value="12">
            <text:p>€ 12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26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26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26]" office:value-type="string" office:string-value="Chacaliaza Aquije ">
            <text:p>Chacaliaza Aquije </text:p>
          </table:table-cell>
          <table:table-cell table:style-name="Default" table:formula="of:=['file:///Users/Amministrazione/Dropbox/segreteria/2025-26/elenchi/db%202025-26%20gestionale.ods'#$dati.H326]" office:value-type="string" office:string-value="Alessia Antonella ">
            <text:p>Alessia Antonella 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26]+[.$M326]+[.$O326]+[.$Q326]+[.$S326]+[.$U326]+[.$W326]+[.$Y326]+[.$F326]" office:value-type="currency" office:currency="EUR" office:value="0">
            <text:p>€ 0,00</text:p>
          </table:table-cell>
          <table:table-cell/>
          <table:table-cell office:value-type="currency" office:currency="EUR" office:value="14">
            <text:p>€ 14,00</text:p>
          </table:table-cell>
          <table:table-cell office:value-type="currency" office:currency="EUR" office:value="13">
            <text:p>€ 13,00</text:p>
          </table:table-cell>
          <table:table-cell office:value-type="currency" office:currency="EUR" office:value="12">
            <text:p>€ 12,00</text:p>
          </table:table-cell>
          <table:table-cell table:number-columns-repeated="12"/>
          <table:table-cell table:formula="of:=SUM([.$AC326:.$AQ326])" office:value-type="currency" office:currency="EUR" office:value="39">
            <text:p>€ 39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26]+[.$AV326]+[.$AX326]+[.$AZ326]+[.$BB326]+[.$BD326]" office:value-type="currency" office:currency="EUR" office:value="0">
            <text:p>€ 0,00</text:p>
          </table:table-cell>
          <table:table-cell/>
          <table:table-cell table:style-name="ce15" table:formula="of:=[.$AA326]+[.$AR326]+[.$BF326]" office:value-type="currency" office:currency="EUR" office:value="39">
            <text:p>€ 39,00</text:p>
          </table:table-cell>
          <table:table-cell/>
          <table:table-cell table:style-name="ce42" table:formula="of:=[accessori.$BH326]" office:value-type="currency" office:currency="EUR" office:value="39">
            <text:p>€ 39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27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27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27]" office:value-type="string" office:string-value="Riccobono">
            <text:p>Riccobono</text:p>
          </table:table-cell>
          <table:table-cell table:style-name="Default" table:formula="of:=['file:///Users/Amministrazione/Dropbox/segreteria/2025-26/elenchi/db%202025-26%20gestionale.ods'#$dati.H327]" office:value-type="string" office:string-value="Paolo">
            <text:p>Paol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27]+[.$M327]+[.$O327]+[.$Q327]+[.$S327]+[.$U327]+[.$W327]+[.$Y327]+[.$F327]" office:value-type="currency" office:currency="EUR" office:value="0">
            <text:p>€ 0,00</text:p>
          </table:table-cell>
          <table:table-cell/>
          <table:table-cell office:value-type="currency" office:currency="EUR" office:value="11">
            <text:p>€ 11,00</text:p>
          </table:table-cell>
          <table:table-cell office:value-type="currency" office:currency="EUR" office:value="15">
            <text:p>€ 15,00</text:p>
          </table:table-cell>
          <table:table-cell office:value-type="currency" office:currency="EUR" office:value="13">
            <text:p>€ 13,00</text:p>
          </table:table-cell>
          <table:table-cell office:value-type="currency" office:currency="EUR" office:value="11">
            <text:p>€ 11,00</text:p>
          </table:table-cell>
          <table:table-cell table:number-columns-repeated="11"/>
          <table:table-cell table:formula="of:=SUM([.$AC327:.$AQ327])" office:value-type="currency" office:currency="EUR" office:value="50">
            <text:p>€ 5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27]+[.$AV327]+[.$AX327]+[.$AZ327]+[.$BB327]+[.$BD327]" office:value-type="currency" office:currency="EUR" office:value="0">
            <text:p>€ 0,00</text:p>
          </table:table-cell>
          <table:table-cell/>
          <table:table-cell table:style-name="ce15" table:formula="of:=[.$AA327]+[.$AR327]+[.$BF327]" office:value-type="currency" office:currency="EUR" office:value="50">
            <text:p>€ 50,00</text:p>
          </table:table-cell>
          <table:table-cell/>
          <table:table-cell table:style-name="ce42" table:formula="of:=[accessori.$BH327]" office:value-type="currency" office:currency="EUR" office:value="50">
            <text:p>€ 5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28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28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28]" office:value-type="string" office:string-value="Giardina">
            <text:p>Giardina</text:p>
          </table:table-cell>
          <table:table-cell table:style-name="Default" table:formula="of:=['file:///Users/Amministrazione/Dropbox/segreteria/2025-26/elenchi/db%202025-26%20gestionale.ods'#$dati.H328]" office:value-type="string" office:string-value="Costanza">
            <text:p>Costanz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28]+[.$M328]+[.$O328]+[.$Q328]+[.$S328]+[.$U328]+[.$W328]+[.$Y328]+[.$F328]" office:value-type="currency" office:currency="EUR" office:value="0">
            <text:p>€ 0,00</text:p>
          </table:table-cell>
          <table:table-cell/>
          <table:table-cell office:value-type="currency" office:currency="EUR" office:value="22">
            <text:p>€ 22,00</text:p>
          </table:table-cell>
          <table:table-cell table:number-columns-repeated="14"/>
          <table:table-cell table:formula="of:=SUM([.$AC328:.$AQ328])" office:value-type="currency" office:currency="EUR" office:value="22">
            <text:p>€ 22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28]+[.$AV328]+[.$AX328]+[.$AZ328]+[.$BB328]+[.$BD328]" office:value-type="currency" office:currency="EUR" office:value="0">
            <text:p>€ 0,00</text:p>
          </table:table-cell>
          <table:table-cell/>
          <table:table-cell table:style-name="ce15" table:formula="of:=[.$AA328]+[.$AR328]+[.$BF328]" office:value-type="currency" office:currency="EUR" office:value="22">
            <text:p>€ 22,00</text:p>
          </table:table-cell>
          <table:table-cell/>
          <table:table-cell table:style-name="ce42" table:formula="of:=[accessori.$BH328]" office:value-type="currency" office:currency="EUR" office:value="22">
            <text:p>€ 22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29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29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29]" office:value-type="string" office:string-value="Beretta">
            <text:p>Beretta</text:p>
          </table:table-cell>
          <table:table-cell table:style-name="Default" table:formula="of:=['file:///Users/Amministrazione/Dropbox/segreteria/2025-26/elenchi/db%202025-26%20gestionale.ods'#$dati.H329]" office:value-type="string" office:string-value="Zoe">
            <text:p>Zo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 office:value-type="currency" office:currency="EUR" office:value="450">
            <text:p>€ 450,00</text:p>
          </table:table-cell>
          <table:table-cell office:value-type="string">
            <text:p>kit sax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29]+[.$M329]+[.$O329]+[.$Q329]+[.$S329]+[.$U329]+[.$W329]+[.$Y329]+[.$F329]" office:value-type="currency" office:currency="EUR" office:value="450">
            <text:p>€ 450,00</text:p>
          </table:table-cell>
          <table:table-cell/>
          <table:table-cell office:value-type="currency" office:currency="EUR" office:value="11">
            <text:p>€ 11,00</text:p>
          </table:table-cell>
          <table:table-cell office:value-type="currency" office:currency="EUR" office:value="25">
            <text:p>€ 25,00</text:p>
          </table:table-cell>
          <table:table-cell table:number-columns-repeated="13"/>
          <table:table-cell table:formula="of:=SUM([.$AC329:.$AQ329])" office:value-type="currency" office:currency="EUR" office:value="36">
            <text:p>€ 36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29]+[.$AV329]+[.$AX329]+[.$AZ329]+[.$BB329]+[.$BD329]" office:value-type="currency" office:currency="EUR" office:value="0">
            <text:p>€ 0,00</text:p>
          </table:table-cell>
          <table:table-cell/>
          <table:table-cell table:style-name="ce15" table:formula="of:=[.$AA329]+[.$AR329]+[.$BF329]" office:value-type="currency" office:currency="EUR" office:value="486">
            <text:p>€ 486,00</text:p>
          </table:table-cell>
          <table:table-cell/>
          <table:table-cell table:style-name="ce42" table:formula="of:=[accessori.$BH329]" office:value-type="currency" office:currency="EUR" office:value="486">
            <text:p>€ 486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30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30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30]" office:value-type="string" office:string-value="Brasca">
            <text:p>Brasca</text:p>
          </table:table-cell>
          <table:table-cell table:style-name="Default" table:formula="of:=['file:///Users/Amministrazione/Dropbox/segreteria/2025-26/elenchi/db%202025-26%20gestionale.ods'#$dati.H330]" office:value-type="string" office:string-value="Ulisse Antoni ">
            <text:p>Ulisse Antoni 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30]+[.$M330]+[.$O330]+[.$Q330]+[.$S330]+[.$U330]+[.$W330]+[.$Y330]+[.$F330]" office:value-type="currency" office:currency="EUR" office:value="0">
            <text:p>€ 0,00</text:p>
          </table:table-cell>
          <table:table-cell table:number-columns-repeated="16"/>
          <table:table-cell table:formula="of:=SUM([.$AC330:.$AQ330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30]+[.$AV330]+[.$AX330]+[.$AZ330]+[.$BB330]+[.$BD330]" office:value-type="currency" office:currency="EUR" office:value="0">
            <text:p>€ 0,00</text:p>
          </table:table-cell>
          <table:table-cell/>
          <table:table-cell table:style-name="ce15" table:formula="of:=[.$AA330]+[.$AR330]+[.$BF330]" office:value-type="currency" office:currency="EUR" office:value="0">
            <text:p>€ 0,00</text:p>
          </table:table-cell>
          <table:table-cell/>
          <table:table-cell table:style-name="ce42" table:formula="of:=[accessori.$BH330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31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31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31]" office:value-type="string" office:string-value="Di Taranto">
            <text:p>Di Taranto</text:p>
          </table:table-cell>
          <table:table-cell table:style-name="Default" table:formula="of:=['file:///Users/Amministrazione/Dropbox/segreteria/2025-26/elenchi/db%202025-26%20gestionale.ods'#$dati.H331]" office:value-type="string" office:string-value="Filomena ">
            <text:p>Filomena 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31]+[.$M331]+[.$O331]+[.$Q331]+[.$S331]+[.$U331]+[.$W331]+[.$Y331]+[.$F331]" office:value-type="currency" office:currency="EUR" office:value="0">
            <text:p>€ 0,00</text:p>
          </table:table-cell>
          <table:table-cell table:number-columns-repeated="16"/>
          <table:table-cell table:formula="of:=SUM([.$AC331:.$AQ331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31]+[.$AV331]+[.$AX331]+[.$AZ331]+[.$BB331]+[.$BD331]" office:value-type="currency" office:currency="EUR" office:value="0">
            <text:p>€ 0,00</text:p>
          </table:table-cell>
          <table:table-cell/>
          <table:table-cell table:style-name="ce15" table:formula="of:=[.$AA331]+[.$AR331]+[.$BF331]" office:value-type="currency" office:currency="EUR" office:value="0">
            <text:p>€ 0,00</text:p>
          </table:table-cell>
          <table:table-cell/>
          <table:table-cell table:style-name="ce42" table:formula="of:=[accessori.$BH331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32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32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32]" office:value-type="string" office:string-value="Marforio">
            <text:p>Marforio</text:p>
          </table:table-cell>
          <table:table-cell table:style-name="Default" table:formula="of:=['file:///Users/Amministrazione/Dropbox/segreteria/2025-26/elenchi/db%202025-26%20gestionale.ods'#$dati.H332]" office:value-type="string" office:string-value="Stefano">
            <text:p>Stefano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32]+[.$M332]+[.$O332]+[.$Q332]+[.$S332]+[.$U332]+[.$W332]+[.$Y332]+[.$F332]" office:value-type="currency" office:currency="EUR" office:value="0">
            <text:p>€ 0,00</text:p>
          </table:table-cell>
          <table:table-cell/>
          <table:table-cell office:value-type="currency" office:currency="EUR" office:value="14">
            <text:p>€ 14,00</text:p>
          </table:table-cell>
          <table:table-cell table:number-columns-repeated="14"/>
          <table:table-cell table:formula="of:=SUM([.$AC332:.$AQ332])" office:value-type="currency" office:currency="EUR" office:value="14">
            <text:p>€ 14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32]+[.$AV332]+[.$AX332]+[.$AZ332]+[.$BB332]+[.$BD332]" office:value-type="currency" office:currency="EUR" office:value="0">
            <text:p>€ 0,00</text:p>
          </table:table-cell>
          <table:table-cell/>
          <table:table-cell table:style-name="ce15" table:formula="of:=[.$AA332]+[.$AR332]+[.$BF332]" office:value-type="currency" office:currency="EUR" office:value="14">
            <text:p>€ 14,00</text:p>
          </table:table-cell>
          <table:table-cell/>
          <table:table-cell table:style-name="ce42" table:formula="of:=[accessori.$BH332]" office:value-type="currency" office:currency="EUR" office:value="14">
            <text:p>€ 14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33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33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33]" office:value-type="string" office:string-value="Sassoon ">
            <text:p>Sassoon </text:p>
          </table:table-cell>
          <table:table-cell table:style-name="Default" table:formula="of:=['file:///Users/Amministrazione/Dropbox/segreteria/2025-26/elenchi/db%202025-26%20gestionale.ods'#$dati.H333]" office:value-type="string" office:string-value="Yael Emily ">
            <text:p>Yael Emily 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33]+[.$M333]+[.$O333]+[.$Q333]+[.$S333]+[.$U333]+[.$W333]+[.$Y333]+[.$F333]" office:value-type="currency" office:currency="EUR" office:value="0">
            <text:p>€ 0,00</text:p>
          </table:table-cell>
          <table:table-cell/>
          <table:table-cell office:value-type="currency" office:currency="EUR" office:value="15">
            <text:p>€ 15,00</text:p>
          </table:table-cell>
          <table:table-cell office:value-type="currency" office:currency="EUR" office:value="11">
            <text:p>€ 11,00</text:p>
          </table:table-cell>
          <table:table-cell table:number-columns-repeated="13"/>
          <table:table-cell table:formula="of:=SUM([.$AC333:.$AQ333])" office:value-type="currency" office:currency="EUR" office:value="26">
            <text:p>€ 26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33]+[.$AV333]+[.$AX333]+[.$AZ333]+[.$BB333]+[.$BD333]" office:value-type="currency" office:currency="EUR" office:value="0">
            <text:p>€ 0,00</text:p>
          </table:table-cell>
          <table:table-cell/>
          <table:table-cell table:style-name="ce15" table:formula="of:=[.$AA333]+[.$AR333]+[.$BF333]" office:value-type="currency" office:currency="EUR" office:value="26">
            <text:p>€ 26,00</text:p>
          </table:table-cell>
          <table:table-cell/>
          <table:table-cell table:style-name="ce42" table:formula="of:=[accessori.$BH333]" office:value-type="currency" office:currency="EUR" office:value="26">
            <text:p>€ 26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34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34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34]" office:value-type="string" office:string-value="Chiellini">
            <text:p>Chiellini</text:p>
          </table:table-cell>
          <table:table-cell table:style-name="Default" table:formula="of:=['file:///Users/Amministrazione/Dropbox/segreteria/2025-26/elenchi/db%202025-26%20gestionale.ods'#$dati.H334]" office:value-type="string" office:string-value="Dante">
            <text:p>Dant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34]+[.$M334]+[.$O334]+[.$Q334]+[.$S334]+[.$U334]+[.$W334]+[.$Y334]+[.$F334]" office:value-type="currency" office:currency="EUR" office:value="0">
            <text:p>€ 0,00</text:p>
          </table:table-cell>
          <table:table-cell table:number-columns-repeated="16"/>
          <table:table-cell table:formula="of:=SUM([.$AC334:.$AQ334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34]+[.$AV334]+[.$AX334]+[.$AZ334]+[.$BB334]+[.$BD334]" office:value-type="currency" office:currency="EUR" office:value="0">
            <text:p>€ 0,00</text:p>
          </table:table-cell>
          <table:table-cell/>
          <table:table-cell table:style-name="ce15" table:formula="of:=[.$AA334]+[.$AR334]+[.$BF334]" office:value-type="currency" office:currency="EUR" office:value="0">
            <text:p>€ 0,00</text:p>
          </table:table-cell>
          <table:table-cell/>
          <table:table-cell table:style-name="ce42" table:formula="of:=[accessori.$BH334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35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35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35]" office:value-type="string" office:string-value="Buechsel">
            <text:p>Buechsel</text:p>
          </table:table-cell>
          <table:table-cell table:style-name="Default" table:formula="of:=['file:///Users/Amministrazione/Dropbox/segreteria/2025-26/elenchi/db%202025-26%20gestionale.ods'#$dati.H335]" office:value-type="string" office:string-value="Anna Joelle">
            <text:p>Anna Joelle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35]+[.$M335]+[.$O335]+[.$Q335]+[.$S335]+[.$U335]+[.$W335]+[.$Y335]+[.$F335]" office:value-type="currency" office:currency="EUR" office:value="0">
            <text:p>€ 0,00</text:p>
          </table:table-cell>
          <table:table-cell/>
          <table:table-cell office:value-type="currency" office:currency="EUR" office:value="9">
            <text:p>€ 9,00</text:p>
          </table:table-cell>
          <table:table-cell table:number-columns-repeated="14"/>
          <table:table-cell table:formula="of:=SUM([.$AC335:.$AQ335])" office:value-type="currency" office:currency="EUR" office:value="9">
            <text:p>€ 9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35]+[.$AV335]+[.$AX335]+[.$AZ335]+[.$BB335]+[.$BD335]" office:value-type="currency" office:currency="EUR" office:value="0">
            <text:p>€ 0,00</text:p>
          </table:table-cell>
          <table:table-cell/>
          <table:table-cell table:style-name="ce15" table:formula="of:=[.$AA335]+[.$AR335]+[.$BF335]" office:value-type="currency" office:currency="EUR" office:value="9">
            <text:p>€ 9,00</text:p>
          </table:table-cell>
          <table:table-cell/>
          <table:table-cell table:style-name="ce42" table:formula="of:=[accessori.$BH335]" office:value-type="currency" office:currency="EUR" office:value="9">
            <text:p>€ 9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36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36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36]" office:value-type="string" office:string-value="Cavaglieri">
            <text:p>Cavaglieri</text:p>
          </table:table-cell>
          <table:table-cell table:style-name="Default" table:formula="of:=['file:///Users/Amministrazione/Dropbox/segreteria/2025-26/elenchi/db%202025-26%20gestionale.ods'#$dati.H336]" office:value-type="string" office:string-value="Elisa">
            <text:p>Elis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36]+[.$M336]+[.$O336]+[.$Q336]+[.$S336]+[.$U336]+[.$W336]+[.$Y336]+[.$F336]" office:value-type="currency" office:currency="EUR" office:value="0">
            <text:p>€ 0,00</text:p>
          </table:table-cell>
          <table:table-cell table:number-columns-repeated="16"/>
          <table:table-cell table:formula="of:=SUM([.$AC336:.$AQ336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36]+[.$AV336]+[.$AX336]+[.$AZ336]+[.$BB336]+[.$BD336]" office:value-type="currency" office:currency="EUR" office:value="0">
            <text:p>€ 0,00</text:p>
          </table:table-cell>
          <table:table-cell/>
          <table:table-cell table:style-name="ce15" table:formula="of:=[.$AA336]+[.$AR336]+[.$BF336]" office:value-type="currency" office:currency="EUR" office:value="0">
            <text:p>€ 0,00</text:p>
          </table:table-cell>
          <table:table-cell/>
          <table:table-cell table:style-name="ce42" table:formula="of:=[accessori.$BH336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37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37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37]" office:value-type="string" office:string-value="De Rosa">
            <text:p>De Rosa</text:p>
          </table:table-cell>
          <table:table-cell table:style-name="Default" table:formula="of:=['file:///Users/Amministrazione/Dropbox/segreteria/2025-26/elenchi/db%202025-26%20gestionale.ods'#$dati.H337]" office:value-type="string" office:string-value="Maria Teresa">
            <text:p>Maria Teres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37]+[.$M337]+[.$O337]+[.$Q337]+[.$S337]+[.$U337]+[.$W337]+[.$Y337]+[.$F337]" office:value-type="currency" office:currency="EUR" office:value="0">
            <text:p>€ 0,00</text:p>
          </table:table-cell>
          <table:table-cell/>
          <table:table-cell office:value-type="currency" office:currency="EUR" office:value="14">
            <text:p>€ 14,00</text:p>
          </table:table-cell>
          <table:table-cell table:number-columns-repeated="14"/>
          <table:table-cell table:formula="of:=SUM([.$AC337:.$AQ337])" office:value-type="currency" office:currency="EUR" office:value="14">
            <text:p>€ 14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37]+[.$AV337]+[.$AX337]+[.$AZ337]+[.$BB337]+[.$BD337]" office:value-type="currency" office:currency="EUR" office:value="0">
            <text:p>€ 0,00</text:p>
          </table:table-cell>
          <table:table-cell/>
          <table:table-cell table:style-name="ce15" table:formula="of:=[.$AA337]+[.$AR337]+[.$BF337]" office:value-type="currency" office:currency="EUR" office:value="14">
            <text:p>€ 14,00</text:p>
          </table:table-cell>
          <table:table-cell/>
          <table:table-cell table:style-name="ce42" table:formula="of:=[accessori.$BH337]" office:value-type="currency" office:currency="EUR" office:value="14">
            <text:p>€ 14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38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38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38]" office:value-type="string" office:string-value="Hewa Battage">
            <text:p>Hewa Battage</text:p>
          </table:table-cell>
          <table:table-cell table:style-name="Default" table:formula="of:=['file:///Users/Amministrazione/Dropbox/segreteria/2025-26/elenchi/db%202025-26%20gestionale.ods'#$dati.H338]" office:value-type="string" office:string-value="Binara">
            <text:p>Binar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38]+[.$M338]+[.$O338]+[.$Q338]+[.$S338]+[.$U338]+[.$W338]+[.$Y338]+[.$F338]" office:value-type="currency" office:currency="EUR" office:value="0">
            <text:p>€ 0,00</text:p>
          </table:table-cell>
          <table:table-cell/>
          <table:table-cell office:value-type="currency" office:currency="EUR" office:value="11">
            <text:p>€ 11,00</text:p>
          </table:table-cell>
          <table:table-cell table:number-columns-repeated="14"/>
          <table:table-cell table:formula="of:=SUM([.$AC338:.$AQ338])" office:value-type="currency" office:currency="EUR" office:value="11">
            <text:p>€ 11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38]+[.$AV338]+[.$AX338]+[.$AZ338]+[.$BB338]+[.$BD338]" office:value-type="currency" office:currency="EUR" office:value="0">
            <text:p>€ 0,00</text:p>
          </table:table-cell>
          <table:table-cell/>
          <table:table-cell table:style-name="ce15" table:formula="of:=[.$AA338]+[.$AR338]+[.$BF338]" office:value-type="currency" office:currency="EUR" office:value="11">
            <text:p>€ 11,00</text:p>
          </table:table-cell>
          <table:table-cell/>
          <table:table-cell table:style-name="ce42" table:formula="of:=[accessori.$BH338]" office:value-type="currency" office:currency="EUR" office:value="11">
            <text:p>€ 11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39]" office:value-type="string" office:string-value="def">
            <text:p>def</text:p>
          </table:table-cell>
          <table:table-cell table:style-name="ce8" table:formula="of:=['file:///Users/Amministrazione/Dropbox/segreteria/2025-26/elenchi/db%202025-26%20gestionale.ods'#$dati.E339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39]" office:value-type="string" office:string-value="Rocco">
            <text:p>Rocco</text:p>
          </table:table-cell>
          <table:table-cell table:style-name="Default" table:formula="of:=['file:///Users/Amministrazione/Dropbox/segreteria/2025-26/elenchi/db%202025-26%20gestionale.ods'#$dati.H339]" office:value-type="string" office:string-value="Chiara">
            <text:p>Chiara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39]+[.$M339]+[.$O339]+[.$Q339]+[.$S339]+[.$U339]+[.$W339]+[.$Y339]+[.$F339]" office:value-type="currency" office:currency="EUR" office:value="0">
            <text:p>€ 0,00</text:p>
          </table:table-cell>
          <table:table-cell/>
          <table:table-cell office:value-type="currency" office:currency="EUR" office:value="11">
            <text:p>€ 11,00</text:p>
          </table:table-cell>
          <table:table-cell table:number-columns-repeated="14"/>
          <table:table-cell table:formula="of:=SUM([.$AC339:.$AQ339])" office:value-type="currency" office:currency="EUR" office:value="11">
            <text:p>€ 11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39]+[.$AV339]+[.$AX339]+[.$AZ339]+[.$BB339]+[.$BD339]" office:value-type="currency" office:currency="EUR" office:value="0">
            <text:p>€ 0,00</text:p>
          </table:table-cell>
          <table:table-cell/>
          <table:table-cell table:style-name="ce15" table:formula="of:=[.$AA339]+[.$AR339]+[.$BF339]" office:value-type="currency" office:currency="EUR" office:value="11">
            <text:p>€ 11,00</text:p>
          </table:table-cell>
          <table:table-cell/>
          <table:table-cell table:style-name="ce42" table:formula="of:=[accessori.$BH339]" office:value-type="currency" office:currency="EUR" office:value="11">
            <text:p>€ 11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40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40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40]" office:value-type="string" office:string-value="Gonkarage Fernando">
            <text:p>Gonkarage Fernando</text:p>
          </table:table-cell>
          <table:table-cell table:style-name="Default" table:formula="of:=['file:///Users/Amministrazione/Dropbox/segreteria/2025-26/elenchi/db%202025-26%20gestionale.ods'#$dati.H340]" office:value-type="string" office:string-value="Shayona Tiffany ">
            <text:p>Shayona Tiffany 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40]+[.$M340]+[.$O340]+[.$Q340]+[.$S340]+[.$U340]+[.$W340]+[.$Y340]+[.$F340]" office:value-type="currency" office:currency="EUR" office:value="0">
            <text:p>€ 0,00</text:p>
          </table:table-cell>
          <table:table-cell table:number-columns-repeated="16"/>
          <table:table-cell table:formula="of:=SUM([.$AC340:.$AQ340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40]+[.$AV340]+[.$AX340]+[.$AZ340]+[.$BB340]+[.$BD340]" office:value-type="currency" office:currency="EUR" office:value="0">
            <text:p>€ 0,00</text:p>
          </table:table-cell>
          <table:table-cell/>
          <table:table-cell table:style-name="ce15" table:formula="of:=[.$AA340]+[.$AR340]+[.$BF340]" office:value-type="currency" office:currency="EUR" office:value="0">
            <text:p>€ 0,00</text:p>
          </table:table-cell>
          <table:table-cell/>
          <table:table-cell table:style-name="ce42" table:formula="of:=[accessori.$BH340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41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41]" office:value-type="string" office:string-value="25 iscritto">
            <text:p>25 iscritto</text:p>
          </table:table-cell>
          <table:table-cell table:style-name="Default" table:formula="of:=['file:///Users/Amministrazione/Dropbox/segreteria/2025-26/elenchi/db%202025-26%20gestionale.ods'#$dati.G341]" office:value-type="string" office:string-value="Cosma Frigerio">
            <text:p>Cosma Frigerio</text:p>
          </table:table-cell>
          <table:table-cell table:style-name="Default" table:formula="of:=['file:///Users/Amministrazione/Dropbox/segreteria/2025-26/elenchi/db%202025-26%20gestionale.ods'#$dati.H341]" office:value-type="string" office:string-value="Emma Elizabeth">
            <text:p>Emma Elizabeth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41]+[.$M341]+[.$O341]+[.$Q341]+[.$S341]+[.$U341]+[.$W341]+[.$Y341]+[.$F341]" office:value-type="currency" office:currency="EUR" office:value="0">
            <text:p>€ 0,00</text:p>
          </table:table-cell>
          <table:table-cell table:number-columns-repeated="16"/>
          <table:table-cell table:formula="of:=SUM([.$AC341:.$AQ341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41]+[.$AV341]+[.$AX341]+[.$AZ341]+[.$BB341]+[.$BD341]" office:value-type="currency" office:currency="EUR" office:value="0">
            <text:p>€ 0,00</text:p>
          </table:table-cell>
          <table:table-cell/>
          <table:table-cell table:style-name="ce15" table:formula="of:=[.$AA341]+[.$AR341]+[.$BF341]" office:value-type="currency" office:currency="EUR" office:value="0">
            <text:p>€ 0,00</text:p>
          </table:table-cell>
          <table:table-cell/>
          <table:table-cell table:style-name="ce42" table:formula="of:=[accessori.$BH341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42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4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4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42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42]+[.$M342]+[.$O342]+[.$Q342]+[.$S342]+[.$U342]+[.$W342]+[.$Y342]+[.$F342]" office:value-type="currency" office:currency="EUR" office:value="0">
            <text:p>€ 0,00</text:p>
          </table:table-cell>
          <table:table-cell table:number-columns-repeated="16"/>
          <table:table-cell table:formula="of:=SUM([.$AC342:.$AQ342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42]+[.$AV342]+[.$AX342]+[.$AZ342]+[.$BB342]+[.$BD342]" office:value-type="currency" office:currency="EUR" office:value="0">
            <text:p>€ 0,00</text:p>
          </table:table-cell>
          <table:table-cell/>
          <table:table-cell table:style-name="ce15" table:formula="of:=[.$AA342]+[.$AR342]+[.$BF342]" office:value-type="currency" office:currency="EUR" office:value="0">
            <text:p>€ 0,00</text:p>
          </table:table-cell>
          <table:table-cell/>
          <table:table-cell table:style-name="ce42" table:formula="of:=[accessori.$BH342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43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4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4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43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43]+[.$M343]+[.$O343]+[.$Q343]+[.$S343]+[.$U343]+[.$W343]+[.$Y343]+[.$F343]" office:value-type="currency" office:currency="EUR" office:value="0">
            <text:p>€ 0,00</text:p>
          </table:table-cell>
          <table:table-cell table:number-columns-repeated="16"/>
          <table:table-cell table:formula="of:=SUM([.$AC343:.$AQ343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43]+[.$AV343]+[.$AX343]+[.$AZ343]+[.$BB343]+[.$BD343]" office:value-type="currency" office:currency="EUR" office:value="0">
            <text:p>€ 0,00</text:p>
          </table:table-cell>
          <table:table-cell/>
          <table:table-cell table:style-name="ce15" table:formula="of:=[.$AA343]+[.$AR343]+[.$BF343]" office:value-type="currency" office:currency="EUR" office:value="0">
            <text:p>€ 0,00</text:p>
          </table:table-cell>
          <table:table-cell/>
          <table:table-cell table:style-name="ce42" table:formula="of:=[accessori.$BH343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44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4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4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44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44]+[.$M344]+[.$O344]+[.$Q344]+[.$S344]+[.$U344]+[.$W344]+[.$Y344]+[.$F344]" office:value-type="currency" office:currency="EUR" office:value="0">
            <text:p>€ 0,00</text:p>
          </table:table-cell>
          <table:table-cell table:number-columns-repeated="16"/>
          <table:table-cell table:formula="of:=SUM([.$AC344:.$AQ344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44]+[.$AV344]+[.$AX344]+[.$AZ344]+[.$BB344]+[.$BD344]" office:value-type="currency" office:currency="EUR" office:value="0">
            <text:p>€ 0,00</text:p>
          </table:table-cell>
          <table:table-cell/>
          <table:table-cell table:style-name="ce15" table:formula="of:=[.$AA344]+[.$AR344]+[.$BF344]" office:value-type="currency" office:currency="EUR" office:value="0">
            <text:p>€ 0,00</text:p>
          </table:table-cell>
          <table:table-cell/>
          <table:table-cell table:style-name="ce42" table:formula="of:=[accessori.$BH344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45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4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4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45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45]+[.$M345]+[.$O345]+[.$Q345]+[.$S345]+[.$U345]+[.$W345]+[.$Y345]+[.$F345]" office:value-type="currency" office:currency="EUR" office:value="0">
            <text:p>€ 0,00</text:p>
          </table:table-cell>
          <table:table-cell table:number-columns-repeated="16"/>
          <table:table-cell table:formula="of:=SUM([.$AC345:.$AQ345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45]+[.$AV345]+[.$AX345]+[.$AZ345]+[.$BB345]+[.$BD345]" office:value-type="currency" office:currency="EUR" office:value="0">
            <text:p>€ 0,00</text:p>
          </table:table-cell>
          <table:table-cell/>
          <table:table-cell table:style-name="ce15" table:formula="of:=[.$AA345]+[.$AR345]+[.$BF345]" office:value-type="currency" office:currency="EUR" office:value="0">
            <text:p>€ 0,00</text:p>
          </table:table-cell>
          <table:table-cell/>
          <table:table-cell table:style-name="ce42" table:formula="of:=[accessori.$BH345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46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4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4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46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46]+[.$M346]+[.$O346]+[.$Q346]+[.$S346]+[.$U346]+[.$W346]+[.$Y346]+[.$F346]" office:value-type="currency" office:currency="EUR" office:value="0">
            <text:p>€ 0,00</text:p>
          </table:table-cell>
          <table:table-cell table:number-columns-repeated="16"/>
          <table:table-cell table:formula="of:=SUM([.$AC346:.$AQ346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46]+[.$AV346]+[.$AX346]+[.$AZ346]+[.$BB346]+[.$BD346]" office:value-type="currency" office:currency="EUR" office:value="0">
            <text:p>€ 0,00</text:p>
          </table:table-cell>
          <table:table-cell/>
          <table:table-cell table:style-name="ce15" table:formula="of:=[.$AA346]+[.$AR346]+[.$BF346]" office:value-type="currency" office:currency="EUR" office:value="0">
            <text:p>€ 0,00</text:p>
          </table:table-cell>
          <table:table-cell/>
          <table:table-cell table:style-name="ce42" table:formula="of:=[accessori.$BH346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47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4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4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47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47]+[.$M347]+[.$O347]+[.$Q347]+[.$S347]+[.$U347]+[.$W347]+[.$Y347]+[.$F347]" office:value-type="currency" office:currency="EUR" office:value="0">
            <text:p>€ 0,00</text:p>
          </table:table-cell>
          <table:table-cell table:number-columns-repeated="16"/>
          <table:table-cell table:formula="of:=SUM([.$AC347:.$AQ347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47]+[.$AV347]+[.$AX347]+[.$AZ347]+[.$BB347]+[.$BD347]" office:value-type="currency" office:currency="EUR" office:value="0">
            <text:p>€ 0,00</text:p>
          </table:table-cell>
          <table:table-cell/>
          <table:table-cell table:style-name="ce15" table:formula="of:=[.$AA347]+[.$AR347]+[.$BF347]" office:value-type="currency" office:currency="EUR" office:value="0">
            <text:p>€ 0,00</text:p>
          </table:table-cell>
          <table:table-cell/>
          <table:table-cell table:style-name="ce42" table:formula="of:=[accessori.$BH347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48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4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4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48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48]+[.$M348]+[.$O348]+[.$Q348]+[.$S348]+[.$U348]+[.$W348]+[.$Y348]+[.$F348]" office:value-type="currency" office:currency="EUR" office:value="0">
            <text:p>€ 0,00</text:p>
          </table:table-cell>
          <table:table-cell table:number-columns-repeated="16"/>
          <table:table-cell table:formula="of:=SUM([.$AC348:.$AQ348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48]+[.$AV348]+[.$AX348]+[.$AZ348]+[.$BB348]+[.$BD348]" office:value-type="currency" office:currency="EUR" office:value="0">
            <text:p>€ 0,00</text:p>
          </table:table-cell>
          <table:table-cell/>
          <table:table-cell table:style-name="ce15" table:formula="of:=[.$AA348]+[.$AR348]+[.$BF348]" office:value-type="currency" office:currency="EUR" office:value="0">
            <text:p>€ 0,00</text:p>
          </table:table-cell>
          <table:table-cell/>
          <table:table-cell table:style-name="ce42" table:formula="of:=[accessori.$BH348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49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4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4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49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49]+[.$M349]+[.$O349]+[.$Q349]+[.$S349]+[.$U349]+[.$W349]+[.$Y349]+[.$F349]" office:value-type="currency" office:currency="EUR" office:value="0">
            <text:p>€ 0,00</text:p>
          </table:table-cell>
          <table:table-cell table:number-columns-repeated="16"/>
          <table:table-cell table:formula="of:=SUM([.$AC349:.$AQ349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49]+[.$AV349]+[.$AX349]+[.$AZ349]+[.$BB349]+[.$BD349]" office:value-type="currency" office:currency="EUR" office:value="0">
            <text:p>€ 0,00</text:p>
          </table:table-cell>
          <table:table-cell/>
          <table:table-cell table:style-name="ce15" table:formula="of:=[.$AA349]+[.$AR349]+[.$BF349]" office:value-type="currency" office:currency="EUR" office:value="0">
            <text:p>€ 0,00</text:p>
          </table:table-cell>
          <table:table-cell/>
          <table:table-cell table:style-name="ce42" table:formula="of:=[accessori.$BH349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50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50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50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50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50]+[.$M350]+[.$O350]+[.$Q350]+[.$S350]+[.$U350]+[.$W350]+[.$Y350]+[.$F350]" office:value-type="currency" office:currency="EUR" office:value="0">
            <text:p>€ 0,00</text:p>
          </table:table-cell>
          <table:table-cell table:number-columns-repeated="16"/>
          <table:table-cell table:formula="of:=SUM([.$AC350:.$AQ350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50]+[.$AV350]+[.$AX350]+[.$AZ350]+[.$BB350]+[.$BD350]" office:value-type="currency" office:currency="EUR" office:value="0">
            <text:p>€ 0,00</text:p>
          </table:table-cell>
          <table:table-cell/>
          <table:table-cell table:style-name="ce15" table:formula="of:=[.$AA350]+[.$AR350]+[.$BF350]" office:value-type="currency" office:currency="EUR" office:value="0">
            <text:p>€ 0,00</text:p>
          </table:table-cell>
          <table:table-cell/>
          <table:table-cell table:style-name="ce42" table:formula="of:=[accessori.$BH350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51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5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5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51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51]+[.$M351]+[.$O351]+[.$Q351]+[.$S351]+[.$U351]+[.$W351]+[.$Y351]+[.$F351]" office:value-type="currency" office:currency="EUR" office:value="0">
            <text:p>€ 0,00</text:p>
          </table:table-cell>
          <table:table-cell table:number-columns-repeated="16"/>
          <table:table-cell table:formula="of:=SUM([.$AC351:.$AQ351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51]+[.$AV351]+[.$AX351]+[.$AZ351]+[.$BB351]+[.$BD351]" office:value-type="currency" office:currency="EUR" office:value="0">
            <text:p>€ 0,00</text:p>
          </table:table-cell>
          <table:table-cell/>
          <table:table-cell table:style-name="ce15" table:formula="of:=[.$AA351]+[.$AR351]+[.$BF351]" office:value-type="currency" office:currency="EUR" office:value="0">
            <text:p>€ 0,00</text:p>
          </table:table-cell>
          <table:table-cell/>
          <table:table-cell table:style-name="ce42" table:formula="of:=[accessori.$BH351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52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5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5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52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52]+[.$M352]+[.$O352]+[.$Q352]+[.$S352]+[.$U352]+[.$W352]+[.$Y352]+[.$F352]" office:value-type="currency" office:currency="EUR" office:value="0">
            <text:p>€ 0,00</text:p>
          </table:table-cell>
          <table:table-cell table:number-columns-repeated="16"/>
          <table:table-cell table:formula="of:=SUM([.$AC352:.$AQ352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52]+[.$AV352]+[.$AX352]+[.$AZ352]+[.$BB352]+[.$BD352]" office:value-type="currency" office:currency="EUR" office:value="0">
            <text:p>€ 0,00</text:p>
          </table:table-cell>
          <table:table-cell/>
          <table:table-cell table:style-name="ce15" table:formula="of:=[.$AA352]+[.$AR352]+[.$BF352]" office:value-type="currency" office:currency="EUR" office:value="0">
            <text:p>€ 0,00</text:p>
          </table:table-cell>
          <table:table-cell/>
          <table:table-cell table:style-name="ce42" table:formula="of:=[accessori.$BH352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53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5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5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53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53]+[.$M353]+[.$O353]+[.$Q353]+[.$S353]+[.$U353]+[.$W353]+[.$Y353]+[.$F353]" office:value-type="currency" office:currency="EUR" office:value="0">
            <text:p>€ 0,00</text:p>
          </table:table-cell>
          <table:table-cell table:number-columns-repeated="16"/>
          <table:table-cell table:formula="of:=SUM([.$AC353:.$AQ353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53]+[.$AV353]+[.$AX353]+[.$AZ353]+[.$BB353]+[.$BD353]" office:value-type="currency" office:currency="EUR" office:value="0">
            <text:p>€ 0,00</text:p>
          </table:table-cell>
          <table:table-cell/>
          <table:table-cell table:style-name="ce15" table:formula="of:=[.$AA353]+[.$AR353]+[.$BF353]" office:value-type="currency" office:currency="EUR" office:value="0">
            <text:p>€ 0,00</text:p>
          </table:table-cell>
          <table:table-cell/>
          <table:table-cell table:style-name="ce42" table:formula="of:=[accessori.$BH353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54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5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5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54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54]+[.$M354]+[.$O354]+[.$Q354]+[.$S354]+[.$U354]+[.$W354]+[.$Y354]+[.$F354]" office:value-type="currency" office:currency="EUR" office:value="0">
            <text:p>€ 0,00</text:p>
          </table:table-cell>
          <table:table-cell table:number-columns-repeated="16"/>
          <table:table-cell table:formula="of:=SUM([.$AC354:.$AQ354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54]+[.$AV354]+[.$AX354]+[.$AZ354]+[.$BB354]+[.$BD354]" office:value-type="currency" office:currency="EUR" office:value="0">
            <text:p>€ 0,00</text:p>
          </table:table-cell>
          <table:table-cell/>
          <table:table-cell table:style-name="ce15" table:formula="of:=[.$AA354]+[.$AR354]+[.$BF354]" office:value-type="currency" office:currency="EUR" office:value="0">
            <text:p>€ 0,00</text:p>
          </table:table-cell>
          <table:table-cell/>
          <table:table-cell table:style-name="ce42" table:formula="of:=[accessori.$BH354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55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5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5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55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55]+[.$M355]+[.$O355]+[.$Q355]+[.$S355]+[.$U355]+[.$W355]+[.$Y355]+[.$F355]" office:value-type="currency" office:currency="EUR" office:value="0">
            <text:p>€ 0,00</text:p>
          </table:table-cell>
          <table:table-cell table:number-columns-repeated="16"/>
          <table:table-cell table:formula="of:=SUM([.$AC355:.$AQ355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55]+[.$AV355]+[.$AX355]+[.$AZ355]+[.$BB355]+[.$BD355]" office:value-type="currency" office:currency="EUR" office:value="0">
            <text:p>€ 0,00</text:p>
          </table:table-cell>
          <table:table-cell/>
          <table:table-cell table:style-name="ce15" table:formula="of:=[.$AA355]+[.$AR355]+[.$BF355]" office:value-type="currency" office:currency="EUR" office:value="0">
            <text:p>€ 0,00</text:p>
          </table:table-cell>
          <table:table-cell/>
          <table:table-cell table:style-name="ce42" table:formula="of:=[accessori.$BH355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56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5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5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56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56]+[.$M356]+[.$O356]+[.$Q356]+[.$S356]+[.$U356]+[.$W356]+[.$Y356]+[.$F356]" office:value-type="currency" office:currency="EUR" office:value="0">
            <text:p>€ 0,00</text:p>
          </table:table-cell>
          <table:table-cell table:number-columns-repeated="16"/>
          <table:table-cell table:formula="of:=SUM([.$AC356:.$AQ356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56]+[.$AV356]+[.$AX356]+[.$AZ356]+[.$BB356]+[.$BD356]" office:value-type="currency" office:currency="EUR" office:value="0">
            <text:p>€ 0,00</text:p>
          </table:table-cell>
          <table:table-cell/>
          <table:table-cell table:style-name="ce15" table:formula="of:=[.$AA356]+[.$AR356]+[.$BF356]" office:value-type="currency" office:currency="EUR" office:value="0">
            <text:p>€ 0,00</text:p>
          </table:table-cell>
          <table:table-cell/>
          <table:table-cell table:style-name="ce42" table:formula="of:=[accessori.$BH356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57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5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5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57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57]+[.$M357]+[.$O357]+[.$Q357]+[.$S357]+[.$U357]+[.$W357]+[.$Y357]+[.$F357]" office:value-type="currency" office:currency="EUR" office:value="0">
            <text:p>€ 0,00</text:p>
          </table:table-cell>
          <table:table-cell table:number-columns-repeated="16"/>
          <table:table-cell table:formula="of:=SUM([.$AC357:.$AQ357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57]+[.$AV357]+[.$AX357]+[.$AZ357]+[.$BB357]+[.$BD357]" office:value-type="currency" office:currency="EUR" office:value="0">
            <text:p>€ 0,00</text:p>
          </table:table-cell>
          <table:table-cell/>
          <table:table-cell table:style-name="ce15" table:formula="of:=[.$AA357]+[.$AR357]+[.$BF357]" office:value-type="currency" office:currency="EUR" office:value="0">
            <text:p>€ 0,00</text:p>
          </table:table-cell>
          <table:table-cell/>
          <table:table-cell table:style-name="ce42" table:formula="of:=[accessori.$BH357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58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5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5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58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58]+[.$M358]+[.$O358]+[.$Q358]+[.$S358]+[.$U358]+[.$W358]+[.$Y358]+[.$F358]" office:value-type="currency" office:currency="EUR" office:value="0">
            <text:p>€ 0,00</text:p>
          </table:table-cell>
          <table:table-cell table:number-columns-repeated="16"/>
          <table:table-cell table:formula="of:=SUM([.$AC358:.$AQ358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58]+[.$AV358]+[.$AX358]+[.$AZ358]+[.$BB358]+[.$BD358]" office:value-type="currency" office:currency="EUR" office:value="0">
            <text:p>€ 0,00</text:p>
          </table:table-cell>
          <table:table-cell/>
          <table:table-cell table:style-name="ce15" table:formula="of:=[.$AA358]+[.$AR358]+[.$BF358]" office:value-type="currency" office:currency="EUR" office:value="0">
            <text:p>€ 0,00</text:p>
          </table:table-cell>
          <table:table-cell/>
          <table:table-cell table:style-name="ce42" table:formula="of:=[accessori.$BH358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59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5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5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59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59]+[.$M359]+[.$O359]+[.$Q359]+[.$S359]+[.$U359]+[.$W359]+[.$Y359]+[.$F359]" office:value-type="currency" office:currency="EUR" office:value="0">
            <text:p>€ 0,00</text:p>
          </table:table-cell>
          <table:table-cell table:number-columns-repeated="16"/>
          <table:table-cell table:formula="of:=SUM([.$AC359:.$AQ359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59]+[.$AV359]+[.$AX359]+[.$AZ359]+[.$BB359]+[.$BD359]" office:value-type="currency" office:currency="EUR" office:value="0">
            <text:p>€ 0,00</text:p>
          </table:table-cell>
          <table:table-cell/>
          <table:table-cell table:style-name="ce15" table:formula="of:=[.$AA359]+[.$AR359]+[.$BF359]" office:value-type="currency" office:currency="EUR" office:value="0">
            <text:p>€ 0,00</text:p>
          </table:table-cell>
          <table:table-cell/>
          <table:table-cell table:style-name="ce42" table:formula="of:=[accessori.$BH359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60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60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60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60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60]+[.$M360]+[.$O360]+[.$Q360]+[.$S360]+[.$U360]+[.$W360]+[.$Y360]+[.$F360]" office:value-type="currency" office:currency="EUR" office:value="0">
            <text:p>€ 0,00</text:p>
          </table:table-cell>
          <table:table-cell table:number-columns-repeated="16"/>
          <table:table-cell table:formula="of:=SUM([.$AC360:.$AQ360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60]+[.$AV360]+[.$AX360]+[.$AZ360]+[.$BB360]+[.$BD360]" office:value-type="currency" office:currency="EUR" office:value="0">
            <text:p>€ 0,00</text:p>
          </table:table-cell>
          <table:table-cell/>
          <table:table-cell table:style-name="ce15" table:formula="of:=[.$AA360]+[.$AR360]+[.$BF360]" office:value-type="currency" office:currency="EUR" office:value="0">
            <text:p>€ 0,00</text:p>
          </table:table-cell>
          <table:table-cell/>
          <table:table-cell table:style-name="ce42" table:formula="of:=[accessori.$BH360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61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6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6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61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61]+[.$M361]+[.$O361]+[.$Q361]+[.$S361]+[.$U361]+[.$W361]+[.$Y361]+[.$F361]" office:value-type="currency" office:currency="EUR" office:value="0">
            <text:p>€ 0,00</text:p>
          </table:table-cell>
          <table:table-cell table:number-columns-repeated="16"/>
          <table:table-cell table:formula="of:=SUM([.$AC361:.$AQ361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61]+[.$AV361]+[.$AX361]+[.$AZ361]+[.$BB361]+[.$BD361]" office:value-type="currency" office:currency="EUR" office:value="0">
            <text:p>€ 0,00</text:p>
          </table:table-cell>
          <table:table-cell/>
          <table:table-cell table:style-name="ce15" table:formula="of:=[.$AA361]+[.$AR361]+[.$BF361]" office:value-type="currency" office:currency="EUR" office:value="0">
            <text:p>€ 0,00</text:p>
          </table:table-cell>
          <table:table-cell/>
          <table:table-cell table:style-name="ce42" table:formula="of:=[accessori.$BH361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62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6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6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62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62]+[.$M362]+[.$O362]+[.$Q362]+[.$S362]+[.$U362]+[.$W362]+[.$Y362]+[.$F362]" office:value-type="currency" office:currency="EUR" office:value="0">
            <text:p>€ 0,00</text:p>
          </table:table-cell>
          <table:table-cell table:number-columns-repeated="16"/>
          <table:table-cell table:formula="of:=SUM([.$AC362:.$AQ362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62]+[.$AV362]+[.$AX362]+[.$AZ362]+[.$BB362]+[.$BD362]" office:value-type="currency" office:currency="EUR" office:value="0">
            <text:p>€ 0,00</text:p>
          </table:table-cell>
          <table:table-cell/>
          <table:table-cell table:style-name="ce15" table:formula="of:=[.$AA362]+[.$AR362]+[.$BF362]" office:value-type="currency" office:currency="EUR" office:value="0">
            <text:p>€ 0,00</text:p>
          </table:table-cell>
          <table:table-cell/>
          <table:table-cell table:style-name="ce42" table:formula="of:=[accessori.$BH362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63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6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6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63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63]+[.$M363]+[.$O363]+[.$Q363]+[.$S363]+[.$U363]+[.$W363]+[.$Y363]+[.$F363]" office:value-type="currency" office:currency="EUR" office:value="0">
            <text:p>€ 0,00</text:p>
          </table:table-cell>
          <table:table-cell table:number-columns-repeated="16"/>
          <table:table-cell table:formula="of:=SUM([.$AC363:.$AQ363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63]+[.$AV363]+[.$AX363]+[.$AZ363]+[.$BB363]+[.$BD363]" office:value-type="currency" office:currency="EUR" office:value="0">
            <text:p>€ 0,00</text:p>
          </table:table-cell>
          <table:table-cell/>
          <table:table-cell table:style-name="ce15" table:formula="of:=[.$AA363]+[.$AR363]+[.$BF363]" office:value-type="currency" office:currency="EUR" office:value="0">
            <text:p>€ 0,00</text:p>
          </table:table-cell>
          <table:table-cell/>
          <table:table-cell table:style-name="ce42" table:formula="of:=[accessori.$BH363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64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6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6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64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64]+[.$M364]+[.$O364]+[.$Q364]+[.$S364]+[.$U364]+[.$W364]+[.$Y364]+[.$F364]" office:value-type="currency" office:currency="EUR" office:value="0">
            <text:p>€ 0,00</text:p>
          </table:table-cell>
          <table:table-cell table:number-columns-repeated="16"/>
          <table:table-cell table:formula="of:=SUM([.$AC364:.$AQ364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64]+[.$AV364]+[.$AX364]+[.$AZ364]+[.$BB364]+[.$BD364]" office:value-type="currency" office:currency="EUR" office:value="0">
            <text:p>€ 0,00</text:p>
          </table:table-cell>
          <table:table-cell/>
          <table:table-cell table:style-name="ce15" table:formula="of:=[.$AA364]+[.$AR364]+[.$BF364]" office:value-type="currency" office:currency="EUR" office:value="0">
            <text:p>€ 0,00</text:p>
          </table:table-cell>
          <table:table-cell/>
          <table:table-cell table:style-name="ce42" table:formula="of:=[accessori.$BH364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65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6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6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65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65]+[.$M365]+[.$O365]+[.$Q365]+[.$S365]+[.$U365]+[.$W365]+[.$Y365]+[.$F365]" office:value-type="currency" office:currency="EUR" office:value="0">
            <text:p>€ 0,00</text:p>
          </table:table-cell>
          <table:table-cell table:number-columns-repeated="16"/>
          <table:table-cell table:formula="of:=SUM([.$AC365:.$AQ365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65]+[.$AV365]+[.$AX365]+[.$AZ365]+[.$BB365]+[.$BD365]" office:value-type="currency" office:currency="EUR" office:value="0">
            <text:p>€ 0,00</text:p>
          </table:table-cell>
          <table:table-cell/>
          <table:table-cell table:style-name="ce15" table:formula="of:=[.$AA365]+[.$AR365]+[.$BF365]" office:value-type="currency" office:currency="EUR" office:value="0">
            <text:p>€ 0,00</text:p>
          </table:table-cell>
          <table:table-cell/>
          <table:table-cell table:style-name="ce42" table:formula="of:=[accessori.$BH365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66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6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6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66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66]+[.$M366]+[.$O366]+[.$Q366]+[.$S366]+[.$U366]+[.$W366]+[.$Y366]+[.$F366]" office:value-type="currency" office:currency="EUR" office:value="0">
            <text:p>€ 0,00</text:p>
          </table:table-cell>
          <table:table-cell table:number-columns-repeated="16"/>
          <table:table-cell table:formula="of:=SUM([.$AC366:.$AQ366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66]+[.$AV366]+[.$AX366]+[.$AZ366]+[.$BB366]+[.$BD366]" office:value-type="currency" office:currency="EUR" office:value="0">
            <text:p>€ 0,00</text:p>
          </table:table-cell>
          <table:table-cell/>
          <table:table-cell table:style-name="ce15" table:formula="of:=[.$AA366]+[.$AR366]+[.$BF366]" office:value-type="currency" office:currency="EUR" office:value="0">
            <text:p>€ 0,00</text:p>
          </table:table-cell>
          <table:table-cell/>
          <table:table-cell table:style-name="ce42" table:formula="of:=[accessori.$BH366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67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6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6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67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67]+[.$M367]+[.$O367]+[.$Q367]+[.$S367]+[.$U367]+[.$W367]+[.$Y367]+[.$F367]" office:value-type="currency" office:currency="EUR" office:value="0">
            <text:p>€ 0,00</text:p>
          </table:table-cell>
          <table:table-cell table:number-columns-repeated="16"/>
          <table:table-cell table:formula="of:=SUM([.$AC367:.$AQ367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67]+[.$AV367]+[.$AX367]+[.$AZ367]+[.$BB367]+[.$BD367]" office:value-type="currency" office:currency="EUR" office:value="0">
            <text:p>€ 0,00</text:p>
          </table:table-cell>
          <table:table-cell/>
          <table:table-cell table:style-name="ce15" table:formula="of:=[.$AA367]+[.$AR367]+[.$BF367]" office:value-type="currency" office:currency="EUR" office:value="0">
            <text:p>€ 0,00</text:p>
          </table:table-cell>
          <table:table-cell/>
          <table:table-cell table:style-name="ce42" table:formula="of:=[accessori.$BH367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68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6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6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68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68]+[.$M368]+[.$O368]+[.$Q368]+[.$S368]+[.$U368]+[.$W368]+[.$Y368]+[.$F368]" office:value-type="currency" office:currency="EUR" office:value="0">
            <text:p>€ 0,00</text:p>
          </table:table-cell>
          <table:table-cell table:number-columns-repeated="16"/>
          <table:table-cell table:formula="of:=SUM([.$AC368:.$AQ368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68]+[.$AV368]+[.$AX368]+[.$AZ368]+[.$BB368]+[.$BD368]" office:value-type="currency" office:currency="EUR" office:value="0">
            <text:p>€ 0,00</text:p>
          </table:table-cell>
          <table:table-cell/>
          <table:table-cell table:style-name="ce15" table:formula="of:=[.$AA368]+[.$AR368]+[.$BF368]" office:value-type="currency" office:currency="EUR" office:value="0">
            <text:p>€ 0,00</text:p>
          </table:table-cell>
          <table:table-cell/>
          <table:table-cell table:style-name="ce42" table:formula="of:=[accessori.$BH368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69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6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6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69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69]+[.$M369]+[.$O369]+[.$Q369]+[.$S369]+[.$U369]+[.$W369]+[.$Y369]+[.$F369]" office:value-type="currency" office:currency="EUR" office:value="0">
            <text:p>€ 0,00</text:p>
          </table:table-cell>
          <table:table-cell table:number-columns-repeated="16"/>
          <table:table-cell table:formula="of:=SUM([.$AC369:.$AQ369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69]+[.$AV369]+[.$AX369]+[.$AZ369]+[.$BB369]+[.$BD369]" office:value-type="currency" office:currency="EUR" office:value="0">
            <text:p>€ 0,00</text:p>
          </table:table-cell>
          <table:table-cell/>
          <table:table-cell table:style-name="ce15" table:formula="of:=[.$AA369]+[.$AR369]+[.$BF369]" office:value-type="currency" office:currency="EUR" office:value="0">
            <text:p>€ 0,00</text:p>
          </table:table-cell>
          <table:table-cell/>
          <table:table-cell table:style-name="ce42" table:formula="of:=[accessori.$BH369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70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70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70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70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70]+[.$M370]+[.$O370]+[.$Q370]+[.$S370]+[.$U370]+[.$W370]+[.$Y370]+[.$F370]" office:value-type="currency" office:currency="EUR" office:value="0">
            <text:p>€ 0,00</text:p>
          </table:table-cell>
          <table:table-cell table:number-columns-repeated="16"/>
          <table:table-cell table:formula="of:=SUM([.$AC370:.$AQ370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70]+[.$AV370]+[.$AX370]+[.$AZ370]+[.$BB370]+[.$BD370]" office:value-type="currency" office:currency="EUR" office:value="0">
            <text:p>€ 0,00</text:p>
          </table:table-cell>
          <table:table-cell/>
          <table:table-cell table:style-name="ce15" table:formula="of:=[.$AA370]+[.$AR370]+[.$BF370]" office:value-type="currency" office:currency="EUR" office:value="0">
            <text:p>€ 0,00</text:p>
          </table:table-cell>
          <table:table-cell/>
          <table:table-cell table:style-name="ce42" table:formula="of:=[accessori.$BH370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71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7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7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71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71]+[.$M371]+[.$O371]+[.$Q371]+[.$S371]+[.$U371]+[.$W371]+[.$Y371]+[.$F371]" office:value-type="currency" office:currency="EUR" office:value="0">
            <text:p>€ 0,00</text:p>
          </table:table-cell>
          <table:table-cell table:number-columns-repeated="16"/>
          <table:table-cell table:formula="of:=SUM([.$AC371:.$AQ371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71]+[.$AV371]+[.$AX371]+[.$AZ371]+[.$BB371]+[.$BD371]" office:value-type="currency" office:currency="EUR" office:value="0">
            <text:p>€ 0,00</text:p>
          </table:table-cell>
          <table:table-cell/>
          <table:table-cell table:style-name="ce15" table:formula="of:=[.$AA371]+[.$AR371]+[.$BF371]" office:value-type="currency" office:currency="EUR" office:value="0">
            <text:p>€ 0,00</text:p>
          </table:table-cell>
          <table:table-cell/>
          <table:table-cell table:style-name="ce42" table:formula="of:=[accessori.$BH371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72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7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7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72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72]+[.$M372]+[.$O372]+[.$Q372]+[.$S372]+[.$U372]+[.$W372]+[.$Y372]+[.$F372]" office:value-type="currency" office:currency="EUR" office:value="0">
            <text:p>€ 0,00</text:p>
          </table:table-cell>
          <table:table-cell table:number-columns-repeated="16"/>
          <table:table-cell table:formula="of:=SUM([.$AC372:.$AQ372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72]+[.$AV372]+[.$AX372]+[.$AZ372]+[.$BB372]+[.$BD372]" office:value-type="currency" office:currency="EUR" office:value="0">
            <text:p>€ 0,00</text:p>
          </table:table-cell>
          <table:table-cell/>
          <table:table-cell table:style-name="ce15" table:formula="of:=[.$AA372]+[.$AR372]+[.$BF372]" office:value-type="currency" office:currency="EUR" office:value="0">
            <text:p>€ 0,00</text:p>
          </table:table-cell>
          <table:table-cell/>
          <table:table-cell table:style-name="ce42" table:formula="of:=[accessori.$BH372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73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7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7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73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73]+[.$M373]+[.$O373]+[.$Q373]+[.$S373]+[.$U373]+[.$W373]+[.$Y373]+[.$F373]" office:value-type="currency" office:currency="EUR" office:value="0">
            <text:p>€ 0,00</text:p>
          </table:table-cell>
          <table:table-cell table:number-columns-repeated="16"/>
          <table:table-cell table:formula="of:=SUM([.$AC373:.$AQ373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73]+[.$AV373]+[.$AX373]+[.$AZ373]+[.$BB373]+[.$BD373]" office:value-type="currency" office:currency="EUR" office:value="0">
            <text:p>€ 0,00</text:p>
          </table:table-cell>
          <table:table-cell/>
          <table:table-cell table:style-name="ce15" table:formula="of:=[.$AA373]+[.$AR373]+[.$BF373]" office:value-type="currency" office:currency="EUR" office:value="0">
            <text:p>€ 0,00</text:p>
          </table:table-cell>
          <table:table-cell/>
          <table:table-cell table:style-name="ce42" table:formula="of:=[accessori.$BH373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74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7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7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74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74]+[.$M374]+[.$O374]+[.$Q374]+[.$S374]+[.$U374]+[.$W374]+[.$Y374]+[.$F374]" office:value-type="currency" office:currency="EUR" office:value="0">
            <text:p>€ 0,00</text:p>
          </table:table-cell>
          <table:table-cell table:number-columns-repeated="16"/>
          <table:table-cell table:formula="of:=SUM([.$AC374:.$AQ374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74]+[.$AV374]+[.$AX374]+[.$AZ374]+[.$BB374]+[.$BD374]" office:value-type="currency" office:currency="EUR" office:value="0">
            <text:p>€ 0,00</text:p>
          </table:table-cell>
          <table:table-cell/>
          <table:table-cell table:style-name="ce15" table:formula="of:=[.$AA374]+[.$AR374]+[.$BF374]" office:value-type="currency" office:currency="EUR" office:value="0">
            <text:p>€ 0,00</text:p>
          </table:table-cell>
          <table:table-cell/>
          <table:table-cell table:style-name="ce42" table:formula="of:=[accessori.$BH374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75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7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7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75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75]+[.$M375]+[.$O375]+[.$Q375]+[.$S375]+[.$U375]+[.$W375]+[.$Y375]+[.$F375]" office:value-type="currency" office:currency="EUR" office:value="0">
            <text:p>€ 0,00</text:p>
          </table:table-cell>
          <table:table-cell table:number-columns-repeated="16"/>
          <table:table-cell table:formula="of:=SUM([.$AC375:.$AQ375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75]+[.$AV375]+[.$AX375]+[.$AZ375]+[.$BB375]+[.$BD375]" office:value-type="currency" office:currency="EUR" office:value="0">
            <text:p>€ 0,00</text:p>
          </table:table-cell>
          <table:table-cell/>
          <table:table-cell table:style-name="ce15" table:formula="of:=[.$AA375]+[.$AR375]+[.$BF375]" office:value-type="currency" office:currency="EUR" office:value="0">
            <text:p>€ 0,00</text:p>
          </table:table-cell>
          <table:table-cell/>
          <table:table-cell table:style-name="ce42" table:formula="of:=[accessori.$BH375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76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7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7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76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76]+[.$M376]+[.$O376]+[.$Q376]+[.$S376]+[.$U376]+[.$W376]+[.$Y376]+[.$F376]" office:value-type="currency" office:currency="EUR" office:value="0">
            <text:p>€ 0,00</text:p>
          </table:table-cell>
          <table:table-cell table:number-columns-repeated="16"/>
          <table:table-cell table:formula="of:=SUM([.$AC376:.$AQ376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76]+[.$AV376]+[.$AX376]+[.$AZ376]+[.$BB376]+[.$BD376]" office:value-type="currency" office:currency="EUR" office:value="0">
            <text:p>€ 0,00</text:p>
          </table:table-cell>
          <table:table-cell/>
          <table:table-cell table:style-name="ce15" table:formula="of:=[.$AA376]+[.$AR376]+[.$BF376]" office:value-type="currency" office:currency="EUR" office:value="0">
            <text:p>€ 0,00</text:p>
          </table:table-cell>
          <table:table-cell/>
          <table:table-cell table:style-name="ce42" table:formula="of:=[accessori.$BH376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77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7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7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77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77]+[.$M377]+[.$O377]+[.$Q377]+[.$S377]+[.$U377]+[.$W377]+[.$Y377]+[.$F377]" office:value-type="currency" office:currency="EUR" office:value="0">
            <text:p>€ 0,00</text:p>
          </table:table-cell>
          <table:table-cell table:number-columns-repeated="16"/>
          <table:table-cell table:formula="of:=SUM([.$AC377:.$AQ377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77]+[.$AV377]+[.$AX377]+[.$AZ377]+[.$BB377]+[.$BD377]" office:value-type="currency" office:currency="EUR" office:value="0">
            <text:p>€ 0,00</text:p>
          </table:table-cell>
          <table:table-cell/>
          <table:table-cell table:style-name="ce15" table:formula="of:=[.$AA377]+[.$AR377]+[.$BF377]" office:value-type="currency" office:currency="EUR" office:value="0">
            <text:p>€ 0,00</text:p>
          </table:table-cell>
          <table:table-cell/>
          <table:table-cell table:style-name="ce42" table:formula="of:=[accessori.$BH377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78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7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7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78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78]+[.$M378]+[.$O378]+[.$Q378]+[.$S378]+[.$U378]+[.$W378]+[.$Y378]+[.$F378]" office:value-type="currency" office:currency="EUR" office:value="0">
            <text:p>€ 0,00</text:p>
          </table:table-cell>
          <table:table-cell table:number-columns-repeated="16"/>
          <table:table-cell table:formula="of:=SUM([.$AC378:.$AQ378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78]+[.$AV378]+[.$AX378]+[.$AZ378]+[.$BB378]+[.$BD378]" office:value-type="currency" office:currency="EUR" office:value="0">
            <text:p>€ 0,00</text:p>
          </table:table-cell>
          <table:table-cell/>
          <table:table-cell table:style-name="ce15" table:formula="of:=[.$AA378]+[.$AR378]+[.$BF378]" office:value-type="currency" office:currency="EUR" office:value="0">
            <text:p>€ 0,00</text:p>
          </table:table-cell>
          <table:table-cell/>
          <table:table-cell table:style-name="ce42" table:formula="of:=[accessori.$BH378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79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7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7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79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79]+[.$M379]+[.$O379]+[.$Q379]+[.$S379]+[.$U379]+[.$W379]+[.$Y379]+[.$F379]" office:value-type="currency" office:currency="EUR" office:value="0">
            <text:p>€ 0,00</text:p>
          </table:table-cell>
          <table:table-cell table:number-columns-repeated="16"/>
          <table:table-cell table:formula="of:=SUM([.$AC379:.$AQ379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79]+[.$AV379]+[.$AX379]+[.$AZ379]+[.$BB379]+[.$BD379]" office:value-type="currency" office:currency="EUR" office:value="0">
            <text:p>€ 0,00</text:p>
          </table:table-cell>
          <table:table-cell/>
          <table:table-cell table:style-name="ce15" table:formula="of:=[.$AA379]+[.$AR379]+[.$BF379]" office:value-type="currency" office:currency="EUR" office:value="0">
            <text:p>€ 0,00</text:p>
          </table:table-cell>
          <table:table-cell/>
          <table:table-cell table:style-name="ce42" table:formula="of:=[accessori.$BH379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80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80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80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80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80]+[.$M380]+[.$O380]+[.$Q380]+[.$S380]+[.$U380]+[.$W380]+[.$Y380]+[.$F380]" office:value-type="currency" office:currency="EUR" office:value="0">
            <text:p>€ 0,00</text:p>
          </table:table-cell>
          <table:table-cell table:number-columns-repeated="16"/>
          <table:table-cell table:formula="of:=SUM([.$AC380:.$AQ380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80]+[.$AV380]+[.$AX380]+[.$AZ380]+[.$BB380]+[.$BD380]" office:value-type="currency" office:currency="EUR" office:value="0">
            <text:p>€ 0,00</text:p>
          </table:table-cell>
          <table:table-cell/>
          <table:table-cell table:style-name="ce15" table:formula="of:=[.$AA380]+[.$AR380]+[.$BF380]" office:value-type="currency" office:currency="EUR" office:value="0">
            <text:p>€ 0,00</text:p>
          </table:table-cell>
          <table:table-cell/>
          <table:table-cell table:style-name="ce42" table:formula="of:=[accessori.$BH380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81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8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8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81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81]+[.$M381]+[.$O381]+[.$Q381]+[.$S381]+[.$U381]+[.$W381]+[.$Y381]+[.$F381]" office:value-type="currency" office:currency="EUR" office:value="0">
            <text:p>€ 0,00</text:p>
          </table:table-cell>
          <table:table-cell table:number-columns-repeated="16"/>
          <table:table-cell table:formula="of:=SUM([.$AC381:.$AQ381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81]+[.$AV381]+[.$AX381]+[.$AZ381]+[.$BB381]+[.$BD381]" office:value-type="currency" office:currency="EUR" office:value="0">
            <text:p>€ 0,00</text:p>
          </table:table-cell>
          <table:table-cell/>
          <table:table-cell table:style-name="ce15" table:formula="of:=[.$AA381]+[.$AR381]+[.$BF381]" office:value-type="currency" office:currency="EUR" office:value="0">
            <text:p>€ 0,00</text:p>
          </table:table-cell>
          <table:table-cell/>
          <table:table-cell table:style-name="ce42" table:formula="of:=[accessori.$BH381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82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8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8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82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82]+[.$M382]+[.$O382]+[.$Q382]+[.$S382]+[.$U382]+[.$W382]+[.$Y382]+[.$F382]" office:value-type="currency" office:currency="EUR" office:value="0">
            <text:p>€ 0,00</text:p>
          </table:table-cell>
          <table:table-cell table:number-columns-repeated="16"/>
          <table:table-cell table:formula="of:=SUM([.$AC382:.$AQ382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82]+[.$AV382]+[.$AX382]+[.$AZ382]+[.$BB382]+[.$BD382]" office:value-type="currency" office:currency="EUR" office:value="0">
            <text:p>€ 0,00</text:p>
          </table:table-cell>
          <table:table-cell/>
          <table:table-cell table:style-name="ce15" table:formula="of:=[.$AA382]+[.$AR382]+[.$BF382]" office:value-type="currency" office:currency="EUR" office:value="0">
            <text:p>€ 0,00</text:p>
          </table:table-cell>
          <table:table-cell/>
          <table:table-cell table:style-name="ce42" table:formula="of:=[accessori.$BH382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83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8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8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83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83]+[.$M383]+[.$O383]+[.$Q383]+[.$S383]+[.$U383]+[.$W383]+[.$Y383]+[.$F383]" office:value-type="currency" office:currency="EUR" office:value="0">
            <text:p>€ 0,00</text:p>
          </table:table-cell>
          <table:table-cell table:number-columns-repeated="16"/>
          <table:table-cell table:formula="of:=SUM([.$AC383:.$AQ383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83]+[.$AV383]+[.$AX383]+[.$AZ383]+[.$BB383]+[.$BD383]" office:value-type="currency" office:currency="EUR" office:value="0">
            <text:p>€ 0,00</text:p>
          </table:table-cell>
          <table:table-cell/>
          <table:table-cell table:style-name="ce15" table:formula="of:=[.$AA383]+[.$AR383]+[.$BF383]" office:value-type="currency" office:currency="EUR" office:value="0">
            <text:p>€ 0,00</text:p>
          </table:table-cell>
          <table:table-cell/>
          <table:table-cell table:style-name="ce42" table:formula="of:=[accessori.$BH383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84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8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8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84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84]+[.$M384]+[.$O384]+[.$Q384]+[.$S384]+[.$U384]+[.$W384]+[.$Y384]+[.$F384]" office:value-type="currency" office:currency="EUR" office:value="0">
            <text:p>€ 0,00</text:p>
          </table:table-cell>
          <table:table-cell table:number-columns-repeated="16"/>
          <table:table-cell table:formula="of:=SUM([.$AC384:.$AQ384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84]+[.$AV384]+[.$AX384]+[.$AZ384]+[.$BB384]+[.$BD384]" office:value-type="currency" office:currency="EUR" office:value="0">
            <text:p>€ 0,00</text:p>
          </table:table-cell>
          <table:table-cell/>
          <table:table-cell table:style-name="ce15" table:formula="of:=[.$AA384]+[.$AR384]+[.$BF384]" office:value-type="currency" office:currency="EUR" office:value="0">
            <text:p>€ 0,00</text:p>
          </table:table-cell>
          <table:table-cell/>
          <table:table-cell table:style-name="ce42" table:formula="of:=[accessori.$BH384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85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8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8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85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85]+[.$M385]+[.$O385]+[.$Q385]+[.$S385]+[.$U385]+[.$W385]+[.$Y385]+[.$F385]" office:value-type="currency" office:currency="EUR" office:value="0">
            <text:p>€ 0,00</text:p>
          </table:table-cell>
          <table:table-cell table:number-columns-repeated="16"/>
          <table:table-cell table:formula="of:=SUM([.$AC385:.$AQ385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85]+[.$AV385]+[.$AX385]+[.$AZ385]+[.$BB385]+[.$BD385]" office:value-type="currency" office:currency="EUR" office:value="0">
            <text:p>€ 0,00</text:p>
          </table:table-cell>
          <table:table-cell/>
          <table:table-cell table:style-name="ce15" table:formula="of:=[.$AA385]+[.$AR385]+[.$BF385]" office:value-type="currency" office:currency="EUR" office:value="0">
            <text:p>€ 0,00</text:p>
          </table:table-cell>
          <table:table-cell/>
          <table:table-cell table:style-name="ce42" table:formula="of:=[accessori.$BH385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86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8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8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86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86]+[.$M386]+[.$O386]+[.$Q386]+[.$S386]+[.$U386]+[.$W386]+[.$Y386]+[.$F386]" office:value-type="currency" office:currency="EUR" office:value="0">
            <text:p>€ 0,00</text:p>
          </table:table-cell>
          <table:table-cell table:number-columns-repeated="16"/>
          <table:table-cell table:formula="of:=SUM([.$AC386:.$AQ386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86]+[.$AV386]+[.$AX386]+[.$AZ386]+[.$BB386]+[.$BD386]" office:value-type="currency" office:currency="EUR" office:value="0">
            <text:p>€ 0,00</text:p>
          </table:table-cell>
          <table:table-cell/>
          <table:table-cell table:style-name="ce15" table:formula="of:=[.$AA386]+[.$AR386]+[.$BF386]" office:value-type="currency" office:currency="EUR" office:value="0">
            <text:p>€ 0,00</text:p>
          </table:table-cell>
          <table:table-cell/>
          <table:table-cell table:style-name="ce42" table:formula="of:=[accessori.$BH386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87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8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8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87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87]+[.$M387]+[.$O387]+[.$Q387]+[.$S387]+[.$U387]+[.$W387]+[.$Y387]+[.$F387]" office:value-type="currency" office:currency="EUR" office:value="0">
            <text:p>€ 0,00</text:p>
          </table:table-cell>
          <table:table-cell table:number-columns-repeated="16"/>
          <table:table-cell table:formula="of:=SUM([.$AC387:.$AQ387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87]+[.$AV387]+[.$AX387]+[.$AZ387]+[.$BB387]+[.$BD387]" office:value-type="currency" office:currency="EUR" office:value="0">
            <text:p>€ 0,00</text:p>
          </table:table-cell>
          <table:table-cell/>
          <table:table-cell table:style-name="ce15" table:formula="of:=[.$AA387]+[.$AR387]+[.$BF387]" office:value-type="currency" office:currency="EUR" office:value="0">
            <text:p>€ 0,00</text:p>
          </table:table-cell>
          <table:table-cell/>
          <table:table-cell table:style-name="ce42" table:formula="of:=[accessori.$BH387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88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8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8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88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88]+[.$M388]+[.$O388]+[.$Q388]+[.$S388]+[.$U388]+[.$W388]+[.$Y388]+[.$F388]" office:value-type="currency" office:currency="EUR" office:value="0">
            <text:p>€ 0,00</text:p>
          </table:table-cell>
          <table:table-cell table:number-columns-repeated="16"/>
          <table:table-cell table:formula="of:=SUM([.$AC388:.$AQ388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88]+[.$AV388]+[.$AX388]+[.$AZ388]+[.$BB388]+[.$BD388]" office:value-type="currency" office:currency="EUR" office:value="0">
            <text:p>€ 0,00</text:p>
          </table:table-cell>
          <table:table-cell/>
          <table:table-cell table:style-name="ce15" table:formula="of:=[.$AA388]+[.$AR388]+[.$BF388]" office:value-type="currency" office:currency="EUR" office:value="0">
            <text:p>€ 0,00</text:p>
          </table:table-cell>
          <table:table-cell/>
          <table:table-cell table:style-name="ce42" table:formula="of:=[accessori.$BH388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89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8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8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89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89]+[.$M389]+[.$O389]+[.$Q389]+[.$S389]+[.$U389]+[.$W389]+[.$Y389]+[.$F389]" office:value-type="currency" office:currency="EUR" office:value="0">
            <text:p>€ 0,00</text:p>
          </table:table-cell>
          <table:table-cell table:number-columns-repeated="16"/>
          <table:table-cell table:formula="of:=SUM([.$AC389:.$AQ389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89]+[.$AV389]+[.$AX389]+[.$AZ389]+[.$BB389]+[.$BD389]" office:value-type="currency" office:currency="EUR" office:value="0">
            <text:p>€ 0,00</text:p>
          </table:table-cell>
          <table:table-cell/>
          <table:table-cell table:style-name="ce15" table:formula="of:=[.$AA389]+[.$AR389]+[.$BF389]" office:value-type="currency" office:currency="EUR" office:value="0">
            <text:p>€ 0,00</text:p>
          </table:table-cell>
          <table:table-cell/>
          <table:table-cell table:style-name="ce42" table:formula="of:=[accessori.$BH389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90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90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90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90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90]+[.$M390]+[.$O390]+[.$Q390]+[.$S390]+[.$U390]+[.$W390]+[.$Y390]+[.$F390]" office:value-type="currency" office:currency="EUR" office:value="0">
            <text:p>€ 0,00</text:p>
          </table:table-cell>
          <table:table-cell table:number-columns-repeated="16"/>
          <table:table-cell table:formula="of:=SUM([.$AC390:.$AQ390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90]+[.$AV390]+[.$AX390]+[.$AZ390]+[.$BB390]+[.$BD390]" office:value-type="currency" office:currency="EUR" office:value="0">
            <text:p>€ 0,00</text:p>
          </table:table-cell>
          <table:table-cell/>
          <table:table-cell table:style-name="ce15" table:formula="of:=[.$AA390]+[.$AR390]+[.$BF390]" office:value-type="currency" office:currency="EUR" office:value="0">
            <text:p>€ 0,00</text:p>
          </table:table-cell>
          <table:table-cell/>
          <table:table-cell table:style-name="ce42" table:formula="of:=[accessori.$BH390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91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9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9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91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91]+[.$M391]+[.$O391]+[.$Q391]+[.$S391]+[.$U391]+[.$W391]+[.$Y391]+[.$F391]" office:value-type="currency" office:currency="EUR" office:value="0">
            <text:p>€ 0,00</text:p>
          </table:table-cell>
          <table:table-cell table:number-columns-repeated="16"/>
          <table:table-cell table:formula="of:=SUM([.$AC391:.$AQ391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91]+[.$AV391]+[.$AX391]+[.$AZ391]+[.$BB391]+[.$BD391]" office:value-type="currency" office:currency="EUR" office:value="0">
            <text:p>€ 0,00</text:p>
          </table:table-cell>
          <table:table-cell/>
          <table:table-cell table:style-name="ce15" table:formula="of:=[.$AA391]+[.$AR391]+[.$BF391]" office:value-type="currency" office:currency="EUR" office:value="0">
            <text:p>€ 0,00</text:p>
          </table:table-cell>
          <table:table-cell/>
          <table:table-cell table:style-name="ce42" table:formula="of:=[accessori.$BH391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92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9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9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92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92]+[.$M392]+[.$O392]+[.$Q392]+[.$S392]+[.$U392]+[.$W392]+[.$Y392]+[.$F392]" office:value-type="currency" office:currency="EUR" office:value="0">
            <text:p>€ 0,00</text:p>
          </table:table-cell>
          <table:table-cell table:number-columns-repeated="16"/>
          <table:table-cell table:formula="of:=SUM([.$AC392:.$AQ392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92]+[.$AV392]+[.$AX392]+[.$AZ392]+[.$BB392]+[.$BD392]" office:value-type="currency" office:currency="EUR" office:value="0">
            <text:p>€ 0,00</text:p>
          </table:table-cell>
          <table:table-cell/>
          <table:table-cell table:style-name="ce15" table:formula="of:=[.$AA392]+[.$AR392]+[.$BF392]" office:value-type="currency" office:currency="EUR" office:value="0">
            <text:p>€ 0,00</text:p>
          </table:table-cell>
          <table:table-cell/>
          <table:table-cell table:style-name="ce42" table:formula="of:=[accessori.$BH392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93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9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9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93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93]+[.$M393]+[.$O393]+[.$Q393]+[.$S393]+[.$U393]+[.$W393]+[.$Y393]+[.$F393]" office:value-type="currency" office:currency="EUR" office:value="0">
            <text:p>€ 0,00</text:p>
          </table:table-cell>
          <table:table-cell table:number-columns-repeated="16"/>
          <table:table-cell table:formula="of:=SUM([.$AC393:.$AQ393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93]+[.$AV393]+[.$AX393]+[.$AZ393]+[.$BB393]+[.$BD393]" office:value-type="currency" office:currency="EUR" office:value="0">
            <text:p>€ 0,00</text:p>
          </table:table-cell>
          <table:table-cell/>
          <table:table-cell table:style-name="ce15" table:formula="of:=[.$AA393]+[.$AR393]+[.$BF393]" office:value-type="currency" office:currency="EUR" office:value="0">
            <text:p>€ 0,00</text:p>
          </table:table-cell>
          <table:table-cell/>
          <table:table-cell table:style-name="ce42" table:formula="of:=[accessori.$BH393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94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9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9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94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94]+[.$M394]+[.$O394]+[.$Q394]+[.$S394]+[.$U394]+[.$W394]+[.$Y394]+[.$F394]" office:value-type="currency" office:currency="EUR" office:value="0">
            <text:p>€ 0,00</text:p>
          </table:table-cell>
          <table:table-cell table:number-columns-repeated="16"/>
          <table:table-cell table:formula="of:=SUM([.$AC394:.$AQ394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94]+[.$AV394]+[.$AX394]+[.$AZ394]+[.$BB394]+[.$BD394]" office:value-type="currency" office:currency="EUR" office:value="0">
            <text:p>€ 0,00</text:p>
          </table:table-cell>
          <table:table-cell/>
          <table:table-cell table:style-name="ce15" table:formula="of:=[.$AA394]+[.$AR394]+[.$BF394]" office:value-type="currency" office:currency="EUR" office:value="0">
            <text:p>€ 0,00</text:p>
          </table:table-cell>
          <table:table-cell/>
          <table:table-cell table:style-name="ce42" table:formula="of:=[accessori.$BH394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95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9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9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95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95]+[.$M395]+[.$O395]+[.$Q395]+[.$S395]+[.$U395]+[.$W395]+[.$Y395]+[.$F395]" office:value-type="currency" office:currency="EUR" office:value="0">
            <text:p>€ 0,00</text:p>
          </table:table-cell>
          <table:table-cell table:number-columns-repeated="16"/>
          <table:table-cell table:formula="of:=SUM([.$AC395:.$AQ395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95]+[.$AV395]+[.$AX395]+[.$AZ395]+[.$BB395]+[.$BD395]" office:value-type="currency" office:currency="EUR" office:value="0">
            <text:p>€ 0,00</text:p>
          </table:table-cell>
          <table:table-cell/>
          <table:table-cell table:style-name="ce15" table:formula="of:=[.$AA395]+[.$AR395]+[.$BF395]" office:value-type="currency" office:currency="EUR" office:value="0">
            <text:p>€ 0,00</text:p>
          </table:table-cell>
          <table:table-cell/>
          <table:table-cell table:style-name="ce42" table:formula="of:=[accessori.$BH395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96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9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9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96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96]+[.$M396]+[.$O396]+[.$Q396]+[.$S396]+[.$U396]+[.$W396]+[.$Y396]+[.$F396]" office:value-type="currency" office:currency="EUR" office:value="0">
            <text:p>€ 0,00</text:p>
          </table:table-cell>
          <table:table-cell table:number-columns-repeated="16"/>
          <table:table-cell table:formula="of:=SUM([.$AC396:.$AQ396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96]+[.$AV396]+[.$AX396]+[.$AZ396]+[.$BB396]+[.$BD396]" office:value-type="currency" office:currency="EUR" office:value="0">
            <text:p>€ 0,00</text:p>
          </table:table-cell>
          <table:table-cell/>
          <table:table-cell table:style-name="ce15" table:formula="of:=[.$AA396]+[.$AR396]+[.$BF396]" office:value-type="currency" office:currency="EUR" office:value="0">
            <text:p>€ 0,00</text:p>
          </table:table-cell>
          <table:table-cell/>
          <table:table-cell table:style-name="ce42" table:formula="of:=[accessori.$BH396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97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9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9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97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97]+[.$M397]+[.$O397]+[.$Q397]+[.$S397]+[.$U397]+[.$W397]+[.$Y397]+[.$F397]" office:value-type="currency" office:currency="EUR" office:value="0">
            <text:p>€ 0,00</text:p>
          </table:table-cell>
          <table:table-cell table:number-columns-repeated="16"/>
          <table:table-cell table:formula="of:=SUM([.$AC397:.$AQ397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97]+[.$AV397]+[.$AX397]+[.$AZ397]+[.$BB397]+[.$BD397]" office:value-type="currency" office:currency="EUR" office:value="0">
            <text:p>€ 0,00</text:p>
          </table:table-cell>
          <table:table-cell/>
          <table:table-cell table:style-name="ce15" table:formula="of:=[.$AA397]+[.$AR397]+[.$BF397]" office:value-type="currency" office:currency="EUR" office:value="0">
            <text:p>€ 0,00</text:p>
          </table:table-cell>
          <table:table-cell/>
          <table:table-cell table:style-name="ce42" table:formula="of:=[accessori.$BH397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98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9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9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98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98]+[.$M398]+[.$O398]+[.$Q398]+[.$S398]+[.$U398]+[.$W398]+[.$Y398]+[.$F398]" office:value-type="currency" office:currency="EUR" office:value="0">
            <text:p>€ 0,00</text:p>
          </table:table-cell>
          <table:table-cell table:number-columns-repeated="16"/>
          <table:table-cell table:formula="of:=SUM([.$AC398:.$AQ398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98]+[.$AV398]+[.$AX398]+[.$AZ398]+[.$BB398]+[.$BD398]" office:value-type="currency" office:currency="EUR" office:value="0">
            <text:p>€ 0,00</text:p>
          </table:table-cell>
          <table:table-cell/>
          <table:table-cell table:style-name="ce15" table:formula="of:=[.$AA398]+[.$AR398]+[.$BF398]" office:value-type="currency" office:currency="EUR" office:value="0">
            <text:p>€ 0,00</text:p>
          </table:table-cell>
          <table:table-cell/>
          <table:table-cell table:style-name="ce42" table:formula="of:=[accessori.$BH398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399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39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39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399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399]+[.$M399]+[.$O399]+[.$Q399]+[.$S399]+[.$U399]+[.$W399]+[.$Y399]+[.$F399]" office:value-type="currency" office:currency="EUR" office:value="0">
            <text:p>€ 0,00</text:p>
          </table:table-cell>
          <table:table-cell table:number-columns-repeated="16"/>
          <table:table-cell table:formula="of:=SUM([.$AC399:.$AQ399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399]+[.$AV399]+[.$AX399]+[.$AZ399]+[.$BB399]+[.$BD399]" office:value-type="currency" office:currency="EUR" office:value="0">
            <text:p>€ 0,00</text:p>
          </table:table-cell>
          <table:table-cell/>
          <table:table-cell table:style-name="ce15" table:formula="of:=[.$AA399]+[.$AR399]+[.$BF399]" office:value-type="currency" office:currency="EUR" office:value="0">
            <text:p>€ 0,00</text:p>
          </table:table-cell>
          <table:table-cell/>
          <table:table-cell table:style-name="ce42" table:formula="of:=[accessori.$BH399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400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00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00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00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400]+[.$M400]+[.$O400]+[.$Q400]+[.$S400]+[.$U400]+[.$W400]+[.$Y400]+[.$F400]" office:value-type="currency" office:currency="EUR" office:value="0">
            <text:p>€ 0,00</text:p>
          </table:table-cell>
          <table:table-cell table:number-columns-repeated="16"/>
          <table:table-cell table:formula="of:=SUM([.$AC400:.$AQ400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400]+[.$AV400]+[.$AX400]+[.$AZ400]+[.$BB400]+[.$BD400]" office:value-type="currency" office:currency="EUR" office:value="0">
            <text:p>€ 0,00</text:p>
          </table:table-cell>
          <table:table-cell/>
          <table:table-cell table:style-name="ce15" table:formula="of:=[.$AA400]+[.$AR400]+[.$BF400]" office:value-type="currency" office:currency="EUR" office:value="0">
            <text:p>€ 0,00</text:p>
          </table:table-cell>
          <table:table-cell/>
          <table:table-cell table:style-name="ce42" table:formula="of:=[accessori.$BH400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401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0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0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01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401]+[.$M401]+[.$O401]+[.$Q401]+[.$S401]+[.$U401]+[.$W401]+[.$Y401]+[.$F401]" office:value-type="currency" office:currency="EUR" office:value="0">
            <text:p>€ 0,00</text:p>
          </table:table-cell>
          <table:table-cell table:number-columns-repeated="16"/>
          <table:table-cell table:formula="of:=SUM([.$AC401:.$AQ401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401]+[.$AV401]+[.$AX401]+[.$AZ401]+[.$BB401]+[.$BD401]" office:value-type="currency" office:currency="EUR" office:value="0">
            <text:p>€ 0,00</text:p>
          </table:table-cell>
          <table:table-cell/>
          <table:table-cell table:style-name="ce15" table:formula="of:=[.$AA401]+[.$AR401]+[.$BF401]" office:value-type="currency" office:currency="EUR" office:value="0">
            <text:p>€ 0,00</text:p>
          </table:table-cell>
          <table:table-cell/>
          <table:table-cell table:style-name="ce42" table:formula="of:=[accessori.$BH401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402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0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0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02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402]+[.$M402]+[.$O402]+[.$Q402]+[.$S402]+[.$U402]+[.$W402]+[.$Y402]+[.$F402]" office:value-type="currency" office:currency="EUR" office:value="0">
            <text:p>€ 0,00</text:p>
          </table:table-cell>
          <table:table-cell table:number-columns-repeated="16"/>
          <table:table-cell table:formula="of:=SUM([.$AC402:.$AQ402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402]+[.$AV402]+[.$AX402]+[.$AZ402]+[.$BB402]+[.$BD402]" office:value-type="currency" office:currency="EUR" office:value="0">
            <text:p>€ 0,00</text:p>
          </table:table-cell>
          <table:table-cell/>
          <table:table-cell table:style-name="ce15" table:formula="of:=[.$AA402]+[.$AR402]+[.$BF402]" office:value-type="currency" office:currency="EUR" office:value="0">
            <text:p>€ 0,00</text:p>
          </table:table-cell>
          <table:table-cell/>
          <table:table-cell table:style-name="ce42" table:formula="of:=[accessori.$BH402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403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0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0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03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403]+[.$M403]+[.$O403]+[.$Q403]+[.$S403]+[.$U403]+[.$W403]+[.$Y403]+[.$F403]" office:value-type="currency" office:currency="EUR" office:value="0">
            <text:p>€ 0,00</text:p>
          </table:table-cell>
          <table:table-cell table:number-columns-repeated="16"/>
          <table:table-cell table:formula="of:=SUM([.$AC403:.$AQ403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403]+[.$AV403]+[.$AX403]+[.$AZ403]+[.$BB403]+[.$BD403]" office:value-type="currency" office:currency="EUR" office:value="0">
            <text:p>€ 0,00</text:p>
          </table:table-cell>
          <table:table-cell/>
          <table:table-cell table:style-name="ce15" table:formula="of:=[.$AA403]+[.$AR403]+[.$BF403]" office:value-type="currency" office:currency="EUR" office:value="0">
            <text:p>€ 0,00</text:p>
          </table:table-cell>
          <table:table-cell/>
          <table:table-cell table:style-name="ce42" table:formula="of:=[accessori.$BH403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404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0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0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04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404]+[.$M404]+[.$O404]+[.$Q404]+[.$S404]+[.$U404]+[.$W404]+[.$Y404]+[.$F404]" office:value-type="currency" office:currency="EUR" office:value="0">
            <text:p>€ 0,00</text:p>
          </table:table-cell>
          <table:table-cell table:number-columns-repeated="16"/>
          <table:table-cell table:formula="of:=SUM([.$AC404:.$AQ404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404]+[.$AV404]+[.$AX404]+[.$AZ404]+[.$BB404]+[.$BD404]" office:value-type="currency" office:currency="EUR" office:value="0">
            <text:p>€ 0,00</text:p>
          </table:table-cell>
          <table:table-cell/>
          <table:table-cell table:style-name="ce15" table:formula="of:=[.$AA404]+[.$AR404]+[.$BF404]" office:value-type="currency" office:currency="EUR" office:value="0">
            <text:p>€ 0,00</text:p>
          </table:table-cell>
          <table:table-cell/>
          <table:table-cell table:style-name="ce42" table:formula="of:=[accessori.$BH404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405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0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0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05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405]+[.$M405]+[.$O405]+[.$Q405]+[.$S405]+[.$U405]+[.$W405]+[.$Y405]+[.$F405]" office:value-type="currency" office:currency="EUR" office:value="0">
            <text:p>€ 0,00</text:p>
          </table:table-cell>
          <table:table-cell table:number-columns-repeated="16"/>
          <table:table-cell table:formula="of:=SUM([.$AC405:.$AQ405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405]+[.$AV405]+[.$AX405]+[.$AZ405]+[.$BB405]+[.$BD405]" office:value-type="currency" office:currency="EUR" office:value="0">
            <text:p>€ 0,00</text:p>
          </table:table-cell>
          <table:table-cell/>
          <table:table-cell table:style-name="ce15" table:formula="of:=[.$AA405]+[.$AR405]+[.$BF405]" office:value-type="currency" office:currency="EUR" office:value="0">
            <text:p>€ 0,00</text:p>
          </table:table-cell>
          <table:table-cell/>
          <table:table-cell table:style-name="ce42" table:formula="of:=[accessori.$BH405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406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0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0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06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406]+[.$M406]+[.$O406]+[.$Q406]+[.$S406]+[.$U406]+[.$W406]+[.$Y406]+[.$F406]" office:value-type="currency" office:currency="EUR" office:value="0">
            <text:p>€ 0,00</text:p>
          </table:table-cell>
          <table:table-cell table:number-columns-repeated="16"/>
          <table:table-cell table:formula="of:=SUM([.$AC406:.$AQ406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406]+[.$AV406]+[.$AX406]+[.$AZ406]+[.$BB406]+[.$BD406]" office:value-type="currency" office:currency="EUR" office:value="0">
            <text:p>€ 0,00</text:p>
          </table:table-cell>
          <table:table-cell/>
          <table:table-cell table:style-name="ce15" table:formula="of:=[.$AA406]+[.$AR406]+[.$BF406]" office:value-type="currency" office:currency="EUR" office:value="0">
            <text:p>€ 0,00</text:p>
          </table:table-cell>
          <table:table-cell/>
          <table:table-cell table:style-name="ce42" table:formula="of:=[accessori.$BH406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407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0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0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07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407]+[.$M407]+[.$O407]+[.$Q407]+[.$S407]+[.$U407]+[.$W407]+[.$Y407]+[.$F407]" office:value-type="currency" office:currency="EUR" office:value="0">
            <text:p>€ 0,00</text:p>
          </table:table-cell>
          <table:table-cell table:number-columns-repeated="16"/>
          <table:table-cell table:formula="of:=SUM([.$AC407:.$AQ407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407]+[.$AV407]+[.$AX407]+[.$AZ407]+[.$BB407]+[.$BD407]" office:value-type="currency" office:currency="EUR" office:value="0">
            <text:p>€ 0,00</text:p>
          </table:table-cell>
          <table:table-cell/>
          <table:table-cell table:style-name="ce15" table:formula="of:=[.$AA407]+[.$AR407]+[.$BF407]" office:value-type="currency" office:currency="EUR" office:value="0">
            <text:p>€ 0,00</text:p>
          </table:table-cell>
          <table:table-cell/>
          <table:table-cell table:style-name="ce42" table:formula="of:=[accessori.$BH407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408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0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0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08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408]+[.$M408]+[.$O408]+[.$Q408]+[.$S408]+[.$U408]+[.$W408]+[.$Y408]+[.$F408]" office:value-type="currency" office:currency="EUR" office:value="0">
            <text:p>€ 0,00</text:p>
          </table:table-cell>
          <table:table-cell table:number-columns-repeated="16"/>
          <table:table-cell table:formula="of:=SUM([.$AC408:.$AQ408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408]+[.$AV408]+[.$AX408]+[.$AZ408]+[.$BB408]+[.$BD408]" office:value-type="currency" office:currency="EUR" office:value="0">
            <text:p>€ 0,00</text:p>
          </table:table-cell>
          <table:table-cell/>
          <table:table-cell table:style-name="ce15" table:formula="of:=[.$AA408]+[.$AR408]+[.$BF408]" office:value-type="currency" office:currency="EUR" office:value="0">
            <text:p>€ 0,00</text:p>
          </table:table-cell>
          <table:table-cell/>
          <table:table-cell table:style-name="ce42" table:formula="of:=[accessori.$BH408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409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0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0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09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409]+[.$M409]+[.$O409]+[.$Q409]+[.$S409]+[.$U409]+[.$W409]+[.$Y409]+[.$F409]" office:value-type="currency" office:currency="EUR" office:value="0">
            <text:p>€ 0,00</text:p>
          </table:table-cell>
          <table:table-cell table:number-columns-repeated="16"/>
          <table:table-cell table:formula="of:=SUM([.$AC409:.$AQ409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409]+[.$AV409]+[.$AX409]+[.$AZ409]+[.$BB409]+[.$BD409]" office:value-type="currency" office:currency="EUR" office:value="0">
            <text:p>€ 0,00</text:p>
          </table:table-cell>
          <table:table-cell/>
          <table:table-cell table:style-name="ce15" table:formula="of:=[.$AA409]+[.$AR409]+[.$BF409]" office:value-type="currency" office:currency="EUR" office:value="0">
            <text:p>€ 0,00</text:p>
          </table:table-cell>
          <table:table-cell/>
          <table:table-cell table:style-name="ce42" table:formula="of:=[accessori.$BH409]" office:value-type="currency" office:currency="EUR" office:value="0">
            <text:p>€ 0,00</text:p>
          </table:table-cell>
          <table:table-cell table:number-columns-repeated="948"/>
        </table:table-row>
        <table:table-row table:style-name="ro3">
          <table:table-cell table:formula="of:=['file:///Users/Amministrazione/Dropbox/segreteria/2025-26/elenchi/db%202025-26%20gestionale.ods'#$dati.A410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10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10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10]" office:value-type="float" office:value="0">
            <text:p>0</text:p>
          </table:table-cell>
          <table:table-cell/>
          <table:table-cell table:style-name="ce14"/>
          <table:table-cell table:style-name="ce14"/>
          <table:table-cell table:style-name="ce16"/>
          <table:table-cell table:style-name="ce14"/>
          <table:table-cell table:style-name="ce20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table:formula="of:=[.$K410]+[.$M410]+[.$O410]+[.$Q410]+[.$S410]+[.$U410]+[.$W410]+[.$Y410]+[.$F410]" office:value-type="currency" office:currency="EUR" office:value="0">
            <text:p>€ 0,00</text:p>
          </table:table-cell>
          <table:table-cell table:number-columns-repeated="16"/>
          <table:table-cell table:formula="of:=SUM([.$AC410:.$AQ410])" office:value-type="currency" office:currency="EUR" office:value="0">
            <text:p>€ 0,00</text:p>
          </table:table-cell>
          <table:table-cell/>
          <table:table-cell table:style-name="ce28"/>
          <table:table-cell/>
          <table:table-cell table:style-name="ce28"/>
          <table:table-cell/>
          <table:table-cell/>
          <table:table-cell/>
          <table:table-cell table:style-name="ce14"/>
          <table:table-cell/>
          <table:table-cell table:style-name="ce36"/>
          <table:table-cell/>
          <table:table-cell/>
          <table:table-cell/>
          <table:table-cell table:formula="of:=[.$AT410]+[.$AV410]+[.$AX410]+[.$AZ410]+[.$BB410]+[.$BD410]" office:value-type="currency" office:currency="EUR" office:value="0">
            <text:p>€ 0,00</text:p>
          </table:table-cell>
          <table:table-cell/>
          <table:table-cell table:style-name="ce15" table:formula="of:=[.$AA410]+[.$AR410]+[.$BF410]" office:value-type="currency" office:currency="EUR" office:value="0">
            <text:p>€ 0,00</text:p>
          </table:table-cell>
          <table:table-cell/>
          <table:table-cell table:style-name="ce42" table:formula="of:=[accessori.$BH410]" office:value-type="currency" office:currency="EUR" office:value="0">
            <text:p>€ 0,00</text:p>
          </table:table-cell>
          <table:table-cell table:number-columns-repeated="948"/>
        </table:table-row>
        <table:table-row table:style-name="ro4">
          <table:table-cell table:formula="of:=['file:///Users/Amministrazione/Dropbox/segreteria/2025-26/elenchi/db%202025-26%20gestionale.ods'#$dati.A411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1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1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11]" office:value-type="float" office:value="0">
            <text:p>0</text:p>
          </table:table-cell>
          <table:table-cell table:number-columns-repeated="49"/>
          <table:table-cell table:style-name="ce36"/>
          <table:table-cell table:number-columns-repeated="956"/>
        </table:table-row>
        <table:table-row table:style-name="ro4">
          <table:table-cell table:formula="of:=['file:///Users/Amministrazione/Dropbox/segreteria/2025-26/elenchi/db%202025-26%20gestionale.ods'#$dati.A412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1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1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12]" office:value-type="float" office:value="0">
            <text:p>0</text:p>
          </table:table-cell>
          <table:table-cell table:number-columns-repeated="49"/>
          <table:table-cell table:style-name="ce36"/>
          <table:table-cell table:number-columns-repeated="956"/>
        </table:table-row>
        <table:table-row table:style-name="ro4">
          <table:table-cell table:formula="of:=['file:///Users/Amministrazione/Dropbox/segreteria/2025-26/elenchi/db%202025-26%20gestionale.ods'#$dati.A413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1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1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13]" office:value-type="float" office:value="0">
            <text:p>0</text:p>
          </table:table-cell>
          <table:table-cell table:number-columns-repeated="49"/>
          <table:table-cell table:style-name="ce36"/>
          <table:table-cell table:number-columns-repeated="956"/>
        </table:table-row>
        <table:table-row table:style-name="ro4">
          <table:table-cell table:formula="of:=['file:///Users/Amministrazione/Dropbox/segreteria/2025-26/elenchi/db%202025-26%20gestionale.ods'#$dati.A414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1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1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14]" office:value-type="float" office:value="0">
            <text:p>0</text:p>
          </table:table-cell>
          <table:table-cell table:number-columns-repeated="49"/>
          <table:table-cell table:style-name="ce36"/>
          <table:table-cell table:number-columns-repeated="956"/>
        </table:table-row>
        <table:table-row table:style-name="ro4">
          <table:table-cell table:formula="of:=['file:///Users/Amministrazione/Dropbox/segreteria/2025-26/elenchi/db%202025-26%20gestionale.ods'#$dati.A415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1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1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15]" office:value-type="float" office:value="0">
            <text:p>0</text:p>
          </table:table-cell>
          <table:table-cell table:number-columns-repeated="49"/>
          <table:table-cell table:style-name="ce36"/>
          <table:table-cell table:number-columns-repeated="956"/>
        </table:table-row>
        <table:table-row table:style-name="ro4">
          <table:table-cell table:formula="of:=['file:///Users/Amministrazione/Dropbox/segreteria/2025-26/elenchi/db%202025-26%20gestionale.ods'#$dati.A416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1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1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16]" office:value-type="float" office:value="0">
            <text:p>0</text:p>
          </table:table-cell>
          <table:table-cell table:number-columns-repeated="49"/>
          <table:table-cell table:style-name="ce36"/>
          <table:table-cell table:number-columns-repeated="956"/>
        </table:table-row>
        <table:table-row table:style-name="ro4">
          <table:table-cell table:formula="of:=['file:///Users/Amministrazione/Dropbox/segreteria/2025-26/elenchi/db%202025-26%20gestionale.ods'#$dati.A417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1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1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17]" office:value-type="float" office:value="0">
            <text:p>0</text:p>
          </table:table-cell>
          <table:table-cell table:number-columns-repeated="49"/>
          <table:table-cell table:style-name="ce36"/>
          <table:table-cell table:number-columns-repeated="956"/>
        </table:table-row>
        <table:table-row table:style-name="ro4">
          <table:table-cell table:formula="of:=['file:///Users/Amministrazione/Dropbox/segreteria/2025-26/elenchi/db%202025-26%20gestionale.ods'#$dati.A418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1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1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18]" office:value-type="float" office:value="0">
            <text:p>0</text:p>
          </table:table-cell>
          <table:table-cell table:number-columns-repeated="49"/>
          <table:table-cell table:style-name="ce36"/>
          <table:table-cell table:number-columns-repeated="956"/>
        </table:table-row>
        <table:table-row table:style-name="ro4">
          <table:table-cell table:formula="of:=['file:///Users/Amministrazione/Dropbox/segreteria/2025-26/elenchi/db%202025-26%20gestionale.ods'#$dati.A419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1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1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19]" office:value-type="float" office:value="0">
            <text:p>0</text:p>
          </table:table-cell>
          <table:table-cell table:number-columns-repeated="49"/>
          <table:table-cell table:style-name="ce36"/>
          <table:table-cell table:number-columns-repeated="956"/>
        </table:table-row>
        <table:table-row table:style-name="ro4">
          <table:table-cell table:formula="of:=['file:///Users/Amministrazione/Dropbox/segreteria/2025-26/elenchi/db%202025-26%20gestionale.ods'#$dati.A420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20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20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20]" office:value-type="float" office:value="0">
            <text:p>0</text:p>
          </table:table-cell>
          <table:table-cell table:number-columns-repeated="49"/>
          <table:table-cell table:style-name="ce36"/>
          <table:table-cell table:number-columns-repeated="956"/>
        </table:table-row>
        <table:table-row table:style-name="ro4">
          <table:table-cell table:formula="of:=['file:///Users/Amministrazione/Dropbox/segreteria/2025-26/elenchi/db%202025-26%20gestionale.ods'#$dati.A421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2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2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21]" office:value-type="float" office:value="0">
            <text:p>0</text:p>
          </table:table-cell>
          <table:table-cell table:number-columns-repeated="49"/>
          <table:table-cell table:style-name="ce36"/>
          <table:table-cell table:number-columns-repeated="956"/>
        </table:table-row>
        <table:table-row table:style-name="ro4">
          <table:table-cell table:formula="of:=['file:///Users/Amministrazione/Dropbox/segreteria/2025-26/elenchi/db%202025-26%20gestionale.ods'#$dati.A422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2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2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22]" office:value-type="float" office:value="0">
            <text:p>0</text:p>
          </table:table-cell>
          <table:table-cell table:number-columns-repeated="49"/>
          <table:table-cell table:style-name="ce36"/>
          <table:table-cell table:number-columns-repeated="956"/>
        </table:table-row>
        <table:table-row table:style-name="ro4">
          <table:table-cell table:formula="of:=['file:///Users/Amministrazione/Dropbox/segreteria/2025-26/elenchi/db%202025-26%20gestionale.ods'#$dati.A423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2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2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23]" office:value-type="float" office:value="0">
            <text:p>0</text:p>
          </table:table-cell>
          <table:table-cell table:number-columns-repeated="49"/>
          <table:table-cell table:style-name="ce36"/>
          <table:table-cell table:number-columns-repeated="956"/>
        </table:table-row>
        <table:table-row table:style-name="ro4">
          <table:table-cell table:formula="of:=['file:///Users/Amministrazione/Dropbox/segreteria/2025-26/elenchi/db%202025-26%20gestionale.ods'#$dati.A424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2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2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24]" office:value-type="float" office:value="0">
            <text:p>0</text:p>
          </table:table-cell>
          <table:table-cell table:number-columns-repeated="49"/>
          <table:table-cell table:style-name="ce36"/>
          <table:table-cell table:number-columns-repeated="956"/>
        </table:table-row>
        <table:table-row table:style-name="ro4">
          <table:table-cell table:formula="of:=['file:///Users/Amministrazione/Dropbox/segreteria/2025-26/elenchi/db%202025-26%20gestionale.ods'#$dati.A425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2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2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25]" office:value-type="float" office:value="0">
            <text:p>0</text:p>
          </table:table-cell>
          <table:table-cell table:number-columns-repeated="49"/>
          <table:table-cell table:style-name="ce36"/>
          <table:table-cell table:number-columns-repeated="956"/>
        </table:table-row>
        <table:table-row table:style-name="ro4">
          <table:table-cell table:formula="of:=['file:///Users/Amministrazione/Dropbox/segreteria/2025-26/elenchi/db%202025-26%20gestionale.ods'#$dati.A426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2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2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26]" office:value-type="float" office:value="0">
            <text:p>0</text:p>
          </table:table-cell>
          <table:table-cell table:number-columns-repeated="49"/>
          <table:table-cell table:style-name="ce36"/>
          <table:table-cell table:number-columns-repeated="956"/>
        </table:table-row>
        <table:table-row table:style-name="ro4">
          <table:table-cell table:formula="of:=['file:///Users/Amministrazione/Dropbox/segreteria/2025-26/elenchi/db%202025-26%20gestionale.ods'#$dati.A427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2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2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27]" office:value-type="float" office:value="0">
            <text:p>0</text:p>
          </table:table-cell>
          <table:table-cell table:number-columns-repeated="49"/>
          <table:table-cell table:style-name="ce36"/>
          <table:table-cell table:number-columns-repeated="956"/>
        </table:table-row>
        <table:table-row table:style-name="ro4">
          <table:table-cell table:formula="of:=['file:///Users/Amministrazione/Dropbox/segreteria/2025-26/elenchi/db%202025-26%20gestionale.ods'#$dati.A428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2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2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28]" office:value-type="float" office:value="0">
            <text:p>0</text:p>
          </table:table-cell>
          <table:table-cell table:number-columns-repeated="49"/>
          <table:table-cell table:style-name="ce36"/>
          <table:table-cell table:number-columns-repeated="956"/>
        </table:table-row>
        <table:table-row table:style-name="ro4">
          <table:table-cell table:formula="of:=['file:///Users/Amministrazione/Dropbox/segreteria/2025-26/elenchi/db%202025-26%20gestionale.ods'#$dati.A429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2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2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29]" office:value-type="float" office:value="0">
            <text:p>0</text:p>
          </table:table-cell>
          <table:table-cell table:number-columns-repeated="49"/>
          <table:table-cell table:style-name="ce36"/>
          <table:table-cell table:number-columns-repeated="956"/>
        </table:table-row>
        <table:table-row table:style-name="ro4">
          <table:table-cell table:formula="of:=['file:///Users/Amministrazione/Dropbox/segreteria/2025-26/elenchi/db%202025-26%20gestionale.ods'#$dati.A430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30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30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30]" office:value-type="float" office:value="0">
            <text:p>0</text:p>
          </table:table-cell>
          <table:table-cell table:number-columns-repeated="49"/>
          <table:table-cell table:style-name="ce36"/>
          <table:table-cell table:number-columns-repeated="956"/>
        </table:table-row>
        <table:table-row table:style-name="ro4">
          <table:table-cell table:formula="of:=['file:///Users/Amministrazione/Dropbox/segreteria/2025-26/elenchi/db%202025-26%20gestionale.ods'#$dati.A431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3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3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31]" office:value-type="float" office:value="0">
            <text:p>0</text:p>
          </table:table-cell>
          <table:table-cell table:number-columns-repeated="49"/>
          <table:table-cell table:style-name="ce36"/>
          <table:table-cell table:number-columns-repeated="956"/>
        </table:table-row>
        <table:table-row table:style-name="ro4">
          <table:table-cell table:formula="of:=['file:///Users/Amministrazione/Dropbox/segreteria/2025-26/elenchi/db%202025-26%20gestionale.ods'#$dati.A432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3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3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32]" office:value-type="float" office:value="0">
            <text:p>0</text:p>
          </table:table-cell>
          <table:table-cell table:number-columns-repeated="49"/>
          <table:table-cell table:style-name="ce36"/>
          <table:table-cell table:number-columns-repeated="956"/>
        </table:table-row>
        <table:table-row table:style-name="ro4">
          <table:table-cell table:formula="of:=['file:///Users/Amministrazione/Dropbox/segreteria/2025-26/elenchi/db%202025-26%20gestionale.ods'#$dati.A433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3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3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33]" office:value-type="float" office:value="0">
            <text:p>0</text:p>
          </table:table-cell>
          <table:table-cell table:number-columns-repeated="49"/>
          <table:table-cell table:style-name="ce36"/>
          <table:table-cell table:number-columns-repeated="956"/>
        </table:table-row>
        <table:table-row table:style-name="ro4">
          <table:table-cell table:formula="of:=['file:///Users/Amministrazione/Dropbox/segreteria/2025-26/elenchi/db%202025-26%20gestionale.ods'#$dati.A434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3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3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34]" office:value-type="float" office:value="0">
            <text:p>0</text:p>
          </table:table-cell>
          <table:table-cell table:number-columns-repeated="49"/>
          <table:table-cell table:style-name="ce36"/>
          <table:table-cell table:number-columns-repeated="956"/>
        </table:table-row>
        <table:table-row table:style-name="ro4">
          <table:table-cell table:formula="of:=['file:///Users/Amministrazione/Dropbox/segreteria/2025-26/elenchi/db%202025-26%20gestionale.ods'#$dati.A435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3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3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35]" office:value-type="float" office:value="0">
            <text:p>0</text:p>
          </table:table-cell>
          <table:table-cell table:number-columns-repeated="49"/>
          <table:table-cell table:style-name="ce36"/>
          <table:table-cell table:number-columns-repeated="956"/>
        </table:table-row>
        <table:table-row table:style-name="ro4">
          <table:table-cell table:formula="of:=['file:///Users/Amministrazione/Dropbox/segreteria/2025-26/elenchi/db%202025-26%20gestionale.ods'#$dati.A436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3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3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36]" office:value-type="float" office:value="0">
            <text:p>0</text:p>
          </table:table-cell>
          <table:table-cell table:number-columns-repeated="49"/>
          <table:table-cell table:style-name="ce36"/>
          <table:table-cell table:number-columns-repeated="956"/>
        </table:table-row>
        <table:table-row table:style-name="ro4">
          <table:table-cell table:formula="of:=['file:///Users/Amministrazione/Dropbox/segreteria/2025-26/elenchi/db%202025-26%20gestionale.ods'#$dati.A437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3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3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37]" office:value-type="float" office:value="0">
            <text:p>0</text:p>
          </table:table-cell>
          <table:table-cell table:number-columns-repeated="49"/>
          <table:table-cell table:style-name="ce36"/>
          <table:table-cell table:number-columns-repeated="956"/>
        </table:table-row>
        <table:table-row table:style-name="ro4">
          <table:table-cell table:formula="of:=['file:///Users/Amministrazione/Dropbox/segreteria/2025-26/elenchi/db%202025-26%20gestionale.ods'#$dati.A438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3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3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38]" office:value-type="float" office:value="0">
            <text:p>0</text:p>
          </table:table-cell>
          <table:table-cell table:number-columns-repeated="49"/>
          <table:table-cell table:style-name="ce36"/>
          <table:table-cell table:number-columns-repeated="956"/>
        </table:table-row>
        <table:table-row table:style-name="ro4">
          <table:table-cell table:formula="of:=['file:///Users/Amministrazione/Dropbox/segreteria/2025-26/elenchi/db%202025-26%20gestionale.ods'#$dati.A439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3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3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39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40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40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40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40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41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4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4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41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42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4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4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42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43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4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4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43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44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4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4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44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45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4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4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45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46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4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4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46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47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4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4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47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48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4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4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48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49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4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4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49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50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50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50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50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51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5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5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51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52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5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5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52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53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5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5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53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54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5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5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54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55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5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5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55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56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5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5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56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57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5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5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57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58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5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5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58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59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5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5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59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60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60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60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60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61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6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6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61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62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6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6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62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63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6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6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63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64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6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6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64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65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6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6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65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66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6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6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66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67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6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6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67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68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6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68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68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69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6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69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69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70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70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70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70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71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7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71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71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72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7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72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72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73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7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73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73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74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7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74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74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75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7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75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75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76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7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76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76]" office:value-type="float" office:value="0">
            <text:p>0</text:p>
          </table:table-cell>
          <table:table-cell table:number-columns-repeated="1006"/>
        </table:table-row>
        <table:table-row table:style-name="ro4">
          <table:table-cell table:formula="of:=['file:///Users/Amministrazione/Dropbox/segreteria/2025-26/elenchi/db%202025-26%20gestionale.ods'#$dati.A477]" office:value-type="float" office:value="0">
            <text:p>0</text:p>
          </table:table-cell>
          <table:table-cell table:style-name="ce8" table:formula="of:=['file:///Users/Amministrazione/Dropbox/segreteria/2025-26/elenchi/db%202025-26%20gestionale.ods'#$dati.E47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G477]" office:value-type="float" office:value="0">
            <text:p>0</text:p>
          </table:table-cell>
          <table:table-cell table:style-name="Default" table:formula="of:=['file:///Users/Amministrazione/Dropbox/segreteria/2025-26/elenchi/db%202025-26%20gestionale.ods'#$dati.H477]" office:value-type="float" office:value="0">
            <text:p>0</text:p>
          </table:table-cell>
          <table:table-cell table:number-columns-repeated="1006"/>
        </table:table-row>
        <table:table-row table:style-name="ro4" table:number-rows-repeated="1048098">
          <table:table-cell table:number-columns-repeated="1010"/>
        </table:table-row>
        <table:table-row table:style-name="ro4">
          <table:table-cell table:number-columns-repeated="1010"/>
        </table:table-row>
      </table:table>
      <table:table table:name="'file:///Users/Amministrazione/Dropbox/segreteria/2025-26/elenchi/db%202025-26%20gestionale.ods'#dati" table:print="false" table:style-name="ta_extref">
        <table:table-source xlink:type="simple" xlink:href="../db%202025-26%20gestionale.ods" table:table-name="dati" table:filter-name="calc8" table:mode="copy-results-only"/>
        <table:table-column table:number-columns-repeated="8"/>
        <table:table-row>
          <table:table-cell table:number-columns-repeated="8"/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Agostini</text:p>
          </table:table-cell>
          <table:table-cell table:style-name="ce1" office:value-type="string">
            <text:p>Juliette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Alagna</text:p>
          </table:table-cell>
          <table:table-cell table:style-name="ce1" office:value-type="string">
            <text:p>Beatrice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Albricci</text:p>
          </table:table-cell>
          <table:table-cell table:style-name="ce1" office:value-type="string">
            <text:p>Leonard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Ambrosi Mariano</text:p>
          </table:table-cell>
          <table:table-cell table:style-name="ce1" office:value-type="string">
            <text:p>Filipp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Ambrosoli</text:p>
          </table:table-cell>
          <table:table-cell table:style-name="ce2" office:value-type="string">
            <text:p>Mari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Andolina</text:p>
          </table:table-cell>
          <table:table-cell table:style-name="ce1" office:value-type="string">
            <text:p>Lara</text:p>
          </table:table-cell>
        </table:table-row>
        <table:table-row>
          <table:table-cell table:style-name="ce1" office:value-type="string">
            <text:p>no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Andreoli</text:p>
          </table:table-cell>
          <table:table-cell table:style-name="ce1" office:value-type="string">
            <text:p>Jacopo</text:p>
          </table:table-cell>
        </table:table-row>
        <table:table-row>
          <table:table-cell table:style-name="ce1" office:value-type="string">
            <text:p>no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Andreoli</text:p>
          </table:table-cell>
          <table:table-cell table:style-name="ce1" office:value-type="string">
            <text:p>Mattia</text:p>
          </table:table-cell>
        </table:table-row>
        <table:table-row>
          <table:table-cell table:style-name="ce1" office:value-type="string">
            <text:p>no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Andreoli</text:p>
          </table:table-cell>
          <table:table-cell table:style-name="ce1" office:value-type="string">
            <text:p>Tommas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Anselmi</text:p>
          </table:table-cell>
          <table:table-cell table:style-name="ce1" office:value-type="string">
            <text:p>Gianluca</text:p>
          </table:table-cell>
        </table:table-row>
        <table:table-row>
          <table:table-cell table:number-columns-repeated="8"/>
        </table:table-row>
        <table:table-row>
          <table:table-cell table:style-name="ce2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Augugliaro</text:p>
          </table:table-cell>
          <table:table-cell table:style-name="ce1" office:value-type="string">
            <text:p>Simone</text:p>
          </table:table-cell>
        </table:table-row>
        <table:table-row table:number-rows-repeated="2">
          <table:table-cell table:number-columns-repeated="8"/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Bambino</text:p>
          </table:table-cell>
          <table:table-cell table:style-name="ce1" office:value-type="string">
            <text:p>Anna</text:p>
          </table:table-cell>
        </table:table-row>
        <table:table-row>
          <table:table-cell table:style-name="ce1" office:value-type="string">
            <text:p>concordare rate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Baraldo</text:p>
          </table:table-cell>
          <table:table-cell table:style-name="ce1" office:value-type="string">
            <text:p>Gabriele Giovanni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Barbaresi</text:p>
          </table:table-cell>
          <table:table-cell table:style-name="ce1" office:value-type="string">
            <text:p>Elis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Barile</text:p>
          </table:table-cell>
          <table:table-cell table:style-name="ce1" office:value-type="string">
            <text:p>Francesc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Basso</text:p>
          </table:table-cell>
          <table:table-cell table:style-name="ce1" office:value-type="string">
            <text:p>Simonett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Baù</text:p>
          </table:table-cell>
          <table:table-cell table:style-name="ce1" office:value-type="string">
            <text:p>Contardo</text:p>
          </table:table-cell>
        </table:table-row>
        <table:table-row>
          <table:table-cell table:style-name="ce4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Bedosti</text:p>
          </table:table-cell>
          <table:table-cell table:style-name="ce1" office:value-type="string">
            <text:p>Galile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Benvenuti</text:p>
          </table:table-cell>
          <table:table-cell table:style-name="ce1" office:value-type="string">
            <text:p>Giulio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Benvenuti</text:p>
          </table:table-cell>
          <table:table-cell table:style-name="ce1" office:value-type="string">
            <text:p>Marcello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Benvenuti</text:p>
          </table:table-cell>
          <table:table-cell table:style-name="ce1" office:value-type="string">
            <text:p>Morgana</text:p>
          </table:table-cell>
        </table:table-row>
        <table:table-row>
          <table:table-cell table:number-columns-repeated="8"/>
        </table:table-row>
        <table:table-row>
          <table:table-cell table:style-name="ce4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Bertella</text:p>
          </table:table-cell>
          <table:table-cell table:style-name="ce1" office:value-type="string">
            <text:p>Els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Bianchi</text:p>
          </table:table-cell>
          <table:table-cell table:style-name="ce1" office:value-type="string">
            <text:p>Giacomo Arturo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Bianchi</text:p>
          </table:table-cell>
          <table:table-cell table:style-name="ce1" office:value-type="string">
            <text:p>Marco Albert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Bisceglie</text:p>
          </table:table-cell>
          <table:table-cell table:style-name="ce1" office:value-type="string">
            <text:p>Alis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Boccioli</text:p>
          </table:table-cell>
          <table:table-cell table:style-name="ce1" office:value-type="string">
            <text:p>Adele Ines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Boldorini</text:p>
          </table:table-cell>
          <table:table-cell table:style-name="ce1" office:value-type="string">
            <text:p>Eli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Bonini</text:p>
          </table:table-cell>
          <table:table-cell table:style-name="ce1" office:value-type="string">
            <text:p>Antonell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Bottino</text:p>
          </table:table-cell>
          <table:table-cell table:style-name="ce1" office:value-type="string">
            <text:p>Ivan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3" office:value-type="string">
            <text:p>Brambilla</text:p>
          </table:table-cell>
          <table:table-cell table:style-name="ce3" office:value-type="string">
            <text:p>Armanda</text:p>
          </table:table-cell>
        </table:table-row>
        <table:table-row>
          <table:table-cell table:number-columns-repeated="8"/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Briatico Vangosa</text:p>
          </table:table-cell>
          <table:table-cell table:style-name="ce1" office:value-type="string">
            <text:p>Francesco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Briatico Vangosa</text:p>
          </table:table-cell>
          <table:table-cell table:style-name="ce1" office:value-type="string">
            <text:p>Daniele</text:p>
          </table:table-cell>
        </table:table-row>
        <table:table-row>
          <table:table-cell table:style-name="ce2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Briatico Vangosa</text:p>
          </table:table-cell>
          <table:table-cell table:style-name="ce1" office:value-type="string">
            <text:p>Giacomo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Briguglia</text:p>
          </table:table-cell>
          <table:table-cell table:style-name="ce1" office:value-type="string">
            <text:p>Sar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Bu</text:p>
          </table:table-cell>
          <table:table-cell table:style-name="ce1" office:value-type="string">
            <text:p>Flor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Bu</text:p>
          </table:table-cell>
          <table:table-cell table:style-name="ce1" office:value-type="string">
            <text:p>Steven</text:p>
          </table:table-cell>
        </table:table-row>
        <table:table-row>
          <table:table-cell table:number-columns-repeated="8"/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Caccialanza</text:p>
          </table:table-cell>
          <table:table-cell table:style-name="ce1" office:value-type="string">
            <text:p>Beatrice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Caceres</text:p>
          </table:table-cell>
          <table:table-cell table:style-name="ce1" office:value-type="string">
            <text:p>Rosa Mari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Calabrò</text:p>
          </table:table-cell>
          <table:table-cell table:style-name="ce1" office:value-type="string">
            <text:p>Carmen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Caligari</text:p>
          </table:table-cell>
          <table:table-cell table:style-name="ce1" office:value-type="string">
            <text:p>Anna Chiar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Caligari</text:p>
          </table:table-cell>
          <table:table-cell table:style-name="ce1" office:value-type="string">
            <text:p>Federic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Calmi</text:p>
          </table:table-cell>
          <table:table-cell table:style-name="ce1" office:value-type="string">
            <text:p>Filipp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Campioni</text:p>
          </table:table-cell>
          <table:table-cell table:style-name="ce1" office:value-type="string">
            <text:p>Andre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Campironi</text:p>
          </table:table-cell>
          <table:table-cell table:style-name="ce1" office:value-type="string">
            <text:p>Laur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Canepa</text:p>
          </table:table-cell>
          <table:table-cell table:style-name="ce1" office:value-type="string">
            <text:p>Sebastiano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Cannarsi</text:p>
          </table:table-cell>
          <table:table-cell table:style-name="ce1" office:value-type="string">
            <text:p>Antonio Kawin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Cannarsi</text:p>
          </table:table-cell>
          <table:table-cell table:style-name="ce1" office:value-type="string">
            <text:p>Emilio Napat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Capozzi</text:p>
          </table:table-cell>
          <table:table-cell table:style-name="ce1" office:value-type="string">
            <text:p>Maric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Cara</text:p>
          </table:table-cell>
          <table:table-cell table:style-name="ce1" office:value-type="string">
            <text:p>Teres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Carli</text:p>
          </table:table-cell>
          <table:table-cell table:style-name="ce1" office:value-type="string">
            <text:p>Elis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Carli</text:p>
          </table:table-cell>
          <table:table-cell table:style-name="ce1" office:value-type="string">
            <text:p>Miro</text:p>
          </table:table-cell>
        </table:table-row>
        <table:table-row>
          <table:table-cell table:number-columns-repeated="8"/>
        </table:table-row>
        <table:table-row>
          <table:table-cell table:style-name="ce2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Carruba</text:p>
          </table:table-cell>
          <table:table-cell table:style-name="ce1" office:value-type="string">
            <text:p>Maia</text:p>
          </table:table-cell>
        </table:table-row>
        <table:table-row>
          <table:table-cell table:style-name="ce2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Casella</text:p>
          </table:table-cell>
          <table:table-cell table:style-name="ce1" office:value-type="string">
            <text:p>Diego</text:p>
          </table:table-cell>
        </table:table-row>
        <table:table-row>
          <table:table-cell table:number-columns-repeated="8"/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Castellaneta</text:p>
          </table:table-cell>
          <table:table-cell table:style-name="ce1" office:value-type="string">
            <text:p>Mi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Catino</text:p>
          </table:table-cell>
          <table:table-cell table:style-name="ce1" office:value-type="string">
            <text:p>Margherit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Ceccarelli</text:p>
          </table:table-cell>
          <table:table-cell table:style-name="ce1" office:value-type="string">
            <text:p>Emm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Ceccarelli</text:p>
          </table:table-cell>
          <table:table-cell table:style-name="ce1" office:value-type="string">
            <text:p>Laur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Cesareo</text:p>
          </table:table-cell>
          <table:table-cell table:style-name="ce1" office:value-type="string">
            <text:p>Valentina</text:p>
          </table:table-cell>
        </table:table-row>
        <table:table-row>
          <table:table-cell table:style-name="ce1" office:value-type="string">
            <text:p>no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Cianniello</text:p>
          </table:table-cell>
          <table:table-cell table:style-name="ce1" office:value-type="string">
            <text:p>Rachele</text:p>
          </table:table-cell>
        </table:table-row>
        <table:table-row>
          <table:table-cell table:style-name="ce1" office:value-type="string">
            <text:p>no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Cianniello</text:p>
          </table:table-cell>
          <table:table-cell table:style-name="ce1" office:value-type="string">
            <text:p>Tommaso</text:p>
          </table:table-cell>
        </table:table-row>
        <table:table-row>
          <table:table-cell table:style-name="ce1" office:value-type="string">
            <text:p>no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Cicchiello</text:p>
          </table:table-cell>
          <table:table-cell table:style-name="ce1" office:value-type="string">
            <text:p>Ruben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Ciotola</text:p>
          </table:table-cell>
          <table:table-cell table:style-name="ce1" office:value-type="string">
            <text:p>Beatrice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Cognolato</text:p>
          </table:table-cell>
          <table:table-cell table:style-name="ce1" office:value-type="string">
            <text:p>Elena</text:p>
          </table:table-cell>
        </table:table-row>
        <table:table-row>
          <table:table-cell table:style-name="ce1" office:value-type="string">
            <text:p>sosp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Colombo</text:p>
          </table:table-cell>
          <table:table-cell table:style-name="ce1" office:value-type="string">
            <text:p>Giovanni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Coluccino</text:p>
          </table:table-cell>
          <table:table-cell table:style-name="ce1" office:value-type="string">
            <text:p>Alessandr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Commodari</text:p>
          </table:table-cell>
          <table:table-cell table:style-name="ce1" office:value-type="string">
            <text:p>Clelia</text:p>
          </table:table-cell>
        </table:table-row>
        <table:table-row table:number-rows-repeated="2">
          <table:table-cell table:number-columns-repeated="8"/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Conte</text:p>
          </table:table-cell>
          <table:table-cell table:style-name="ce1" office:value-type="string">
            <text:p>Marcello</text:p>
          </table:table-cell>
        </table:table-row>
        <table:table-row>
          <table:table-cell table:style-name="ce2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Costa</text:p>
          </table:table-cell>
          <table:table-cell table:style-name="ce1" office:value-type="string">
            <text:p>Riccard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Costarelli</text:p>
          </table:table-cell>
          <table:table-cell table:style-name="ce1" office:value-type="string">
            <text:p>Giorgio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Crespi Reghizzi</text:p>
          </table:table-cell>
          <table:table-cell table:style-name="ce1" office:value-type="string">
            <text:p>Federico</text:p>
          </table:table-cell>
        </table:table-row>
        <table:table-row>
          <table:table-cell table:style-name="ce2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Crespi Reghizzi</text:p>
          </table:table-cell>
          <table:table-cell table:style-name="ce1" office:value-type="string">
            <text:p>Giovanni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D’Alfonso</text:p>
          </table:table-cell>
          <table:table-cell table:style-name="ce1" office:value-type="string">
            <text:p>Lorenz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Danesi</text:p>
          </table:table-cell>
          <table:table-cell table:style-name="ce1" office:value-type="string">
            <text:p>Maddalen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De Biase</text:p>
          </table:table-cell>
          <table:table-cell table:style-name="ce1" office:value-type="string">
            <text:p>Marta</text:p>
          </table:table-cell>
        </table:table-row>
        <table:table-row>
          <table:table-cell table:style-name="ce2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De Martino</text:p>
          </table:table-cell>
          <table:table-cell table:style-name="ce1" office:value-type="string">
            <text:p>Adriano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De Martino</text:p>
          </table:table-cell>
          <table:table-cell table:style-name="ce1" office:value-type="string">
            <text:p>Sebastian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Deriu</text:p>
          </table:table-cell>
          <table:table-cell table:style-name="ce1" office:value-type="string">
            <text:p>Francesc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Di Grado</text:p>
          </table:table-cell>
          <table:table-cell table:style-name="ce1" office:value-type="string">
            <text:p>Matti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Di Grado</text:p>
          </table:table-cell>
          <table:table-cell table:style-name="ce1" office:value-type="string">
            <text:p>Tani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Di Paolo</text:p>
          </table:table-cell>
          <table:table-cell table:style-name="ce1" office:value-type="string">
            <text:p>Anna</text:p>
          </table:table-cell>
        </table:table-row>
        <table:table-row>
          <table:table-cell table:number-columns-repeated="8"/>
        </table:table-row>
        <table:table-row>
          <table:table-cell table:style-name="ce2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Diaconale</text:p>
          </table:table-cell>
          <table:table-cell table:style-name="ce1" office:value-type="string">
            <text:p>Lar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Dindo</text:p>
          </table:table-cell>
          <table:table-cell table:style-name="ce1" office:value-type="string">
            <text:p>Federico</text:p>
          </table:table-cell>
        </table:table-row>
        <table:table-row>
          <table:table-cell table:style-name="ce2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Dindo</text:p>
          </table:table-cell>
          <table:table-cell table:style-name="ce1" office:value-type="string">
            <text:p>Tommaso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Dogati</text:p>
          </table:table-cell>
          <table:table-cell table:style-name="ce1" office:value-type="string">
            <text:p>Lauri Martino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Dogati</text:p>
          </table:table-cell>
          <table:table-cell table:style-name="ce1" office:value-type="string">
            <text:p>Zak Alvar</text:p>
          </table:table-cell>
        </table:table-row>
        <table:table-row>
          <table:table-cell table:number-columns-repeated="8"/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Faralli</text:p>
          </table:table-cell>
          <table:table-cell table:style-name="ce1" office:value-type="string">
            <text:p>Alice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Faranda</text:p>
          </table:table-cell>
          <table:table-cell table:style-name="ce1" office:value-type="string">
            <text:p>Pietro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Faranda</text:p>
          </table:table-cell>
          <table:table-cell table:style-name="ce1" office:value-type="string">
            <text:p>Viola Ann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Ferrari</text:p>
          </table:table-cell>
          <table:table-cell table:style-name="ce1" office:value-type="string">
            <text:p>Andrea Sergi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Ferraz De Marco</text:p>
          </table:table-cell>
          <table:table-cell table:style-name="ce1" office:value-type="string">
            <text:p>Rosa Martin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Flocco</text:p>
          </table:table-cell>
          <table:table-cell table:style-name="ce1" office:value-type="string">
            <text:p>Elizabeth Marin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Flores</text:p>
          </table:table-cell>
          <table:table-cell table:style-name="ce1" office:value-type="string">
            <text:p>Kristel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Fontana</text:p>
          </table:table-cell>
          <table:table-cell table:style-name="ce1" office:value-type="string">
            <text:p>Marcovaleri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Fratarcangeli</text:p>
          </table:table-cell>
          <table:table-cell table:style-name="ce1" office:value-type="string">
            <text:p>Laur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Frighi</text:p>
          </table:table-cell>
          <table:table-cell table:style-name="ce1" office:value-type="string">
            <text:p>Daniela</text:p>
          </table:table-cell>
        </table:table-row>
        <table:table-row>
          <table:table-cell table:style-name="ce4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Furcas</text:p>
          </table:table-cell>
          <table:table-cell table:style-name="ce1" office:value-type="string">
            <text:p>Azzurr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Furcas</text:p>
          </table:table-cell>
          <table:table-cell table:style-name="ce1" office:value-type="string">
            <text:p>Pierpaolo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Gandelli</text:p>
          </table:table-cell>
          <table:table-cell table:style-name="ce1" office:value-type="string">
            <text:p>Davide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Gandelli</text:p>
          </table:table-cell>
          <table:table-cell table:style-name="ce1" office:value-type="string">
            <text:p>Niccolò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Gandolfi</text:p>
          </table:table-cell>
          <table:table-cell table:style-name="ce1" office:value-type="string">
            <text:p>Nicole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Garajo</text:p>
          </table:table-cell>
          <table:table-cell table:style-name="ce1" office:value-type="string">
            <text:p>Giulia Rebecc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Garattoni</text:p>
          </table:table-cell>
          <table:table-cell table:style-name="ce1" office:value-type="string">
            <text:p>Cecilia</text:p>
          </table:table-cell>
        </table:table-row>
        <table:table-row>
          <table:table-cell table:number-columns-repeated="8"/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Garattoni</text:p>
          </table:table-cell>
          <table:table-cell table:style-name="ce1" office:value-type="string">
            <text:p>Michela</text:p>
          </table:table-cell>
        </table:table-row>
        <table:table-row table:number-rows-repeated="2">
          <table:table-cell table:number-columns-repeated="8"/>
        </table:table-row>
        <table:table-row>
          <table:table-cell table:style-name="ce2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Gasparini</text:p>
          </table:table-cell>
          <table:table-cell table:style-name="ce1" office:value-type="string">
            <text:p>Adele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Gavazzi</text:p>
          </table:table-cell>
          <table:table-cell table:style-name="ce1" office:value-type="string">
            <text:p>Viola Maria</text:p>
          </table:table-cell>
        </table:table-row>
        <table:table-row>
          <table:table-cell table:style-name="ce2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Gelmini</text:p>
          </table:table-cell>
          <table:table-cell table:style-name="ce1" office:value-type="string">
            <text:p>Marco</text:p>
          </table:table-cell>
        </table:table-row>
        <table:table-row table:number-rows-repeated="2">
          <table:table-cell table:number-columns-repeated="8"/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Gitti</text:p>
          </table:table-cell>
          <table:table-cell table:style-name="ce1" office:value-type="string">
            <text:p>Francesc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Gohara</text:p>
          </table:table-cell>
          <table:table-cell table:style-name="ce1" office:value-type="string">
            <text:p>Ryu Angel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Gohara</text:p>
          </table:table-cell>
          <table:table-cell table:style-name="ce1" office:value-type="string">
            <text:p>Yae Francesc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Gomarasca</text:p>
          </table:table-cell>
          <table:table-cell table:style-name="ce1" office:value-type="string">
            <text:p>Luca Leonard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Guglielmini</text:p>
          </table:table-cell>
          <table:table-cell table:style-name="ce1" office:value-type="string">
            <text:p>Bianca</text:p>
          </table:table-cell>
        </table:table-row>
        <table:table-row>
          <table:table-cell table:style-name="ce1" office:value-type="string">
            <text:p>no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Hu</text:p>
          </table:table-cell>
          <table:table-cell table:style-name="ce1" office:value-type="string">
            <text:p>Yuehan (Giovanni)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Huaman Ulcuango</text:p>
          </table:table-cell>
          <table:table-cell table:style-name="ce1" office:value-type="string">
            <text:p>Giorgia Vivian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Huang</text:p>
          </table:table-cell>
          <table:table-cell table:style-name="ce1" office:value-type="string">
            <text:p>Lang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Huang</text:p>
          </table:table-cell>
          <table:table-cell table:style-name="ce1" office:value-type="string">
            <text:p>Yi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Iaculo</text:p>
          </table:table-cell>
          <table:table-cell table:style-name="ce1" office:value-type="string">
            <text:p>Matti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Iamele</text:p>
          </table:table-cell>
          <table:table-cell table:style-name="ce1" office:value-type="string">
            <text:p>Ilari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Iannone</text:p>
          </table:table-cell>
          <table:table-cell table:style-name="ce1" office:value-type="string">
            <text:p>Elen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Incoglia</text:p>
          </table:table-cell>
          <table:table-cell table:style-name="ce1" office:value-type="string">
            <text:p>Niccolò</text:p>
          </table:table-cell>
        </table:table-row>
        <table:table-row>
          <table:table-cell table:style-name="ce2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3" office:value-type="string">
            <text:p>Inglese</text:p>
          </table:table-cell>
          <table:table-cell table:style-name="ce3" office:value-type="string">
            <text:p>Sofi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Intelligente</text:p>
          </table:table-cell>
          <table:table-cell table:style-name="ce1" office:value-type="string">
            <text:p>Matteo</text:p>
          </table:table-cell>
        </table:table-row>
        <table:table-row>
          <table:table-cell table:style-name="ce1" office:value-type="string">
            <text:p>no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Invernizzi</text:p>
          </table:table-cell>
          <table:table-cell table:style-name="ce1" office:value-type="string">
            <text:p>Ludovic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Isolica</text:p>
          </table:table-cell>
          <table:table-cell table:style-name="ce1" office:value-type="string">
            <text:p>Lind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Jara Arrunàtegui</text:p>
          </table:table-cell>
          <table:table-cell table:style-name="ce1" office:value-type="string">
            <text:p>Gabriel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Kalugalage</text:p>
          </table:table-cell>
          <table:table-cell table:style-name="ce1" office:value-type="string">
            <text:p>Nelinsa Methuki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La Magna</text:p>
          </table:table-cell>
          <table:table-cell table:style-name="ce1" office:value-type="string">
            <text:p>Ene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La Spina</text:p>
          </table:table-cell>
          <table:table-cell table:style-name="ce1" office:value-type="string">
            <text:p>Beatrice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Lamacchia</text:p>
          </table:table-cell>
          <table:table-cell table:style-name="ce1" office:value-type="string">
            <text:p>Emm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Lamacchia</text:p>
          </table:table-cell>
          <table:table-cell table:style-name="ce1" office:value-type="string">
            <text:p>Matilde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Latella</text:p>
          </table:table-cell>
          <table:table-cell table:style-name="ce1" office:value-type="string">
            <text:p>Beatrice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Laudato</text:p>
          </table:table-cell>
          <table:table-cell table:style-name="ce1" office:value-type="string">
            <text:p>Maj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Lembo</text:p>
          </table:table-cell>
          <table:table-cell table:style-name="ce1" office:value-type="string">
            <text:p>Cecilia</text:p>
          </table:table-cell>
        </table:table-row>
        <table:table-row>
          <table:table-cell table:style-name="ce1" office:value-type="string">
            <text:p>no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Lenci</text:p>
          </table:table-cell>
          <table:table-cell table:style-name="ce1" office:value-type="string">
            <text:p>Tommaso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Leonardis</text:p>
          </table:table-cell>
          <table:table-cell table:style-name="ce1" office:value-type="string">
            <text:p>Alice</text:p>
          </table:table-cell>
        </table:table-row>
        <table:table-row>
          <table:table-cell table:style-name="ce2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Leonardis</text:p>
          </table:table-cell>
          <table:table-cell table:style-name="ce1" office:value-type="string">
            <text:p>Emm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Leonardis</text:p>
          </table:table-cell>
          <table:table-cell table:style-name="ce1" office:value-type="string">
            <text:p>Nicola</text:p>
          </table:table-cell>
        </table:table-row>
        <table:table-row>
          <table:table-cell table:style-name="ce2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Lepore</text:p>
          </table:table-cell>
          <table:table-cell table:style-name="ce1" office:value-type="string">
            <text:p>Vito</text:p>
          </table:table-cell>
        </table:table-row>
        <table:table-row>
          <table:table-cell table:style-name="ce1" office:value-type="string">
            <text:p>no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Lin</text:p>
          </table:table-cell>
          <table:table-cell table:style-name="ce1" office:value-type="string">
            <text:p>Kexin Emy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Lucca</text:p>
          </table:table-cell>
          <table:table-cell table:style-name="ce1" office:value-type="string">
            <text:p>Leyli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Luison</text:p>
          </table:table-cell>
          <table:table-cell table:style-name="ce1" office:value-type="string">
            <text:p>Adrian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Lupoli</text:p>
          </table:table-cell>
          <table:table-cell table:style-name="ce1" office:value-type="string">
            <text:p>Federic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Maggi</text:p>
          </table:table-cell>
          <table:table-cell table:style-name="ce1" office:value-type="string">
            <text:p>India Roberta Tatiana</text:p>
          </table:table-cell>
        </table:table-row>
        <table:table-row>
          <table:table-cell table:style-name="ce2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Magnoni</text:p>
          </table:table-cell>
          <table:table-cell table:style-name="ce1" office:value-type="string">
            <text:p>Luc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Mahagodage</text:p>
          </table:table-cell>
          <table:table-cell table:style-name="ce1" office:value-type="string">
            <text:p>Nethuki Vihansa</text:p>
          </table:table-cell>
        </table:table-row>
        <table:table-row>
          <table:table-cell table:style-name="ce2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Malacalza</text:p>
          </table:table-cell>
          <table:table-cell table:style-name="ce1" office:value-type="string">
            <text:p>Gerolamo Leone</text:p>
          </table:table-cell>
        </table:table-row>
        <table:table-row>
          <table:table-cell table:style-name="ce2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Manes</text:p>
          </table:table-cell>
          <table:table-cell table:style-name="ce1" office:value-type="string">
            <text:p>Stell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Manfredini</text:p>
          </table:table-cell>
          <table:table-cell table:style-name="ce1" office:value-type="string">
            <text:p>Davide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Maraviglia</text:p>
          </table:table-cell>
          <table:table-cell table:style-name="ce1" office:value-type="string">
            <text:p>Yago Leone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Marcone</text:p>
          </table:table-cell>
          <table:table-cell table:style-name="ce1" office:value-type="string">
            <text:p>Vittori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Marengo</text:p>
          </table:table-cell>
          <table:table-cell table:style-name="ce1" office:value-type="string">
            <text:p>Nina</text:p>
          </table:table-cell>
        </table:table-row>
        <table:table-row>
          <table:table-cell table:style-name="ce2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Marseglia</text:p>
          </table:table-cell>
          <table:table-cell table:style-name="ce1" office:value-type="string">
            <text:p>Anit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Martorana</text:p>
          </table:table-cell>
          <table:table-cell table:style-name="ce1" office:value-type="string">
            <text:p>Ros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Masciadri</text:p>
          </table:table-cell>
          <table:table-cell table:style-name="ce1" office:value-type="string">
            <text:p>Mariacristina Emilia</text:p>
          </table:table-cell>
        </table:table-row>
        <table:table-row>
          <table:table-cell table:style-name="ce4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Mattiello</text:p>
          </table:table-cell>
          <table:table-cell table:style-name="ce1" office:value-type="string">
            <text:p>Te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Mazzaracchio</text:p>
          </table:table-cell>
          <table:table-cell table:style-name="ce1" office:value-type="string">
            <text:p>Dill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Mirizzi</text:p>
          </table:table-cell>
          <table:table-cell table:style-name="ce1" office:value-type="string">
            <text:p>Alice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Monti</text:p>
          </table:table-cell>
          <table:table-cell table:style-name="ce1" office:value-type="string">
            <text:p>Te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Monti</text:p>
          </table:table-cell>
          <table:table-cell table:style-name="ce1" office:value-type="string">
            <text:p>Zoe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Napoletano</text:p>
          </table:table-cell>
          <table:table-cell table:style-name="ce1" office:value-type="string">
            <text:p>Ann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Narcisi</text:p>
          </table:table-cell>
          <table:table-cell table:style-name="ce1" office:value-type="string">
            <text:p>Federic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Nataf</text:p>
          </table:table-cell>
          <table:table-cell table:style-name="ce1" office:value-type="string">
            <text:p>Elena Julia Beline 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Natale</text:p>
          </table:table-cell>
          <table:table-cell table:style-name="ce1" office:value-type="string">
            <text:p>Bianc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Natale</text:p>
          </table:table-cell>
          <table:table-cell table:style-name="ce1" office:value-type="string">
            <text:p>Edoard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Nicodemo</text:p>
          </table:table-cell>
          <table:table-cell table:style-name="ce1" office:value-type="string">
            <text:p>Cono</text:p>
          </table:table-cell>
        </table:table-row>
        <table:table-row>
          <table:table-cell table:number-columns-repeated="8"/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Nova</text:p>
          </table:table-cell>
          <table:table-cell table:style-name="ce1" office:value-type="string">
            <text:p>Antoni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Novelli</text:p>
          </table:table-cell>
          <table:table-cell table:style-name="ce1" office:value-type="string">
            <text:p>Nora Sofi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Nozza Ravez</text:p>
          </table:table-cell>
          <table:table-cell table:style-name="ce1" office:value-type="string">
            <text:p>Giacomo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3" office:value-type="string">
            <text:p>Omodei Zorini</text:p>
          </table:table-cell>
          <table:table-cell table:style-name="ce3" office:value-type="string">
            <text:p>Elis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Padovan</text:p>
          </table:table-cell>
          <table:table-cell table:style-name="ce1" office:value-type="string">
            <text:p>Beatrice</text:p>
          </table:table-cell>
        </table:table-row>
        <table:table-row>
          <table:table-cell table:number-columns-repeated="8"/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Palandri</text:p>
          </table:table-cell>
          <table:table-cell table:style-name="ce1" office:value-type="string">
            <text:p>Leonardo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Pasotti</text:p>
          </table:table-cell>
          <table:table-cell table:style-name="ce1" office:value-type="string">
            <text:p>Alice</text:p>
          </table:table-cell>
        </table:table-row>
        <table:table-row>
          <table:table-cell table:style-name="ce2" office:value-type="string">
            <text:p>def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Pasotti</text:p>
          </table:table-cell>
          <table:table-cell table:style-name="ce1" office:value-type="string">
            <text:p>Martina</text:p>
          </table:table-cell>
        </table:table-row>
        <table:table-row>
          <table:table-cell table:style-name="ce2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Peccenini</text:p>
          </table:table-cell>
          <table:table-cell table:style-name="ce1" office:value-type="string">
            <text:p>Anna</text:p>
          </table:table-cell>
        </table:table-row>
        <table:table-row>
          <table:table-cell table:style-name="ce2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Pescatore</text:p>
          </table:table-cell>
          <table:table-cell table:style-name="ce1" office:value-type="string">
            <text:p>Bianca</text:p>
          </table:table-cell>
        </table:table-row>
        <table:table-row>
          <table:table-cell table:number-columns-repeated="8"/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Pintonello</text:p>
          </table:table-cell>
          <table:table-cell table:style-name="ce1" office:value-type="string">
            <text:p>Maria Luis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Piseri</text:p>
          </table:table-cell>
          <table:table-cell table:style-name="ce1" office:value-type="string">
            <text:p>Paolo Giuseppe Carlo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Pitasi</text:p>
          </table:table-cell>
          <table:table-cell table:style-name="ce1" office:value-type="string">
            <text:p>Angela</text:p>
          </table:table-cell>
        </table:table-row>
        <table:table-row>
          <table:table-cell table:style-name="ce2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Pittui</text:p>
          </table:table-cell>
          <table:table-cell table:style-name="ce1" office:value-type="string">
            <text:p>Marco Fabio</text:p>
          </table:table-cell>
        </table:table-row>
        <table:table-row>
          <table:table-cell table:style-name="ce2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Polistina</text:p>
          </table:table-cell>
          <table:table-cell table:style-name="ce1" office:value-type="string">
            <text:p>Vittoria</text:p>
          </table:table-cell>
        </table:table-row>
        <table:table-row>
          <table:table-cell table:number-columns-repeated="8"/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Pontiroli</text:p>
          </table:table-cell>
          <table:table-cell table:style-name="ce1" office:value-type="string">
            <text:p>Chiar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Pontiroli</text:p>
          </table:table-cell>
          <table:table-cell table:style-name="ce1" office:value-type="string">
            <text:p>Stefan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Portelli</text:p>
          </table:table-cell>
          <table:table-cell table:style-name="ce1" office:value-type="string">
            <text:p>Nicolett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Proserpio</text:p>
          </table:table-cell>
          <table:table-cell table:style-name="ce1" office:value-type="string">
            <text:p>Giulio</text:p>
          </table:table-cell>
        </table:table-row>
        <table:table-row>
          <table:table-cell table:style-name="ce2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Quaia</text:p>
          </table:table-cell>
          <table:table-cell table:style-name="ce1" office:value-type="string">
            <text:p>Gaia Teres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3" office:value-type="string">
            <text:p>Quaia</text:p>
          </table:table-cell>
          <table:table-cell table:style-name="ce1" office:value-type="string">
            <text:p>Pietro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Quattrin</text:p>
          </table:table-cell>
          <table:table-cell table:style-name="ce1" office:value-type="string">
            <text:p>Bianc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Quattrin</text:p>
          </table:table-cell>
          <table:table-cell table:style-name="ce1" office:value-type="string">
            <text:p>Matilde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Radu</text:p>
          </table:table-cell>
          <table:table-cell table:style-name="ce1" office:value-type="string">
            <text:p>Gabriel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Reggio</text:p>
          </table:table-cell>
          <table:table-cell table:style-name="ce1" office:value-type="string">
            <text:p>Davide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Ripa di Meana</text:p>
          </table:table-cell>
          <table:table-cell table:style-name="ce1" office:value-type="string">
            <text:p>Barbar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Rizzo</text:p>
          </table:table-cell>
          <table:table-cell table:style-name="ce1" office:value-type="string">
            <text:p>Alessandr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Rizzo</text:p>
          </table:table-cell>
          <table:table-cell table:style-name="ce1" office:value-type="string">
            <text:p>Amedeo Mari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Rohr</text:p>
          </table:table-cell>
          <table:table-cell table:style-name="ce1" office:value-type="string">
            <text:p>Caterin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Romano</text:p>
          </table:table-cell>
          <table:table-cell table:style-name="ce1" office:value-type="string">
            <text:p>Diana</text:p>
          </table:table-cell>
        </table:table-row>
        <table:table-row>
          <table:table-cell table:number-columns-repeated="8"/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 table:number-columns-repeated="2"/>
          <table:table-cell table:style-name="ce1" office:value-type="string">
            <text:p>Ann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Roteliuc</text:p>
          </table:table-cell>
          <table:table-cell table:style-name="ce1" office:value-type="string">
            <text:p>Arianna Stefani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Ruffato</text:p>
          </table:table-cell>
          <table:table-cell table:style-name="ce1" office:value-type="string">
            <text:p>Maria Giuli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Rusconi</text:p>
          </table:table-cell>
          <table:table-cell table:style-name="ce1" office:value-type="string">
            <text:p>Cecilia Ann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Sarchi Sher</text:p>
          </table:table-cell>
          <table:table-cell table:style-name="ce1" office:value-type="string">
            <text:p>Eli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Scagliotti</text:p>
          </table:table-cell>
          <table:table-cell table:style-name="ce1" office:value-type="string">
            <text:p>Anit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Scardoni</text:p>
          </table:table-cell>
          <table:table-cell table:style-name="ce1" office:value-type="string">
            <text:p>Abigail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Schiavi</text:p>
          </table:table-cell>
          <table:table-cell table:style-name="ce1" office:value-type="string">
            <text:p>Giacom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Schiavone</text:p>
          </table:table-cell>
          <table:table-cell table:style-name="ce1" office:value-type="string">
            <text:p>Olimpia</text:p>
          </table:table-cell>
        </table:table-row>
        <table:table-row>
          <table:table-cell table:style-name="ce2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Scognavilla</text:p>
          </table:table-cell>
          <table:table-cell table:style-name="ce1" office:value-type="string">
            <text:p>Martin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Semeraro</text:p>
          </table:table-cell>
          <table:table-cell table:style-name="ce1" office:value-type="string">
            <text:p>Martin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Sisca</text:p>
          </table:table-cell>
          <table:table-cell table:style-name="ce1" office:value-type="string">
            <text:p>Ludovico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Solinas</text:p>
          </table:table-cell>
          <table:table-cell table:style-name="ce1" office:value-type="string">
            <text:p>Anna Bianca</text:p>
          </table:table-cell>
        </table:table-row>
        <table:table-row>
          <table:table-cell table:number-columns-repeated="8"/>
        </table:table-row>
        <table:table-row>
          <table:table-cell table:style-name="ce2" office:value-type="string">
            <text:p>def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Solinas</text:p>
          </table:table-cell>
          <table:table-cell table:style-name="ce1" office:value-type="string">
            <text:p>Emanuele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Spandri</text:p>
          </table:table-cell>
          <table:table-cell table:style-name="ce1" office:value-type="string">
            <text:p>Leonardo</text:p>
          </table:table-cell>
        </table:table-row>
        <table:table-row>
          <table:table-cell table:style-name="ce2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Spedicato</text:p>
          </table:table-cell>
          <table:table-cell table:style-name="ce1" office:value-type="string">
            <text:p>Marta</text:p>
          </table:table-cell>
        </table:table-row>
        <table:table-row>
          <table:table-cell table:style-name="ce2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Sperti</text:p>
          </table:table-cell>
          <table:table-cell table:style-name="ce1" office:value-type="string">
            <text:p>Luc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Spezzaferri</text:p>
          </table:table-cell>
          <table:table-cell table:style-name="ce1" office:value-type="string">
            <text:p>Vittoria</text:p>
          </table:table-cell>
        </table:table-row>
        <table:table-row>
          <table:table-cell table:style-name="ce2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Spotorno</text:p>
          </table:table-cell>
          <table:table-cell table:style-name="ce1" office:value-type="string">
            <text:p>Lucia</text:p>
          </table:table-cell>
        </table:table-row>
        <table:table-row>
          <table:table-cell table:number-columns-repeated="8"/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Stante</text:p>
          </table:table-cell>
          <table:table-cell table:style-name="ce1" office:value-type="string">
            <text:p>Mathilde</text:p>
          </table:table-cell>
        </table:table-row>
        <table:table-row table:number-rows-repeated="2">
          <table:table-cell table:number-columns-repeated="8"/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Tartaro</text:p>
          </table:table-cell>
          <table:table-cell table:style-name="ce1" office:value-type="string">
            <text:p>Elena Sofi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Tentea</text:p>
          </table:table-cell>
          <table:table-cell table:style-name="ce1" office:value-type="string">
            <text:p>Mari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Tentea</text:p>
          </table:table-cell>
          <table:table-cell table:style-name="ce1" office:value-type="string">
            <text:p>Sebastian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Testa</text:p>
          </table:table-cell>
          <table:table-cell table:style-name="ce1" office:value-type="string">
            <text:p>Ann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Topal</text:p>
          </table:table-cell>
          <table:table-cell table:style-name="ce1" office:value-type="string">
            <text:p>Daml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Topal</text:p>
          </table:table-cell>
          <table:table-cell table:style-name="ce1" office:value-type="string">
            <text:p>Derin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Traina</text:p>
          </table:table-cell>
          <table:table-cell table:style-name="ce1" office:value-type="string">
            <text:p>Andrea Antonio</text:p>
          </table:table-cell>
        </table:table-row>
        <table:table-row>
          <table:table-cell table:style-name="ce2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Trapletti</text:p>
          </table:table-cell>
          <table:table-cell table:style-name="ce1" office:value-type="string">
            <text:p>Giacomo</text:p>
          </table:table-cell>
        </table:table-row>
        <table:table-row>
          <table:table-cell table:style-name="ce2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Trapletti</text:p>
          </table:table-cell>
          <table:table-cell table:style-name="ce1" office:value-type="string">
            <text:p>Tommaso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Vadalà</text:p>
          </table:table-cell>
          <table:table-cell table:style-name="ce1" office:value-type="string">
            <text:p>Alessandro</text:p>
          </table:table-cell>
        </table:table-row>
        <table:table-row>
          <table:table-cell table:style-name="ce2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Valleriani</text:p>
          </table:table-cell>
          <table:table-cell table:style-name="ce1" office:value-type="string">
            <text:p>Lea Sofia</text:p>
          </table:table-cell>
        </table:table-row>
        <table:table-row>
          <table:table-cell table:style-name="ce2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Valletta</text:p>
          </table:table-cell>
          <table:table-cell table:style-name="ce1" office:value-type="string">
            <text:p>Elisa</text:p>
          </table:table-cell>
        </table:table-row>
        <table:table-row table:number-rows-repeated="2">
          <table:table-cell table:number-columns-repeated="8"/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Vendramin</text:p>
          </table:table-cell>
          <table:table-cell table:style-name="ce1" office:value-type="string">
            <text:p>Bruno</text:p>
          </table:table-cell>
        </table:table-row>
        <table:table-row>
          <table:table-cell table:number-columns-repeated="8"/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Vescovi</text:p>
          </table:table-cell>
          <table:table-cell table:style-name="ce1" office:value-type="string">
            <text:p>Sonia Clelia</text:p>
          </table:table-cell>
        </table:table-row>
        <table:table-row>
          <table:table-cell table:number-columns-repeated="4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Vicari</text:p>
          </table:table-cell>
          <table:table-cell table:style-name="ce1" office:value-type="string">
            <text:p>Tommas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Volpe</text:p>
          </table:table-cell>
          <table:table-cell table:style-name="ce1" office:value-type="string">
            <text:p>Angelic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Wu</text:p>
          </table:table-cell>
          <table:table-cell table:style-name="ce1" office:value-type="string">
            <text:p>Sili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Yan</text:p>
          </table:table-cell>
          <table:table-cell table:style-name="ce1" office:value-type="string">
            <text:p>Christian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Zambelli</text:p>
          </table:table-cell>
          <table:table-cell table:style-name="ce1" office:value-type="string">
            <text:p>Aurora</text:p>
          </table:table-cell>
        </table:table-row>
        <table:table-row>
          <table:table-cell table:style-name="ce2" office:value-type="string">
            <text:p>def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Zambelli</text:p>
          </table:table-cell>
          <table:table-cell table:style-name="ce1" office:value-type="string">
            <text:p>Roberto</text:p>
          </table:table-cell>
        </table:table-row>
        <table:table-row>
          <table:table-cell table:style-name="ce1" office:value-type="string">
            <text:p>no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Zanni</text:p>
          </table:table-cell>
          <table:table-cell table:style-name="ce1" office:value-type="string">
            <text:p>Margherita Mirella Teresit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Zappoli</text:p>
          </table:table-cell>
          <table:table-cell table:style-name="ce1" office:value-type="string">
            <text:p>Chiar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Zhang</text:p>
          </table:table-cell>
          <table:table-cell table:style-name="ce1" office:value-type="string">
            <text:p>Yuchen</text:p>
          </table:table-cell>
        </table:table-row>
        <table:table-row>
          <table:table-cell table:number-columns-repeated="8"/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Toni</text:p>
          </table:table-cell>
          <table:table-cell table:style-name="ce1" office:value-type="string">
            <text:p>Beatrice</text:p>
          </table:table-cell>
        </table:table-row>
        <table:table-row>
          <table:table-cell table:number-columns-repeated="8"/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Vandoni</text:p>
          </table:table-cell>
          <table:table-cell table:style-name="ce1" office:value-type="string">
            <text:p>Luci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Villano</text:p>
          </table:table-cell>
          <table:table-cell table:style-name="ce1" office:value-type="string">
            <text:p>Eugeni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Barazetti</text:p>
          </table:table-cell>
          <table:table-cell table:style-name="ce1" office:value-type="string">
            <text:p>Emm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Tarfanelli</text:p>
          </table:table-cell>
          <table:table-cell table:style-name="ce1" office:value-type="string">
            <text:p>Lorenzo</text:p>
          </table:table-cell>
        </table:table-row>
        <table:table-row>
          <table:table-cell table:style-name="ce2" office:value-type="string">
            <text:p>def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Scardoni</text:p>
          </table:table-cell>
          <table:table-cell table:style-name="ce1" office:value-type="string">
            <text:p>Rebecc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Terzaghi</text:p>
          </table:table-cell>
          <table:table-cell table:style-name="ce1" office:value-type="string">
            <text:p>Chiar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Dell'Anna</text:p>
          </table:table-cell>
          <table:table-cell table:style-name="ce1" office:value-type="string">
            <text:p>Isott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Meloni</text:p>
          </table:table-cell>
          <table:table-cell table:style-name="ce1" office:value-type="string">
            <text:p>Federic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Maifredi</text:p>
          </table:table-cell>
          <table:table-cell table:style-name="ce1" office:value-type="string">
            <text:p>Carlott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Tibaldeschi</text:p>
          </table:table-cell>
          <table:table-cell table:style-name="ce1" office:value-type="string">
            <text:p>Mart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Ricci</text:p>
          </table:table-cell>
          <table:table-cell table:style-name="ce1" office:value-type="string">
            <text:p>Ludovic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Parij Artese</text:p>
          </table:table-cell>
          <table:table-cell table:style-name="ce1" office:value-type="string">
            <text:p>Nicolas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Parij Artese</text:p>
          </table:table-cell>
          <table:table-cell table:style-name="ce1" office:value-type="string">
            <text:p>Olivia</text:p>
          </table:table-cell>
        </table:table-row>
        <table:table-row>
          <table:table-cell table:number-columns-repeated="8"/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Fanari</text:p>
          </table:table-cell>
          <table:table-cell table:style-name="ce1" office:value-type="string">
            <text:p>Sofi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Capozzi</text:p>
          </table:table-cell>
          <table:table-cell table:style-name="ce1" office:value-type="string">
            <text:p>Giuseppe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Mura</text:p>
          </table:table-cell>
          <table:table-cell table:style-name="ce1" office:value-type="string">
            <text:p>Enric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Congedi</text:p>
          </table:table-cell>
          <table:table-cell table:style-name="ce1" office:value-type="string">
            <text:p>Vittoria Giuseppin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Di Ciommo</text:p>
          </table:table-cell>
          <table:table-cell table:style-name="ce1" office:value-type="string">
            <text:p>Zeno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Di Ciommo</text:p>
          </table:table-cell>
          <table:table-cell table:style-name="ce1" office:value-type="string">
            <text:p>Zoe</text:p>
          </table:table-cell>
        </table:table-row>
        <table:table-row>
          <table:table-cell table:style-name="ce1" office:value-type="string">
            <text:p>no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Gelli</text:p>
          </table:table-cell>
          <table:table-cell table:style-name="ce1" office:value-type="string">
            <text:p>Livia</text:p>
          </table:table-cell>
        </table:table-row>
        <table:table-row>
          <table:table-cell table:style-name="ce1" office:value-type="string">
            <text:p>no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Traversone</text:p>
          </table:table-cell>
          <table:table-cell table:style-name="ce1" office:value-type="string">
            <text:p>Lucrezia</text:p>
          </table:table-cell>
        </table:table-row>
        <table:table-row>
          <table:table-cell table:style-name="ce1" office:value-type="string">
            <text:p>no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Traversone</text:p>
          </table:table-cell>
          <table:table-cell table:style-name="ce1" office:value-type="string">
            <text:p>Ludovica</text:p>
          </table:table-cell>
        </table:table-row>
        <table:table-row>
          <table:table-cell table:number-columns-repeated="8"/>
        </table:table-row>
        <table:table-row>
          <table:table-cell table:style-name="ce1" office:value-type="string">
            <text:p>no</text:p>
          </table:table-cell>
          <table:table-cell table:number-columns-repeated="3"/>
          <table:table-cell table:style-name="ce1" office:value-type="string">
            <text:p>25 preiscritto</text:p>
          </table:table-cell>
          <table:table-cell/>
          <table:table-cell table:style-name="ce1" office:value-type="string">
            <text:p>Rossetti</text:p>
          </table:table-cell>
          <table:table-cell table:style-name="ce1" office:value-type="string">
            <text:p>Martino</text:p>
          </table:table-cell>
        </table:table-row>
        <table:table-row>
          <table:table-cell table:number-columns-repeated="8"/>
        </table:table-row>
        <table:table-row>
          <table:table-cell table:style-name="ce2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Ceri</text:p>
          </table:table-cell>
          <table:table-cell table:style-name="ce1" office:value-type="string">
            <text:p>Daniel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Marazita</text:p>
          </table:table-cell>
          <table:table-cell table:style-name="ce1" office:value-type="string">
            <text:p>Livi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Lanfranchi</text:p>
          </table:table-cell>
          <table:table-cell table:style-name="ce1" office:value-type="string">
            <text:p>Matte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Campo</text:p>
          </table:table-cell>
          <table:table-cell table:style-name="ce1" office:value-type="string">
            <text:p>Angel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Esposito</text:p>
          </table:table-cell>
          <table:table-cell table:style-name="ce1" office:value-type="string">
            <text:p>Giad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Casaletti</text:p>
          </table:table-cell>
          <table:table-cell table:style-name="ce1" office:value-type="string">
            <text:p>Chiar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Castagna</text:p>
          </table:table-cell>
          <table:table-cell table:style-name="ce1" office:value-type="string">
            <text:p>Noah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Nisivoccia</text:p>
          </table:table-cell>
          <table:table-cell table:style-name="ce1" office:value-type="string">
            <text:p>Livi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Bassanini</text:p>
          </table:table-cell>
          <table:table-cell table:style-name="ce1" office:value-type="string">
            <text:p>Daniele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Contaldi</text:p>
          </table:table-cell>
          <table:table-cell table:style-name="ce1" office:value-type="string">
            <text:p>Margherit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Contaldi</text:p>
          </table:table-cell>
          <table:table-cell table:style-name="ce1" office:value-type="string">
            <text:p>Martin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Rossi Ticona</text:p>
          </table:table-cell>
          <table:table-cell table:style-name="ce1" office:value-type="string">
            <text:p>Kristian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Naglia</text:p>
          </table:table-cell>
          <table:table-cell table:style-name="ce1" office:value-type="string">
            <text:p>Cecili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Pontecorvo</text:p>
          </table:table-cell>
          <table:table-cell table:style-name="ce1" office:value-type="string">
            <text:p>Alessandr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Ciabattoni</text:p>
          </table:table-cell>
          <table:table-cell table:style-name="ce1" office:value-type="string">
            <text:p>Leonard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Levi</text:p>
          </table:table-cell>
          <table:table-cell table:style-name="ce1" office:value-type="string">
            <text:p>Sandr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Tartari Arruabarrena</text:p>
          </table:table-cell>
          <table:table-cell table:style-name="ce1" office:value-type="string">
            <text:p>Ilian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Grossi</text:p>
          </table:table-cell>
          <table:table-cell table:style-name="ce1" office:value-type="string">
            <text:p>Elena Mari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Lezziero</text:p>
          </table:table-cell>
          <table:table-cell table:style-name="ce1" office:value-type="string">
            <text:p>Albert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Camisasca </text:p>
          </table:table-cell>
          <table:table-cell table:style-name="ce1" office:value-type="string">
            <text:p>Niccol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George</text:p>
          </table:table-cell>
          <table:table-cell table:style-name="ce1" office:value-type="string">
            <text:p>Dor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Perrone</text:p>
          </table:table-cell>
          <table:table-cell table:style-name="ce1" office:value-type="string">
            <text:p>Cecili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Laforgia Negron</text:p>
          </table:table-cell>
          <table:table-cell table:style-name="ce1" office:value-type="string">
            <text:p>Leonard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Henriquez</text:p>
          </table:table-cell>
          <table:table-cell table:style-name="ce1" office:value-type="string">
            <text:p>Louis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Pontillo</text:p>
          </table:table-cell>
          <table:table-cell table:style-name="ce1" office:value-type="string">
            <text:p>Valentina</text:p>
          </table:table-cell>
        </table:table-row>
        <table:table-row>
          <table:table-cell table:style-name="ce1" office:value-type="string">
            <text:p>def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Pontillo</text:p>
          </table:table-cell>
          <table:table-cell table:style-name="ce1" office:value-type="string">
            <text:p>Cesare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Nocerino</text:p>
          </table:table-cell>
          <table:table-cell table:style-name="ce1" office:value-type="string">
            <text:p>Caterin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Praticò</text:p>
          </table:table-cell>
          <table:table-cell table:style-name="ce1" office:value-type="string">
            <text:p>Sylvi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Reggio</text:p>
          </table:table-cell>
          <table:table-cell table:style-name="ce1" office:value-type="string">
            <text:p>Jacop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Chacaliaza Aquije </text:p>
          </table:table-cell>
          <table:table-cell table:style-name="ce1" office:value-type="string">
            <text:p>Alessia Antonella 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Riccobono</text:p>
          </table:table-cell>
          <table:table-cell table:style-name="ce1" office:value-type="string">
            <text:p>Paol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Giardina</text:p>
          </table:table-cell>
          <table:table-cell table:style-name="ce1" office:value-type="string">
            <text:p>Costanza</text:p>
          </table:table-cell>
        </table:table-row>
        <table:table-row>
          <table:table-cell table:number-columns-repeated="4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Beretta</text:p>
          </table:table-cell>
          <table:table-cell table:style-name="ce1" office:value-type="string">
            <text:p>Zoe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Brasca</text:p>
          </table:table-cell>
          <table:table-cell table:style-name="ce1" office:value-type="string">
            <text:p>Ulisse Antoni 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Di Taranto</text:p>
          </table:table-cell>
          <table:table-cell table:style-name="ce1" office:value-type="string">
            <text:p>Filomena 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Marforio</text:p>
          </table:table-cell>
          <table:table-cell table:style-name="ce1" office:value-type="string">
            <text:p>Stefano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Sassoon </text:p>
          </table:table-cell>
          <table:table-cell table:style-name="ce1" office:value-type="string">
            <text:p>Yael Emily 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Chiellini</text:p>
          </table:table-cell>
          <table:table-cell table:style-name="ce1" office:value-type="string">
            <text:p>Dante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Buechsel</text:p>
          </table:table-cell>
          <table:table-cell table:style-name="ce1" office:value-type="string">
            <text:p>Anna Joelle</text:p>
          </table:table-cell>
        </table:table-row>
        <table:table-row>
          <table:table-cell table:number-columns-repeated="4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Cavaglieri</text:p>
          </table:table-cell>
          <table:table-cell table:style-name="ce1" office:value-type="string">
            <text:p>Elis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De Rosa</text:p>
          </table:table-cell>
          <table:table-cell table:style-name="ce1" office:value-type="string">
            <text:p>Maria Teres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Hewa Battage</text:p>
          </table:table-cell>
          <table:table-cell table:style-name="ce1" office:value-type="string">
            <text:p>Binara</text:p>
          </table:table-cell>
        </table:table-row>
        <table:table-row>
          <table:table-cell table:style-name="ce1" office:value-type="string">
            <text:p>def</text:p>
          </table:table-cell>
          <table:table-cell table:number-columns-repeated="3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Rocco</text:p>
          </table:table-cell>
          <table:table-cell table:style-name="ce1" office:value-type="string">
            <text:p>Chiara</text:p>
          </table:table-cell>
        </table:table-row>
        <table:table-row>
          <table:table-cell table:number-columns-repeated="4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Gonkarage Fernando</text:p>
          </table:table-cell>
          <table:table-cell table:style-name="ce1" office:value-type="string">
            <text:p>Shayona Tiffany </text:p>
          </table:table-cell>
        </table:table-row>
        <table:table-row>
          <table:table-cell table:number-columns-repeated="4"/>
          <table:table-cell table:style-name="ce1" office:value-type="string">
            <text:p>25 iscritto</text:p>
          </table:table-cell>
          <table:table-cell/>
          <table:table-cell table:style-name="ce1" office:value-type="string">
            <text:p>Cosma Frigerio</text:p>
          </table:table-cell>
          <table:table-cell table:style-name="ce1" office:value-type="string">
            <text:p>Emma Elizabeth</text:p>
          </table:table-cell>
        </table:table-row>
      </table:table>
      <table:database-ranges>
        <table:database-range table:name="__Anonymous_Sheet_DB__0" table:target-range-address="accessori.A1:accessori.BJ47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1" svg:font-family="Arial"/>
    <style:font-face style:name="Helvetica Neue" svg:font-family="'Helvetica Neue'"/>
    <style:font-face style:name="Futura Lt BT" svg:font-family="'Futura Lt BT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text>L. </number:text>
      <number:number number:decimal-places="2" number:min-integer-digits="1" number:grouping="true"/>
    </number:number-style>
    <number:number-style style:name="N106">
      <style:text-properties fo:color="#ff0000"/>
      <number:text>-L. </number:text>
      <number:number number:decimal-places="2" number:min-integer-digits="1" number:grouping="true"/>
      <style:map style:condition="value()&gt;=0" style:apply-style-name="N106P0"/>
    </number:number-style>
    <number:currency-style style:name="N108P0" style:volatile="true">
      <style:text-properties fo:color="#ff0000"/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8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8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3P0" style:volatile="true">
      <number:text> €</number:text>
      <number:number number:decimal-places="0" number:min-integer-digits="1" number:grouping="true"/>
      <number:text> </number:text>
    </number:number-style>
    <number:number-style style:name="N113P1" style:volatile="true">
      <number:text>-€</number:text>
      <number:number number:decimal-places="0" number:min-integer-digits="1" number:grouping="true"/>
      <number:text> </number:text>
    </number:number-style>
    <number:number-style style:name="N113P2" style:volatile="true">
      <number:text> €-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date-style style:name="N114">
      <number:day/>
      <number:text> </number:text>
      <number:month number:textual="true"/>
    </number:date-style>
    <number:number-style style:name="N118P0" style:volatile="true">
      <number:text> IR£</number:text>
      <number:number number:decimal-places="0" number:min-integer-digits="1" number:grouping="true"/>
      <number:text> </number:text>
    </number:number-style>
    <number:number-style style:name="N118P1" style:volatile="true">
      <number:text>-IR£</number:text>
      <number:number number:decimal-places="0" number:min-integer-digits="1" number:grouping="true"/>
      <number:text> </number:text>
    </number:number-style>
    <number:number-style style:name="N118P2" style:volatile="true">
      <number:text> IR£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0P0" style:volatile="true">
      <number:text>IR£</number:text>
      <number:number number:decimal-places="0" number:min-integer-digits="1" number:grouping="true"/>
    </number:number-style>
    <number:number-style style:name="N120">
      <style:text-properties fo:color="#ff0000"/>
      <number:text>-IR£</number:text>
      <number:number number:decimal-places="0" number:min-integer-digits="1" number:grouping="true"/>
      <style:map style:condition="value()&gt;=0" style:apply-style-name="N120P0"/>
    </number:number-style>
    <number:currency-style style:name="N123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3P1" style:volatile="true">
      <number:text>-</number:text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23">
      <number:currency-symbol>€</number:currency-symbol>
      <number:text> -</number:text>
      <number:number number:decimal-places="0" number:min-integer-digits="0"/>
      <number:text> </number:text>
      <style:map style:condition="value()&gt;0" style:apply-style-name="N123P0"/>
      <style:map style:condition="value()&lt;0" style:apply-style-name="N123P1"/>
    </number:currency-style>
    <number:number-style style:name="N124P0" style:volatile="true">
      <number:text>IR£</number:text>
      <number:number number:decimal-places="0" number:min-integer-digits="1" number:grouping="true"/>
    </number:number-style>
    <number:number-style style:name="N124">
      <number:text>-IR£</number:text>
      <number:number number:decimal-places="0" number:min-integer-digits="1" number:grouping="true"/>
      <style:map style:condition="value()&gt;=0" style:apply-style-name="N124P0"/>
    </number:number-style>
    <number:number-style style:name="N125">
      <number:text>€ </number:text>
      <number:number number:decimal-places="2" number:min-integer-digits="1" number:grouping="true"/>
    </number:number-style>
    <number:number-style style:name="N126P0" style:volatile="true">
      <number:text>€ </number:text>
      <number:number number:decimal-places="2" number:min-integer-digits="1" number:grouping="true"/>
    </number:number-style>
    <number:number-style style:name="N126">
      <style:text-properties fo:color="#ff0000"/>
      <number:text>-€ </number:text>
      <number:number number:decimal-places="2" number:min-integer-digits="1" number:grouping="true"/>
      <style:map style:condition="value()&gt;=0" style:apply-style-name="N126P0"/>
    </number:number-style>
    <number:date-style style:name="N127">
      <number:day/>
      <number:text>/</number:text>
      <number:month/>
      <number:text>/</number:text>
      <number:year/>
      <number:text> </number:text>
      <number:hours number:style="long"/>
      <number:text>.</number:text>
      <number:minutes number:style="long"/>
    </number:date-style>
    <number:date-style style:name="N128">
      <number:day/>
      <number:text> de </number:text>
      <number:month number:textual="true"/>
      <number:text> de </number:text>
      <number:year/>
    </number:date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date-style style:name="N130">
      <number:day/>
      <number:text>/</number:text>
      <number:month/>
      <number:text>/</number:text>
      <number:year number:style="long"/>
    </number:date-style>
    <number:number-style style:name="N132P0" style:volatile="true">
      <number:text>($</number:text>
      <number:number number:decimal-places="0" number:min-integer-digits="1" number:grouping="true"/>
      <number:text> </number:text>
    </number:number-style>
    <number:number-style style:name="N132">
      <number:text>($</number:text>
      <number:number number:decimal-places="0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($</number:text>
      <number:number number:decimal-places="0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3P0"/>
    </number:number-style>
    <number:number-style style:name="N135P0" style:volatile="true">
      <number:text>($</number:text>
      <number:number number:decimal-places="2" number:min-integer-digits="1" number:grouping="true"/>
      <number:text> </number:text>
    </number:number-style>
    <number:number-style style:name="N135">
      <number:text>($</number:text>
      <number:number number:decimal-places="2" number:min-integer-digits="1" number:grouping="true"/>
      <number:text>)</number:text>
      <style:map style:condition="value()&gt;=0" style:apply-style-name="N135P0"/>
    </number:number-style>
    <number:number-style style:name="N137P0" style:volatile="true">
      <number:text>Vero</number:text>
    </number:number-style>
    <number:number-style style:name="N137P1" style:volatile="true">
      <number:text>Vero</number:text>
    </number:number-style>
    <number:number-style style:name="N137">
      <number:text>Falso</number:text>
      <style:map style:condition="value()&gt;0" style:apply-style-name="N137P0"/>
      <style:map style:condition="value()&lt;0" style:apply-style-name="N137P1"/>
    </number:number-style>
    <number:number-style style:name="N139P0" style:volatile="true">
      <number:text>Sì</number:text>
    </number:number-style>
    <number:number-style style:name="N139P1" style:volatile="true">
      <number:text>Sì</number:text>
    </number:number-style>
    <number:number-style style:name="N139">
      <number:text>No</number:text>
      <style:map style:condition="value()&gt;0" style:apply-style-name="N139P0"/>
      <style:map style:condition="value()&lt;0" style:apply-style-name="N139P1"/>
    </number:number-style>
    <number:percentage-style style:name="N140">
      <number:number number:decimal-places="2" number:min-integer-digits="0"/>
      <number:text>%</number:text>
    </number:percentage-style>
    <number:date-style style:name="N141">
      <number:day/>
      <number:text> </number:text>
      <number:month number:textual="true"/>
      <number:text> </number:text>
    </number:date-style>
    <number:number-style style:name="N142">
      <number:number number:decimal-places="11" number:min-integer-digits="1"/>
    </number:number-style>
    <number:date-style style:name="N143">
      <number:day-of-week/>
      <number:text> </number:text>
      <number:day/>
      <number:text> </number:text>
    </number:date-style>
    <number:number-style style:name="N144">
      <number:number number:decimal-places="10" number:min-integer-digits="1"/>
    </number:number-style>
    <number:date-style style:name="N145">
      <number:day-of-week/>
      <number:text> </number:text>
      <number:day number:style="long"/>
    </number:date-style>
    <number:time-style style:name="N146" number:truncate-on-overflow="false">
      <number:hours/>
      <number:text>.</number:text>
      <number:minutes number:style="long"/>
    </number:time-style>
    <number:date-style style:name="N147">
      <number:day-of-week/>
      <number:text> </number:text>
      <number:day/>
    </number:date-style>
    <number:date-style style:name="N148P0" style:volatile="true">
      <number:day number:style="long"/>
      <number:text>/</number:text>
      <number:month number:style="long"/>
      <number:text>/</number:text>
      <number:year/>
    </number:date-style>
    <number:text-style style:name="N148">
      <number:text-content/>
      <style:map style:condition="value()&lt;=0" style:apply-style-name="N148P0"/>
    </number:text-style>
    <number:date-style style:name="N149">
      <number:day-of-week number:style="long"/>
      <number:text> </number:text>
      <number:day number:style="long"/>
    </number:date-style>
    <number:time-style style:name="N150">
      <number:text>(</number:text>
      <number:hours/>
      <number:text>).</number:text>
      <number:minutes number:style="long"/>
      <number:text>.</number:text>
      <number:seconds number:style="long"/>
    </number:time-style>
    <number:date-style style:name="N151">
      <number:day-of-week number:style="long"/>
      <number:text> </number:text>
      <number:day/>
      <number:text> </number:text>
      <number:month number:style="long" number:textual="true"/>
    </number:dat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 number:truncate-on-overflow="false">
      <number:hours number:style="long"/>
      <number:text>.</number:text>
      <number:minutes number:style="long"/>
    </number:time-style>
    <number:date-style style:name="N154">
      <number:day/>
      <number:text>. </number:text>
      <number:month number:textual="true"/>
      <number:text>.</number:text>
    </number:date-style>
    <number:number-style style:name="N155">
      <number:number number:decimal-places="5" number:min-integer-digits="1"/>
    </number:number-style>
    <number:number-style style:name="N156">
      <number:number number:decimal-places="6" number:min-integer-digits="1"/>
    </number:number-style>
    <number:number-style style:name="N157">
      <number:number number:decimal-places="7" number:min-integer-digits="1"/>
    </number:number-style>
    <number:number-style style:name="N158">
      <number:number number:decimal-places="8" number:min-integer-digits="1"/>
    </number:number-style>
    <number:number-style style:name="N160P0" style:volatile="true">
      <number:number number:decimal-places="2" number:min-integer-digits="1" number:grouping="true"/>
      <number:text> €</number:text>
    </number:number-style>
    <number:number-style style:name="N160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60P0"/>
    </number:number-style>
    <number:number-style style:name="N161">
      <number:number number:decimal-places="9" number:min-integer-digits="1"/>
    </number:number-style>
    <number:time-style style:name="N162">
      <number:minutes number:style="long"/>
      <number:text>:</number:text>
      <number:seconds number:style="long"/>
    </number:time-style>
    <number:currency-style style:name="N164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64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64P0"/>
    </number:currency-style>
    <number:number-style style:name="N165">
      <number:scientific-number number:decimal-places="1" number:min-integer-digits="1" number:min-exponent-digits="1"/>
    </number:number-style>
    <number:currency-style style:name="N167P0" style:volatile="true">
      <number:currency-symbol number:language="it" number:country="IT">€</number:currency-symbol>
      <number:text> </number:text>
      <number:number number:decimal-places="7" number:min-integer-digits="1" number:grouping="true"/>
    </number:currency-style>
    <number:currency-style style:name="N167">
      <style:text-properties fo:color="#ff0000"/>
      <number:text>-</number:text>
      <number:currency-symbol number:language="it" number:country="IT">€</number:currency-symbol>
      <number:text> </number:text>
      <number:number number:decimal-places="7" number:min-integer-digits="1" number:grouping="true"/>
      <style:map style:condition="value()&gt;=0" style:apply-style-name="N167P0"/>
    </number:currency-style>
    <number:currency-style style:name="N171P0" style:volatile="true">
      <number:currency-symbol number:language="it" number:country="IT">€</number:currency-symbol>
      <number:text> </number:text>
      <number:number number:decimal-places="2" number:min-integer-digits="1" number:grouping="true"/>
      <number:text> </number:text>
    </number:currency-style>
    <number:currency-style style:name="N171P1" style:volatile="true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number:text> </number:text>
    </number:currency-style>
    <number:currency-style style:name="N171P2" style:volatile="true">
      <number:currency-symbol number:language="it" number:country="IT">€</number:currency-symbol>
      <number:text> -</number:text>
      <number:number number:decimal-places="0" number:min-integer-digits="2"/>
      <number:text> </number:text>
    </number:currency-style>
    <number:text-style style:name="N171"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number:number number:decimal-places="2" number:min-integer-digits="1" number:grouping="true"/>
      <number:text> €</number:text>
    </number:number-style>
    <number:number-style style:name="N172">
      <number:text>-</number:text>
      <number:number number:decimal-places="2" number:min-integer-digits="1" number:grouping="true"/>
      <number:text> €</number:text>
      <style:map style:condition="value()&gt;=0" style:apply-style-name="N172P0"/>
    </number:number-style>
    <number:time-style style:name="N173">
      <number:hours number:style="long"/>
      <number:text>:</number:text>
      <number:minutes number:style="long"/>
      <number:text>.</number:text>
      <number:seconds number:style="long"/>
    </number:time-style>
    <number:number-style style:name="N174">
      <number:number number:decimal-places="3" number:min-integer-digits="0"/>
    </number:number-style>
    <number:number-style style:name="N175">
      <number:number number:decimal-places="4" number:min-integer-digits="1"/>
    </number:number-style>
    <number:number-style style:name="N176">
      <number:number number:decimal-places="1" number:min-integer-digits="0"/>
    </number:number-style>
    <number:number-style style:name="N180P0" style:volatile="true">
      <number:number number:decimal-places="0" number:min-integer-digits="1" number:grouping="true"/>
      <number:text> € </number:text>
    </number:number-style>
    <number:number-style style:name="N180P1" style:volatile="true">
      <number:text>-</number:text>
      <number:number number:decimal-places="0" number:min-integer-digits="1" number:grouping="true"/>
      <number:text> € </number:text>
    </number:number-style>
    <number:number-style style:name="N180P2" style:volatile="true">
      <number:text> - €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date-style style:name="N181">
      <number:day-of-week/>
      <number:text> </number:text>
      <number:day/>
      <number:text> </number:text>
      <number:month number:textual="true"/>
    </number:date-style>
    <number:time-style style:name="N182">
      <number:minutes number:style="long"/>
      <number:text>:</number:text>
      <number:seconds number:style="long" number:decimal-places="1"/>
    </number:time-style>
    <number:currency-style style:name="N184P0" style:volatile="true">
      <number:currency-symbol number:language="it" number:country="IT">€</number:currency-symbol>
      <number:text> </number:text>
      <number:number number:decimal-places="2" number:min-integer-digits="0" number:grouping="true"/>
    </number:currency-style>
    <number:currency-style style:name="N18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0" number:grouping="true"/>
      <style:map style:condition="value()&gt;=0" style:apply-style-name="N184P0"/>
    </number:currency-style>
    <number:number-style style:name="N185">
      <number:text/>
    </number:number-style>
    <number:number-style style:name="N186P0" style:volatile="true">
      <number:text/>
    </number:number-style>
    <number:number-style style:name="N186P1" style:volatile="true">
      <number:text/>
    </number:number-style>
    <number:number-style style:name="N186">
      <number:text/>
      <style:map style:condition="value()&gt;0" style:apply-style-name="N186P0"/>
      <style:map style:condition="value()&lt;0" style:apply-style-name="N186P1"/>
    </number:number-style>
    <number:date-style style:name="N187">
      <number:day/>
      <number:text>/</number:text>
      <number:month/>
      <number:text>/</number:text>
      <number:year/>
    </number:date-style>
    <number:currency-style style:name="N189P0" style:volatile="true">
      <number:currency-symbol number:language="it" number:country="IT">€</number:currency-symbol>
      <number:text> </number:text>
      <number:number number:decimal-places="1" number:min-integer-digits="1" number:grouping="true"/>
    </number:currency-style>
    <number:currency-style style:name="N189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integer-digits="1" number:grouping="true"/>
      <style:map style:condition="value()&gt;=0" style:apply-style-name="N189P0"/>
    </number:currency-style>
    <number:currency-style style:name="N191P0" style:volatile="true">
      <number:currency-symbol number:language="it" number:country="IT">€</number:currency-symbol>
      <number:text> </number:text>
      <number:number number:decimal-places="5" number:min-integer-digits="1" number:grouping="true"/>
    </number:currency-style>
    <number:currency-style style:name="N191">
      <style:text-properties fo:color="#ff0000"/>
      <number:text>-</number:text>
      <number:currency-symbol number:language="it" number:country="IT">€</number:currency-symbol>
      <number:text> </number:text>
      <number:number number:decimal-places="5" number:min-integer-digits="1" number:grouping="true"/>
      <style:map style:condition="value()&gt;=0" style:apply-style-name="N191P0"/>
    </number:currency-style>
    <number:currency-style style:name="N193P0" style:volatile="true">
      <number:currency-symbol number:language="it" number:country="IT">€</number:currency-symbol>
      <number:text> </number:text>
      <number:number number:decimal-places="4" number:min-integer-digits="1" number:grouping="true"/>
    </number:currency-style>
    <number:currency-style style:name="N193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integer-digits="1" number:grouping="true"/>
      <style:map style:condition="value()&gt;=0" style:apply-style-name="N193P0"/>
    </number:currency-style>
    <number:currency-style style:name="N195P0" style:volatile="true">
      <number:currency-symbol number:language="it" number:country="IT">€</number:currency-symbol>
      <number:text> </number:text>
      <number:number number:decimal-places="3" number:min-integer-digits="1" number:grouping="true"/>
    </number:currency-style>
    <number:currency-style style:name="N195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integer-digits="1" number:grouping="true"/>
      <style:map style:condition="value()&gt;=0" style:apply-style-name="N195P0"/>
    </number:currency-style>
    <number:date-style style:name="N196">
      <number:month number:textual="true"/>
      <number:text> </number:text>
      <number:year/>
    </number:date-style>
    <number:number-style style:name="N197">
      <number:number number:decimal-places="2" number:min-integer-digits="0"/>
    </number:number-style>
    <number:number-style style:name="N199P0" style:volatile="true">
      <number:text>+</number:text>
      <number:number number:decimal-places="0" number:min-integer-digits="1"/>
    </number:number-style>
    <number:number-style style:name="N199">
      <style:text-properties fo:color="#ff0000"/>
      <number:text>-</number:text>
      <number:number number:decimal-places="0" number:min-integer-digits="1"/>
      <style:map style:condition="value()&gt;=0" style:apply-style-name="N199P0"/>
    </number:number-style>
    <number:time-style style:name="N200">
      <number:hours/>
      <number:text>.</number:text>
      <number:minutes number:style="long"/>
      <number:text>.</number:text>
      <number:seconds number:style="long"/>
    </number:time-style>
    <number:currency-style style:name="N201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01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01P0"/>
    </number:currency-style>
    <number:number-style style:name="N203P0" style:volatile="true">
      <number:text>On</number:text>
    </number:number-style>
    <number:number-style style:name="N203P1" style:volatile="true">
      <number:text>On</number:text>
    </number:number-style>
    <number:number-style style:name="N203">
      <number:text>Off</number:text>
      <style:map style:condition="value()&gt;0" style:apply-style-name="N203P0"/>
      <style:map style:condition="value()&lt;0" style:apply-style-name="N203P1"/>
    </number:number-style>
    <number:number-style style:name="N205P0" style:volatile="true">
      <number:text>True</number:text>
    </number:number-style>
    <number:number-style style:name="N205P1" style:volatile="true">
      <number:text>True</number:text>
    </number:number-style>
    <number:number-style style:name="N205">
      <number:text>False</number:text>
      <style:map style:condition="value()&gt;0" style:apply-style-name="N205P0"/>
      <style:map style:condition="value()&lt;0" style:apply-style-name="N205P1"/>
    </number:number-style>
    <number:number-style style:name="N207P0" style:volatile="true">
      <number:text>Yes</number:text>
    </number:number-style>
    <number:number-style style:name="N207P1" style:volatile="true">
      <number:text>Yes</number:text>
    </number:number-style>
    <number:number-style style:name="N207">
      <number:text>No</number:text>
      <style:map style:condition="value()&gt;0" style:apply-style-name="N207P0"/>
      <style:map style:condition="value()&lt;0" style:apply-style-name="N207P1"/>
    </number:number-style>
    <number:date-style style:name="N208">
      <number:month number:style="long" number:textual="true"/>
      <number:text> </number:text>
      <number:year/>
    </number:date-style>
    <number:date-style style:name="N209">
      <number:day-of-week/>
      <number:text> </number:text>
      <number:day/>
      <number:text>/</number:text>
      <number:month number:style="long"/>
      <number:text>/</number:text>
      <number:year number:style="long"/>
    </number:date-style>
    <number:number-style style:name="N213P0" style:volatile="true">
      <number:text> $</number:text>
      <number:number number:decimal-places="2" number:min-integer-digits="1" number:grouping="true"/>
      <number:text> </number:text>
    </number:number-style>
    <number:number-style style:name="N213P1" style:volatile="true">
      <number:text> $(</number:text>
      <number:number number:decimal-places="2" number:min-integer-digits="1" number:grouping="true"/>
      <number:text>)</number:text>
    </number:number-style>
    <number:number-style style:name="N213P2" style:volatile="true">
      <number:text> $-</number:text>
      <number:number number:decimal-places="0" number:min-integer-digits="0"/>
      <number:text>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2" number:min-integer-digits="1" number:grouping="true"/>
      <number:text> </number:text>
    </number:number-style>
    <number:number-style style:name="N217P1" style:volatile="true">
      <number:text> (</number:text>
      <number:number number:decimal-places="2" number:min-integer-digits="1" number:grouping="true"/>
      <number:text>)</number:text>
    </number:number-style>
    <number:number-style style:name="N217P2" style:volatile="true">
      <number:text>-</number:text>
      <number:number number:decimal-places="0" number:min-integer-digits="0"/>
      <number:text>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text> $</number:text>
      <number:number number:decimal-places="0" number:min-integer-digits="1" number:grouping="true"/>
      <number:text> </number:text>
    </number:number-style>
    <number:number-style style:name="N221P1" style:volatile="true">
      <number:text> $(</number:text>
      <number:number number:decimal-places="0" number:min-integer-digits="1" number:grouping="true"/>
      <number:text>)</number:text>
    </number:number-style>
    <number:number-style style:name="N221P2" style:volatile="true">
      <number:text> $-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0" number:min-integer-digits="1" number:grouping="true"/>
      <number:text> </number:text>
    </number:number-style>
    <number:number-style style:name="N225P1" style:volatile="true">
      <number:text> (</number:text>
      <number:number number:decimal-places="0" number:min-integer-digits="1" number:grouping="true"/>
      <number:text>)</number:text>
    </number:number-style>
    <number:number-style style:name="N225P2" style:volatile="true">
      <number:text> -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7P0" style:volatile="true">
      <number:text>$</number:text>
      <number:number number:decimal-places="2" number:min-integer-digits="1" number:grouping="true"/>
      <number:text> </number:text>
    </number:number-style>
    <number:number-style style:name="N2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227P0"/>
    </number:number-style>
    <number:number-style style:name="N228P0" style:volatile="true">
      <number:text>$</number:text>
      <number:number number:decimal-places="2" number:min-integer-digits="1" number:grouping="true"/>
      <number:text> </number:text>
    </number:number-style>
    <number:number-style style:name="N228">
      <number:text>($</number:text>
      <number:number number:decimal-places="2" number:min-integer-digits="1" number:grouping="true"/>
      <number:text>)</number:text>
      <style:map style:condition="value()&gt;=0" style:apply-style-name="N228P0"/>
    </number:number-style>
    <number:number-style style:name="N230P0" style:volatile="true">
      <number:text>$</number:text>
      <number:number number:decimal-places="0" number:min-integer-digits="1" number:grouping="true"/>
      <number:text> </number:text>
    </number:number-style>
    <number:number-style style:name="N230">
      <number:text>($</number:text>
      <number:number number:decimal-places="0" number:min-integer-digits="1" number:grouping="true"/>
      <number:text>)</number:text>
      <style:map style:condition="value()&gt;=0" style:apply-style-name="N230P0"/>
    </number:number-style>
    <number:currency-style style:name="N232P0" style:volatile="true">
      <number:currency-symbol number:language="it" number:country="IT">€</number:currency-symbol>
      <number:text> </number:text>
      <number:number number:decimal-places="0" number:min-integer-digits="1" number:grouping="true"/>
    </number:currency-style>
    <number:currency-style style:name="N232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integer-digits="1" number:grouping="true"/>
      <style:map style:condition="value()&gt;=0" style:apply-style-name="N232P0"/>
    </number:currency-style>
    <number:currency-style style:name="N233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233"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233P0"/>
    </number:currency-style>
    <number:date-style style:name="N234">
      <number:day number:style="long"/>
      <number:text> </number:text>
      <number:month number:textual="true"/>
    </number:date-style>
    <number:percentage-style style:name="N235">
      <number:number number:decimal-places="3" number:min-integer-digits="1"/>
      <number:text>%</number:text>
    </number:percentage-style>
    <number:number-style style:name="N237P0" style:volatile="true">
      <number:text>€ </number:text>
      <number:number number:decimal-places="0" number:min-integer-digits="1" number:grouping="true"/>
    </number:number-style>
    <number:number-style style:name="N237">
      <style:text-properties fo:color="#ff0000"/>
      <number:text>-€ </number:text>
      <number:number number:decimal-places="0" number:min-integer-digits="1" number:grouping="true"/>
      <style:map style:condition="value()&gt;=0" style:apply-style-name="N237P0"/>
    </number:number-style>
    <number:date-style style:name="N238">
      <number:day number:style="long"/>
      <number:text>/</number:text>
      <number:month number:style="long"/>
      <number:text>/13</number:text>
    </number:date-style>
    <number:number-style style:name="N239P0" style:volatile="true">
      <number:text>€ </number:text>
      <number:number number:decimal-places="0" number:min-integer-digits="1" number:grouping="true"/>
    </number:number-style>
    <number:number-style style:name="N239">
      <number:text>-€ </number:text>
      <number:number number:decimal-places="0" number:min-integer-digits="1" number:grouping="true"/>
      <style:map style:condition="value()&gt;=0" style:apply-style-name="N239P0"/>
    </number:number-style>
    <number:date-style style:name="N240">
      <number:day number:style="long"/>
      <number:text>/</number:text>
      <number:month number:style="long"/>
      <number:text>/</number:text>
      <number:year/>
      <number:text> </number:text>
      <number:week-of-year/>
    </number:date-style>
    <number:currency-style style:name="N241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241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241P0"/>
    </number:currency-style>
    <number:date-style style:name="N242">
      <number:day number:style="long"/>
      <number:text>-</number:text>
      <number:month number:textual="true"/>
    </number:date-style>
    <number:number-style style:name="N243">
      <number:number number:decimal-places="4" number:min-integer-digits="0"/>
    </number:number-style>
    <number:currency-style style:name="N247P0" style:volatile="true">
      <number:currency-symbol>€</number:currency-symbol>
      <number:number number:decimal-places="2" number:min-integer-digits="1" number:grouping="true"/>
      <number:text> </number:text>
    </number:currency-style>
    <number:currency-style style:name="N247P1" style:volatile="true">
      <number:currency-symbol>€</number:currency-symbol>
      <number:text>(</number:text>
      <number:number number:decimal-places="2" number:min-integer-digits="1" number:grouping="true"/>
      <number:text>) </number:text>
    </number:currency-style>
    <number:currency-style style:name="N247P2" style:volatile="true">
      <number:currency-symbol>€</number:currency-symbol>
      <number:text>-</number:text>
      <number:number number:decimal-places="0" number:min-integer-digits="0"/>
    </number:currency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number-style style:name="N248">
      <number:number number:decimal-places="3" number:min-integer-digits="1"/>
    </number:number-style>
    <number:date-style style:name="N249">
      <number:day number:style="long"/>
      <number:text>-</number:text>
      <number:month number:textual="true"/>
      <number:text>-</number:text>
      <number:year/>
    </number:date-style>
    <number:percentage-style style:name="N250P0" style:volatile="true">
      <number:number number:decimal-places="2" number:min-integer-digits="1"/>
      <number:text>%</number:text>
    </number:percentage-style>
    <number:percentage-style style:name="N250">
      <style:text-properties fo:color="#ff0000"/>
      <number:text>-</number:text>
      <number:number number:decimal-places="2" number:min-integer-digits="1"/>
      <number:text>%</number:text>
      <style:map style:condition="value()&gt;=0" style:apply-style-name="N250P0"/>
    </number:percentage-style>
    <number:date-style style:name="N251">
      <number:day number:style="long"/>
      <number:text>/</number:text>
      <number:month number:textual="true"/>
      <number:text>/</number:text>
      <number:year/>
    </number:date-style>
    <number:number-style style:name="N252P0" style:volatile="true">
      <number:text>$</number:text>
      <number:number number:decimal-places="0" number:min-integer-digits="1" number:grouping="true"/>
      <number:text> </number:text>
    </number:number-style>
    <number:number-style style:name="N252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252P0"/>
    </number:number-style>
    <number:number-style style:name="N254P0" style:volatile="true">
      <number:number number:decimal-places="0" number:min-integer-digits="1" number:grouping="true"/>
      <number:text> </number:text>
    </number:number-style>
    <number:number-style style:name="N254P1" style:volatile="true">
      <number:text>-</number:text>
      <number:number number:decimal-places="0" number:min-integer-digits="1" number:grouping="true"/>
      <number:text> </number:text>
    </number:number-style>
    <number:number-style style:name="N254P2" style:volatile="true">
      <number:text> -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currency-style style:name="N255P0" style:volatile="true">
      <number:currency-symbol number:language="it" number:country="IT">€</number:currency-symbol>
      <number:text> </number:text>
      <number:number number:decimal-places="0" number:min-integer-digits="1" number:grouping="true"/>
    </number:currency-style>
    <number:currency-style style:name="N255">
      <number:text>-</number:text>
      <number:currency-symbol number:language="it" number:country="IT">€</number:currency-symbol>
      <number:text> </number:text>
      <number:number number:decimal-places="0" number:min-integer-digits="1" number:grouping="true"/>
      <style:map style:condition="value()&gt;=0" style:apply-style-name="N255P0"/>
    </number:currency-style>
    <number:number-style style:name="N257P0" style:volatile="true">
      <number:text>€</number:text>
      <number:number number:decimal-places="2" number:min-integer-digits="1" number:grouping="true"/>
    </number:number-style>
    <number:number-style style:name="N257">
      <style:text-properties fo:color="#ff0000"/>
      <number:text>-€</number:text>
      <number:number number:decimal-places="2" number:min-integer-digits="1" number:grouping="true"/>
      <style:map style:condition="value()&gt;=0" style:apply-style-name="N257P0"/>
    </number:number-style>
    <number:date-style style:name="N258">
      <number:year/>
      <number:text>/</number:text>
      <number:month number:style="long"/>
    </number:date-style>
    <number:number-style style:name="N259P0" style:volatile="true">
      <number:text>€</number:text>
      <number:number number:decimal-places="2" number:min-integer-digits="1" number:grouping="true"/>
    </number:number-style>
    <number:number-style style:name="N259">
      <number:text>-€</number:text>
      <number:number number:decimal-places="2" number:min-integer-digits="1" number:grouping="true"/>
      <style:map style:condition="value()&gt;=0" style:apply-style-name="N259P0"/>
    </number:number-style>
    <number:currency-style style:name="N261P0" style:volatile="true">
      <number:number number:decimal-places="0" number:min-integer-digits="1" number:grouping="true"/>
      <number:text> </number:text>
      <number:currency-symbol>ITL</number:currency-symbol>
    </number:currency-style>
    <number:currency-style style:name="N261">
      <number:text>-</number:text>
      <number:number number:decimal-places="0" number:min-integer-digits="1" number:grouping="true"/>
      <number:text> </number:text>
      <number:currency-symbol>ITL</number:currency-symbol>
      <style:map style:condition="value()&gt;=0" style:apply-style-name="N261P0"/>
    </number:currency-style>
    <number:date-style style:name="N262">
      <number:day number:style="long"/>
      <number:text> </number:text>
      <number:month number:textual="true"/>
      <number:text> </number:text>
      <number:hours number:style="long"/>
    </number:date-style>
    <number:number-style style:name="N264P0" style:volatile="true">
      <number:text>€</number:text>
      <number:number number:decimal-places="0" number:min-integer-digits="1" number:grouping="true"/>
    </number:number-style>
    <number:number-style style:name="N264">
      <style:text-properties fo:color="#ff0000"/>
      <number:text>-€</number:text>
      <number:number number:decimal-places="0" number:min-integer-digits="1" number:grouping="true"/>
      <style:map style:condition="value()&gt;=0" style:apply-style-name="N264P0"/>
    </number:number-style>
    <number:date-style style:name="N265">
      <number:month number:style="long" number:textual="true"/>
      <number:text>-</number:text>
      <number:year/>
    </number:date-style>
    <number:number-style style:name="N269P0" style:volatile="true">
      <number:text> L. </number:text>
      <number:number number:decimal-places="2" number:min-integer-digits="1" number:grouping="true"/>
      <number:text> </number:text>
    </number:number-style>
    <number:number-style style:name="N269P1" style:volatile="true">
      <number:text>-L. </number:text>
      <number:number number:decimal-places="2" number:min-integer-digits="1" number:grouping="true"/>
      <number:text> </number:text>
    </number:number-style>
    <number:number-style style:name="N269P2" style:volatile="true">
      <number:text> L. -</number:text>
      <number:number number:decimal-places="0" number:min-integer-digits="0"/>
      <number:text> </number:text>
    </number:number-style>
    <number:text-style style:name="N269">
      <number:text-content/>
      <number:text> </number:text>
      <style:map style:condition="value()&gt;0" style:apply-style-name="N269P0"/>
      <style:map style:condition="value()&lt;0" style:apply-style-name="N269P1"/>
      <style:map style:condition="value()=0" style:apply-style-name="N269P2"/>
    </number:text-style>
    <number:date-style style:name="N270">
      <number:day/>
      <number:text> </number:text>
      <number:month number:textual="true"/>
      <number:text> </number:text>
      <number:hours number:style="long"/>
    </number:date-style>
    <number:number-style style:name="N271P0" style:volatile="true">
      <number:text>€</number:text>
      <number:number number:decimal-places="0" number:min-integer-digits="1" number:grouping="true"/>
    </number:number-style>
    <number:number-style style:name="N271">
      <number:text>-€</number:text>
      <number:number number:decimal-places="0" number:min-integer-digits="1" number:grouping="true"/>
      <style:map style:condition="value()&gt;=0" style:apply-style-name="N271P0"/>
    </number:number-style>
    <number:time-style style:name="N272">
      <number:minutes number:style="long"/>
      <number:text>.</number:text>
      <number:seconds number:style="long"/>
    </number:time-style>
    <number:number-style style:name="N273P0" style:volatile="true">
      <number:number number:decimal-places="0" number:min-integer-digits="1"/>
    </number:number-style>
    <number:number-style style:name="N273">
      <style:text-properties fo:color="#ff0000"/>
      <number:text>-</number:text>
      <number:number number:decimal-places="0" number:min-integer-digits="1"/>
      <style:map style:condition="value()&gt;=0" style:apply-style-name="N273P0"/>
    </number:number-style>
    <number:number-style style:name="N274P0" style:volatile="true">
      <number:text>L. </number:text>
      <number:number number:decimal-places="2" number:min-integer-digits="1" number:grouping="true"/>
    </number:number-style>
    <number:number-style style:name="N274">
      <number:text>-L. </number:text>
      <number:number number:decimal-places="2" number:min-integer-digits="1" number:grouping="true"/>
      <style:map style:condition="value()&gt;=0" style:apply-style-name="N274P0"/>
    </number:number-style>
    <number:date-style style:name="N275">
      <number:day/>
      <number:text>/</number:text>
      <number:month number:textual="true"/>
      <number:text>/</number:text>
      <number:year number:style="long"/>
    </number:date-style>
    <number:date-style style:name="N276">
      <number:year/>
    </number:date-style>
    <number:number-style style:name="N277P0" style:volatile="true">
      <number:text>€ </number:text>
      <number:number number:decimal-places="2" number:min-integer-digits="1" number:grouping="true"/>
    </number:number-style>
    <number:number-style style:name="N277">
      <number:text>-€ </number:text>
      <number:number number:decimal-places="2" number:min-integer-digits="1" number:grouping="true"/>
      <style:map style:condition="value()&gt;=0" style:apply-style-name="N277P0"/>
    </number:number-style>
    <number:number-style style:name="N278">
      <number:number number:decimal-places="1" number:min-integer-digits="1"/>
    </number:number-style>
    <number:number-style style:name="N279P0" style:volatile="true">
      <number:number number:decimal-places="1" number:min-integer-digits="1"/>
    </number:number-style>
    <number:number-style style:name="N279">
      <style:text-properties fo:color="#ff0000"/>
      <number:text>-</number:text>
      <number:number number:decimal-places="1" number:min-integer-digits="1"/>
      <style:map style:condition="value()&gt;=0" style:apply-style-name="N279P0"/>
    </number:number-style>
    <number:number-style style:name="N281P0" style:volatile="true">
      <number:text>+</number:text>
      <number:number number:decimal-places="1" number:min-integer-digits="1"/>
    </number:number-style>
    <number:number-style style:name="N281">
      <style:text-properties fo:color="#ff0000"/>
      <number:text>-</number:text>
      <number:number number:decimal-places="1" number:min-integer-digits="1"/>
      <style:map style:condition="value()&gt;=0" style:apply-style-name="N281P0"/>
    </number:number-style>
    <number:percentage-style style:name="N282">
      <number:number number:decimal-places="0" number:min-integer-digits="0"/>
      <number:text>%</number:text>
    </number:percentage-style>
    <number:number-style style:name="N284P0" style:volatile="true">
      <number:text>IR£</number:text>
      <number:number number:decimal-places="2" number:min-integer-digits="1" number:grouping="true"/>
    </number:number-style>
    <number:number-style style:name="N284">
      <number:text>-IR£</number:text>
      <number:number number:decimal-places="2" number:min-integer-digits="1" number:grouping="true"/>
      <style:map style:condition="value()&gt;=0" style:apply-style-name="N284P0"/>
    </number:number-style>
    <number:number-style style:name="N288P0" style:volatile="true">
      <number:text> €</number:text>
      <number:number number:decimal-places="2" number:min-integer-digits="1" number:grouping="true"/>
      <number:text> </number:text>
    </number:number-style>
    <number:number-style style:name="N288P1" style:volatile="true">
      <number:text>-€</number:text>
      <number:number number:decimal-places="2" number:min-integer-digits="1" number:grouping="true"/>
      <number:text> </number:text>
    </number:number-style>
    <number:number-style style:name="N288P2" style:volatile="true">
      <number:text> €-</number:text>
      <number:number number:decimal-places="0" number:min-integer-digits="0"/>
      <number:text> </number:text>
    </number:number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number number:decimal-places="2" number:min-integer-digits="1" number:grouping="true"/>
    </number:number-style>
    <number:number-style style:name="N289">
      <style:text-properties fo:color="#ff0000"/>
      <number:text>-</number:text>
      <number:number number:decimal-places="2" number:min-integer-digits="1" number:grouping="true"/>
      <style:map style:condition="value()&gt;=0" style:apply-style-name="N289P0"/>
    </number:number-style>
    <number:number-style style:name="N293P0" style:volatile="true">
      <number:text> € </number:text>
      <number:number number:decimal-places="2" number:min-integer-digits="1" number:grouping="true"/>
      <number:text> </number:text>
    </number:number-style>
    <number:number-style style:name="N293P1" style:volatile="true">
      <number:text>-€ </number:text>
      <number:number number:decimal-places="2" number:min-integer-digits="1" number:grouping="true"/>
      <number:text> </number:text>
    </number:number-style>
    <number:number-style style:name="N293P2" style:volatile="true">
      <number:text> € -</number:text>
      <number:number number:decimal-places="0" number:min-integer-digits="0"/>
      <number:text> </number:text>
    </number:number-style>
    <number:text-style style:name="N293">
      <number:text-content/>
      <number:text> </number:text>
      <style:map style:condition="value()&gt;0" style:apply-style-name="N293P0"/>
      <style:map style:condition="value()&lt;0" style:apply-style-name="N293P1"/>
      <style:map style:condition="value()=0" style:apply-style-name="N293P2"/>
    </number:text-style>
    <number:number-style style:name="N296P0" style:volatile="true">
      <number:number number:decimal-places="6" number:min-integer-digits="1" number:grouping="true"/>
      <number:text> </number:text>
    </number:number-style>
    <number:number-style style:name="N296P1" style:volatile="true">
      <number:text>-</number:text>
      <number:number number:decimal-places="6" number:min-integer-digits="1" number:grouping="true"/>
      <number:text> </number:text>
    </number:number-style>
    <number:number-style style:name="N296P2" style:volatile="true">
      <number:text>-</number:text>
      <number:number number:decimal-places="0" number:min-integer-digits="0"/>
      <number:text> </number:text>
    </number:number-style>
    <number:text-style style:name="N296"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number-style style:name="N300P0" style:volatile="true">
      <number:text> L. </number:text>
      <number:number number:decimal-places="0" number:min-integer-digits="1" number:grouping="true"/>
      <number:text> </number:text>
    </number:number-style>
    <number:number-style style:name="N300P1" style:volatile="true">
      <number:text>-L. </number:text>
      <number:number number:decimal-places="0" number:min-integer-digits="1" number:grouping="true"/>
      <number:text> </number:text>
    </number:number-style>
    <number:number-style style:name="N300P2" style:volatile="true">
      <number:text> L. - </number:text>
    </number:number-style>
    <number:text-style style:name="N300">
      <number:text-content/>
      <number:text> </number:text>
      <style:map style:condition="value()&gt;0" style:apply-style-name="N300P0"/>
      <style:map style:condition="value()&lt;0" style:apply-style-name="N300P1"/>
      <style:map style:condition="value()=0" style:apply-style-name="N300P2"/>
    </number:text-style>
    <number:percentage-style style:name="N301">
      <number:number number:decimal-places="4" number:min-integer-digits="1"/>
      <number:text>%</number:text>
    </number:percentage-style>
    <number:time-style style:name="N302">
      <number:hours/>
      <number:text>.</number:text>
      <number:minutes number:style="long"/>
    </number:time-style>
    <number:currency-style style:name="N304P0" style:volatile="true">
      <number:currency-symbol number:language="it" number:country="IT">€</number:currency-symbol>
      <number:text> </number:text>
      <number:number number:decimal-places="6" number:min-integer-digits="1" number:grouping="true"/>
    </number:currency-style>
    <number:currency-style style:name="N304">
      <style:text-properties fo:color="#ff0000"/>
      <number:text>-</number:text>
      <number:currency-symbol number:language="it" number:country="IT">€</number:currency-symbol>
      <number:text> </number:text>
      <number:number number:decimal-places="6" number:min-integer-digits="1" number:grouping="true"/>
      <style:map style:condition="value()&gt;=0" style:apply-style-name="N304P0"/>
    </number:currency-style>
    <number:percentage-style style:name="N305">
      <number:number number:decimal-places="1" number:min-integer-digits="1"/>
      <number:text>%</number:text>
    </number:percentage-style>
    <number:number-style style:name="N309P0" style:volatile="true">
      <number:text> € </number:text>
      <number:number number:decimal-places="0" number:min-integer-digits="1" number:grouping="true"/>
      <number:text> </number:text>
    </number:number-style>
    <number:number-style style:name="N309P1" style:volatile="true">
      <number:text>-€ </number:text>
      <number:number number:decimal-places="0" number:min-integer-digits="1" number:grouping="true"/>
      <number:text> </number:text>
    </number:number-style>
    <number:number-style style:name="N309P2" style:volatile="true">
      <number:text> € - </number:text>
    </number:number-style>
    <number:text-style style:name="N309">
      <number:text-content/>
      <number:text> </number:text>
      <style:map style:condition="value()&gt;0" style:apply-style-name="N309P0"/>
      <style:map style:condition="value()&lt;0" style:apply-style-name="N309P1"/>
      <style:map style:condition="value()=0" style:apply-style-name="N309P2"/>
    </number:text-style>
    <number:time-style style:name="N310">
      <number:minutes number:style="long"/>
      <number:text>.</number:text>
      <number:seconds number:style="long" number:decimal-places="1"/>
    </number:time-style>
    <number:number-style style:name="N311P0" style:volatile="true">
      <number:text>IR£</number:text>
      <number:number number:decimal-places="2" number:min-integer-digits="1" number:grouping="true"/>
    </number:number-style>
    <number:number-style style:name="N311">
      <style:text-properties fo:color="#ff0000"/>
      <number:text>-IR£</number:text>
      <number:number number:decimal-places="2" number:min-integer-digits="1" number:grouping="true"/>
      <style:map style:condition="value()&gt;=0" style:apply-style-name="N311P0"/>
    </number:number-style>
    <number:number-style style:name="N313P0" style:volatile="true">
      <number:number number:decimal-places="2" number:min-integer-digits="1" number:grouping="true"/>
      <number:text> </number:text>
    </number:number-style>
    <number:number-style style:name="N313P1" style:volatile="true">
      <number:text>-</number:text>
      <number:number number:decimal-places="2" number:min-integer-digits="1" number:grouping="true"/>
      <number:text> </number:text>
    </number:number-style>
    <number:number-style style:name="N313P2" style:volatile="true">
      <number:text>-</number:text>
      <number:number number:decimal-places="0" number:min-integer-digits="0"/>
      <number:text> </number:text>
    </number:number-style>
    <number:text-style style:name="N313">
      <number:text-content/>
      <number:text> </number:text>
      <style:map style:condition="value()&gt;0" style:apply-style-name="N313P0"/>
      <style:map style:condition="value()&lt;0" style:apply-style-name="N313P1"/>
      <style:map style:condition="value()=0" style:apply-style-name="N313P2"/>
    </number:text-style>
    <number:number-style style:name="N314">
      <number:number number:decimal-places="0" number:min-integer-digits="0"/>
    </number:number-style>
    <number:number-style style:name="N315P0" style:volatile="true">
      <number:number number:decimal-places="0" number:min-integer-digits="0"/>
    </number:number-style>
    <number:number-style style:name="N315">
      <style:text-properties fo:color="#ff0000"/>
      <number:text>-</number:text>
      <number:number number:decimal-places="0" number:min-integer-digits="0"/>
      <style:map style:condition="value()&gt;=0" style:apply-style-name="N315P0"/>
    </number:number-style>
    <number:number-style style:name="N316P0" style:volatile="true">
      <number:number number:decimal-places="0" number:min-integer-digits="1" number:grouping="true"/>
      <number:text> </number:text>
    </number:number-style>
    <number:number-style style:name="N316">
      <number:text>-</number:text>
      <number:number number:decimal-places="0" number:min-integer-digits="1" number:grouping="true"/>
      <number:text> </number:text>
      <style:map style:condition="value()&gt;=0" style:apply-style-name="N316P0"/>
    </number:number-style>
    <number:currency-style style:name="N317P0" style:volatile="true">
      <number:currency-symbol number:language="it" number:country="IT">€</number:currency-symbol>
      <number:text> </number:text>
      <number:number number:decimal-places="1" number:min-integer-digits="1" number:grouping="true"/>
    </number:currency-style>
    <number:currency-style style:name="N317">
      <number:text>-</number:text>
      <number:currency-symbol number:language="it" number:country="IT">€</number:currency-symbol>
      <number:text> </number:text>
      <number:number number:decimal-places="1" number:min-integer-digits="1" number:grouping="true"/>
      <style:map style:condition="value()&gt;=0" style:apply-style-name="N317P0"/>
    </number:currency-style>
    <number:date-style style:name="N318">
      <number:day/>
      <number:text> </number:text>
      <number:month number:style="long" number:textual="true"/>
    </number:date-style>
    <number:number-style style:name="N320P0" style:volatile="true">
      <number:text>L. </number:text>
      <number:number number:decimal-places="0" number:min-integer-digits="1" number:grouping="true"/>
    </number:number-style>
    <number:number-style style:name="N320">
      <style:text-properties fo:color="#ff0000"/>
      <number:text>-L. </number:text>
      <number:number number:decimal-places="0" number:min-integer-digits="1" number:grouping="true"/>
      <style:map style:condition="value()&gt;=0" style:apply-style-name="N320P0"/>
    </number:number-style>
    <number:number-style style:name="N321P0" style:volatile="true">
      <number:text>L. </number:text>
      <number:number number:decimal-places="0" number:min-integer-digits="1" number:grouping="true"/>
    </number:number-style>
    <number:number-style style:name="N321">
      <number:text>-L. </number:text>
      <number:number number:decimal-places="0" number:min-integer-digits="1" number:grouping="true"/>
      <style:map style:condition="value()&gt;=0" style:apply-style-name="N321P0"/>
    </number:number-style>
    <number:currency-style style:name="N323P0" style:volatile="true">
      <number:currency-symbol>€</number:currency-symbol>
      <number:text> </number:text>
      <number:number number:decimal-places="5" number:min-integer-digits="0" number:decimal-replacement=""/>
      <number:text> </number:text>
    </number:currency-style>
    <number:currency-style style:name="N323">
      <style:text-properties fo:color="#ff0000"/>
      <number:text>(</number:text>
      <number:currency-symbol>€</number:currency-symbol>
      <number:text> </number:text>
      <number:number number:decimal-places="5" number:min-integer-digits="0" number:decimal-replacement=""/>
      <number:text>)</number:text>
      <style:map style:condition="value()&gt;=0" style:apply-style-name="N323P0"/>
    </number:currency-style>
    <number:time-style style:name="N324" number:truncate-on-overflow="false">
      <number:hours/>
      <number:text>.</number:text>
      <number:minutes number:style="long"/>
      <number:text>.</number:text>
      <number:seconds number:style="long"/>
    </number:time-style>
    <number:number-style style:name="N328P0" style:volatile="true">
      <number:text> IR£</number:text>
      <number:number number:decimal-places="2" number:min-integer-digits="1" number:grouping="true"/>
      <number:text> </number:text>
    </number:number-style>
    <number:number-style style:name="N328P1" style:volatile="true">
      <number:text>-IR£</number:text>
      <number:number number:decimal-places="2" number:min-integer-digits="1" number:grouping="true"/>
      <number:text> </number:text>
    </number:number-style>
    <number:number-style style:name="N328P2" style:volatile="true">
      <number:text> IR£-</number:text>
      <number:number number:decimal-places="0" number:min-integer-digits="0"/>
      <number:text> </number:text>
    </number:number-style>
    <number:text-style style:name="N328">
      <number:text-content/>
      <number:text> </number:text>
      <style:map style:condition="value()&gt;0" style:apply-style-name="N328P0"/>
      <style:map style:condition="value()&lt;0" style:apply-style-name="N328P1"/>
      <style:map style:condition="value()=0" style:apply-style-name="N328P2"/>
    </number:text-style>
    <number:number-style style:name="N329">
      <number:scientific-number number:decimal-places="1" number:min-integer-digits="3" number:min-exponent-digits="1"/>
    </number:number-style>
    <number:number-style style:name="N331P0" style:volatile="true">
      <style:text-properties fo:color="#ff0000"/>
      <number:text>+</number:text>
      <number:number number:decimal-places="1" number:min-integer-digits="1"/>
    </number:number-style>
    <number:number-style style:name="N331">
      <number:text>-</number:text>
      <number:number number:decimal-places="1" number:min-integer-digits="1"/>
      <style:map style:condition="value()&gt;=0" style:apply-style-name="N331P0"/>
    </number:number-style>
    <number:number-style style:name="N332P0" style:volatile="true">
      <number:number number:decimal-places="2" number:min-integer-digits="1" number:grouping="true"/>
    </number:number-style>
    <number:number-style style:name="N332">
      <number:text>-</number:text>
      <number:number number:decimal-places="2" number:min-integer-digits="1" number:grouping="true"/>
      <style:map style:condition="value()&gt;=0" style:apply-style-name="N332P0"/>
    </number:number-style>
    <number:date-style style:name="N333">
      <number:day/>
      <number:text>/</number:text>
      <number:month/>
    </number:date-style>
    <number:date-style style:name="N334P0" style:volatile="true">
      <number:day/>
      <number:text>/</number:text>
      <number:month/>
    </number:date-style>
    <number:text-style style:name="N334">
      <number:text-content/>
      <style:map style:condition="value()&lt;=0" style:apply-style-name="N334P0"/>
    </number:text-style>
    <number:number-style style:name="N336P0" style:volatile="true">
      <number:text>Attivo</number:text>
    </number:number-style>
    <number:number-style style:name="N336P1" style:volatile="true">
      <number:text>Attivo</number:text>
    </number:number-style>
    <number:number-style style:name="N336">
      <number:text>Inattivo</number:text>
      <style:map style:condition="value()&gt;0" style:apply-style-name="N336P0"/>
      <style:map style:condition="value()&lt;0" style:apply-style-name="N336P1"/>
    </number:number-style>
    <number:number-style style:name="N337P0" style:volatile="true">
      <number:text>Attivo</number:text>
    </number:number-style>
    <number:number-style style:name="N337P1" style:volatile="true">
      <number:text>Attivo</number:text>
    </number:number-style>
    <number:number-style style:name="N337">
      <number:text>Disattivo</number:text>
      <style:map style:condition="value()&gt;0" style:apply-style-name="N337P0"/>
      <style:map style:condition="value()&lt;0" style:apply-style-name="N337P1"/>
    </number:number-style>
    <number:number-style style:name="N338P0" style:volatile="true">
      <number:text>($</number:text>
      <number:number number:decimal-places="2" number:min-integer-digits="1" number:grouping="true"/>
      <number:text> </number:text>
    </number:number-style>
    <number:number-style style:name="N33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338P0"/>
    </number:number-style>
    <number:number-style style:name="N340P0" style:volatile="true">
      <number:number number:decimal-places="2" number:min-integer-digits="1" number:grouping="true"/>
    </number:number-style>
    <number:number-style style:name="N340P1" style:volatile="true">
      <number:text>-</number:text>
      <number:number number:decimal-places="2" number:min-integer-digits="1" number:grouping="true"/>
    </number:number-style>
    <number:number-style style:name="N340">
      <number:number number:decimal-places="0" number:min-integer-digits="0"/>
      <style:map style:condition="value()&gt;0" style:apply-style-name="N340P0"/>
      <style:map style:condition="value()&lt;0" style:apply-style-name="N340P1"/>
    </number:number-style>
    <number:currency-style style:name="N342P0" style:volatile="true">
      <number:currency-symbol number:language="it" number:country="IT">€</number:currency-symbol>
      <number:text> </number:text>
      <number:number number:decimal-places="1" number:min-integer-digits="0" number:grouping="true"/>
    </number:currency-style>
    <number:currency-style style:name="N342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integer-digits="0" number:grouping="true"/>
      <style:map style:condition="value()&gt;=0" style:apply-style-name="N342P0"/>
    </number:currency-style>
    <number:date-style style:name="N343">
      <number:day-of-week number:style="long"/>
      <number:text>, </number:text>
      <number:day number:style="long"/>
      <number:text> </number:text>
      <number:month number:style="long" number:textual="true"/>
      <number:text> </number:text>
      <number:year number:style="long"/>
    </number:date-style>
    <number:percentage-style style:name="N344">
      <number:number number:decimal-places="1" number:min-integer-digits="0"/>
      <number:text>%</number:text>
    </number:percentage-style>
    <number:number-style style:name="N345">
      <number:number number:decimal-places="0" number:min-integer-digits="0" number:grouping="true"/>
    </number:number-style>
    <number:currency-style style:name="N34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4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47P0"/>
    </number:currency-style>
    <number:number-style style:name="N348">
      <number:number number:decimal-places="1" number:min-integer-digits="0" number:grouping="true"/>
    </number:number-style>
    <number:number-style style:name="N349">
      <number:number number:decimal-places="1" number:min-integer-digits="1" number:grouping="true"/>
    </number:number-style>
    <number:currency-style style:name="N351P0" style:volatile="true">
      <number:currency-symbol>€</number:currency-symbol>
      <number:text> </number:text>
      <number:number number:decimal-places="2" number:min-integer-digits="1" number:grouping="true"/>
    </number:currency-style>
    <number:currency-style style:name="N351">
      <number:text>-</number:text>
      <number:currency-symbol>€</number:currency-symbol>
      <number:text> </number:text>
      <number:number number:decimal-places="2" number:min-integer-digits="1" number:grouping="true"/>
      <style:map style:condition="value()&gt;=0" style:apply-style-name="N351P0"/>
    </number:currency-style>
    <number:date-style style:name="N352">
      <number:month number:style="long" number:textual="true"/>
      <number:text> </number:text>
      <number:year number:style="long"/>
    </number:date-style>
    <number:date-style style:name="N353">
      <number:day/>
      <number:text>/</number:text>
      <number:month number:style="long"/>
      <number:text>/</number:text>
      <number:year number:style="long"/>
    </number:date-style>
    <number:number-style style:name="N357P0" style:volatile="true">
      <number:number number:decimal-places="2" number:min-integer-digits="1" number:grouping="true"/>
      <number:text> € </number:text>
    </number:number-style>
    <number:number-style style:name="N357P1" style:volatile="true">
      <number:text>-</number:text>
      <number:number number:decimal-places="2" number:min-integer-digits="1" number:grouping="true"/>
      <number:text> € </number:text>
    </number:number-style>
    <number:number-style style:name="N357P2" style:volatile="true">
      <number:text>-</number:text>
      <number:number number:decimal-places="0" number:min-integer-digits="0"/>
      <number:text> € </number:text>
    </number:number-style>
    <number:text-style style:name="N357">
      <number:text-content/>
      <number:text> </number:text>
      <style:map style:condition="value()&gt;0" style:apply-style-name="N357P0"/>
      <style:map style:condition="value()&lt;0" style:apply-style-name="N357P1"/>
      <style:map style:condition="value()=0" style:apply-style-name="N357P2"/>
    </number:text-style>
    <number:time-style style:name="N358">
      <number:hours/>
      <number:text>:</number:text>
      <number:minutes number:style="long"/>
    </number:time-style>
    <number:number-style style:name="N360P0" style:volatile="true">
      <number:number number:decimal-places="0" number:min-integer-digits="1" number:grouping="true"/>
      <number:text> €</number:text>
    </number:number-style>
    <number:number-style style:name="N36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360P0"/>
    </number:number-style>
    <number:number-style style:name="N361P0" style:volatile="true">
      <number:number number:decimal-places="0" number:min-integer-digits="1" number:grouping="true"/>
      <number:text> €</number:text>
    </number:number-style>
    <number:number-style style:name="N361">
      <number:text>-</number:text>
      <number:number number:decimal-places="0" number:min-integer-digits="1" number:grouping="true"/>
      <number:text> €</number:text>
      <style:map style:condition="value()&gt;=0" style:apply-style-name="N361P0"/>
    </number:number-style>
    <number:time-style style:name="N362">
      <number:hours number:style="long"/>
      <number:hours/>
      <number:text>:</number:text>
      <number:minutes number:style="long"/>
    </number:time-style>
    <number:time-style style:name="N363" number:truncate-on-overflow="false">
      <number:hours number:style="long"/>
      <number:text>.</number:text>
      <number:minutes number:style="long"/>
      <number:text>.</number:text>
    </number:time-style>
    <number:time-style style:name="N364">
      <number:text>.</number:text>
      <number:minutes number:style="long"/>
      <number:text>.</number:text>
      <number:seconds number:style="long"/>
    </number:time-style>
    <number:number-style style:name="N365">
      <number:text>WW</number:text>
    </number:number-style>
    <number:time-style style:name="N366">
      <number:hours/>
      <number:text>:</number:text>
      <number:minutes number:style="long"/>
      <number:text>:</number:text>
      <number:seconds number:style="long"/>
    </number:time-style>
    <number:date-style style:name="N367">
      <number:day-of-week/>
    </number:date-style>
    <number:date-style style:name="N368">
      <number:day-of-week number:style="long"/>
    </number:date-style>
    <number:date-style style:name="N369">
      <number:day number:style="long"/>
      <number:text>-</number:text>
      <number:month number:style="long"/>
      <number:text>-</number:text>
      <number:year/>
    </number:date-style>
    <number:number-style style:name="N370">
      <number:number number:decimal-places="0" number:min-integer-digits="2"/>
    </number:number-style>
    <number:date-style style:name="N371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372">
      <number:day/>
      <number:month number:textual="true"/>
    </number:date-style>
    <number:number-style style:name="N373">
      <number:number number:decimal-places="12" number:min-integer-digits="1"/>
    </number:number-style>
    <number:number-style style:name="N374">
      <number:number number:decimal-places="13" number:min-integer-digits="1"/>
    </number:number-style>
    <number:number-style style:name="N375">
      <number:number number:decimal-places="14" number:min-integer-digits="1"/>
    </number:number-style>
    <number:number-style style:name="N376">
      <number:number number:decimal-places="15" number:min-integer-digits="1"/>
    </number:number-style>
    <number:number-style style:name="N377">
      <number:number number:decimal-places="16" number:min-integer-digits="1"/>
    </number:number-style>
    <number:number-style style:name="N378">
      <number:number number:decimal-places="17" number:min-integer-digits="1"/>
    </number:number-style>
    <number:number-style style:name="N379">
      <number:number number:decimal-places="18" number:min-integer-digits="1"/>
    </number:number-style>
    <number:number-style style:name="N380">
      <number:number number:decimal-places="19" number:min-integer-digits="1"/>
    </number:number-style>
    <number:number-style style:name="N381">
      <number:number number:decimal-places="20" number:min-integer-digits="1"/>
    </number:number-style>
    <number:date-style style:name="N382">
      <number:day-of-week number:style="long"/>
      <number:text>, </number:text>
      <number:day/>
      <number:text> </number:text>
      <number:month number:style="long" number:textual="true"/>
    </number:date-style>
    <number:number-style style:name="N384P0" style:volatile="true">
      <number:number number:decimal-places="0" number:min-integer-digits="1" number:grouping="true"/>
      <number:text> </number:text>
    </number:number-style>
    <number:number-style style:name="N384P1" style:volatile="true">
      <number:text>-</number:text>
      <number:number number:decimal-places="0" number:min-integer-digits="1" number:grouping="true"/>
      <number:text> </number:text>
    </number:number-style>
    <number:number-style style:name="N384P2" style:volatile="true">
      <number:text>- </number:text>
    </number:number-style>
    <number:text-style style:name="N384">
      <number:text-content/>
      <number:text> </number:text>
      <style:map style:condition="value()&gt;0" style:apply-style-name="N384P0"/>
      <style:map style:condition="value()&lt;0" style:apply-style-name="N384P1"/>
      <style:map style:condition="value()=0" style:apply-style-name="N384P2"/>
    </number:text-style>
    <number:number-style style:name="N386P0" style:volatile="true">
      <number:number number:decimal-places="0" number:min-integer-digits="1" number:grouping="true"/>
      <number:text> € </number:text>
    </number:number-style>
    <number:number-style style:name="N386P1" style:volatile="true">
      <number:text>-</number:text>
      <number:number number:decimal-places="0" number:min-integer-digits="1" number:grouping="true"/>
      <number:text> € </number:text>
    </number:number-style>
    <number:number-style style:name="N386P2" style:volatile="true">
      <number:text>- € </number:text>
    </number:number-style>
    <number:text-style style:name="N386">
      <number:text-content/>
      <number:text> </number:text>
      <style:map style:condition="value()&gt;0" style:apply-style-name="N386P0"/>
      <style:map style:condition="value()&lt;0" style:apply-style-name="N386P1"/>
      <style:map style:condition="value()=0" style:apply-style-name="N386P2"/>
    </number:text-style>
    <number:number-style style:name="N388P0" style:volatile="true">
      <number:number number:decimal-places="2" number:min-integer-digits="1" number:grouping="true"/>
      <number:text> </number:text>
    </number:number-style>
    <number:number-style style:name="N388P1" style:volatile="true">
      <number:text>-</number:text>
      <number:number number:decimal-places="2" number:min-integer-digits="1" number:grouping="true"/>
      <number:text> </number:text>
    </number:number-style>
    <number:number-style style:name="N388P2" style:volatile="true">
      <number:text>-</number:text>
      <number:number number:decimal-places="0" number:min-integer-digits="2"/>
      <number:text> </number:text>
    </number:number-style>
    <number:text-style style:name="N388">
      <number:text-content/>
      <number:text> </number:text>
      <style:map style:condition="value()&gt;0" style:apply-style-name="N388P0"/>
      <style:map style:condition="value()&lt;0" style:apply-style-name="N388P1"/>
      <style:map style:condition="value()=0" style:apply-style-name="N388P2"/>
    </number:text-style>
    <number:number-style style:name="N390P0" style:volatile="true">
      <number:number number:decimal-places="2" number:min-integer-digits="1" number:grouping="true"/>
      <number:text> € </number:text>
    </number:number-style>
    <number:number-style style:name="N390P1" style:volatile="true">
      <number:text>-</number:text>
      <number:number number:decimal-places="2" number:min-integer-digits="1" number:grouping="true"/>
      <number:text> € </number:text>
    </number:number-style>
    <number:number-style style:name="N390P2" style:volatile="true">
      <number:text>-</number:text>
      <number:number number:decimal-places="0" number:min-integer-digits="2"/>
      <number:text> € </number:text>
    </number:number-style>
    <number:text-style style:name="N390">
      <number:text-content/>
      <number:text> </number:text>
      <style:map style:condition="value()&gt;0" style:apply-style-name="N390P0"/>
      <style:map style:condition="value()&lt;0" style:apply-style-name="N390P1"/>
      <style:map style:condition="value()=0" style:apply-style-name="N390P2"/>
    </number:text-style>
    <number:date-style style:name="N391">
      <number:month number:textual="true"/>
      <number:text>-</number:text>
      <number:year number:style="long"/>
    </number:date-style>
    <number:date-style style:name="N392">
      <number:month number:textual="true"/>
      <number:text>-</number:text>
      <number:year/>
    </number:date-style>
    <number:time-style style:name="N393">
      <number:hours/>
      <number:text>:</number:text>
      <number:minutes number:style="long"/>
      <number:text> </number:text>
      <number:am-pm/>
    </number:time-style>
    <number:time-style style:name="N39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39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397P0" style:volatile="true">
      <number:text> € </number:text>
      <number:number number:decimal-places="2" number:min-integer-digits="1" number:grouping="true"/>
      <number:text> </number:text>
    </number:number-style>
    <number:number-style style:name="N397P1" style:volatile="true">
      <number:text>-€ </number:text>
      <number:number number:decimal-places="2" number:min-integer-digits="1" number:grouping="true"/>
      <number:text> </number:text>
    </number:number-style>
    <number:number-style style:name="N397P2" style:volatile="true">
      <number:text> € -</number:text>
      <number:number number:decimal-places="0" number:min-integer-digits="2"/>
      <number:text> </number:text>
    </number:number-style>
    <number:text-style style:name="N397">
      <number:text-content/>
      <number:text> </number:text>
      <style:map style:condition="value()&gt;0" style:apply-style-name="N397P0"/>
      <style:map style:condition="value()&lt;0" style:apply-style-name="N397P1"/>
      <style:map style:condition="value()=0" style:apply-style-name="N397P2"/>
    </number:text-style>
    <number:time-style style:name="N398">
      <number:hours number:style="long"/>
      <number:text>:</number:text>
      <number:minutes number:style="long"/>
      <number:text>:</number:text>
      <number:seconds number:style="long"/>
    </number:time-style>
    <number:number-style style:name="N8103" number:language="it" number:country="IT">
      <number:scientific-number number:decimal-places="1" number:min-integer-digits="3" number:min-exponent-digits="1"/>
    </number:number-style>
    <number:time-style style:name="N8104" number:language="it" number:country="IT">
      <number:minutes number:style="long"/>
      <number:text>.</number:text>
      <number:seconds number:style="long" number:decimal-places="1"/>
    </number:time-style>
    <number:time-style style:name="N8105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06" number:language="it" number:country="IT">
      <number:minutes number:style="long"/>
      <number:text>.</number:text>
      <number:seconds number:style="long"/>
    </number:time-style>
    <number:number-style style:name="N8110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10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10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10" number:language="it" number:country="IT">
      <number:text-content/>
      <number:text> </number:text>
      <style:map style:condition="value()&gt;0" style:apply-style-name="N8110P0"/>
      <style:map style:condition="value()&lt;0" style:apply-style-name="N8110P1"/>
      <style:map style:condition="value()=0" style:apply-style-name="N8110P2"/>
    </number:text-style>
    <number:number-style style:name="N8114P0" style:volatile="true" number:language="it" number:country="IT">
      <number:number number:decimal-places="2" number:min-integer-digits="1" number:grouping="true"/>
      <number:text> </number:text>
    </number:number-style>
    <number:number-style style:name="N8114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14P2" style:volatile="true" number:language="it" number:country="IT">
      <number:text>-</number:text>
      <number:number number:decimal-places="0" number:min-integer-digits="0"/>
      <number:text> </number:text>
    </number:number-style>
    <number:text-style style:name="N8114" number:language="it" number:country="IT">
      <number:text-content/>
      <number:text> </number:text>
      <style:map style:condition="value()&gt;0" style:apply-style-name="N8114P0"/>
      <style:map style:condition="value()&lt;0" style:apply-style-name="N8114P1"/>
      <style:map style:condition="value()=0" style:apply-style-name="N8114P2"/>
    </number:text-style>
    <number:number-style style:name="N8118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18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18P2" style:volatile="true" number:language="it" number:country="IT">
      <number:text> € - </number:text>
    </number:number-style>
    <number:text-style style:name="N8118" number:language="it" number:country="IT">
      <number:text-content/>
      <number:text> </number:text>
      <style:map style:condition="value()&gt;0" style:apply-style-name="N8118P0"/>
      <style:map style:condition="value()&lt;0" style:apply-style-name="N8118P1"/>
      <style:map style:condition="value()=0" style:apply-style-name="N8118P2"/>
    </number:text-style>
    <number:number-style style:name="N8122P0" style:volatile="true" number:language="it" number:country="IT">
      <number:number number:decimal-places="0" number:min-integer-digits="1" number:grouping="true"/>
      <number:text> </number:text>
    </number:number-style>
    <number:number-style style:name="N8122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22P2" style:volatile="true" number:language="it" number:country="IT">
      <number:text> - </number:text>
    </number:number-style>
    <number:text-style style:name="N8122" number:language="it" number:country="IT"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it" number:country="IT">
      <number:number number:decimal-places="2" number:min-integer-digits="1" number:grouping="true"/>
    </number:number-style>
    <number:number-style style:name="N8123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23P0"/>
    </number:number-style>
    <number:number-style style:name="N8124P0" style:volatile="true" number:language="it" number:country="IT">
      <number:number number:decimal-places="2" number:min-integer-digits="1" number:grouping="true"/>
    </number:number-style>
    <number:number-style style:name="N8124" number:language="it" number:country="IT">
      <number:text>-</number:text>
      <number:number number:decimal-places="2" number:min-integer-digits="1" number:grouping="true"/>
      <style:map style:condition="value()&gt;=0" style:apply-style-name="N8124P0"/>
    </number:number-style>
    <number:number-style style:name="N8125P0" style:volatile="true" number:language="it" number:country="IT">
      <number:number number:decimal-places="0" number:min-integer-digits="1" number:grouping="true"/>
    </number:number-style>
    <number:number-style style:name="N8125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25P0"/>
    </number:number-style>
    <number:number-style style:name="N8126P0" style:volatile="true" number:language="it" number:country="IT">
      <number:number number:decimal-places="0" number:min-integer-digits="1" number:grouping="true"/>
    </number:number-style>
    <number:number-style style:name="N8126" number:language="it" number:country="IT">
      <number:text>-</number:text>
      <number:number number:decimal-places="0" number:min-integer-digits="1" number:grouping="true"/>
      <style:map style:condition="value()&gt;=0" style:apply-style-name="N8126P0"/>
    </number:number-style>
    <number:currency-style style:name="N8127" number:language="it" number:country="IT">
      <number:currency-symbol number:language="it" number:country="IT">€</number:currency-symbol>
      <number:text> -</number:text>
      <number:number number:decimal-places="0" number:min-integer-digits="2"/>
      <number:text> </number:text>
    </number:currency-style>
    <number:currency-style style:name="N8128" number:language="it" number:country="IT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number:text> </number:text>
    </number:currency-style>
    <number:currency-style style:name="N8129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  <number:text> </number:text>
    </number:currency-style>
    <number:date-style style:name="N8130" number:language="it" number:country="IT">
      <number:day/>
      <number:text> </number:text>
      <number:month number:textual="true"/>
    </number:date-style>
    <number:currency-style style:name="N8132P0" style:volatile="true" number:language="it" number:country="IT">
      <number:currency-symbol number:language="it" number:country="IT">€</number:currency-symbol>
      <number:text> </number:text>
      <number:number number:decimal-places="0" number:min-integer-digits="1" number:grouping="true"/>
    </number:currency-style>
    <number:currency-style style:name="N8132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0" number:min-integer-digits="1" number:grouping="true"/>
      <style:map style:condition="value()&gt;=0" style:apply-style-name="N8132P0"/>
    </number:currency-style>
    <number:currency-style style:name="N8134P0" style:volatile="true" number:language="it" number:country="IT">
      <number:currency-symbol number:language="it" number:country="IT">€</number:currency-symbol>
      <number:text> </number:text>
      <number:number number:decimal-places="1" number:min-integer-digits="1" number:grouping="true"/>
    </number:currency-style>
    <number:currency-style style:name="N8134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1" number:min-integer-digits="1" number:grouping="true"/>
      <style:map style:condition="value()&gt;=0" style:apply-style-name="N8134P0"/>
    </number:currency-style>
    <number:currency-style style:name="N8136P0" style:volatile="true" number:language="it" number:country="IT">
      <number:currency-symbol number:language="it" number:country="IT">€</number:currency-symbol>
      <number:text> </number:text>
      <number:number number:decimal-places="4" number:min-integer-digits="1" number:grouping="true"/>
    </number:currency-style>
    <number:currency-style style:name="N813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4" number:min-integer-digits="1" number:grouping="true"/>
      <style:map style:condition="value()&gt;=0" style:apply-style-name="N8136P0"/>
    </number:currency-style>
    <number:currency-style style:name="N8138P0" style:volatile="true" number:language="it" number:country="IT">
      <number:currency-symbol number:language="it" number:country="IT">€</number:currency-symbol>
      <number:text> </number:text>
      <number:number number:decimal-places="3" number:min-integer-digits="1" number:grouping="true"/>
    </number:currency-style>
    <number:currency-style style:name="N8138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3" number:min-integer-digits="1" number:grouping="true"/>
      <style:map style:condition="value()&gt;=0" style:apply-style-name="N8138P0"/>
    </number:currency-style>
    <number:currency-style style:name="N8139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40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8140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8140P0"/>
    </number:currency-style>
    <number:number-style style:name="N8142P0" style:volatile="true" number:language="it" number:country="IT">
      <number:text>€ </number:text>
      <number:number number:decimal-places="2" number:min-integer-digits="1" number:grouping="true"/>
    </number:number-style>
    <number:number-style style:name="N8142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42P0"/>
    </number:number-style>
    <number:number-style style:name="N8143P0" style:volatile="true" number:language="it" number:country="IT">
      <number:text>€ </number:text>
      <number:number number:decimal-places="2" number:min-integer-digits="1" number:grouping="true"/>
    </number:number-style>
    <number:number-style style:name="N8143" number:language="it" number:country="IT">
      <number:text>-€ </number:text>
      <number:number number:decimal-places="2" number:min-integer-digits="1" number:grouping="true"/>
      <style:map style:condition="value()&gt;=0" style:apply-style-name="N8143P0"/>
    </number:number-style>
    <number:number-style style:name="N8145P0" style:volatile="true" number:language="it" number:country="IT">
      <number:text>€ </number:text>
      <number:number number:decimal-places="0" number:min-integer-digits="1" number:grouping="true"/>
    </number:number-style>
    <number:number-style style:name="N8145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45P0"/>
    </number:number-style>
    <number:number-style style:name="N8146P0" style:volatile="true" number:language="it" number:country="IT">
      <number:text>€ </number:text>
      <number:number number:decimal-places="0" number:min-integer-digits="1" number:grouping="true"/>
    </number:number-style>
    <number:number-style style:name="N8146" number:language="it" number:country="IT">
      <number:text>-€ </number:text>
      <number:number number:decimal-places="0" number:min-integer-digits="1" number:grouping="true"/>
      <style:map style:condition="value()&gt;=0" style:apply-style-name="N8146P0"/>
    </number:number-style>
    <number:date-style style:name="N814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time-style style:name="N8148" number:language="it" number:country="IT">
      <number:hours/>
      <number:text>.</number:text>
      <number:minutes number:style="long"/>
      <number:text>.</number:text>
      <number:seconds number:style="long"/>
    </number:time-style>
    <number:time-style style:name="N8149" number:language="it" number:country="IT">
      <number:hours/>
      <number:text>.</number:text>
      <number:minutes number:style="long"/>
    </number:time-style>
    <number:time-style style:name="N8150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51" number:language="it" number:country="IT">
      <number:hours/>
      <number:text>.</number:text>
      <number:minutes number:style="long"/>
      <number:text> </number:text>
      <number:am-pm/>
    </number:time-style>
    <number:date-style style:name="N8152" number:language="it" number:country="IT">
      <number:month number:textual="true"/>
      <number:text>-</number:text>
      <number:year/>
    </number:date-style>
    <number:date-style style:name="N8153" number:language="it" number:country="IT">
      <number:day number:style="long"/>
      <number:text>-</number:text>
      <number:month number:textual="true"/>
    </number:date-style>
    <number:date-style style:name="N8154" number:language="it" number:country="IT">
      <number:day number:style="long"/>
      <number:text>-</number:text>
      <number:month number:textual="true"/>
      <number:text>-</number:text>
      <number:year/>
    </number:date-style>
    <number:currency-style style:name="N8156P0" style:volatile="true" number:language="it" number:country="IT">
      <number:currency-symbol number:language="it" number:country="IT">€</number:currency-symbol>
      <number:text> </number:text>
      <number:number number:decimal-places="2" number:min-integer-digits="1" number:decimal-replacement="--" number:grouping="true"/>
    </number:currency-style>
    <number:currency-style style:name="N8156" number:language="it" number:country="IT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decimal-replacement="--" number:grouping="true"/>
      <style:map style:condition="value()&gt;=0" style:apply-style-name="N8156P0"/>
    </number:currency-style>
    <number:time-style style:name="N8157" number:language="it" number:country="IT">
      <number:hours/>
      <number:text>:</number:text>
      <number:minutes number:style="long"/>
      <number:text> </number:text>
      <number:am-pm/>
    </number:time-style>
    <number:time-style style:name="N815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59" number:language="it" number:country="IT">
      <number:hours/>
      <number:text>:</number:text>
      <number:minutes number:style="long"/>
    </number:time-style>
    <number:time-style style:name="N816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816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7P0"/>
    </number:currency-style>
    <number:currency-style style:name="N16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6118P0"/>
    </number:currency-style>
    <number:currency-style style:name="N16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0P0"/>
    </number:currency-style>
    <number:currency-style style:name="N16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6121P0"/>
    </number:currency-style>
    <number:date-style style:name="N16122" number:language="en" number:country="US">
      <number:month/>
      <number:text>/</number:text>
      <number:day/>
      <number:text>/</number:text>
      <number:year number:style="long"/>
    </number:date-style>
    <number:date-style style:name="N16123" number:language="en" number:country="US">
      <number:day/>
      <number:text>-</number:text>
      <number:month number:textual="true"/>
      <number:text>-</number:text>
      <number:year/>
    </number:date-style>
    <number:date-style style:name="N16124" number:language="en" number:country="US">
      <number:day/>
      <number:text>-</number:text>
      <number:month number:textual="true"/>
    </number:date-style>
    <number:date-style style:name="N16125" number:language="en" number:country="US">
      <number:month number:textual="true"/>
      <number:text>-</number:text>
      <number:year/>
    </number:date-style>
    <number:time-style style:name="N16126" number:language="en" number:country="US">
      <number:hours/>
      <number:text>:</number:text>
      <number:minutes number:style="long"/>
      <number:text> </number:text>
      <number:am-pm/>
    </number:time-style>
    <number:time-style style:name="N16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128" number:language="en" number:country="US">
      <number:hours/>
      <number:text>:</number:text>
      <number:minutes number:style="long"/>
    </number:time-style>
    <number:time-style style:name="N16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6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6132P0" style:volatile="true" number:language="en" number:country="US">
      <number:number number:decimal-places="0" number:min-integer-digits="1" number:grouping="true"/>
      <number:text> </number:text>
    </number:number-style>
    <number:number-style style:name="N16132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6132P0"/>
    </number:number-style>
    <number:number-style style:name="N16134P0" style:volatile="true" number:language="en" number:country="US">
      <number:number number:decimal-places="2" number:min-integer-digits="1" number:grouping="true"/>
      <number:text> </number:text>
    </number:number-style>
    <number:number-style style:name="N16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6134P0"/>
    </number:number-style>
    <number:number-style style:name="N16137P0" style:volatile="true" number:language="en" number:country="US">
      <number:number number:decimal-places="0" number:min-integer-digits="1" number:grouping="true"/>
      <number:text> </number:text>
    </number:number-style>
    <number:number-style style:name="N16137P1" style:volatile="true" number:language="en" number:country="US">
      <number:text>(</number:text>
      <number:number number:decimal-places="0" number:min-integer-digits="1" number:grouping="true"/>
      <number:text>)</number:text>
    </number:number-style>
    <number:number-style style:name="N16137P2" style:volatile="true" number:language="en" number:country="US">
      <number:text>- </number:text>
    </number:number-style>
    <number:text-style style:name="N16137" number:language="en" number:country="US">
      <number:text-content/>
      <number:text> </number:text>
      <style:map style:condition="value()&gt;0" style:apply-style-name="N16137P0"/>
      <style:map style:condition="value()&lt;0" style:apply-style-name="N16137P1"/>
      <style:map style:condition="value()=0" style:apply-style-name="N16137P2"/>
    </number:text-style>
    <number:currency-style style:name="N1614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6140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6140P2" style:volatile="true" number:language="en" number:country="US">
      <number:currency-symbol/>
      <number:text>- </number:text>
    </number:currency-style>
    <number:text-style style:name="N16140" number:language="en" number:country="US">
      <number:text-content/>
      <number:text> </number:text>
      <style:map style:condition="value()&gt;0" style:apply-style-name="N16140P0"/>
      <style:map style:condition="value()&lt;0" style:apply-style-name="N16140P1"/>
      <style:map style:condition="value()=0" style:apply-style-name="N16140P2"/>
    </number:text-style>
    <number:number-style style:name="N16143P0" style:volatile="true" number:language="en" number:country="US">
      <number:number number:decimal-places="2" number:min-integer-digits="1" number:grouping="true"/>
      <number:text> </number:text>
    </number:number-style>
    <number:number-style style:name="N16143P1" style:volatile="true" number:language="en" number:country="US">
      <number:text>(</number:text>
      <number:number number:decimal-places="2" number:min-integer-digits="1" number:grouping="true"/>
      <number:text>)</number:text>
    </number:number-style>
    <number:number-style style:name="N16143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16143" number:language="en" number:country="US">
      <number:text-content/>
      <number:text> </number:text>
      <style:map style:condition="value()&gt;0" style:apply-style-name="N16143P0"/>
      <style:map style:condition="value()&lt;0" style:apply-style-name="N16143P1"/>
      <style:map style:condition="value()=0" style:apply-style-name="N16143P2"/>
    </number:text-style>
    <number:currency-style style:name="N1614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6146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6146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6146" number:language="en" number:country="US">
      <number:text-content/>
      <number:text> </number:text>
      <style:map style:condition="value()&gt;0" style:apply-style-name="N16146P0"/>
      <style:map style:condition="value()&lt;0" style:apply-style-name="N16146P1"/>
      <style:map style:condition="value()=0" style:apply-style-name="N16146P2"/>
    </number:text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026cm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Default">
      <style:text-properties fo:color="#1fb714" style:text-outline="false" style:text-line-through-style="none" style:font-name="Helvetica Neu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CondFormat_5f_1_5f_1_5f_1" style:display-name="Excel_CondFormat_1_1_1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ovuto_20_2" style:display-name="dovuto 2" style:family="table-cell" style:parent-style-name="Default">
      <style:text-properties fo:color="#00ae00"/>
    </style:style>
    <draw:marker draw:name="Estremità_20_linea_20_1" draw:display-name="Estremità linea 1" svg:viewBox="0 0 20 30" svg:d="M10 0l-10 30h20z"/>
  </office:styles>
  <office:automatic-styles>
    <style:page-layout style:name="Mpm1">
      <style:page-layout-properties style:scale-to="26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2-11">11/12/2025</text:date>, <text:time>10.36.59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bara Tripodi</meta:initial-creator>
    <meta:creation-date>2017-11-13T13:27:36</meta:creation-date>
    <dc:date>2025-12-11T10:36:59</dc:date>
    <meta:editing-duration>P46DT15H22M5S</meta:editing-duration>
    <meta:editing-cycles>3044</meta:editing-cycles>
    <meta:generator>OpenOffice/4.1.15$Unix OpenOffice.org_project/4115m2$Build-9813</meta:generator>
    <meta:print-date>2022-06-08T12:14:56</meta:print-date>
    <dc:creator>Segreteria L'altramusica</dc:creator>
    <meta:document-statistic meta:table-count="1" meta:cell-count="10540" meta:object-count="0"/>
    <meta:auto-reload xlink:href="" meta:delay="PT1M"/>
  </office:meta>
</office:document-meta>
</file>